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D000000A89DEFD17F6B6BB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 Mono" svg:font-family="Mono" style:font-pitch="fixed"/>
    <style:font-face style:name=" Mono1" svg:font-family="Mono" style:font-family-generic="system" style:font-pitch="variable"/>
    <style:font-face style:name="Arial" svg:font-family="Arial" style:font-family-generic="system" style:font-pitch="variable"/>
    <style:font-face style:name="Arial1" svg:font-family="Arial, sans-serif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8" style:family="paragraph" style:parent-style-name="Text_20_body">
      <style:paragraph-properties fo:line-height="100%"/>
      <style:text-properties fo:language="pt" fo:country="BR" officeooo:paragraph-rsid="01c694eb"/>
    </style:style>
    <style:style style:name="P29" style:family="paragraph" style:parent-style-name="Text_20_body">
      <style:paragraph-properties fo:line-height="100%"/>
      <style:text-properties fo:language="pt" fo:country="BR" officeooo:paragraph-rsid="01ac95ad"/>
    </style:style>
    <style:style style:name="P3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3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8" style:family="paragraph" style:parent-style-name="Text_20_body">
      <style:text-properties fo:language="pt" fo:country="BR" officeooo:paragraph-rsid="00384e83"/>
    </style:style>
    <style:style style:name="P39" style:family="paragraph" style:parent-style-name="Text_20_body">
      <style:text-properties fo:language="pt" fo:country="BR" officeooo:rsid="00d9fbfd"/>
    </style:style>
    <style:style style:name="P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5" style:family="paragraph" style:parent-style-name="Text_20_body">
      <style:text-properties fo:language="pt" fo:country="BR" officeooo:paragraph-rsid="019e976c"/>
    </style:style>
    <style:style style:name="P46" style:family="paragraph" style:parent-style-name="Text_20_body">
      <style:paragraph-properties fo:line-height="100%"/>
      <style:text-properties fo:language="pt" fo:country="BR" officeooo:rsid="000e2760"/>
    </style:style>
    <style:style style:name="P47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8" style:family="paragraph" style:parent-style-name="Standard">
      <style:text-properties fo:language="pt" fo:country="BR" officeooo:paragraph-rsid="0163c035"/>
    </style:style>
    <style:style style:name="P49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50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5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52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7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70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7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3" style:family="paragraph" style:parent-style-name="Text_20_body">
      <style:text-properties fo:font-size="12pt" fo:language="pt" fo:country="BR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6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7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8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99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00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1" style:family="paragraph" style:parent-style-name="Standard">
      <style:text-properties officeooo:paragraph-rsid="0175fcfd"/>
    </style:style>
    <style:style style:name="P102" style:family="paragraph" style:parent-style-name="Standard">
      <style:text-properties officeooo:paragraph-rsid="01772e4c"/>
    </style:style>
    <style:style style:name="P103" style:family="paragraph" style:parent-style-name="Standard">
      <style:text-properties officeooo:paragraph-rsid="017b4837"/>
    </style:style>
    <style:style style:name="P104" style:family="paragraph" style:parent-style-name="Standard">
      <style:text-properties officeooo:paragraph-rsid="017c4fcb"/>
    </style:style>
    <style:style style:name="P105" style:family="paragraph" style:parent-style-name="Text_20_body">
      <style:paragraph-properties fo:line-height="100%"/>
      <style:text-properties officeooo:paragraph-rsid="0149559a"/>
    </style:style>
    <style:style style:name="P106" style:family="paragraph" style:parent-style-name="Standard">
      <style:paragraph-properties fo:line-height="100%"/>
      <style:text-properties officeooo:paragraph-rsid="0155afab"/>
    </style:style>
    <style:style style:name="P107" style:family="paragraph" style:parent-style-name="Text_20_body">
      <style:paragraph-properties fo:line-height="100%"/>
      <style:text-properties officeooo:paragraph-rsid="01500562"/>
    </style:style>
    <style:style style:name="P108" style:family="paragraph" style:parent-style-name="Text_20_body">
      <style:paragraph-properties fo:line-height="100%"/>
    </style:style>
    <style:style style:name="P10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10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1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4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5" style:family="paragraph" style:parent-style-name="Text_20_body">
      <style:paragraph-properties fo:line-height="100%"/>
      <style:text-properties officeooo:paragraph-rsid="015a4c44"/>
    </style:style>
    <style:style style:name="P116" style:family="paragraph" style:parent-style-name="Text_20_body">
      <style:paragraph-properties fo:line-height="100%"/>
      <style:text-properties officeooo:paragraph-rsid="01cad84a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1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19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21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22" style:family="paragraph" style:parent-style-name="Text_20_body">
      <style:paragraph-properties fo:line-height="100%"/>
      <style:text-properties officeooo:paragraph-rsid="01dac7db"/>
    </style:style>
    <style:style style:name="P123" style:family="paragraph" style:parent-style-name="Table_20_Heading">
      <style:paragraph-properties fo:line-height="100%"/>
    </style:style>
    <style:style style:name="P124" style:family="paragraph" style:parent-style-name="Table_20_Contents">
      <style:paragraph-properties fo:line-height="100%"/>
    </style:style>
    <style:style style:name="P125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26" style:family="paragraph" style:parent-style-name="Standard">
      <style:text-properties officeooo:paragraph-rsid="0163c035"/>
    </style:style>
    <style:style style:name="P127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2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3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31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32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3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3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0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4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42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43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44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46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47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48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49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50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51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5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54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5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5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5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5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61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6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63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65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66" style:family="paragraph" style:parent-style-name="Text_20_body">
      <style:text-properties officeooo:paragraph-rsid="01e78197"/>
    </style:style>
    <style:style style:name="P167" style:family="paragraph" style:parent-style-name="Standard">
      <style:text-properties officeooo:paragraph-rsid="0011dd77"/>
    </style:style>
    <style:style style:name="P168" style:family="paragraph" style:parent-style-name="Standard">
      <style:text-properties officeooo:paragraph-rsid="01f80346"/>
    </style:style>
    <style:style style:name="P169" style:family="paragraph" style:parent-style-name="Text_20_body">
      <style:text-properties fo:font-size="14pt" officeooo:paragraph-rsid="0009bd1f" style:font-size-asian="14pt" style:font-size-complex="14pt"/>
    </style:style>
    <style:style style:name="P17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7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72" style:family="paragraph" style:parent-style-name="Text_20_body">
      <style:paragraph-properties fo:text-align="start" style:justify-single-word="false"/>
      <style:text-properties officeooo:paragraph-rsid="01104b4a"/>
    </style:style>
    <style:style style:name="P173" style:family="paragraph" style:parent-style-name="Text_20_body">
      <style:paragraph-properties fo:text-align="start" style:justify-single-word="false"/>
      <style:text-properties officeooo:paragraph-rsid="00eaa009"/>
    </style:style>
    <style:style style:name="P174" style:family="paragraph" style:parent-style-name="Text_20_body">
      <style:paragraph-properties fo:text-align="start" style:justify-single-word="false"/>
      <style:text-properties officeooo:paragraph-rsid="012182fb"/>
    </style:style>
    <style:style style:name="P175" style:family="paragraph" style:parent-style-name="Text_20_body">
      <style:paragraph-properties fo:text-align="start" style:justify-single-word="false"/>
      <style:text-properties officeooo:paragraph-rsid="008952b2"/>
    </style:style>
    <style:style style:name="P176" style:family="paragraph" style:parent-style-name="Text_20_body">
      <style:paragraph-properties fo:text-align="start" style:justify-single-word="false"/>
      <style:text-properties officeooo:paragraph-rsid="02003df0"/>
    </style:style>
    <style:style style:name="P177" style:family="paragraph" style:parent-style-name="Text_20_body">
      <style:paragraph-properties fo:text-align="start" style:justify-single-word="false"/>
      <style:text-properties officeooo:paragraph-rsid="0089288d"/>
    </style:style>
    <style:style style:name="P178" style:family="paragraph" style:parent-style-name="Standard">
      <style:paragraph-properties fo:text-align="start" style:justify-single-word="false"/>
      <style:text-properties officeooo:paragraph-rsid="01650b87"/>
    </style:style>
    <style:style style:name="P179" style:family="paragraph" style:parent-style-name="Standard">
      <style:paragraph-properties fo:text-align="start" style:justify-single-word="false"/>
      <style:text-properties officeooo:paragraph-rsid="019729fc"/>
    </style:style>
    <style:style style:name="P180" style:family="paragraph" style:parent-style-name="Text_20_body">
      <style:paragraph-properties fo:text-align="start" style:justify-single-word="false"/>
      <style:text-properties officeooo:paragraph-rsid="01a89130"/>
    </style:style>
    <style:style style:name="P181" style:family="paragraph" style:parent-style-name="Standard">
      <style:text-properties officeooo:paragraph-rsid="020c9da5"/>
    </style:style>
    <style:style style:name="P182" style:family="paragraph" style:parent-style-name="Standard">
      <style:text-properties officeooo:paragraph-rsid="016f9642"/>
    </style:style>
    <style:style style:name="P1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18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8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9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19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1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9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01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2" fo:font-size="12pt" fo:language="pt" fo:country="BR" fo:font-weight="normal" fo:background-color="#1f1f1f" style:font-size-asian="12pt" style:font-size-complex="12pt"/>
    </style:style>
    <style:style style:name="P20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2" fo:font-size="12pt" fo:language="pt" fo:country="BR" fo:font-weight="normal" officeooo:paragraph-rsid="019e976c" fo:background-color="#1f1f1f" style:font-size-asian="12pt" style:font-size-complex="12pt"/>
    </style:style>
    <style:style style:name="P203" style:family="paragraph" style:parent-style-name="Standard">
      <style:paragraph-properties fo:line-height="100%" fo:text-align="center" style:justify-single-word="false"/>
      <style:text-properties fo:color="#cccccc" loext:opacity="100%" style:font-name="Consolas2" fo:font-size="10.5pt" fo:language="pt" fo:country="BR" fo:font-weight="normal" officeooo:rsid="01500562" officeooo:paragraph-rsid="01500562" fo:background-color="#1f1f1f"/>
    </style:style>
    <style:style style:name="P2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2" fo:font-size="10.5pt" fo:language="pt" fo:country="BR" fo:font-weight="normal" fo:background-color="#1f1f1f"/>
    </style:style>
    <style:style style:name="P205" style:family="paragraph" style:parent-style-name="Standard">
      <style:paragraph-properties fo:line-height="100%" fo:text-align="center" style:justify-single-word="false"/>
      <style:text-properties fo:color="#cccccc" loext:opacity="100%" style:font-name="Consolas2" fo:font-size="10.5pt" fo:language="pt" fo:country="BR" fo:font-weight="normal" officeooo:paragraph-rsid="016d01a8" fo:background-color="#1f1f1f"/>
    </style:style>
    <style:style style:name="P20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2" fo:font-size="10.5pt" fo:language="pt" fo:country="BR" fo:font-weight="normal" fo:background-color="#1f1f1f"/>
    </style:style>
    <style:style style:name="P207" style:family="paragraph" style:parent-style-name="Standard">
      <style:paragraph-properties style:line-height-at-least="0cm"/>
      <style:text-properties fo:color="#cccccc" loext:opacity="100%" style:font-name="Consolas2" fo:font-size="10.5pt" fo:language="pt" fo:country="BR" fo:font-weight="normal" fo:background-color="#1f1f1f"/>
    </style:style>
    <style:style style:name="P20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2" fo:font-size="10.5pt" fo:language="pt" fo:country="BR" fo:font-weight="normal" officeooo:rsid="013f0af5" officeooo:paragraph-rsid="013f0af5" fo:background-color="#1f1f1f"/>
    </style:style>
    <style:style style:name="P209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2" fo:font-size="10.5pt" fo:font-weight="normal" fo:background-color="#1f1f1f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1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2" fo:font-size="10.5pt" fo:language="pt" fo:country="BR" fo:font-weight="normal" fo:background-color="#1f1f1f"/>
    </style:style>
    <style:style style:name="P21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2" fo:font-size="10.5pt" fo:language="pt" fo:country="BR" fo:font-weight="normal" officeooo:paragraph-rsid="01cad84a" fo:background-color="#1f1f1f"/>
    </style:style>
    <style:style style:name="P215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2" fo:font-size="10.5pt" fo:language="pt" fo:country="BR" fo:font-weight="normal" fo:background-color="#1f1f1f"/>
    </style:style>
    <style:style style:name="P216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2" fo:font-size="10.5pt" fo:font-weight="normal" fo:background-color="#1f1f1f"/>
    </style:style>
    <style:style style:name="P217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8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19" style:family="paragraph" style:parent-style-name="Text_20_body">
      <style:paragraph-properties fo:text-align="center" style:justify-single-word="false"/>
    </style:style>
    <style:style style:name="P220" style:family="paragraph" style:parent-style-name="Text_20_body">
      <style:paragraph-properties fo:text-align="center" style:justify-single-word="false"/>
      <style:text-properties officeooo:paragraph-rsid="00eaa009"/>
    </style:style>
    <style:style style:name="P221" style:family="paragraph" style:parent-style-name="Text_20_body">
      <style:paragraph-properties fo:text-align="center" style:justify-single-word="false"/>
      <style:text-properties officeooo:paragraph-rsid="012182fb"/>
    </style:style>
    <style:style style:name="P222" style:family="paragraph" style:parent-style-name="Text_20_body">
      <style:text-properties officeooo:paragraph-rsid="0076f36b"/>
    </style:style>
    <style:style style:name="P22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2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25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2" fo:font-size="10.5pt" fo:language="pt" fo:country="BR" fo:font-weight="normal" fo:background-color="#1f1f1f"/>
    </style:style>
    <style:style style:name="P2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2" fo:font-size="10.5pt" fo:language="pt" fo:country="BR" fo:font-weight="normal" fo:background-color="#1f1f1f"/>
    </style:style>
    <style:style style:name="P22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2" fo:font-size="10.5pt" fo:font-weight="normal" fo:background-color="#1f1f1f"/>
    </style:style>
    <style:style style:name="P228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2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9" style:family="paragraph" style:parent-style-name="Text_20_body">
      <style:text-properties officeooo:paragraph-rsid="0089948f"/>
    </style:style>
    <style:style style:name="P23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31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3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2" fo:font-size="10.5pt" fo:language="pt" fo:country="BR" fo:font-weight="normal" fo:background-color="#1f1f1f"/>
    </style:style>
    <style:style style:name="P233" style:family="paragraph" style:parent-style-name="Text_20_body">
      <style:paragraph-properties fo:line-height="100%"/>
      <style:text-properties officeooo:rsid="01dac7db" officeooo:paragraph-rsid="01dac7db"/>
    </style:style>
    <style:style style:name="P23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35" style:family="paragraph" style:parent-style-name="Text_20_body">
      <style:text-properties officeooo:paragraph-rsid="00eaa009"/>
    </style:style>
    <style:style style:name="P236" style:family="paragraph" style:parent-style-name="Heading_20_1">
      <style:text-properties fo:language="pt" fo:country="BR"/>
    </style:style>
    <style:style style:name="P237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3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39" style:family="paragraph" style:parent-style-name="Heading_20_1">
      <style:paragraph-properties fo:break-before="page"/>
      <style:text-properties fo:language="pt" fo:country="BR"/>
    </style:style>
    <style:style style:name="P240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41" style:family="paragraph" style:parent-style-name="Heading_20_1">
      <style:text-properties fo:language="pt" fo:country="BR" officeooo:paragraph-rsid="01869135"/>
    </style:style>
    <style:style style:name="P242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43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44" style:family="paragraph" style:parent-style-name="Heading_20_1">
      <style:text-properties fo:language="pt" fo:country="BR" officeooo:rsid="01ad3712" officeooo:paragraph-rsid="01ad3712"/>
    </style:style>
    <style:style style:name="P245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46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47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4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49" style:family="paragraph" style:parent-style-name="Heading_20_1">
      <style:paragraph-properties fo:break-before="page"/>
    </style:style>
    <style:style style:name="P250" style:family="paragraph" style:parent-style-name="Heading_20_1">
      <style:paragraph-properties fo:break-before="page" fo:keep-with-next="always"/>
    </style:style>
    <style:style style:name="P251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2" style:family="paragraph" style:parent-style-name="Heading_20_1">
      <style:paragraph-properties fo:keep-with-next="always"/>
    </style:style>
    <style:style style:name="P253" style:family="paragraph" style:parent-style-name="Heading_20_1">
      <style:paragraph-properties fo:line-height="100%" fo:keep-with-next="always"/>
      <style:text-properties officeooo:paragraph-rsid="01d3c92a"/>
    </style:style>
    <style:style style:name="P254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255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256" style:family="paragraph" style:parent-style-name="Heading_20_1">
      <style:paragraph-properties fo:line-height="100%" fo:break-before="page"/>
      <style:text-properties officeooo:paragraph-rsid="01bb64b4"/>
    </style:style>
    <style:style style:name="P257" style:family="paragraph" style:parent-style-name="Heading_20_1">
      <style:paragraph-properties fo:line-height="100%"/>
      <style:text-properties officeooo:paragraph-rsid="01bb64b4"/>
    </style:style>
    <style:style style:name="P258" style:family="paragraph" style:parent-style-name="Heading_20_1">
      <style:paragraph-properties fo:line-height="100%" fo:keep-with-next="always"/>
      <style:text-properties officeooo:paragraph-rsid="01c694eb"/>
    </style:style>
    <style:style style:name="P259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60" style:family="paragraph" style:parent-style-name="Heading_20_1" style:list-style-name="WWNum1">
      <style:paragraph-properties fo:break-before="page"/>
    </style:style>
    <style:style style:name="P261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</style:style>
    <style:style style:name="P262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263" style:family="paragraph" style:parent-style-name="Heading_20_2">
      <style:paragraph-properties fo:line-height="100%"/>
    </style:style>
    <style:style style:name="P264" style:family="paragraph" style:parent-style-name="Heading_20_2">
      <style:paragraph-properties fo:line-height="100%" fo:text-align="start" style:justify-single-word="false"/>
    </style:style>
    <style:style style:name="P265" style:family="paragraph" style:parent-style-name="Heading_20_2">
      <style:paragraph-properties fo:break-before="page"/>
    </style:style>
    <style:style style:name="P266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267" style:family="paragraph" style:parent-style-name="Heading_20_3" style:list-style-name="">
      <style:paragraph-properties fo:line-height="100%" fo:text-align="center" style:justify-single-word="false"/>
    </style:style>
    <style:style style:name="P268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269" style:family="paragraph" style:parent-style-name="Standard" style:list-style-name="L1">
      <style:text-properties officeooo:paragraph-rsid="01772e4c"/>
    </style:style>
    <style:style style:name="P270" style:family="paragraph" style:parent-style-name="Standard" style:list-style-name="L1">
      <style:text-properties officeooo:paragraph-rsid="0178ac25"/>
    </style:style>
    <style:style style:name="P271" style:family="paragraph" style:parent-style-name="Standard" style:list-style-name="L1">
      <style:text-properties fo:language="pt" fo:country="BR" officeooo:paragraph-rsid="0178ac25"/>
    </style:style>
    <style:style style:name="P272" style:family="paragraph" style:parent-style-name="Standard" style:list-style-name="L2">
      <style:text-properties fo:language="pt" fo:country="BR" officeooo:paragraph-rsid="0160c5b3"/>
    </style:style>
    <style:style style:name="P273" style:family="paragraph" style:parent-style-name="Standard" style:list-style-name="L4">
      <style:text-properties fo:language="pt" fo:country="BR" officeooo:paragraph-rsid="0163c035"/>
    </style:style>
    <style:style style:name="P274" style:family="paragraph" style:parent-style-name="Standard" style:list-style-name="L7">
      <style:text-properties fo:language="pt" fo:country="BR" officeooo:paragraph-rsid="001921f1"/>
    </style:style>
    <style:style style:name="P275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276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77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78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79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280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281" style:family="paragraph" style:parent-style-name="Standard" style:list-style-name="L2">
      <style:text-properties officeooo:paragraph-rsid="0160c5b3"/>
    </style:style>
    <style:style style:name="P282" style:family="paragraph" style:parent-style-name="Standard" style:list-style-name="L4">
      <style:text-properties officeooo:paragraph-rsid="01f5892a"/>
    </style:style>
    <style:style style:name="P283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284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285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286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287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288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289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90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91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92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93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94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95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96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97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8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299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300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2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line-height="100%" fo:text-align="center" style:justify-single-word="false"/>
      <style:text-properties fo:color="#d4d4d4" loext:opacity="100%" style:font-name="Consolas2" fo:font-size="10.5pt" fo:font-weight="normal" fo:background-color="#1f1f1f"/>
    </style:style>
    <style:style style:name="P303" style:family="paragraph" style:parent-style-name="Standard">
      <style:paragraph-properties fo:line-height="100%"/>
      <style:text-properties fo:color="#d4d4d4" loext:opacity="100%" style:font-name="Consolas2" fo:font-size="10.5pt" fo:font-weight="normal" officeooo:paragraph-rsid="0222f644" fo:background-color="#1f1f1f"/>
    </style:style>
    <style:style style:name="P304" style:family="paragraph" style:parent-style-name="Standard">
      <style:paragraph-properties fo:line-height="100%" fo:text-align="start" style:justify-single-word="false"/>
      <style:text-properties fo:color="#d4d4d4" loext:opacity="100%" style:font-name="Consolas2" fo:font-size="10.5pt" fo:font-weight="normal" fo:background-color="#1f1f1f"/>
    </style:style>
    <style:style style:name="P305" style:family="paragraph" style:parent-style-name="Standard">
      <style:paragraph-properties fo:line-height="100%"/>
      <style:text-properties fo:color="#d4d4d4" loext:opacity="100%" style:font-name="Consolas2" fo:font-size="10.5pt" fo:font-style="normal" fo:font-weight="normal" officeooo:paragraph-rsid="0222f644" fo:background-color="#1f1f1f" style:font-style-asian="normal" style:font-style-complex="normal"/>
    </style:style>
    <style:style style:name="P306" style:family="paragraph" style:parent-style-name="Standard">
      <style:paragraph-properties fo:line-height="100%"/>
    </style:style>
    <style:style style:name="P307" style:family="paragraph" style:parent-style-name="Standard">
      <style:paragraph-properties fo:margin-left="0cm" fo:margin-right="0cm" fo:line-height="100%" fo:text-indent="0cm" style:auto-text-indent="false"/>
    </style:style>
    <style:style style:name="P308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309" style:family="paragraph" style:parent-style-name="Standard">
      <style:paragraph-properties fo:line-height="100%"/>
      <style:text-properties officeooo:paragraph-rsid="0222f644"/>
    </style:style>
    <style:style style:name="P310" style:family="paragraph" style:parent-style-name="Standard">
      <style:paragraph-properties fo:line-height="100%"/>
      <style:text-properties fo:color="#cccccc" loext:opacity="100%" style:font-name="Consolas2" fo:font-size="10.5pt" fo:font-weight="normal" fo:background-color="#1f1f1f"/>
    </style:style>
    <style:style style:name="P311" style:family="paragraph" style:parent-style-name="Standard">
      <style:paragraph-properties fo:line-height="100%" fo:text-align="center" style:justify-single-word="false"/>
      <style:text-properties fo:color="#cccccc" loext:opacity="100%" style:font-name="Consolas2" fo:font-size="10.5pt" fo:font-weight="normal" fo:background-color="#1f1f1f"/>
    </style:style>
    <style:style style:name="P31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2" fo:font-size="10.5pt" fo:font-weight="normal" fo:background-color="#1f1f1f"/>
    </style:style>
    <style:style style:name="P313" style:family="paragraph" style:parent-style-name="Standard">
      <style:paragraph-properties fo:line-height="100%"/>
      <style:text-properties fo:color="#cccccc" loext:opacity="100%" style:font-name="Consolas2" fo:font-size="10.5pt" fo:font-weight="normal" officeooo:paragraph-rsid="0222f644" fo:background-color="#1f1f1f"/>
    </style:style>
    <style:style style:name="P3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2" fo:font-size="10.5pt" fo:font-weight="normal" officeooo:paragraph-rsid="021619be" fo:background-color="#1f1f1f"/>
    </style:style>
    <style:style style:name="P315" style:family="paragraph" style:parent-style-name="Standard">
      <style:paragraph-properties fo:line-height="100%" fo:text-align="start" style:justify-single-word="false"/>
      <style:text-properties fo:color="#cccccc" loext:opacity="100%" style:font-name="Consolas2" fo:font-size="10.5pt" fo:font-weight="normal" fo:background-color="#1f1f1f"/>
    </style:style>
    <style:style style:name="P31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2" fo:font-size="10.5pt" fo:font-weight="normal" fo:background-color="#1f1f1f" style:font-size-asian="12pt" style:font-size-complex="12pt"/>
    </style:style>
    <style:style style:name="P317" style:family="paragraph" style:parent-style-name="Standard">
      <style:paragraph-properties fo:line-height="100%"/>
      <style:text-properties fo:color="#cccccc" loext:opacity="100%" style:font-name="Consolas2" fo:font-size="10.5pt" fo:font-style="normal" fo:font-weight="normal" officeooo:paragraph-rsid="0222f644" fo:background-color="#1f1f1f" style:font-style-asian="normal" style:font-style-complex="normal"/>
    </style:style>
    <style:style style:name="P318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19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320" style:family="paragraph" style:parent-style-name="Standard">
      <style:paragraph-properties style:line-height-at-least="0.503cm"/>
      <style:text-properties officeooo:rsid="021619be"/>
    </style:style>
    <style:style style:name="P321" style:family="paragraph" style:parent-style-name="Standard">
      <style:paragraph-properties fo:line-height="100%" fo:text-align="center" style:justify-single-word="false"/>
      <style:text-properties fo:color="#6a9955" loext:opacity="100%" style:font-name="Consolas2" fo:font-size="10.5pt" fo:font-weight="normal" fo:background-color="#1f1f1f"/>
    </style:style>
    <style:style style:name="P322" style:family="paragraph" style:parent-style-name="Standard">
      <style:paragraph-properties fo:text-align="center" style:justify-single-word="false"/>
      <style:text-properties fo:color="#569cd6" loext:opacity="100%" style:font-name="Consolas2" fo:font-size="10.5pt" fo:language="pt" fo:country="BR" fo:font-weight="normal" officeooo:paragraph-rsid="0166e38c" fo:background-color="#1f1f1f"/>
    </style:style>
    <style:style style:name="P323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24" style:family="paragraph" style:parent-style-name="Table_20_Contents">
      <style:text-properties fo:font-weight="bold" style:font-weight-asian="bold" style:font-weight-complex="bold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327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328" style:family="paragraph" style:parent-style-name="Text_20_body" style:list-style-name="L3">
      <style:paragraph-properties fo:line-height="100%"/>
      <style:text-properties officeooo:paragraph-rsid="018464a4"/>
    </style:style>
    <style:style style:name="P329" style:family="paragraph" style:parent-style-name="Text_20_body" style:list-style-name="L8">
      <style:paragraph-properties fo:line-height="100%"/>
      <style:text-properties officeooo:paragraph-rsid="0149559a"/>
    </style:style>
    <style:style style:name="P330" style:family="paragraph" style:parent-style-name="Text_20_body" style:list-style-name="L10">
      <style:paragraph-properties fo:line-height="100%"/>
      <style:text-properties officeooo:paragraph-rsid="01500562"/>
    </style:style>
    <style:style style:name="P331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332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333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34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35" style:family="paragraph" style:parent-style-name="Text_20_body" style:list-style-name="L13">
      <style:paragraph-properties fo:line-height="100%"/>
      <style:text-properties officeooo:paragraph-rsid="00db7365"/>
    </style:style>
    <style:style style:name="P336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37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38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39" style:family="paragraph" style:parent-style-name="Text_20_body" style:list-style-name="L13">
      <style:paragraph-properties fo:line-height="100%"/>
      <style:text-properties officeooo:paragraph-rsid="00d59182"/>
    </style:style>
    <style:style style:name="P340" style:family="paragraph" style:parent-style-name="Text_20_body" style:list-style-name="L13">
      <style:paragraph-properties fo:line-height="100%"/>
      <style:text-properties officeooo:paragraph-rsid="00d5d97a"/>
    </style:style>
    <style:style style:name="P341" style:family="paragraph" style:parent-style-name="Text_20_body" style:list-style-name="L13">
      <style:paragraph-properties fo:line-height="100%"/>
      <style:text-properties officeooo:paragraph-rsid="00dc62c3"/>
    </style:style>
    <style:style style:name="P342" style:family="paragraph" style:parent-style-name="Text_20_body" style:list-style-name="L13">
      <style:paragraph-properties fo:line-height="100%"/>
      <style:text-properties officeooo:paragraph-rsid="009e54d6"/>
    </style:style>
    <style:style style:name="P343" style:family="paragraph" style:parent-style-name="Text_20_body" style:list-style-name="L13">
      <style:paragraph-properties fo:line-height="100%"/>
      <style:text-properties officeooo:paragraph-rsid="009fc47f"/>
    </style:style>
    <style:style style:name="P344" style:family="paragraph" style:parent-style-name="Text_20_body" style:list-style-name="L13">
      <style:paragraph-properties fo:line-height="100%"/>
      <style:text-properties officeooo:paragraph-rsid="00d62ec3"/>
    </style:style>
    <style:style style:name="P345" style:family="paragraph" style:parent-style-name="Text_20_body" style:list-style-name="L13">
      <style:paragraph-properties fo:line-height="100%"/>
      <style:text-properties officeooo:paragraph-rsid="01af2cab"/>
    </style:style>
    <style:style style:name="P346" style:family="paragraph" style:parent-style-name="Text_20_body" style:list-style-name="L13">
      <style:paragraph-properties fo:line-height="100%"/>
      <style:text-properties officeooo:paragraph-rsid="01b0e6d7"/>
    </style:style>
    <style:style style:name="P347" style:family="paragraph" style:parent-style-name="Text_20_body" style:list-style-name="L13">
      <style:paragraph-properties fo:line-height="100%"/>
      <style:text-properties officeooo:paragraph-rsid="01d1bbde"/>
    </style:style>
    <style:style style:name="P348" style:family="paragraph" style:parent-style-name="Text_20_body" style:list-style-name="L13">
      <style:paragraph-properties fo:line-height="100%"/>
      <style:text-properties officeooo:paragraph-rsid="015aff45"/>
    </style:style>
    <style:style style:name="P349" style:family="paragraph" style:parent-style-name="Text_20_body" style:list-style-name="L13">
      <style:paragraph-properties fo:line-height="100%"/>
      <style:text-properties officeooo:paragraph-rsid="01cd3d8d"/>
    </style:style>
    <style:style style:name="P35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5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5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53" style:family="paragraph" style:parent-style-name="Text_20_body" style:list-style-name="L16">
      <style:paragraph-properties fo:line-height="100%"/>
      <style:text-properties officeooo:paragraph-rsid="01cad84a"/>
    </style:style>
    <style:style style:name="P354" style:family="paragraph" style:parent-style-name="Text_20_body" style:list-style-name="L17">
      <style:paragraph-properties fo:line-height="100%"/>
      <style:text-properties officeooo:paragraph-rsid="01cad84a"/>
    </style:style>
    <style:style style:name="P355" style:family="paragraph" style:parent-style-name="Text_20_body" style:list-style-name="L18">
      <style:paragraph-properties fo:line-height="100%"/>
    </style:style>
    <style:style style:name="P356" style:family="paragraph" style:parent-style-name="Text_20_body" style:list-style-name="L19">
      <style:paragraph-properties fo:line-height="100%"/>
    </style:style>
    <style:style style:name="P357" style:family="paragraph" style:parent-style-name="Text_20_body" style:list-style-name="L20">
      <style:paragraph-properties fo:line-height="100%"/>
      <style:text-properties officeooo:paragraph-rsid="016d01a8"/>
    </style:style>
    <style:style style:name="P358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59" style:family="paragraph" style:parent-style-name="Text_20_body" style:list-style-name="L34">
      <style:paragraph-properties fo:line-height="100%"/>
    </style:style>
    <style:style style:name="P360" style:family="paragraph" style:parent-style-name="Text_20_body" style:list-style-name="L35">
      <style:paragraph-properties fo:line-height="100%"/>
    </style:style>
    <style:style style:name="P361" style:family="paragraph" style:parent-style-name="Text_20_body" style:list-style-name="L36">
      <style:paragraph-properties fo:line-height="100%"/>
      <style:text-properties officeooo:paragraph-rsid="01dac7db"/>
    </style:style>
    <style:style style:name="P362" style:family="paragraph" style:parent-style-name="Text_20_body" style:list-style-name="L37">
      <style:paragraph-properties fo:line-height="100%"/>
      <style:text-properties officeooo:paragraph-rsid="01dac7db"/>
    </style:style>
    <style:style style:name="P36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64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65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66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67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68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369" style:family="paragraph" style:parent-style-name="Text_20_body" style:list-style-name="L24">
      <style:paragraph-properties fo:line-height="100%"/>
      <style:text-properties fo:language="pt" fo:country="BR"/>
    </style:style>
    <style:style style:name="P3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371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72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73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374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375" style:family="paragraph" style:parent-style-name="Text_20_body">
      <style:paragraph-properties fo:line-height="120%"/>
    </style:style>
    <style:style style:name="P37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377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37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37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380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81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82" style:family="paragraph" style:parent-style-name="Text_20_body" style:list-style-name="L32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83" style:family="paragraph" style:parent-style-name="Text_20_body">
      <style:paragraph-properties fo:line-height="120%"/>
      <style:text-properties style:font-name="Liberation Serif"/>
    </style:style>
    <style:style style:name="P384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85" style:family="paragraph" style:parent-style-name="Text_20_body">
      <style:paragraph-properties fo:line-height="100%"/>
    </style:style>
    <style:style style:name="P386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87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88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89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90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91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2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393" style:family="paragraph" style:parent-style-name="Text_20_body" style:list-style-name="L47">
      <style:paragraph-properties fo:line-height="100%" fo:text-align="start" style:justify-single-word="false"/>
      <style:text-properties officeooo:paragraph-rsid="0222f644"/>
    </style:style>
    <style:style style:name="P394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95" style:family="paragraph" style:parent-style-name="Text_20_body" style:list-style-name="L38">
      <style:paragraph-properties fo:line-height="100%"/>
    </style:style>
    <style:style style:name="P396" style:family="paragraph" style:parent-style-name="Text_20_body">
      <style:paragraph-properties fo:line-height="100%" fo:break-before="page"/>
    </style:style>
    <style:style style:name="P397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98" style:family="paragraph" style:parent-style-name="Text_20_body">
      <style:paragraph-properties fo:line-height="100%"/>
      <style:text-properties officeooo:paragraph-rsid="021b8be1"/>
    </style:style>
    <style:style style:name="P399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400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1" style:family="paragraph" style:parent-style-name="Text_20_body">
      <style:paragraph-properties fo:line-height="100%"/>
      <style:text-properties officeooo:paragraph-rsid="022aa829"/>
    </style:style>
    <style:style style:name="P402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rsid="021619be" officeooo:paragraph-rsid="021619be"/>
    </style:style>
    <style:style style:name="P403" style:family="paragraph" style:parent-style-name="Text_20_body">
      <style:paragraph-properties style:line-height-at-least="0cm"/>
      <style:text-properties officeooo:paragraph-rsid="021b8be1"/>
    </style:style>
    <style:style style:name="P404" style:family="paragraph" style:parent-style-name="Text_20_body" style:list-style-name="L46">
      <style:paragraph-properties style:line-height-at-least="0cm"/>
      <style:text-properties officeooo:paragraph-rsid="021b8be1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5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6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7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8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9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officeooo:rsid="0008da07" style:font-size-asian="12pt" style:font-size-complex="12pt"/>
    </style:style>
    <style:style style:name="T24" style:family="text">
      <style:text-properties fo:font-size="12pt" officeooo:rsid="0163c035" style:font-size-asian="12pt" style:font-size-complex="12pt"/>
    </style:style>
    <style:style style:name="T25" style:family="text">
      <style:text-properties fo:font-size="12pt" officeooo:rsid="01601b28" style:font-size-asian="12pt" style:font-size-complex="12pt"/>
    </style:style>
    <style:style style:name="T26" style:family="text">
      <style:text-properties fo:font-size="12pt" officeooo:rsid="006b166c" style:font-size-asian="12pt" style:font-size-complex="12pt"/>
    </style:style>
    <style:style style:name="T27" style:family="text">
      <style:text-properties fo:font-size="12pt" officeooo:rsid="01a36cca" style:font-size-asian="12pt" style:font-size-complex="12pt"/>
    </style:style>
    <style:style style:name="T28" style:family="text">
      <style:text-properties fo:font-size="12pt" officeooo:rsid="00b2d328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officeooo:rsid="0018a839" style:font-size-asian="12pt" style:font-size-complex="12pt"/>
    </style:style>
    <style:style style:name="T36" style:family="text">
      <style:text-properties fo:font-size="12pt" style:text-underline-style="none" officeooo:rsid="00cbfeb6" style:font-size-asian="12pt" style:font-size-complex="12pt"/>
    </style:style>
    <style:style style:name="T37" style:family="text">
      <style:text-properties fo:font-size="12pt" style:text-underline-style="none" officeooo:rsid="016f9642" style:font-size-asian="12pt" style:font-size-complex="12pt"/>
    </style:style>
    <style:style style:name="T38" style:family="text">
      <style:text-properties fo:font-size="12pt" style:text-underline-style="none" officeooo:rsid="001921f1" style:font-size-asian="12pt" style:font-size-complex="12pt"/>
    </style:style>
    <style:style style:name="T39" style:family="text">
      <style:text-properties fo:font-size="12pt" style:text-underline-style="none" officeooo:rsid="011a59e4" style:font-size-asian="12pt" style:font-size-complex="12pt"/>
    </style:style>
    <style:style style:name="T40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41" style:family="text">
      <style:text-properties fo:font-size="12pt" fo:font-style="normal" style:font-size-asian="12pt" style:font-style-asian="normal" style:font-size-complex="12pt"/>
    </style:style>
    <style:style style:name="T4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21619be" style:font-size-asian="12pt" style:font-style-asian="normal" style:font-size-complex="12pt"/>
    </style:style>
    <style:style style:name="T44" style:family="text">
      <style:text-properties fo:font-size="12pt" fo:font-style="normal" officeooo:rsid="0218fc64" style:font-size-asian="12pt" style:font-style-asian="normal" style:font-size-complex="12pt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0e2760" style:font-weight-asian="normal" style:font-weight-complex="normal"/>
    </style:style>
    <style:style style:name="T48" style:family="text">
      <style:text-properties fo:language="pt" fo:country="BR" officeooo:rsid="01772e4c"/>
    </style:style>
    <style:style style:name="T49" style:family="text">
      <style:text-properties fo:language="pt" fo:country="BR" officeooo:rsid="0178ac25"/>
    </style:style>
    <style:style style:name="T50" style:family="text">
      <style:text-properties fo:language="pt" fo:country="BR" officeooo:rsid="017aea26"/>
    </style:style>
    <style:style style:name="T51" style:family="text">
      <style:text-properties fo:language="pt" fo:country="BR" officeooo:rsid="017c4fcb"/>
    </style:style>
    <style:style style:name="T52" style:family="text">
      <style:text-properties fo:language="pt" fo:country="BR" officeooo:rsid="01601b28"/>
    </style:style>
    <style:style style:name="T53" style:family="text">
      <style:text-properties fo:language="pt" fo:country="BR" officeooo:rsid="0182d8c6"/>
    </style:style>
    <style:style style:name="T54" style:family="text">
      <style:text-properties fo:language="pt" fo:country="BR" officeooo:rsid="01facf2f"/>
    </style:style>
    <style:style style:name="T55" style:family="text">
      <style:text-properties fo:language="pt" fo:country="BR" officeooo:rsid="0161bb22"/>
    </style:style>
    <style:style style:name="T56" style:family="text">
      <style:text-properties fo:language="pt" fo:country="BR" officeooo:rsid="018464a4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fo:font-weight="bold" officeooo:rsid="016d7e7f" style:font-weight-asian="bold" style:font-weight-complex="bold"/>
    </style:style>
    <style:style style:name="T59" style:family="text">
      <style:text-properties fo:language="pt" fo:country="BR" fo:font-weight="bold" officeooo:rsid="000e2760" style:font-weight-asian="bold" style:font-weight-complex="bold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style:text-underline-style="solid" style:text-underline-width="auto" style:text-underline-color="font-color" officeooo:rsid="0163c035"/>
    </style:style>
    <style:style style:name="T6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language="pt" fo:country="BR" officeooo:rsid="0163c035"/>
    </style:style>
    <style:style style:name="T64" style:family="text">
      <style:text-properties fo:language="pt" fo:country="BR" officeooo:rsid="0173e915"/>
    </style:style>
    <style:style style:name="T65" style:family="text">
      <style:text-properties fo:language="pt" fo:country="BR" officeooo:rsid="0173e46d"/>
    </style:style>
    <style:style style:name="T66" style:family="text">
      <style:text-properties fo:language="pt" fo:country="BR" officeooo:rsid="01d1bbde"/>
    </style:style>
    <style:style style:name="T67" style:family="text">
      <style:text-properties fo:language="pt" fo:country="BR" officeooo:rsid="016d7e7f"/>
    </style:style>
    <style:style style:name="T68" style:family="text">
      <style:text-properties fo:language="pt" fo:country="BR" officeooo:rsid="000e2760"/>
    </style:style>
    <style:style style:name="T69" style:family="text">
      <style:text-properties fo:language="pt" fo:country="BR" officeooo:rsid="01869135"/>
    </style:style>
    <style:style style:name="T70" style:family="text">
      <style:text-properties fo:language="pt" fo:country="BR" officeooo:rsid="0208fbb4"/>
    </style:style>
    <style:style style:name="T71" style:family="text">
      <style:text-properties fo:language="pt" fo:country="BR" officeooo:rsid="01dac7db"/>
    </style:style>
    <style:style style:name="T72" style:family="text">
      <style:text-properties fo:language="pt" fo:country="BR" style:language-asian="pt" style:country-asian="BR"/>
    </style:style>
    <style:style style:name="T73" style:family="text">
      <style:text-properties fo:language="pt" fo:country="BR" officeooo:rsid="01bb64b4"/>
    </style:style>
    <style:style style:name="T74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75" style:family="text">
      <style:text-properties fo:language="pt" fo:country="BR" officeooo:rsid="02277992"/>
    </style:style>
    <style:style style:name="T76" style:family="text">
      <style:text-properties fo:language="pt" fo:country="BR" officeooo:rsid="021a04a9"/>
    </style:style>
    <style:style style:name="T77" style:family="text">
      <style:text-properties style:font-name="Liberation Serif"/>
    </style:style>
    <style:style style:name="T78" style:family="text">
      <style:text-properties style:font-name="Liberation Serif" officeooo:rsid="00e5a01d"/>
    </style:style>
    <style:style style:name="T79" style:family="text">
      <style:text-properties style:font-name="Liberation Serif" officeooo:rsid="00fe66b7"/>
    </style:style>
    <style:style style:name="T80" style:family="text">
      <style:text-properties style:font-name="Liberation Serif" officeooo:rsid="0008da07"/>
    </style:style>
    <style:style style:name="T81" style:family="text">
      <style:text-properties style:font-name="Liberation Serif" officeooo:rsid="00ca1cd9"/>
    </style:style>
    <style:style style:name="T82" style:family="text">
      <style:text-properties style:font-name="Liberation Serif" fo:font-size="12pt" fo:language="pt" fo:country="BR" style:font-size-asian="12pt" style:font-size-complex="12pt"/>
    </style:style>
    <style:style style:name="T83" style:family="text">
      <style:text-properties style:font-name="Liberation Serif" fo:font-size="12pt" fo:language="pt" fo:country="BR" officeooo:rsid="00104087" style:font-size-asian="12pt" style:font-size-complex="12pt"/>
    </style:style>
    <style:style style:name="T84" style:family="text">
      <style:text-properties style:font-name="Liberation Serif" fo:font-size="12pt" fo:language="pt" fo:country="BR" officeooo:rsid="01f80346" style:font-size-asian="12pt" style:font-size-complex="12pt"/>
    </style:style>
    <style:style style:name="T85" style:family="text">
      <style:text-properties style:font-name="Liberation Serif" fo:font-size="12pt" fo:language="pt" fo:country="BR" officeooo:rsid="00106bd1" style:font-size-asian="12pt" style:font-size-complex="12pt"/>
    </style:style>
    <style:style style:name="T86" style:family="text">
      <style:text-properties style:font-name="Liberation Serif" fo:font-size="12pt" fo:language="pt" fo:country="BR" officeooo:rsid="0011dd77" style:font-size-asian="12pt" style:font-size-complex="12pt"/>
    </style:style>
    <style:style style:name="T87" style:family="text">
      <style:text-properties style:font-name="Liberation Serif" fo:font-size="12pt" fo:language="pt" fo:country="BR" officeooo:rsid="00f7dc00" style:font-size-asian="12pt" style:font-size-complex="12pt"/>
    </style:style>
    <style:style style:name="T88" style:family="text">
      <style:text-properties style:font-name="Liberation Serif" fo:font-size="12pt" fo:language="pt" fo:country="BR" officeooo:rsid="01104b4a" style:font-size-asian="12pt" style:font-size-complex="12pt"/>
    </style:style>
    <style:style style:name="T89" style:family="text">
      <style:text-properties style:font-name="Liberation Serif" fo:font-size="12pt" fo:language="pt" fo:country="BR" officeooo:rsid="0071e7d1" style:font-size-asian="12pt" style:font-size-complex="12pt"/>
    </style:style>
    <style:style style:name="T90" style:family="text">
      <style:text-properties style:font-name="Liberation Serif" fo:font-size="12pt" fo:language="pt" fo:country="BR" officeooo:rsid="012067e0" style:font-size-asian="12pt" style:font-size-complex="12pt"/>
    </style:style>
    <style:style style:name="T91" style:family="text">
      <style:text-properties style:font-name="Liberation Serif" fo:font-size="12pt" fo:language="pt" fo:country="BR" officeooo:rsid="0073e376" style:font-size-asian="12pt" style:font-size-complex="12pt"/>
    </style:style>
    <style:style style:name="T92" style:family="text">
      <style:text-properties style:font-name="Liberation Serif" fo:font-size="12pt" fo:language="pt" fo:country="BR" officeooo:rsid="00cfc560" style:font-size-asian="12pt" style:font-size-complex="12pt"/>
    </style:style>
    <style:style style:name="T93" style:family="text">
      <style:text-properties style:font-name="Liberation Serif" fo:font-size="12pt" fo:language="pt" fo:country="BR" officeooo:rsid="0080d31d" style:font-size-asian="12pt" style:font-size-complex="12pt"/>
    </style:style>
    <style:style style:name="T94" style:family="text">
      <style:text-properties style:font-name="Liberation Serif" fo:font-size="12pt" fo:language="pt" fo:country="BR" officeooo:rsid="00f01bf8" style:font-size-asian="12pt" style:font-size-complex="12pt"/>
    </style:style>
    <style:style style:name="T95" style:family="text">
      <style:text-properties style:font-name="Liberation Serif" fo:font-size="12pt" fo:language="pt" fo:country="BR" officeooo:rsid="00f1ce12" style:font-size-asian="12pt" style:font-size-complex="12pt"/>
    </style:style>
    <style:style style:name="T96" style:family="text">
      <style:text-properties style:font-name="Liberation Serif" fo:font-size="12pt" fo:language="pt" fo:country="BR" officeooo:rsid="0076f36b" style:font-size-asian="12pt" style:font-size-complex="12pt"/>
    </style:style>
    <style:style style:name="T97" style:family="text">
      <style:text-properties style:font-name="Liberation Serif" fo:font-size="12pt" fo:language="pt" fo:country="BR" officeooo:rsid="00d09739" style:font-size-asian="12pt" style:font-size-complex="12pt"/>
    </style:style>
    <style:style style:name="T98" style:family="text">
      <style:text-properties style:font-name="Liberation Serif" fo:font-size="12pt" fo:language="pt" fo:country="BR" officeooo:rsid="007c259c" style:font-size-asian="12pt" style:font-size-complex="12pt"/>
    </style:style>
    <style:style style:name="T99" style:family="text">
      <style:text-properties style:font-name="Liberation Serif" fo:font-size="12pt" fo:language="pt" fo:country="BR" officeooo:rsid="007a7d78" style:font-size-asian="12pt" style:font-size-complex="12pt"/>
    </style:style>
    <style:style style:name="T100" style:family="text">
      <style:text-properties style:font-name="Liberation Serif" fo:font-size="12pt" fo:language="pt" fo:country="BR" officeooo:rsid="007efd7c" style:font-size-asian="12pt" style:font-size-complex="12pt"/>
    </style:style>
    <style:style style:name="T101" style:family="text">
      <style:text-properties style:font-name="Liberation Serif" fo:font-size="12pt" fo:language="pt" fo:country="BR" officeooo:rsid="007f3615" style:font-size-asian="12pt" style:font-size-complex="12pt"/>
    </style:style>
    <style:style style:name="T102" style:family="text">
      <style:text-properties style:font-name="Liberation Serif" fo:font-size="12pt" fo:language="pt" fo:country="BR" officeooo:rsid="008235c7" style:font-size-asian="12pt" style:font-size-complex="12pt"/>
    </style:style>
    <style:style style:name="T103" style:family="text">
      <style:text-properties style:font-name="Liberation Serif" fo:font-size="12pt" fo:language="pt" fo:country="BR" officeooo:rsid="0083f736" style:font-size-asian="12pt" style:font-size-complex="12pt"/>
    </style:style>
    <style:style style:name="T104" style:family="text">
      <style:text-properties style:font-name="Liberation Serif" fo:font-size="12pt" fo:language="pt" fo:country="BR" officeooo:rsid="00f26c74" style:font-size-asian="12pt" style:font-size-complex="12pt"/>
    </style:style>
    <style:style style:name="T105" style:family="text">
      <style:text-properties style:font-name="Liberation Serif" fo:font-size="12pt" fo:language="pt" fo:country="BR" officeooo:rsid="0089948f" style:font-size-asian="12pt" style:font-size-complex="12pt"/>
    </style:style>
    <style:style style:name="T106" style:family="text">
      <style:text-properties style:font-name="Liberation Serif" fo:font-size="12pt" fo:language="pt" fo:country="BR" officeooo:rsid="00db7365" style:font-size-asian="12pt" style:font-size-complex="12pt"/>
    </style:style>
    <style:style style:name="T107" style:family="text">
      <style:text-properties style:font-name="Liberation Serif" fo:font-size="12pt" fo:language="pt" fo:country="BR" officeooo:rsid="00d59182" style:font-size-asian="12pt" style:font-size-complex="12pt"/>
    </style:style>
    <style:style style:name="T108" style:family="text">
      <style:text-properties style:font-name="Liberation Serif" fo:font-size="12pt" fo:language="pt" fo:country="BR" officeooo:rsid="008cce33" style:font-size-asian="12pt" style:font-size-complex="12pt"/>
    </style:style>
    <style:style style:name="T109" style:family="text">
      <style:text-properties style:font-name="Liberation Serif" fo:font-size="12pt" fo:language="pt" fo:country="BR" officeooo:rsid="00d3304c" style:font-size-asian="12pt" style:font-size-complex="12pt"/>
    </style:style>
    <style:style style:name="T110" style:family="text">
      <style:text-properties style:font-name="Liberation Serif" fo:font-size="12pt" fo:language="pt" fo:country="BR" officeooo:rsid="00eb15cb" style:font-size-asian="12pt" style:font-size-complex="12pt"/>
    </style:style>
    <style:style style:name="T111" style:family="text">
      <style:text-properties style:font-name="Liberation Serif" fo:font-size="12pt" fo:language="pt" fo:country="BR" officeooo:rsid="0090c001" style:font-size-asian="12pt" style:font-size-complex="12pt"/>
    </style:style>
    <style:style style:name="T112" style:family="text">
      <style:text-properties style:font-name="Liberation Serif" fo:font-size="12pt" fo:language="pt" fo:country="BR" officeooo:rsid="00931c50" style:font-size-asian="12pt" style:font-size-complex="12pt"/>
    </style:style>
    <style:style style:name="T113" style:family="text">
      <style:text-properties style:font-name="Liberation Serif" fo:font-size="12pt" fo:language="pt" fo:country="BR" officeooo:rsid="01b1ca30" style:font-size-asian="12pt" style:font-size-complex="12pt"/>
    </style:style>
    <style:style style:name="T114" style:family="text">
      <style:text-properties style:font-name="Liberation Serif" fo:font-size="12pt" fo:language="pt" fo:country="BR" officeooo:rsid="01c71579" style:font-size-asian="12pt" style:font-size-complex="12pt"/>
    </style:style>
    <style:style style:name="T115" style:family="text">
      <style:text-properties style:font-name="Liberation Serif" fo:font-size="12pt" fo:language="pt" fo:country="BR" officeooo:rsid="01c903e1" style:font-size-asian="12pt" style:font-size-complex="12pt"/>
    </style:style>
    <style:style style:name="T116" style:family="text">
      <style:text-properties style:font-name="Liberation Serif" fo:font-size="12pt" fo:language="pt" fo:country="BR" officeooo:rsid="009781f8" style:font-size-asian="12pt" style:font-size-complex="12pt"/>
    </style:style>
    <style:style style:name="T117" style:family="text">
      <style:text-properties style:font-name="Liberation Serif" fo:font-size="12pt" fo:language="pt" fo:country="BR" officeooo:rsid="00db8495" style:font-size-asian="12pt" style:font-size-complex="12pt"/>
    </style:style>
    <style:style style:name="T118" style:family="text">
      <style:text-properties style:font-name="Liberation Serif" fo:font-size="12pt" fo:language="pt" fo:country="BR" officeooo:rsid="009e54d6" style:font-size-asian="12pt" style:font-size-complex="12pt"/>
    </style:style>
    <style:style style:name="T119" style:family="text">
      <style:text-properties style:font-name="Liberation Serif" fo:font-size="12pt" fo:language="pt" fo:country="BR" officeooo:rsid="009fc47f" style:font-size-asian="12pt" style:font-size-complex="12pt"/>
    </style:style>
    <style:style style:name="T120" style:family="text">
      <style:text-properties style:font-name="Liberation Serif" fo:font-size="12pt" fo:language="pt" fo:country="BR" officeooo:rsid="00a12c32" style:font-size-asian="12pt" style:font-size-complex="12pt"/>
    </style:style>
    <style:style style:name="T121" style:family="text">
      <style:text-properties style:font-name="Liberation Serif" fo:font-size="12pt" fo:language="pt" fo:country="BR" officeooo:rsid="00aa2d9d" style:font-size-asian="12pt" style:font-size-complex="12pt"/>
    </style:style>
    <style:style style:name="T122" style:family="text">
      <style:text-properties style:font-name="Liberation Serif" fo:font-size="12pt" fo:language="pt" fo:country="BR" officeooo:rsid="00ac08f6" style:font-size-asian="12pt" style:font-size-complex="12pt"/>
    </style:style>
    <style:style style:name="T123" style:family="text">
      <style:text-properties style:font-name="Liberation Serif" fo:font-size="12pt" fo:language="pt" fo:country="BR" officeooo:rsid="00bdec46" style:font-size-asian="12pt" style:font-size-complex="12pt"/>
    </style:style>
    <style:style style:name="T124" style:family="text">
      <style:text-properties style:font-name="Liberation Serif" fo:font-size="12pt" fo:language="pt" fo:country="BR" officeooo:rsid="000e2760" style:font-size-asian="12pt" style:font-size-complex="12pt"/>
    </style:style>
    <style:style style:name="T125" style:family="text">
      <style:text-properties style:font-name="Liberation Serif" fo:font-size="12pt" fo:language="pt" fo:country="BR" officeooo:rsid="022aa829" style:font-size-asian="12pt" style:font-size-complex="12pt"/>
    </style:style>
    <style:style style:name="T126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3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40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61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6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63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6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6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6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67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83" style:family="text">
      <style:text-properties style:font-name="Liberation Serif" fo:font-size="12pt" style:font-size-asian="12pt" style:font-size-complex="12pt"/>
    </style:style>
    <style:style style:name="T184" style:family="text">
      <style:text-properties style:font-name="Liberation Serif" fo:font-size="12pt" officeooo:rsid="003155d3" style:font-size-asian="12pt" style:font-size-complex="12pt"/>
    </style:style>
    <style:style style:name="T185" style:family="text">
      <style:text-properties style:font-name="Liberation Serif" fo:font-size="12pt" officeooo:rsid="009fc47f" style:font-size-asian="12pt" style:font-size-complex="12pt"/>
    </style:style>
    <style:style style:name="T186" style:family="text">
      <style:text-properties style:font-name="Liberation Serif" fo:font-size="12pt" officeooo:rsid="022aa829" style:font-size-asian="12pt" style:font-size-complex="12pt"/>
    </style:style>
    <style:style style:name="T187" style:family="text">
      <style:text-properties style:font-name="Liberation Serif" fo:font-size="12pt" style:text-underline-style="none" officeooo:rsid="003b703f" style:font-size-asian="12pt" style:font-size-complex="12pt"/>
    </style:style>
    <style:style style:name="T188" style:family="text">
      <style:text-properties style:font-name="Liberation Serif" fo:font-size="12pt" style:text-underline-style="none" officeooo:rsid="00fd7e4c" style:font-size-asian="12pt" style:font-size-complex="12pt"/>
    </style:style>
    <style:style style:name="T189" style:family="text">
      <style:text-properties style:font-name="Liberation Serif" fo:font-size="12pt" style:text-underline-style="none" officeooo:rsid="0184f0b7" style:font-size-asian="12pt" style:font-size-complex="12pt"/>
    </style:style>
    <style:style style:name="T190" style:family="text">
      <style:text-properties style:font-name="Liberation Serif" fo:font-size="12pt" style:text-underline-style="none" officeooo:rsid="018767ee" style:font-size-asian="12pt" style:font-size-complex="12pt"/>
    </style:style>
    <style:style style:name="T191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92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93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94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95" style:family="text">
      <style:text-properties style:font-name="Liberation Serif" fo:font-size="12pt" fo:font-weight="normal" style:font-size-asian="12pt" style:font-weight-asian="normal" style:font-size-complex="12pt"/>
    </style:style>
    <style:style style:name="T19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8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99" style:family="text">
      <style:text-properties style:font-name="Liberation Serif" fo:font-weight="normal" style:font-weight-asian="normal" style:font-weight-complex="normal"/>
    </style:style>
    <style:style style:name="T200" style:family="text">
      <style:text-properties style:font-name="Liberation Serif" fo:font-weight="normal" officeooo:rsid="00549112" style:font-weight-asian="normal" style:font-weight-complex="normal"/>
    </style:style>
    <style:style style:name="T201" style:family="text">
      <style:text-properties style:font-name="Liberation Serif" fo:font-weight="normal" officeooo:rsid="00cf09d7" style:font-weight-asian="normal" style:font-weight-complex="normal"/>
    </style:style>
    <style:style style:name="T202" style:family="text">
      <style:text-properties style:font-name="Liberation Serif" fo:font-weight="normal" officeooo:rsid="01887e73" style:font-weight-asian="normal" style:font-weight-complex="normal"/>
    </style:style>
    <style:style style:name="T203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204" style:family="text">
      <style:text-properties style:font-name="Liberation Serif" officeooo:rsid="00136b99"/>
    </style:style>
    <style:style style:name="T205" style:family="text">
      <style:text-properties style:font-name="Liberation Serif" officeooo:rsid="010ac7df"/>
    </style:style>
    <style:style style:name="T206" style:family="text">
      <style:text-properties style:font-name="Liberation Serif" officeooo:rsid="00cbd505"/>
    </style:style>
    <style:style style:name="T207" style:family="text">
      <style:text-properties style:font-name="Liberation Serif" style:text-underline-style="none"/>
    </style:style>
    <style:style style:name="T208" style:family="text">
      <style:text-properties style:font-name="Liberation Serif" style:text-underline-style="none" officeooo:rsid="003b703f"/>
    </style:style>
    <style:style style:name="T209" style:family="text">
      <style:text-properties style:font-name="Liberation Serif" style:text-underline-style="none" officeooo:rsid="006287df"/>
    </style:style>
    <style:style style:name="T210" style:family="text">
      <style:text-properties style:font-name="Liberation Serif" style:text-underline-style="none" officeooo:rsid="01542718"/>
    </style:style>
    <style:style style:name="T211" style:family="text">
      <style:text-properties style:font-name="Liberation Serif" style:text-underline-style="none" officeooo:rsid="006129d5"/>
    </style:style>
    <style:style style:name="T212" style:family="text">
      <style:text-properties style:font-name="Liberation Serif" style:text-underline-style="none" officeooo:rsid="004693bd"/>
    </style:style>
    <style:style style:name="T213" style:family="text">
      <style:text-properties style:font-name="Liberation Serif" style:text-underline-style="none" officeooo:rsid="0103600f"/>
    </style:style>
    <style:style style:name="T214" style:family="text">
      <style:text-properties style:font-name="Liberation Serif" style:text-underline-style="none" officeooo:rsid="004536ce"/>
    </style:style>
    <style:style style:name="T215" style:family="text">
      <style:text-properties style:font-name="Liberation Serif" style:text-underline-style="none" officeooo:rsid="00480c72"/>
    </style:style>
    <style:style style:name="T216" style:family="text">
      <style:text-properties style:font-name="Liberation Serif" style:text-underline-style="none" officeooo:rsid="00cf09d7"/>
    </style:style>
    <style:style style:name="T217" style:family="text">
      <style:text-properties style:font-name="Liberation Serif" style:text-underline-style="none" officeooo:rsid="00f01bf8"/>
    </style:style>
    <style:style style:name="T218" style:family="text">
      <style:text-properties style:font-name="Liberation Serif" style:text-underline-style="none" officeooo:rsid="004af6fd"/>
    </style:style>
    <style:style style:name="T21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2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22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23" style:family="text">
      <style:text-properties style:font-name="Liberation Serif" style:text-underline-style="none" officeooo:rsid="00fd7e4c"/>
    </style:style>
    <style:style style:name="T224" style:family="text">
      <style:text-properties style:font-name="Liberation Serif" style:text-underline-style="none" officeooo:rsid="00bd5516"/>
    </style:style>
    <style:style style:name="T225" style:family="text">
      <style:text-properties style:font-name="Liberation Serif" officeooo:rsid="00549112"/>
    </style:style>
    <style:style style:name="T226" style:family="text">
      <style:text-properties style:font-name="Liberation Serif" fo:font-weight="bold" style:font-weight-asian="bold" style:font-weight-complex="bold"/>
    </style:style>
    <style:style style:name="T227" style:family="text">
      <style:text-properties style:font-name="Liberation Serif" fo:font-weight="bold" officeooo:rsid="00549112" style:font-weight-asian="bold" style:font-weight-complex="bold"/>
    </style:style>
    <style:style style:name="T228" style:family="text">
      <style:text-properties style:font-name="Liberation Serif" fo:font-weight="bold" officeooo:rsid="00cf09d7" style:font-weight-asian="bold" style:font-weight-complex="bold"/>
    </style:style>
    <style:style style:name="T229" style:family="text">
      <style:text-properties style:font-name="Liberation Serif" fo:language="pt" fo:country="BR"/>
    </style:style>
    <style:style style:name="T230" style:family="text">
      <style:text-properties style:font-name="Liberation Serif" fo:language="pt" fo:country="BR" officeooo:rsid="000e2760"/>
    </style:style>
    <style:style style:name="T231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32" style:family="text">
      <style:text-properties style:font-name="Liberation Serif" fo:language="pt" fo:country="BR" officeooo:rsid="01500562"/>
    </style:style>
    <style:style style:name="T233" style:family="text">
      <style:text-properties style:font-name="Liberation Serif" fo:language="pt" fo:country="BR" officeooo:rsid="0131d471"/>
    </style:style>
    <style:style style:name="T234" style:family="text">
      <style:text-properties style:font-name="Liberation Serif" fo:language="pt" fo:country="BR" fo:font-weight="bold" style:font-weight-asian="bold" style:font-weight-complex="bold"/>
    </style:style>
    <style:style style:name="T235" style:family="text">
      <style:text-properties style:font-name="Liberation Serif" officeooo:rsid="000e2760"/>
    </style:style>
    <style:style style:name="T236" style:family="text">
      <style:text-properties style:font-name="Liberation Serif" officeooo:rsid="00a12c32"/>
    </style:style>
    <style:style style:name="T237" style:family="text">
      <style:text-properties style:font-name="Liberation Serif" officeooo:rsid="00a55c3f"/>
    </style:style>
    <style:style style:name="T238" style:family="text">
      <style:text-properties style:font-name="Liberation Serif" officeooo:rsid="00bd5516"/>
    </style:style>
    <style:style style:name="T239" style:family="text">
      <style:text-properties style:font-name="Liberation Serif" officeooo:rsid="00fd7e4c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56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5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7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78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79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80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81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38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383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85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86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387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88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2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39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9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9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9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40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403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404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405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406" style:family="text">
      <style:text-properties fo:font-variant="normal" fo:text-transform="none" fo:letter-spacing="normal" fo:font-style="normal" fo:font-weight="normal" officeooo:rsid="000724ae"/>
    </style:style>
    <style:style style:name="T407" style:family="text">
      <style:text-properties fo:font-variant="normal" fo:text-transform="none" fo:letter-spacing="normal" fo:font-style="normal" fo:font-weight="normal" officeooo:rsid="00ca1cd9"/>
    </style:style>
    <style:style style:name="T408" style:family="text">
      <style:text-properties fo:font-variant="normal" fo:text-transform="none" fo:letter-spacing="normal" fo:font-style="normal" fo:font-weight="normal" officeooo:rsid="00e6e2ec"/>
    </style:style>
    <style:style style:name="T409" style:family="text">
      <style:text-properties fo:font-variant="normal" fo:text-transform="none" fo:letter-spacing="normal" fo:font-style="normal" fo:font-weight="normal" officeooo:rsid="001b3091"/>
    </style:style>
    <style:style style:name="T4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412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4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15" style:family="text">
      <style:text-properties fo:font-variant="normal" fo:text-transform="none" fo:letter-spacing="normal" fo:font-style="normal" style:text-underline-style="none"/>
    </style:style>
    <style:style style:name="T416" style:family="text">
      <style:text-properties fo:font-variant="normal" fo:text-transform="none" fo:letter-spacing="normal" fo:font-style="normal" style:text-underline-style="none" fo:font-weight="normal"/>
    </style:style>
    <style:style style:name="T41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18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419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421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42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4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2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42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2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0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3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34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35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36" style:family="text">
      <style:text-properties fo:font-variant="normal" fo:text-transform="none" fo:color="#2a6099" loext:opacity="100%" style:font-name="Monospace1" fo:font-size="12pt" fo:letter-spacing="normal" fo:language="pt" fo:country="BR" fo:font-style="normal" style:font-size-asian="12pt" style:font-style-asian="normal" style:font-size-complex="12pt"/>
    </style:style>
    <style:style style:name="T437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38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39" style:family="text">
      <style:text-properties fo:font-variant="normal" fo:text-transform="none" fo:color="#dcdcaa" loext:opacity="100%" style:font-name="Consolas2" fo:letter-spacing="normal" fo:font-style="normal" fo:font-weight="normal" fo:background-color="#1e1e1e" loext:char-shading-value="0" style:font-weight-asian="normal" style:font-weight-complex="normal"/>
    </style:style>
    <style:style style:name="T440" style:family="text">
      <style:text-properties fo:font-variant="normal" fo:text-transform="none" fo:color="#dcdcaa" loext:opacity="100%" style:font-name="Consolas2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41" style:family="text">
      <style:text-properties fo:font-variant="normal" fo:text-transform="none" fo:color="#dcdcaa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42" style:family="text">
      <style:text-properties fo:font-variant="normal" fo:text-transform="none" fo:color="#dcdcaa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3" style:family="text">
      <style:text-properties fo:font-variant="normal" fo:text-transform="none" fo:color="#dcdcaa" loext:opacity="100%" style:font-name="Consolas2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44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4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4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47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4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4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50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51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52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53" style:family="text">
      <style:text-properties fo:font-variant="normal" fo:text-transform="none" fo:color="#d4d4d4" loext:opacity="100%" style:font-name="Consolas2" fo:letter-spacing="normal" fo:font-style="normal" fo:font-weight="normal" fo:background-color="#1e1e1e" loext:char-shading-value="0" style:font-weight-asian="normal" style:font-weight-complex="normal"/>
    </style:style>
    <style:style style:name="T454" style:family="text">
      <style:text-properties fo:font-variant="normal" fo:text-transform="none" fo:color="#d4d4d4" loext:opacity="100%" style:font-name="Consolas2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55" style:family="text">
      <style:text-properties fo:font-variant="normal" fo:text-transform="none" fo:color="#d4d4d4" loext:opacity="100%" style:font-name="Consolas2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56" style:family="text">
      <style:text-properties fo:font-variant="normal" fo:text-transform="none" fo:color="#d4d4d4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57" style:family="text">
      <style:text-properties fo:font-variant="normal" fo:text-transform="none" fo:color="#d4d4d4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58" style:family="text">
      <style:text-properties fo:font-variant="normal" fo:text-transform="none" fo:color="#d4d4d4" loext:opacity="100%" style:font-name="Consolas2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59" style:family="text">
      <style:text-properties fo:font-variant="normal" fo:text-transform="none" fo:color="#d4d4d4" loext:opacity="100%" style:font-name="Consolas2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460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61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6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64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6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66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67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68" style:family="text">
      <style:text-properties fo:font-variant="normal" fo:text-transform="none" fo:color="#ce9178" loext:opacity="100%" style:font-name="Consolas2" fo:letter-spacing="normal" fo:font-style="normal" fo:font-weight="normal" fo:background-color="#1e1e1e" loext:char-shading-value="0" style:font-weight-asian="normal" style:font-weight-complex="normal"/>
    </style:style>
    <style:style style:name="T469" style:family="text">
      <style:text-properties fo:font-variant="normal" fo:text-transform="none" fo:color="#ce9178" loext:opacity="100%" style:font-name="Consolas2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70" style:family="text">
      <style:text-properties fo:font-variant="normal" fo:text-transform="none" fo:color="#ce9178" loext:opacity="100%" style:font-name="Consolas2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71" style:family="text">
      <style:text-properties fo:font-variant="normal" fo:text-transform="none" fo:color="#ce9178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2" style:family="text">
      <style:text-properties fo:font-variant="normal" fo:text-transform="none" fo:color="#ce9178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3" style:family="text">
      <style:text-properties fo:font-variant="normal" fo:text-transform="none" fo:color="#ce9178" loext:opacity="100%" style:font-name="Consolas2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74" style:family="text">
      <style:text-properties fo:font-variant="normal" fo:text-transform="none" fo:color="#ce9178" loext:opacity="100%" style:font-name="Consolas2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5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7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77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7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79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80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8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8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85" style:family="text">
      <style:text-properties fo:font-variant="normal" fo:text-transform="none" fo:color="#9cdcfe" loext:opacity="100%" style:font-name="Consolas2" fo:letter-spacing="normal" fo:font-style="normal" fo:font-weight="normal" fo:background-color="#1e1e1e" loext:char-shading-value="0" style:font-weight-asian="normal" style:font-weight-complex="normal"/>
    </style:style>
    <style:style style:name="T486" style:family="text">
      <style:text-properties fo:font-variant="normal" fo:text-transform="none" fo:color="#9cdcfe" loext:opacity="100%" style:font-name="Consolas2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87" style:family="text">
      <style:text-properties fo:font-variant="normal" fo:text-transform="none" fo:color="#9cdcfe" loext:opacity="100%" style:font-name="Consolas2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88" style:family="text">
      <style:text-properties fo:font-variant="normal" fo:text-transform="none" fo:color="#9cdcfe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89" style:family="text">
      <style:text-properties fo:font-variant="normal" fo:text-transform="none" fo:color="#9cdcfe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90" style:family="text">
      <style:text-properties fo:font-variant="normal" fo:text-transform="none" fo:color="#9cdcfe" loext:opacity="100%" style:font-name="Consolas2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91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9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9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94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95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496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97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498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499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0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0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04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5" style:family="text">
      <style:text-properties fo:font-variant="normal" fo:text-transform="none" fo:color="#569cd6" loext:opacity="100%" style:font-name="Consolas2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06" style:family="text">
      <style:text-properties fo:font-variant="normal" fo:text-transform="none" fo:color="#569cd6" loext:opacity="100%" style:font-name="Consolas2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07" style:family="text">
      <style:text-properties fo:font-variant="normal" fo:text-transform="none" fo:color="#569cd6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font-variant="normal" fo:text-transform="none" fo:color="#569cd6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0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0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2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3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4ec9b0" loext:opacity="100%" style:font-name="Consolas2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5" style:family="text">
      <style:text-properties fo:font-variant="normal" fo:text-transform="none" fo:color="#4ec9b0" loext:opacity="100%" style:font-name="Consolas2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6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8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9" style:family="text">
      <style:text-properties fo:font-variant="normal" fo:text-transform="none" fo:color="#767e85" loext:opacity="100%" style:font-name="Source Serif Pro" fo:font-size="12pt" fo:letter-spacing="normal" fo:font-style="normal" fo:font-weight="normal" style:font-size-asian="12pt" style:font-style-asian="normal" style:font-weight-asian="normal" style:font-size-complex="12pt"/>
    </style:style>
    <style:style style:name="T520" style:family="text">
      <style:text-properties fo:font-variant="normal" fo:text-transform="none" fo:color="#dddddd" loext:opacity="100%" fo:font-size="12pt" fo:letter-spacing="normal" fo:language="pt" fo:country="BR" fo:font-style="normal" fo:font-weight="normal" fo:background-color="#272822" loext:char-shading-value="0" style:font-name-asian="Mono2" style:font-size-asian="12pt" style:language-asian="pt" style:country-asian="BR" style:font-style-asian="normal" style:font-weight-asian="normal" style:font-size-complex="12pt"/>
    </style:style>
    <style:style style:name="T521" style:family="text">
      <style:text-properties fo:font-variant="normal" fo:text-transform="none" fo:color="#c586c0" loext:opacity="100%" style:font-name="Consolas2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522" style:family="text">
      <style:text-properties fo:font-variant="normal" fo:text-transform="none" fo:color="#ffffff" loext:opacity="100%" style:font-name="Source Serif Pro1" fo:font-size="12.75pt" fo:letter-spacing="normal" fo:font-style="normal" fo:font-weight="normal" style:font-size-asian="12pt" style:font-size-complex="12pt"/>
    </style:style>
    <style:style style:name="T523" style:family="text">
      <style:text-properties fo:font-variant="normal" fo:text-transform="none" fo:color="#ffffff" loext:opacity="100%" style:font-name="Source Serif Pro1" fo:font-size="13.5pt" fo:letter-spacing="normal" fo:font-style="normal" fo:font-weight="normal"/>
    </style:style>
    <style:style style:name="T524" style:family="text">
      <style:text-properties fo:font-variant="normal" fo:text-transform="none" fo:color="#ffffff" loext:opacity="100%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525" style:family="text">
      <style:text-properties fo:color="#2a6099" loext:opacity="100%"/>
    </style:style>
    <style:style style:name="T52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527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28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29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530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53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32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33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53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35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37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38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539" style:family="text">
      <style:text-properties fo:color="#2a6099" loext:opacity="100%" style:font-name="Mono" fo:font-weight="bold" style:font-weight-asian="bold" style:font-weight-complex="bold"/>
    </style:style>
    <style:style style:name="T540" style:family="text">
      <style:text-properties fo:color="#2a6099" loext:opacity="100%" style:font-name="Mono" fo:font-weight="bold" officeooo:rsid="00549112" style:font-weight-asian="bold" style:font-weight-complex="bold"/>
    </style:style>
    <style:style style:name="T54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42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43" style:family="text">
      <style:text-properties fo:color="#2a6099" loext:opacity="100%" fo:font-weight="bold" style:font-weight-asian="bold" style:font-weight-complex="bold"/>
    </style:style>
    <style:style style:name="T544" style:family="text">
      <style:text-properties fo:color="#2a6099" loext:opacity="100%" fo:font-weight="bold" style:font-name-asian="Mono2" style:font-weight-asian="bold" style:font-weight-complex="bold"/>
    </style:style>
    <style:style style:name="T545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46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4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4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50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51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fo:color="#2a6099" loext:opacity="100%" style:font-name="Mono1" fo:font-size="12pt" style:font-size-asian="12pt" style:font-size-complex="12pt"/>
    </style:style>
    <style:style style:name="T554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555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55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57" style:family="text">
      <style:text-properties officeooo:rsid="000971b5"/>
    </style:style>
    <style:style style:name="T558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59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60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61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62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63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64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65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66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67" style:family="text">
      <style:text-properties fo:color="#d4d4d4" loext:opacity="100%"/>
    </style:style>
    <style:style style:name="T56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6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70" style:family="text">
      <style:text-properties fo:color="#d4d4d4" loext:opacity="100%" style:font-name="Consolas2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71" style:family="text">
      <style:text-properties fo:color="#d4d4d4" loext:opacity="100%" style:font-name="Consolas2" fo:font-size="12pt" fo:font-weight="normal" fo:background-color="#1f1f1f" loext:char-shading-value="0" style:font-size-asian="12pt" style:font-size-complex="12pt"/>
    </style:style>
    <style:style style:name="T572" style:family="text">
      <style:text-properties fo:color="#d4d4d4" loext:opacity="100%" style:font-name="Consolas2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73" style:family="text">
      <style:text-properties fo:color="#d4d4d4" loext:opacity="100%" style:font-name="Consolas2" fo:font-size="12pt" fo:language="pt" fo:country="BR" fo:font-weight="normal" fo:background-color="#1f1f1f" loext:char-shading-value="0" style:font-size-asian="12pt" style:font-size-complex="12pt"/>
    </style:style>
    <style:style style:name="T574" style:family="text">
      <style:text-properties fo:color="#d4d4d4" loext:opacity="100%" style:font-name="Consolas2" fo:font-size="12pt" fo:language="pt" fo:country="BR" fo:font-weight="normal" officeooo:rsid="0145dfa3" fo:background-color="#1f1f1f" loext:char-shading-value="0" style:font-size-asian="12pt" style:font-size-complex="12pt"/>
    </style:style>
    <style:style style:name="T575" style:family="text">
      <style:text-properties fo:color="#d4d4d4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76" style:family="text">
      <style:text-properties fo:color="#d4d4d4" loext:opacity="100%" style:font-name="Consolas2" fo:font-size="10.5pt" fo:font-weight="normal"/>
    </style:style>
    <style:style style:name="T577" style:family="text">
      <style:text-properties fo:color="#d4d4d4" loext:opacity="100%" style:font-name="Consolas2" fo:font-size="10.5pt" fo:font-weight="normal" fo:background-color="#1f1f1f" loext:char-shading-value="0"/>
    </style:style>
    <style:style style:name="T578" style:family="text">
      <style:text-properties fo:color="#d4d4d4" loext:opacity="100%" style:font-name="Consolas2" fo:font-size="10.5pt" fo:font-weight="normal" officeooo:rsid="01869135" fo:background-color="#1f1f1f" loext:char-shading-value="0"/>
    </style:style>
    <style:style style:name="T579" style:family="text">
      <style:text-properties fo:color="#d4d4d4" loext:opacity="100%" style:font-name="Consolas2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80" style:family="text">
      <style:text-properties fo:color="#d4d4d4" loext:opacity="100%" style:font-name="Consolas2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81" style:family="text">
      <style:text-properties fo:color="#d4d4d4" loext:opacity="100%" style:font-name="Consolas2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582" style:family="text">
      <style:text-properties fo:color="#d4d4d4" loext:opacity="100%" style:font-name="Consolas2" fo:font-size="10.5pt" fo:language="pt" fo:country="BR" fo:font-weight="normal" fo:background-color="#1f1f1f" loext:char-shading-value="0"/>
    </style:style>
    <style:style style:name="T583" style:family="text">
      <style:text-properties fo:color="#d4d4d4" loext:opacity="100%" style:font-name="Consolas2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584" style:family="text">
      <style:text-properties fo:color="#d4d4d4" loext:opacity="100%" style:font-name="Consolas2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585" style:family="text">
      <style:text-properties fo:color="#d4d4d4" loext:opacity="100%" style:font-name="Consolas2" fo:font-size="10.5pt" fo:font-style="normal" fo:font-weight="normal" fo:background-color="#1f1f1f" loext:char-shading-value="0" style:font-style-asian="normal" style:font-style-complex="normal"/>
    </style:style>
    <style:style style:name="T586" style:family="text">
      <style:text-properties fo:color="#d4d4d4" loext:opacity="100%" style:font-name="Consolas2" fo:font-weight="normal" fo:background-color="#1e1e1e" loext:char-shading-value="0"/>
    </style:style>
    <style:style style:name="T587" style:family="text">
      <style:text-properties fo:color="#d4d4d4" loext:opacity="100%" style:font-name="Consolas2" fo:font-weight="normal" officeooo:rsid="00bdec46" fo:background-color="#1e1e1e" loext:char-shading-value="0"/>
    </style:style>
    <style:style style:name="T588" style:family="text">
      <style:text-properties fo:color="#d4d4d4" loext:opacity="100%" style:font-name="Liberation Serif"/>
    </style:style>
    <style:style style:name="T589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9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91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9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9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Liberation Serif" fo:font-weight="normal" fo:background-color="#1e1e1e" loext:char-shading-value="0"/>
    </style:style>
    <style:style style:name="T595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97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98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0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02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0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04" style:family="text">
      <style:text-properties fo:color="#d4d4d4" loext:opacity="100%" style:font-name="Mono" fo:font-weight="normal" fo:background-color="#1e1e1e" loext:char-shading-value="0"/>
    </style:style>
    <style:style style:name="T605" style:family="text">
      <style:text-properties fo:color="#d4d4d4" loext:opacity="100%" style:font-name="Mono" fo:font-weight="normal" officeooo:rsid="00b725b2" fo:background-color="#1e1e1e" loext:char-shading-value="0"/>
    </style:style>
    <style:style style:name="T606" style:family="text">
      <style:text-properties fo:color="#d4d4d4" loext:opacity="100%" style:font-name="Mono" fo:font-weight="normal" officeooo:rsid="00fcd43c" fo:background-color="#1e1e1e" loext:char-shading-value="0"/>
    </style:style>
    <style:style style:name="T607" style:family="text">
      <style:text-properties fo:color="#d4d4d4" loext:opacity="100%" style:font-name="Mono" fo:font-weight="normal" officeooo:rsid="00bd5516" fo:background-color="#1e1e1e" loext:char-shading-value="0"/>
    </style:style>
    <style:style style:name="T608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609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610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611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12" style:family="text">
      <style:text-properties fo:color="#d4d4d4" loext:opacity="100%" style:font-name="Consolas" fo:font-weight="normal" fo:background-color="#1e1e1e" loext:char-shading-value="0" style:font-weight-asian="normal"/>
    </style:style>
    <style:style style:name="T613" style:family="text">
      <style:text-properties fo:color="#d4d4d4" loext:opacity="100%" style:font-name="Consolas" fo:font-weight="normal" fo:background-color="#1f1f1f" loext:char-shading-value="0" style:font-weight-asian="normal"/>
    </style:style>
    <style:style style:name="T614" style:family="text">
      <style:text-properties fo:color="#d4d4d4" loext:opacity="100%" style:font-name="Consolas" fo:font-size="12pt" style:font-size-asian="12pt" style:font-weight-asian="normal" style:font-size-complex="12pt"/>
    </style:style>
    <style:style style:name="T615" style:family="text">
      <style:text-properties fo:color="#d4d4d4" loext:opacity="100%" style:font-name="Consolas" style:font-weight-asian="normal"/>
    </style:style>
    <style:style style:name="T616" style:family="text">
      <style:text-properties fo:color="#d4d4d4" loext:opacity="100%" style:font-name="Mono1" fo:font-size="12pt" fo:language="pt" fo:country="BR" fo:font-weight="normal" fo:background-color="#1e1e1e" loext:char-shading-value="0" style:font-size-asian="12pt" style:font-weight-asian="normal" style:font-size-complex="12pt"/>
    </style:style>
    <style:style style:name="T617" style:family="text">
      <style:text-properties fo:color="#d4d4d4" loext:opacity="100%" officeooo:rsid="021619be"/>
    </style:style>
    <style:style style:name="T618" style:family="text">
      <style:text-properties fo:color="#b5cea8" loext:opacity="100%"/>
    </style:style>
    <style:style style:name="T61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2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621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22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623" style:family="text">
      <style:text-properties fo:color="#b5cea8" loext:opacity="100%" style:font-name="Consolas2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fo:color="#b5cea8" loext:opacity="100%" style:font-name="Consolas2" fo:font-size="12pt" fo:language="pt" fo:country="BR" fo:font-weight="normal" fo:background-color="#1f1f1f" loext:char-shading-value="0" style:font-size-asian="12pt" style:font-size-complex="12pt"/>
    </style:style>
    <style:style style:name="T625" style:family="text">
      <style:text-properties fo:color="#b5cea8" loext:opacity="100%" style:font-name="Consolas2" fo:font-size="10.5pt" fo:font-weight="normal" fo:background-color="#1f1f1f" loext:char-shading-value="0"/>
    </style:style>
    <style:style style:name="T626" style:family="text">
      <style:text-properties fo:color="#b5cea8" loext:opacity="100%" style:font-name="Consolas2" fo:font-size="10.5pt" fo:font-weight="normal" officeooo:rsid="01869135" fo:background-color="#1f1f1f" loext:char-shading-value="0"/>
    </style:style>
    <style:style style:name="T627" style:family="text">
      <style:text-properties fo:color="#b5cea8" loext:opacity="100%" style:font-name="Consolas2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628" style:family="text">
      <style:text-properties fo:color="#b5cea8" loext:opacity="100%" style:font-name="Consolas2" fo:font-weight="normal"/>
    </style:style>
    <style:style style:name="T629" style:family="text">
      <style:text-properties fo:color="#b5cea8" loext:opacity="100%" style:font-name="Consolas2" fo:font-weight="normal" officeooo:rsid="00bdec46" fo:background-color="#1e1e1e" loext:char-shading-value="0"/>
    </style:style>
    <style:style style:name="T63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3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32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3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34" style:family="text">
      <style:text-properties fo:color="#569cd6" loext:opacity="100%"/>
    </style:style>
    <style:style style:name="T635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36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37" style:family="text">
      <style:text-properties fo:color="#569cd6" loext:opacity="100%" style:font-name="Consolas2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38" style:family="text">
      <style:text-properties fo:color="#569cd6" loext:opacity="100%" style:font-name="Consolas2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39" style:family="text">
      <style:text-properties fo:color="#569cd6" loext:opacity="100%" style:font-name="Consolas2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40" style:family="text">
      <style:text-properties fo:color="#569cd6" loext:opacity="100%" style:font-name="Consolas2" fo:font-size="10.5pt" fo:font-weight="normal"/>
    </style:style>
    <style:style style:name="T641" style:family="text">
      <style:text-properties fo:color="#569cd6" loext:opacity="100%" style:font-name="Consolas2" fo:font-size="10.5pt" fo:font-weight="normal" fo:background-color="#1f1f1f" loext:char-shading-value="0"/>
    </style:style>
    <style:style style:name="T642" style:family="text">
      <style:text-properties fo:color="#569cd6" loext:opacity="100%" style:font-name="Consolas2" fo:font-size="10.5pt" fo:font-style="normal" fo:font-weight="normal" fo:background-color="#1f1f1f" loext:char-shading-value="0" style:font-style-asian="normal" style:font-style-complex="normal"/>
    </style:style>
    <style:style style:name="T643" style:family="text">
      <style:text-properties fo:color="#569cd6" loext:opacity="100%" style:font-name="Consolas2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44" style:family="text">
      <style:text-properties fo:color="#569cd6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5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46" style:family="text">
      <style:text-properties style:font-name="Mono"/>
    </style:style>
    <style:style style:name="T647" style:family="text">
      <style:text-properties style:font-name="Mono" fo:language="pt" fo:country="BR" officeooo:rsid="01601b28"/>
    </style:style>
    <style:style style:name="T648" style:family="text">
      <style:text-properties style:font-name="Mono" fo:language="pt" fo:country="BR" officeooo:rsid="000e2760"/>
    </style:style>
    <style:style style:name="T649" style:family="text">
      <style:text-properties style:font-name="Mono" fo:language="pt" fo:country="BR" fo:font-weight="bold" style:font-weight-asian="bold" style:font-weight-complex="bold"/>
    </style:style>
    <style:style style:name="T650" style:family="text">
      <style:text-properties style:font-name="Mono" officeooo:rsid="0163c035"/>
    </style:style>
    <style:style style:name="T65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52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53" style:family="text">
      <style:text-properties style:font-name="Mono" officeooo:rsid="0016b291"/>
    </style:style>
    <style:style style:name="T654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55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56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57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5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59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60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61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62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63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6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65" style:family="text">
      <style:text-properties style:font-name="Mono" fo:font-size="10pt" fo:language="pt" fo:country="BR" officeooo:rsid="0173e46d" style:font-size-asian="10pt" style:font-size-complex="10pt"/>
    </style:style>
    <style:style style:name="T666" style:family="text">
      <style:text-properties style:font-name="Mono" style:text-underline-style="none" fo:font-weight="bold" officeooo:rsid="00e1c371" style:font-weight-asian="bold" style:font-weight-complex="bold"/>
    </style:style>
    <style:style style:name="T667" style:family="text">
      <style:text-properties style:font-name="Mono" style:text-underline-style="solid" style:text-underline-width="auto" style:text-underline-color="font-color" officeooo:rsid="0071e7d1"/>
    </style:style>
    <style:style style:name="T668" style:family="text">
      <style:text-properties style:font-name="Mono" fo:font-weight="bold" style:font-weight-asian="bold" style:font-weight-complex="bold"/>
    </style:style>
    <style:style style:name="T669" style:family="text">
      <style:text-properties style:font-name="Mono" officeooo:rsid="00b2d328"/>
    </style:style>
    <style:style style:name="T670" style:family="text">
      <style:text-properties style:font-name="Mono" officeooo:rsid="00fcd43c"/>
    </style:style>
    <style:style style:name="T671" style:family="text">
      <style:text-properties style:font-name="Mono" officeooo:rsid="016b05d5"/>
    </style:style>
    <style:style style:name="T672" style:family="text">
      <style:text-properties style:font-name="Mono" officeooo:rsid="0169e819"/>
    </style:style>
    <style:style style:name="T673" style:family="text">
      <style:text-properties fo:color="#ffff00" loext:opacity="100%"/>
    </style:style>
    <style:style style:name="T674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75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76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77" style:family="text">
      <style:text-properties fo:color="#ffff00" loext:opacity="100%" style:font-name="Consolas2" fo:font-size="10.5pt" fo:font-weight="bold" fo:background-color="#1f1f1f" loext:char-shading-value="0" style:font-weight-asian="bold" style:font-weight-complex="bold"/>
    </style:style>
    <style:style style:name="T67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79" style:family="text">
      <style:text-properties fo:color="#ffff00" loext:opacity="100%" style:font-name="Mono" fo:font-weight="normal" officeooo:rsid="00b725b2" fo:background-color="#1e1e1e" loext:char-shading-value="0"/>
    </style:style>
    <style:style style:name="T680" style:family="text">
      <style:text-properties fo:font-weight="normal" style:font-weight-asian="normal" style:font-weight-complex="normal"/>
    </style:style>
    <style:style style:name="T681" style:family="text">
      <style:text-properties fo:font-weight="normal" officeooo:rsid="006a2549" style:font-weight-asian="normal" style:font-weight-complex="normal"/>
    </style:style>
    <style:style style:name="T682" style:family="text">
      <style:text-properties fo:font-weight="normal" officeooo:rsid="010d7bb1" style:font-weight-asian="normal" style:font-weight-complex="normal"/>
    </style:style>
    <style:style style:name="T683" style:family="text">
      <style:text-properties officeooo:rsid="01f5892a"/>
    </style:style>
    <style:style style:name="T684" style:family="text">
      <style:text-properties style:text-underline-style="solid" style:text-underline-width="auto" style:text-underline-color="font-color"/>
    </style:style>
    <style:style style:name="T685" style:family="text">
      <style:text-properties style:text-underline-style="solid" style:text-underline-width="auto" style:text-underline-color="font-color" officeooo:rsid="01f5892a"/>
    </style:style>
    <style:style style:name="T686" style:family="text">
      <style:text-properties style:text-underline-style="solid" style:text-underline-width="auto" style:text-underline-color="font-color" officeooo:rsid="000724ae"/>
    </style:style>
    <style:style style:name="T687" style:family="text">
      <style:text-properties style:text-underline-style="solid" style:text-underline-width="auto" style:text-underline-color="font-color" officeooo:rsid="0008da07"/>
    </style:style>
    <style:style style:name="T688" style:family="text">
      <style:text-properties style:text-underline-style="solid" style:text-underline-width="auto" style:text-underline-color="font-color" officeooo:rsid="00133de2"/>
    </style:style>
    <style:style style:name="T6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0" style:family="text">
      <style:text-properties style:text-underline-style="solid" style:text-underline-width="auto" style:text-underline-color="font-color" officeooo:rsid="003cf95e"/>
    </style:style>
    <style:style style:name="T691" style:family="text">
      <style:text-properties style:text-underline-style="solid" style:text-underline-width="auto" style:text-underline-color="font-color" officeooo:rsid="0018a839"/>
    </style:style>
    <style:style style:name="T692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693" style:family="text">
      <style:text-properties style:text-underline-style="solid" style:text-underline-width="auto" style:text-underline-color="font-color" officeooo:rsid="00e1c371"/>
    </style:style>
    <style:style style:name="T694" style:family="text">
      <style:text-properties style:text-underline-style="solid" style:text-underline-width="auto" style:text-underline-color="font-color" officeooo:rsid="0071e7d1"/>
    </style:style>
    <style:style style:name="T695" style:family="text">
      <style:text-properties style:text-underline-style="solid" style:text-underline-width="auto" style:text-underline-color="font-color" officeooo:rsid="00fcd43c"/>
    </style:style>
    <style:style style:name="T696" style:family="text">
      <style:text-properties style:text-underline-style="solid" style:text-underline-width="auto" style:text-underline-color="font-color" officeooo:rsid="00fb1536"/>
    </style:style>
    <style:style style:name="T697" style:family="text">
      <style:text-properties style:text-underline-style="solid" style:text-underline-width="auto" style:text-underline-color="font-color" officeooo:rsid="00fd7e4c"/>
    </style:style>
    <style:style style:name="T698" style:family="text">
      <style:text-properties style:text-underline-style="solid" style:text-underline-width="auto" style:text-underline-color="font-color" officeooo:rsid="00d681ad"/>
    </style:style>
    <style:style style:name="T699" style:family="text">
      <style:text-properties officeooo:rsid="0163c035"/>
    </style:style>
    <style:style style:name="T700" style:family="text">
      <style:text-properties fo:font-weight="bold" style:font-weight-asian="bold" style:font-weight-complex="bold"/>
    </style:style>
    <style:style style:name="T701" style:family="text">
      <style:text-properties fo:font-weight="bold" officeooo:rsid="00106bd1" style:font-weight-asian="bold" style:font-weight-complex="bold"/>
    </style:style>
    <style:style style:name="T702" style:family="text">
      <style:text-properties fo:font-weight="bold" officeooo:rsid="010d7bb1" style:font-weight-asian="bold" style:font-weight-complex="bold"/>
    </style:style>
    <style:style style:name="T703" style:family="text">
      <style:text-properties fo:font-weight="bold" officeooo:rsid="001fa622" style:font-weight-asian="bold" style:font-weight-complex="bold"/>
    </style:style>
    <style:style style:name="T704" style:family="text">
      <style:text-properties fo:font-weight="bold" officeooo:rsid="00fab35d" style:font-weight-asian="bold" style:font-weight-complex="bold"/>
    </style:style>
    <style:style style:name="T705" style:family="text">
      <style:text-properties fo:font-weight="bold" officeooo:rsid="00f91742" style:font-weight-asian="bold" style:font-weight-complex="bold"/>
    </style:style>
    <style:style style:name="T706" style:family="text">
      <style:text-properties fo:font-weight="bold" officeooo:rsid="005f13ae" style:font-weight-asian="bold" style:font-weight-complex="bold"/>
    </style:style>
    <style:style style:name="T707" style:family="text">
      <style:text-properties fo:font-weight="bold" officeooo:rsid="00cf09d7" style:font-weight-asian="bold" style:font-weight-complex="bold"/>
    </style:style>
    <style:style style:name="T708" style:family="text">
      <style:text-properties fo:font-weight="bold" officeooo:rsid="018be7f0" style:font-weight-asian="bold" style:font-weight-complex="bold"/>
    </style:style>
    <style:style style:name="T709" style:family="text">
      <style:text-properties fo:font-weight="bold" officeooo:rsid="000e2760" style:font-weight-asian="bold" style:font-weight-complex="bold"/>
    </style:style>
    <style:style style:name="T710" style:family="text">
      <style:text-properties fo:font-weight="bold" officeooo:rsid="019276e1" style:font-weight-asian="bold" style:font-weight-complex="bold"/>
    </style:style>
    <style:style style:name="T711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12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713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714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15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6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7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18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1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20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21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2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723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724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25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2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727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2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29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30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31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32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733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734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735" style:family="text">
      <style:text-properties fo:color="#000000" loext:opacity="100%" style:font-name="Liberation Serif" fo:font-weight="normal" style:font-weight-asian="normal" style:font-weight-complex="normal"/>
    </style:style>
    <style:style style:name="T736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737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738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739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740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741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742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743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744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745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46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747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48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749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750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75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52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5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5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5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5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5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58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59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60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61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62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6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64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65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66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67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6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69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70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7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7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73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74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7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76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77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78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79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8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781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782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78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78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78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786" style:family="text">
      <style:text-properties fo:color="#000000" loext:opacity="100%" style:font-name="Liberation Serif" style:text-underline-style="none" officeooo:rsid="00de5115"/>
    </style:style>
    <style:style style:name="T787" style:family="text">
      <style:text-properties fo:color="#000000" loext:opacity="100%" style:font-name="Liberation Serif" style:text-underline-style="none" officeooo:rsid="01a1617f"/>
    </style:style>
    <style:style style:name="T78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78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790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791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792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793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79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95" style:family="text">
      <style:text-properties fo:color="#000000" loext:opacity="100%" fo:font-weight="normal" officeooo:rsid="00159500" style:font-weight-asian="normal" style:font-weight-complex="normal"/>
    </style:style>
    <style:style style:name="T796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797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798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799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800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801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802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803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804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805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806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807" style:family="text">
      <style:text-properties fo:color="#000000" loext:opacity="100%" style:font-name=" Mono" fo:font-size="12pt" fo:language="pt" fo:country="BR" fo:font-style="normal" officeooo:rsid="000e2760" style:font-size-asian="12pt" style:font-style-asian="normal" style:font-size-complex="12pt"/>
    </style:style>
    <style:style style:name="T808" style:family="text">
      <style:text-properties officeooo:rsid="00159500"/>
    </style:style>
    <style:style style:name="T809" style:family="text">
      <style:text-properties officeooo:rsid="006b166c"/>
    </style:style>
    <style:style style:name="T810" style:family="text">
      <style:text-properties officeooo:rsid="000724ae"/>
    </style:style>
    <style:style style:name="T811" style:family="text">
      <style:text-properties style:text-underline-style="none"/>
    </style:style>
    <style:style style:name="T812" style:family="text">
      <style:text-properties style:text-underline-style="none" officeooo:rsid="0008da07"/>
    </style:style>
    <style:style style:name="T813" style:family="text">
      <style:text-properties style:text-underline-style="none" fo:font-weight="bold" style:font-weight-asian="bold" style:font-weight-complex="bold"/>
    </style:style>
    <style:style style:name="T814" style:family="text">
      <style:text-properties style:text-underline-style="none" fo:font-weight="bold" officeooo:rsid="00f7dc00" style:font-weight-asian="bold" style:font-weight-complex="bold"/>
    </style:style>
    <style:style style:name="T815" style:family="text">
      <style:text-properties style:text-underline-style="none" officeooo:rsid="010023cf" style:font-size-asian="12pt" style:font-size-complex="12pt"/>
    </style:style>
    <style:style style:name="T816" style:family="text">
      <style:text-properties style:text-underline-style="none" officeooo:rsid="0138563c" style:font-size-asian="12pt" style:font-size-complex="12pt"/>
    </style:style>
    <style:style style:name="T817" style:family="text">
      <style:text-properties style:text-underline-style="none" officeooo:rsid="0139c808" style:font-size-asian="12pt" style:font-size-complex="12pt"/>
    </style:style>
    <style:style style:name="T818" style:family="text">
      <style:text-properties style:text-underline-style="none" officeooo:rsid="00e1c371"/>
    </style:style>
    <style:style style:name="T819" style:family="text">
      <style:text-properties style:text-underline-style="none" officeooo:rsid="00fb1536"/>
    </style:style>
    <style:style style:name="T820" style:family="text">
      <style:text-properties style:text-underline-style="none" officeooo:rsid="00fd7e4c"/>
    </style:style>
    <style:style style:name="T821" style:family="text">
      <style:text-properties officeooo:rsid="0008da07"/>
    </style:style>
    <style:style style:name="T822" style:family="text">
      <style:text-properties officeooo:rsid="00ca1cd9"/>
    </style:style>
    <style:style style:name="T823" style:family="text">
      <style:text-properties officeooo:rsid="01e78197"/>
    </style:style>
    <style:style style:name="T824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25" style:family="text">
      <style:text-properties fo:color="#ce181e" loext:opacity="100%" style:font-name="Monospace" fo:font-weight="bold" style:font-weight-asian="bold" style:font-weight-complex="bold"/>
    </style:style>
    <style:style style:name="T826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82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828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829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830" style:family="text">
      <style:text-properties fo:color="#ce181e" loext:opacity="100%" fo:font-weight="bold" style:font-weight-asian="bold" style:font-weight-complex="bold"/>
    </style:style>
    <style:style style:name="T831" style:family="text">
      <style:text-properties fo:color="#ce181e" loext:opacity="100%" fo:font-weight="bold" officeooo:rsid="001fa622" style:font-weight-asian="bold" style:font-weight-complex="bold"/>
    </style:style>
    <style:style style:name="T832" style:family="text">
      <style:text-properties fo:color="#ce181e" loext:opacity="100%" fo:font-weight="bold" officeooo:rsid="00159500" style:font-weight-asian="bold" style:font-weight-complex="bold"/>
    </style:style>
    <style:style style:name="T833" style:family="text">
      <style:text-properties fo:color="#ce181e" loext:opacity="100%" fo:font-weight="normal" style:font-weight-asian="normal" style:font-weight-complex="normal"/>
    </style:style>
    <style:style style:name="T834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83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6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37" style:family="text">
      <style:text-properties fo:background-color="transparent" loext:char-shading-value="0"/>
    </style:style>
    <style:style style:name="T838" style:family="text">
      <style:text-properties officeooo:rsid="010d7bb1" fo:background-color="transparent" loext:char-shading-value="0"/>
    </style:style>
    <style:style style:name="T839" style:family="text">
      <style:text-properties officeooo:rsid="00106bd1" fo:background-color="transparent" loext:char-shading-value="0"/>
    </style:style>
    <style:style style:name="T840" style:family="text">
      <style:text-properties officeooo:rsid="00136b99" fo:background-color="transparent" loext:char-shading-value="0"/>
    </style:style>
    <style:style style:name="T841" style:family="text">
      <style:text-properties officeooo:rsid="010d7bb1"/>
    </style:style>
    <style:style style:name="T842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43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844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84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846" style:family="text">
      <style:text-properties style:font-name="Monospace"/>
    </style:style>
    <style:style style:name="T847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48" style:family="text">
      <style:text-properties style:font-name="Monospace" fo:font-weight="bold" officeooo:rsid="00136b99" style:font-weight-asian="bold" style:font-weight-complex="bold"/>
    </style:style>
    <style:style style:name="T849" style:family="text">
      <style:text-properties style:font-name="Monospace" officeooo:rsid="00159500"/>
    </style:style>
    <style:style style:name="T850" style:family="text">
      <style:text-properties style:font-name="Monospace" style:text-underline-style="none" officeooo:rsid="00480c72"/>
    </style:style>
    <style:style style:name="T851" style:family="text">
      <style:text-properties style:font-name="Monospace" style:text-underline-style="none" fo:font-weight="bold" style:font-weight-asian="bold" style:font-weight-complex="bold"/>
    </style:style>
    <style:style style:name="T852" style:family="text">
      <style:text-properties style:font-name="Monospace" style:text-underline-style="solid" style:text-underline-width="auto" style:text-underline-color="font-color" officeooo:rsid="006f8c00"/>
    </style:style>
    <style:style style:name="T853" style:family="text">
      <style:text-properties officeooo:rsid="00136b99"/>
    </style:style>
    <style:style style:name="T854" style:family="text">
      <style:text-properties officeooo:rsid="01a090d6"/>
    </style:style>
    <style:style style:name="T855" style:family="text">
      <style:text-properties officeooo:rsid="001fa622"/>
    </style:style>
    <style:style style:name="T856" style:family="text">
      <style:text-properties officeooo:rsid="003cf95e"/>
    </style:style>
    <style:style style:name="T857" style:family="text">
      <style:text-properties officeooo:rsid="0016b291"/>
    </style:style>
    <style:style style:name="T858" style:family="text">
      <style:text-properties officeooo:rsid="00edc052"/>
    </style:style>
    <style:style style:name="T859" style:family="text">
      <style:text-properties officeooo:rsid="00fe66b7"/>
    </style:style>
    <style:style style:name="T860" style:family="text">
      <style:text-properties officeooo:rsid="001cadfd"/>
    </style:style>
    <style:style style:name="T861" style:family="text">
      <style:text-properties officeooo:rsid="00f65e2e"/>
    </style:style>
    <style:style style:name="T862" style:family="text">
      <style:text-properties officeooo:rsid="011a59e4"/>
    </style:style>
    <style:style style:name="T863" style:family="text">
      <style:text-properties officeooo:rsid="012d4736"/>
    </style:style>
    <style:style style:name="T864" style:family="text">
      <style:text-properties style:font-name="Liberation Sans" fo:font-size="12pt" fo:language="pt" fo:country="BR" officeooo:rsid="00fab35d" style:font-size-asian="12pt" style:font-size-complex="12pt"/>
    </style:style>
    <style:style style:name="T865" style:family="text">
      <style:text-properties style:font-name="Liberation Sans" fo:font-size="12pt" fo:language="pt" fo:country="BR" officeooo:rsid="007a7d78" style:font-size-asian="12pt" style:font-size-complex="12pt"/>
    </style:style>
    <style:style style:name="T866" style:family="text">
      <style:text-properties style:font-name="Liberation Sans" fo:font-size="12pt" fo:language="pt" fo:country="BR" officeooo:rsid="007c259c" style:font-size-asian="12pt" style:font-size-complex="12pt"/>
    </style:style>
    <style:style style:name="T86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6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6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70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71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72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73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7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875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876" style:family="text">
      <style:text-properties style:font-name="Liberation Sans" fo:language="pt" fo:country="BR"/>
    </style:style>
    <style:style style:name="T877" style:family="text">
      <style:text-properties style:font-name="Liberation Sans" fo:language="pt" fo:country="BR" officeooo:rsid="000e2760" style:font-name-asian="Microsoft YaHei" style:font-name-complex="Mangal1"/>
    </style:style>
    <style:style style:name="T878" style:family="text">
      <style:text-properties style:font-name="Liberation Sans" fo:language="pt" fo:country="BR" officeooo:rsid="01bb64b4" style:font-name-asian="Microsoft YaHei" style:font-name-complex="Mangal1"/>
    </style:style>
    <style:style style:name="T879" style:family="text">
      <style:text-properties style:font-name="Liberation Sans" fo:language="pt" fo:country="BR" officeooo:rsid="01c694eb" style:font-name-asian="Microsoft YaHei" style:font-name-complex="Mangal1"/>
    </style:style>
    <style:style style:name="T880" style:family="text">
      <style:text-properties style:font-name="Liberation Sans" officeooo:rsid="01869135" style:font-name-asian="Microsoft YaHei" style:font-name-complex="Mangal1"/>
    </style:style>
    <style:style style:name="T881" style:family="text">
      <style:text-properties style:font-name="Liberation Sans" officeooo:rsid="0208fbb4" style:font-name-asian="Microsoft YaHei" style:font-name-complex="Mangal1"/>
    </style:style>
    <style:style style:name="T882" style:family="text">
      <style:text-properties officeooo:rsid="00f7dc00"/>
    </style:style>
    <style:style style:name="T883" style:family="text">
      <style:text-properties officeooo:rsid="00400bc2"/>
    </style:style>
    <style:style style:name="T884" style:family="text">
      <style:text-properties officeooo:rsid="016f9642"/>
    </style:style>
    <style:style style:name="T885" style:family="text">
      <style:text-properties fo:color="#dcdcaa" loext:opacity="100%"/>
    </style:style>
    <style:style style:name="T886" style:family="text">
      <style:text-properties fo:color="#dcdcaa" loext:opacity="100%" style:font-name="Consolas2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887" style:family="text">
      <style:text-properties fo:color="#dcdcaa" loext:opacity="100%" style:font-name="Consolas2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888" style:family="text">
      <style:text-properties fo:color="#dcdcaa" loext:opacity="100%" style:font-name="Consolas2" fo:font-size="12pt" fo:font-weight="normal" fo:background-color="#1f1f1f" loext:char-shading-value="0" style:font-size-asian="12pt" style:font-size-complex="12pt"/>
    </style:style>
    <style:style style:name="T889" style:family="text">
      <style:text-properties fo:color="#dcdcaa" loext:opacity="100%" style:font-name="Consolas2" fo:font-size="12pt" fo:language="pt" fo:country="BR" fo:font-weight="normal" fo:background-color="#1f1f1f" loext:char-shading-value="0" style:font-size-asian="12pt" style:font-size-complex="12pt"/>
    </style:style>
    <style:style style:name="T890" style:family="text">
      <style:text-properties fo:color="#dcdcaa" loext:opacity="100%" style:font-name="Consolas2" fo:font-size="12pt" fo:language="pt" fo:country="BR" fo:font-weight="normal" officeooo:rsid="0145dfa3" fo:background-color="#1f1f1f" loext:char-shading-value="0" style:font-size-asian="12pt" style:font-size-complex="12pt"/>
    </style:style>
    <style:style style:name="T891" style:family="text">
      <style:text-properties fo:color="#dcdcaa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892" style:family="text">
      <style:text-properties fo:color="#dcdcaa" loext:opacity="100%" style:font-name="Consolas2" fo:font-weight="normal"/>
    </style:style>
    <style:style style:name="T893" style:family="text">
      <style:text-properties fo:color="#dcdcaa" loext:opacity="100%" style:font-name="Consolas2" fo:font-weight="normal" fo:background-color="#1e1e1e" loext:char-shading-value="0"/>
    </style:style>
    <style:style style:name="T894" style:family="text">
      <style:text-properties fo:color="#dcdcaa" loext:opacity="100%" style:font-name="Consolas2" fo:font-size="10.5pt" fo:font-weight="normal"/>
    </style:style>
    <style:style style:name="T895" style:family="text">
      <style:text-properties fo:color="#dcdcaa" loext:opacity="100%" style:font-name="Consolas2" fo:font-size="10.5pt" fo:font-weight="normal" fo:background-color="#1f1f1f" loext:char-shading-value="0"/>
    </style:style>
    <style:style style:name="T896" style:family="text">
      <style:text-properties fo:color="#dcdcaa" loext:opacity="100%" style:font-name="Consolas2" fo:font-size="10.5pt" fo:language="pt" fo:country="BR" fo:font-weight="normal" fo:background-color="#1f1f1f" loext:char-shading-value="0"/>
    </style:style>
    <style:style style:name="T89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89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899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900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901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902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03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04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905" style:family="text">
      <style:text-properties fo:color="#dcdcaa" loext:opacity="100%" style:font-name="Mono" fo:font-weight="normal" fo:background-color="#1e1e1e" loext:char-shading-value="0"/>
    </style:style>
    <style:style style:name="T906" style:family="text">
      <style:text-properties fo:color="#dcdcaa" loext:opacity="100%" style:font-name="Mono" fo:font-weight="normal" officeooo:rsid="00fcd43c" fo:background-color="#1e1e1e" loext:char-shading-value="0"/>
    </style:style>
    <style:style style:name="T907" style:family="text">
      <style:text-properties fo:color="#dcdcaa" loext:opacity="100%" style:font-name="Mono" fo:font-weight="normal" officeooo:rsid="00bd5516" fo:background-color="#1e1e1e" loext:char-shading-value="0"/>
    </style:style>
    <style:style style:name="T908" style:family="text">
      <style:text-properties fo:color="#dcdcaa" loext:opacity="100%" style:font-name="Mono" fo:font-weight="normal" officeooo:rsid="00fd7e4c" fo:background-color="#1e1e1e" loext:char-shading-value="0"/>
    </style:style>
    <style:style style:name="T909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910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911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912" style:family="text">
      <style:text-properties fo:color="#dcdcaa" loext:opacity="100%" fo:font-weight="normal" fo:background-color="#1e1e1e" loext:char-shading-value="0"/>
    </style:style>
    <style:style style:name="T913" style:family="text">
      <style:text-properties fo:color="#dcdcaa" loext:opacity="100%" fo:font-weight="normal" officeooo:rsid="00fcd43c" fo:background-color="#1e1e1e" loext:char-shading-value="0"/>
    </style:style>
    <style:style style:name="T91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91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916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917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918" style:family="text">
      <style:text-properties fo:color="#dcdcaa" loext:opacity="100%" style:font-name="Consolas" fo:font-size="12pt" style:font-size-asian="12pt" style:font-weight-asian="normal" style:font-size-complex="12pt"/>
    </style:style>
    <style:style style:name="T919" style:family="text">
      <style:text-properties fo:color="#9cdcfe" loext:opacity="100%"/>
    </style:style>
    <style:style style:name="T920" style:family="text">
      <style:text-properties fo:color="#9cdcfe" loext:opacity="100%" style:font-name="Consolas2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21" style:family="text">
      <style:text-properties fo:color="#9cdcfe" loext:opacity="100%" style:font-name="Consolas2" fo:font-size="12pt" fo:font-weight="normal" fo:background-color="#1f1f1f" loext:char-shading-value="0" style:font-size-asian="12pt" style:font-size-complex="12pt"/>
    </style:style>
    <style:style style:name="T922" style:family="text">
      <style:text-properties fo:color="#9cdcfe" loext:opacity="100%" style:font-name="Consolas2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923" style:family="text">
      <style:text-properties fo:color="#9cdcfe" loext:opacity="100%" style:font-name="Consolas2" fo:font-size="12pt" fo:language="pt" fo:country="BR" fo:font-weight="normal" fo:background-color="#1f1f1f" loext:char-shading-value="0" style:font-size-asian="12pt" style:font-size-complex="12pt"/>
    </style:style>
    <style:style style:name="T924" style:family="text">
      <style:text-properties fo:color="#9cdcfe" loext:opacity="100%" style:font-name="Consolas2" fo:font-size="12pt" fo:language="pt" fo:country="BR" fo:font-weight="normal" officeooo:rsid="0145dfa3" fo:background-color="#1f1f1f" loext:char-shading-value="0" style:font-size-asian="12pt" style:font-size-complex="12pt"/>
    </style:style>
    <style:style style:name="T925" style:family="text">
      <style:text-properties fo:color="#9cdcfe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26" style:family="text">
      <style:text-properties fo:color="#9cdcfe" loext:opacity="100%" style:font-name="Consolas2" fo:font-size="10.5pt" fo:font-weight="normal"/>
    </style:style>
    <style:style style:name="T927" style:family="text">
      <style:text-properties fo:color="#9cdcfe" loext:opacity="100%" style:font-name="Consolas2" fo:font-size="10.5pt" fo:font-weight="normal" fo:background-color="#1f1f1f" loext:char-shading-value="0"/>
    </style:style>
    <style:style style:name="T928" style:family="text">
      <style:text-properties fo:color="#9cdcfe" loext:opacity="100%" style:font-name="Consolas2" fo:font-size="10.5pt" fo:font-weight="normal" officeooo:rsid="01a36cca" fo:background-color="#1f1f1f" loext:char-shading-value="0"/>
    </style:style>
    <style:style style:name="T929" style:family="text">
      <style:text-properties fo:color="#9cdcfe" loext:opacity="100%" style:font-name="Consolas2" fo:font-size="10.5pt" fo:font-weight="normal" officeooo:rsid="01869135" fo:background-color="#1f1f1f" loext:char-shading-value="0"/>
    </style:style>
    <style:style style:name="T930" style:family="text">
      <style:text-properties fo:color="#9cdcfe" loext:opacity="100%" style:font-name="Consolas2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931" style:family="text">
      <style:text-properties fo:color="#9cdcfe" loext:opacity="100%" style:font-name="Consolas2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32" style:family="text">
      <style:text-properties fo:color="#9cdcfe" loext:opacity="100%" style:font-name="Consolas2" fo:font-size="10.5pt" fo:language="pt" fo:country="BR" fo:font-weight="normal" fo:background-color="#1f1f1f" loext:char-shading-value="0"/>
    </style:style>
    <style:style style:name="T933" style:family="text">
      <style:text-properties fo:color="#9cdcfe" loext:opacity="100%" style:font-name="Consolas2" fo:font-weight="normal"/>
    </style:style>
    <style:style style:name="T934" style:family="text">
      <style:text-properties fo:color="#9cdcfe" loext:opacity="100%" style:font-name="Consolas2" fo:font-weight="normal" fo:background-color="#1e1e1e" loext:char-shading-value="0"/>
    </style:style>
    <style:style style:name="T935" style:family="text">
      <style:text-properties fo:color="#9cdcfe" loext:opacity="100%" style:font-name="Consolas2" fo:font-weight="normal" officeooo:rsid="00bdec46" fo:background-color="#1e1e1e" loext:char-shading-value="0"/>
    </style:style>
    <style:style style:name="T936" style:family="text">
      <style:text-properties fo:color="#9cdcfe" loext:opacity="100%" style:font-name="Liberation Serif"/>
    </style:style>
    <style:style style:name="T937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3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3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4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41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4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43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944" style:family="text">
      <style:text-properties fo:color="#9cdcfe" loext:opacity="100%" style:font-name="Mono" fo:font-weight="normal" fo:background-color="#1e1e1e" loext:char-shading-value="0"/>
    </style:style>
    <style:style style:name="T945" style:family="text">
      <style:text-properties fo:color="#9cdcfe" loext:opacity="100%" style:font-name="Mono" fo:font-weight="normal" officeooo:rsid="00b725b2" fo:background-color="#1e1e1e" loext:char-shading-value="0"/>
    </style:style>
    <style:style style:name="T946" style:family="text">
      <style:text-properties fo:color="#9cdcfe" loext:opacity="100%" style:font-name="Mono" fo:font-weight="normal" officeooo:rsid="018767ee" fo:background-color="#1e1e1e" loext:char-shading-value="0"/>
    </style:style>
    <style:style style:name="T947" style:family="text">
      <style:text-properties fo:color="#9cdcfe" loext:opacity="100%" style:font-name="Mono" fo:font-weight="normal" officeooo:rsid="00fcd43c" fo:background-color="#1e1e1e" loext:char-shading-value="0"/>
    </style:style>
    <style:style style:name="T948" style:family="text">
      <style:text-properties fo:color="#9cdcfe" loext:opacity="100%" style:font-name="Mono" fo:font-weight="normal" officeooo:rsid="00bd5516" fo:background-color="#1e1e1e" loext:char-shading-value="0"/>
    </style:style>
    <style:style style:name="T949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5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51" style:family="text">
      <style:text-properties fo:color="#9cdcfe" loext:opacity="100%" style:font-name="Consolas" fo:font-size="12pt" style:font-size-asian="12pt" style:font-weight-asian="normal" style:font-size-complex="12pt"/>
    </style:style>
    <style:style style:name="T952" style:family="text">
      <style:text-properties fo:color="#6a9955" loext:opacity="100%"/>
    </style:style>
    <style:style style:name="T953" style:family="text">
      <style:text-properties fo:color="#6a9955" loext:opacity="100%" style:font-name="Consolas2" fo:font-size="10.5pt" fo:font-weight="normal" fo:background-color="#1f1f1f" loext:char-shading-value="0"/>
    </style:style>
    <style:style style:name="T954" style:family="text">
      <style:text-properties fo:color="#6a9955" loext:opacity="100%" style:font-name="Consolas2" fo:font-weight="normal"/>
    </style:style>
    <style:style style:name="T955" style:family="text">
      <style:text-properties fo:color="#6a9955" loext:opacity="100%" style:font-name="Consolas2" fo:font-weight="normal" officeooo:rsid="00bdec46" fo:background-color="#1e1e1e" loext:char-shading-value="0"/>
    </style:style>
    <style:style style:name="T956" style:family="text">
      <style:text-properties fo:color="#6a9955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57" style:family="text">
      <style:text-properties fo:color="#6a9955" loext:opacity="100%" style:font-name="Consolas2" fo:font-size="12pt" fo:font-weight="normal" fo:background-color="#1f1f1f" loext:char-shading-value="0" style:font-size-asian="12pt" style:font-size-complex="12pt"/>
    </style:style>
    <style:style style:name="T958" style:family="text">
      <style:text-properties fo:color="#6a9955" loext:opacity="100%" style:font-name="Consolas2" fo:font-size="12pt" fo:font-weight="normal" officeooo:rsid="01869135" fo:background-color="#1f1f1f" loext:char-shading-value="0" style:font-size-asian="12pt" style:font-size-complex="12pt"/>
    </style:style>
    <style:style style:name="T959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60" style:family="text">
      <style:text-properties fo:color="#6a9955" loext:opacity="100%" style:font-name="Mono" fo:font-weight="normal" officeooo:rsid="00b725b2" fo:background-color="#1e1e1e" loext:char-shading-value="0"/>
    </style:style>
    <style:style style:name="T961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62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63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64" style:family="text">
      <style:text-properties fo:color="#6a9955" loext:opacity="100%" style:font-name="Consolas" fo:font-size="12pt" fo:font-weight="normal" fo:background-color="#1f1f1f" loext:char-shading-value="0" style:font-size-asian="12pt" style:font-weight-asian="normal" style:font-size-complex="12pt"/>
    </style:style>
    <style:style style:name="T965" style:family="text">
      <style:text-properties fo:color="#6a9955" loext:opacity="100%" style:font-name="Consolas" fo:font-size="12pt" fo:font-weight="normal" style:font-size-asian="12pt" style:font-weight-asian="normal" style:font-size-complex="12pt"/>
    </style:style>
    <style:style style:name="T966" style:family="text">
      <style:text-properties fo:color="#6a9955" loext:opacity="100%" style:font-name="Consolas" fo:font-size="12pt" style:font-size-asian="12pt" style:font-weight-asian="normal" style:font-size-complex="12pt"/>
    </style:style>
    <style:style style:name="T967" style:family="text">
      <style:text-properties fo:color="#4ec9b0" loext:opacity="100%"/>
    </style:style>
    <style:style style:name="T968" style:family="text">
      <style:text-properties fo:color="#4ec9b0" loext:opacity="100%" style:font-name="Consolas2" fo:font-size="10.5pt" fo:language="pt" fo:country="BR" fo:font-weight="normal" fo:background-color="#1f1f1f" loext:char-shading-value="0"/>
    </style:style>
    <style:style style:name="T969" style:family="text">
      <style:text-properties fo:color="#4ec9b0" loext:opacity="100%" style:font-name="Consolas2" fo:font-size="10.5pt" fo:language="pt" fo:country="BR" fo:font-weight="normal" officeooo:rsid="0198b8fb" fo:background-color="#1f1f1f" loext:char-shading-value="0"/>
    </style:style>
    <style:style style:name="T970" style:family="text">
      <style:text-properties fo:color="#4ec9b0" loext:opacity="100%" style:font-name="Consolas2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71" style:family="text">
      <style:text-properties fo:color="#4ec9b0" loext:opacity="100%" style:font-name="Consolas2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972" style:family="text">
      <style:text-properties fo:color="#4ec9b0" loext:opacity="100%" style:font-name="Consolas2" fo:font-size="10.5pt" fo:font-weight="normal"/>
    </style:style>
    <style:style style:name="T973" style:family="text">
      <style:text-properties fo:color="#4ec9b0" loext:opacity="100%" style:font-name="Consolas2" fo:font-size="10.5pt" fo:font-weight="normal" fo:background-color="#1f1f1f" loext:char-shading-value="0"/>
    </style:style>
    <style:style style:name="T974" style:family="text">
      <style:text-properties fo:color="#4ec9b0" loext:opacity="100%" style:font-name="Consolas2" fo:font-size="10.5pt" fo:font-style="normal" fo:font-weight="normal" fo:background-color="#1f1f1f" loext:char-shading-value="0" style:font-style-asian="normal" style:font-style-complex="normal"/>
    </style:style>
    <style:style style:name="T975" style:family="text">
      <style:text-properties fo:color="#4ec9b0" loext:opacity="100%" officeooo:rsid="0222f644"/>
    </style:style>
    <style:style style:name="T976" style:family="text">
      <style:text-properties officeooo:rsid="00f91742"/>
    </style:style>
    <style:style style:name="T977" style:family="text">
      <style:text-properties officeooo:rsid="00ff48d5"/>
    </style:style>
    <style:style style:name="T978" style:family="text">
      <style:text-properties officeooo:rsid="006287df"/>
    </style:style>
    <style:style style:name="T979" style:family="text">
      <style:text-properties fo:color="#ce9178" loext:opacity="100%"/>
    </style:style>
    <style:style style:name="T980" style:family="text">
      <style:text-properties fo:color="#ce9178" loext:opacity="100%" style:font-name="Consolas2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81" style:family="text">
      <style:text-properties fo:color="#ce9178" loext:opacity="100%" style:font-name="Consolas2" fo:font-size="12pt" fo:font-weight="normal" fo:background-color="#1f1f1f" loext:char-shading-value="0" style:font-size-asian="12pt" style:font-size-complex="12pt"/>
    </style:style>
    <style:style style:name="T982" style:family="text">
      <style:text-properties fo:color="#ce9178" loext:opacity="100%" style:font-name="Consolas2" fo:font-size="12pt" fo:language="pt" fo:country="BR" fo:font-weight="normal" fo:background-color="#1f1f1f" loext:char-shading-value="0" style:font-size-asian="12pt" style:font-size-complex="12pt"/>
    </style:style>
    <style:style style:name="T983" style:family="text">
      <style:text-properties fo:color="#ce9178" loext:opacity="100%" style:font-name="Consolas2" fo:font-size="12pt" fo:language="pt" fo:country="BR" fo:font-weight="normal" officeooo:rsid="0145dfa3" fo:background-color="#1f1f1f" loext:char-shading-value="0" style:font-size-asian="12pt" style:font-size-complex="12pt"/>
    </style:style>
    <style:style style:name="T984" style:family="text">
      <style:text-properties fo:color="#ce9178" loext:opacity="100%" style:font-name="Consolas2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85" style:family="text">
      <style:text-properties fo:color="#ce9178" loext:opacity="100%" style:font-name="Consolas2" fo:font-weight="normal" fo:background-color="#1e1e1e" loext:char-shading-value="0"/>
    </style:style>
    <style:style style:name="T986" style:family="text">
      <style:text-properties fo:color="#ce9178" loext:opacity="100%" style:font-name="Consolas2" fo:font-size="10.5pt" fo:font-weight="normal"/>
    </style:style>
    <style:style style:name="T987" style:family="text">
      <style:text-properties fo:color="#ce9178" loext:opacity="100%" style:font-name="Consolas2" fo:font-size="10.5pt" fo:font-weight="normal" fo:background-color="#1f1f1f" loext:char-shading-value="0"/>
    </style:style>
    <style:style style:name="T988" style:family="text">
      <style:text-properties fo:color="#ce9178" loext:opacity="100%" style:font-name="Consolas2" fo:font-size="10.5pt" fo:font-weight="normal" officeooo:rsid="015f6129" fo:background-color="#1f1f1f" loext:char-shading-value="0"/>
    </style:style>
    <style:style style:name="T989" style:family="text">
      <style:text-properties fo:color="#ce9178" loext:opacity="100%" style:font-name="Consolas2" fo:font-size="10.5pt" fo:font-weight="normal" officeooo:rsid="0222f644"/>
    </style:style>
    <style:style style:name="T990" style:family="text">
      <style:text-properties fo:color="#ce9178" loext:opacity="100%" style:font-name="Consolas2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991" style:family="text">
      <style:text-properties fo:color="#ce9178" loext:opacity="100%" style:font-name="Consolas2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92" style:family="text">
      <style:text-properties fo:color="#ce9178" loext:opacity="100%" style:font-name="Liberation Serif"/>
    </style:style>
    <style:style style:name="T993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9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95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96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9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98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999" style:family="text">
      <style:text-properties fo:color="#ce9178" loext:opacity="100%" style:font-name="Mono" fo:font-weight="normal" fo:background-color="#1e1e1e" loext:char-shading-value="0"/>
    </style:style>
    <style:style style:name="T1000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1001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100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1003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1004" style:family="text">
      <style:text-properties officeooo:rsid="00e1c371" style:font-size-asian="12pt" style:font-size-complex="12pt"/>
    </style:style>
    <style:style style:name="T1005" style:family="text">
      <style:text-properties officeooo:rsid="00d9bf05"/>
    </style:style>
    <style:style style:name="T1006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1007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1008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1009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1010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101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101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101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1014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15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1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1017" style:family="text">
      <style:text-properties fo:color="#c586c0" loext:opacity="100%"/>
    </style:style>
    <style:style style:name="T1018" style:family="text">
      <style:text-properties fo:color="#c586c0" loext:opacity="100%" style:font-name="Consolas2" fo:font-weight="normal" fo:background-color="#1e1e1e" loext:char-shading-value="0"/>
    </style:style>
    <style:style style:name="T1019" style:family="text">
      <style:text-properties fo:color="#c586c0" loext:opacity="100%" style:font-name="Consolas2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20" style:family="text">
      <style:text-properties fo:color="#c586c0" loext:opacity="100%" style:font-name="Consolas2" fo:font-size="10.5pt" fo:font-weight="normal"/>
    </style:style>
    <style:style style:name="T1021" style:family="text">
      <style:text-properties fo:color="#c586c0" loext:opacity="100%" style:font-name="Consolas2" fo:font-size="10.5pt" fo:font-weight="normal" fo:background-color="#1f1f1f" loext:char-shading-value="0"/>
    </style:style>
    <style:style style:name="T1022" style:family="text">
      <style:text-properties fo:color="#c586c0" loext:opacity="100%" style:font-name="Mono" fo:font-weight="normal" officeooo:rsid="00b725b2" fo:background-color="#1e1e1e" loext:char-shading-value="0"/>
    </style:style>
    <style:style style:name="T1023" style:family="text">
      <style:text-properties fo:color="#c586c0" loext:opacity="100%" style:font-name="Consolas" style:font-weight-asian="normal"/>
    </style:style>
    <style:style style:name="T1024" style:family="text">
      <style:text-properties fo:color="#c586c0" loext:opacity="100%" officeooo:rsid="021619be"/>
    </style:style>
    <style:style style:name="T1025" style:family="text">
      <style:text-properties officeooo:rsid="00d9fbfd"/>
    </style:style>
    <style:style style:name="T1026" style:family="text">
      <style:text-properties officeooo:rsid="00f01bf8"/>
    </style:style>
    <style:style style:name="T1027" style:family="text">
      <style:text-properties officeooo:rsid="0071e7d1"/>
    </style:style>
    <style:style style:name="T1028" style:family="text">
      <style:text-properties officeooo:rsid="006f8c00"/>
    </style:style>
    <style:style style:name="T1029" style:family="text">
      <style:text-properties officeooo:rsid="00cfc560"/>
    </style:style>
    <style:style style:name="T1030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10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103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3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34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35" style:family="text">
      <style:text-properties officeooo:rsid="000e2760"/>
    </style:style>
    <style:style style:name="T1036" style:family="text">
      <style:text-properties officeooo:rsid="01cffdb6"/>
    </style:style>
    <style:style style:name="T1037" style:family="text">
      <style:text-properties fo:color="#d16969" loext:opacity="100%" style:font-name="Consolas2" fo:font-size="12pt" fo:font-weight="normal" fo:background-color="#1f1f1f" loext:char-shading-value="0" style:font-size-asian="12pt" style:font-size-complex="12pt"/>
    </style:style>
    <style:style style:name="T1038" style:family="text">
      <style:text-properties fo:color="#808080" loext:opacity="100%"/>
    </style:style>
    <style:style style:name="T1039" style:family="text">
      <style:text-properties fo:color="#808080" loext:opacity="100%" style:font-name="Consolas2" fo:font-size="10.5pt" fo:font-weight="normal"/>
    </style:style>
    <style:style style:name="T1040" style:family="text">
      <style:text-properties officeooo:rsid="01887e73"/>
    </style:style>
    <style:style style:name="T1041" style:family="text">
      <style:text-properties officeooo:rsid="00f288ab"/>
    </style:style>
    <style:style style:name="T1042" style:family="text">
      <style:text-properties fo:font-style="italic" officeooo:rsid="00f288ab" style:font-style-asian="italic" style:font-style-complex="italic"/>
    </style:style>
    <style:style style:name="T1043" style:family="text">
      <style:text-properties officeooo:rsid="00b725b2"/>
    </style:style>
    <style:style style:name="T1044" style:family="text">
      <style:text-properties officeooo:rsid="00b2d328"/>
    </style:style>
    <style:style style:name="T1045" style:family="text">
      <style:text-properties officeooo:rsid="01aa837b"/>
    </style:style>
    <style:style style:name="T1046" style:family="text">
      <style:text-properties officeooo:rsid="00bd5516"/>
    </style:style>
    <style:style style:name="T1047" style:family="text">
      <style:text-properties officeooo:rsid="01860800"/>
    </style:style>
    <style:style style:name="T1048" style:family="text">
      <style:text-properties officeooo:rsid="00fcd43c"/>
    </style:style>
    <style:style style:name="T1049" style:family="text">
      <style:text-properties officeooo:rsid="00fd7e4c"/>
    </style:style>
    <style:style style:name="T1050" style:family="text">
      <style:text-properties style:font-name="Consolas2" fo:font-weight="normal"/>
    </style:style>
    <style:style style:name="T1051" style:family="text">
      <style:text-properties officeooo:rsid="01869135"/>
    </style:style>
    <style:style style:name="T1052" style:family="text">
      <style:text-properties officeooo:rsid="019276e1"/>
    </style:style>
    <style:style style:name="T1053" style:family="text">
      <style:text-properties officeooo:rsid="016d7e7f"/>
    </style:style>
    <style:style style:name="T1054" style:family="text">
      <style:text-properties officeooo:rsid="020a2d2d"/>
    </style:style>
    <style:style style:name="T1055" style:family="text">
      <style:text-properties officeooo:rsid="01abba9b"/>
    </style:style>
    <style:style style:name="T105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5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58" style:family="text">
      <style:text-properties officeooo:rsid="01ac95ad"/>
    </style:style>
    <style:style style:name="T1059" style:family="text">
      <style:text-properties officeooo:rsid="01b9df00"/>
    </style:style>
    <style:style style:name="T1060" style:family="text">
      <style:text-properties officeooo:rsid="0169e819"/>
    </style:style>
    <style:style style:name="T1061" style:family="text">
      <style:text-properties officeooo:rsid="016b05d5"/>
    </style:style>
    <style:style style:name="T1062" style:family="text">
      <style:text-properties officeooo:rsid="01bb64b4"/>
    </style:style>
    <style:style style:name="T1063" style:family="text">
      <style:text-properties officeooo:rsid="020f03f3"/>
    </style:style>
    <style:style style:name="T1064" style:family="text">
      <style:text-properties style:font-name-asian="Mono2"/>
    </style:style>
    <style:style style:name="T1065" style:family="text">
      <style:text-properties fo:font-style="normal" officeooo:rsid="0222f644" style:font-style-asian="normal" style:font-style-complex="normal"/>
    </style:style>
    <style:style style:name="T1066" style:family="text">
      <style:text-properties officeooo:rsid="021619be"/>
    </style:style>
    <style:style style:name="T1067" style:family="text">
      <style:text-properties style:font-name="Mono"/>
    </style:style>
    <style:style style:name="T1068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69" style:family="text">
      <style:text-properties style:font-name="Mono" fo:font-size="12pt" fo:language="pt" fo:country="BR" officeooo:rsid="000e2760" style:font-size-asian="12pt" style:font-size-complex="12pt"/>
    </style:style>
    <style:style style:name="T1070" style:family="text">
      <style:text-properties officeooo:rsid="02171aee"/>
    </style:style>
    <style:style style:name="T1071" style:family="text">
      <style:text-properties officeooo:rsid="021a04a9"/>
    </style:style>
    <style:style style:name="T1072" style:family="text">
      <style:text-properties officeooo:rsid="02251256"/>
    </style:style>
    <style:style style:name="T1073" style:family="text">
      <style:text-properties fo:font-size="10pt" style:font-size-asian="10pt" style:font-size-complex="10pt"/>
    </style:style>
    <style:style style:name="T1074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6" text:outline-level="1">Aula 01 - <text:span text:style-name="T1">História</text:span></text:h>
      <text:p text:style-name="P49"/>
      <text:p text:style-name="P101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102"><text:span text:style-name="Strong_20_Emphasis"><text:span text:style-name="T46">Origem e Primeiras Versões:</text:span></text:span></text:p>
      <text:list text:style-name="L1">
        <text:list-item>
          <text:p text:style-name="P269"><text:span text:style-name="Strong_20_Emphasis"><text:span text:style-name="T45">1994 – Criação por Rasmus Lerdorf</text:span></text:span><text:span text:style-name="T45">: Rasmus Lerdorf, um programador dinamarquês-canadense, criou um conjunto de scripts CGI em linguagem C para monitorar o tráfego em sua página pessoal. Ele chamou essa ferramenta de </text:span><text:span text:style-name="Strong_20_Emphasis"><text:span text:style-name="T45">"Personal Home Page Tools"</text:span></text:span><text:span text:style-name="T45">. Essa versão inicial incluía funcionalidades simples como gerenciamento de formulários e a capacidade de interagir com bancos de dados. </text:span><text:span text:style-name="T48">Em 1995, </text:span><text:span text:style-name="T45">Rasmus disponibilizou a ferramenta para a comunidade, permitindo que outros desenvolvedores a usassem e contribuíssem.</text:span></text:p>
        </text:list-item>
        <text:list-item>
          <text:p text:style-name="P269"><text:span text:style-name="Strong_20_Emphasis"><text:span text:style-name="T45">1997 – PHP 2.0 (PHP/FI 2.0)</text:span></text:span><text:span text:style-name="T45">: Primeira versão funcional para produção. Suporte básico para variáveis, laços e funcionalidade rudimentar de programação.</text:span></text:p>
        </text:list-item>
        <text:list-item>
          <text:p text:style-name="P270"><text:span text:style-name="Strong_20_Emphasis"><text:span text:style-name="T45">1998 – PHP 3.0</text:span></text:span><text:span text:style-name="T45">: Dois novos desenvolvedores </text:span><text:span text:style-name="T48">israelenses</text:span><text:span text:style-name="T45">, </text:span><text:span text:style-name="Strong_20_Emphasis"><text:span text:style-name="T45">Zeev Suraski</text:span></text:span><text:span text:style-name="T45"> e </text:span><text:span text:style-name="Strong_20_Emphasis"><text:span text:style-name="T45">Andi Gutmans</text:span></text:span><text:span text:style-name="T45">, reescreveram o núcleo do PHP para resolver suas limitações e torná-lo mais robusto. A sigla foi alterada para </text:span><text:span text:style-name="Strong_20_Emphasis"><text:span text:style-name="T45">PHP: Hypertext Preprocessor</text:span></text:span><text:span text:style-name="T45">.</text:span></text:p>
        </text:list-item>
        <text:list-item>
          <text:p text:style-name="P270"><text:span text:style-name="Strong_20_Emphasis"><text:span text:style-name="T49">2000 - </text:span></text:span><text:span text:style-name="Strong_20_Emphasis"><text:span text:style-name="T45">PHP 4.0</text:span></text:span><text:span text:style-name="T45">: Introdução do </text:span><text:span text:style-name="Strong_20_Emphasis"><text:span text:style-name="T45">Zend Engine 1.0</text:span></text:span><text:span text:style-name="T45">, desenvolvido por Suraski e Gutmans. Melhorias significativas em desempenho e suporte a programação orientada a objetos rudimentar.</text:span></text:p>
        </text:list-item>
        <text:list-item>
          <text:p text:style-name="P270"><text:span text:style-name="Strong_20_Emphasis"><text:span text:style-name="T45">2004 – PHP 5.0</text:span></text:span><text:span text:style-name="T45">: Introdução de um modelo completo de </text:span><text:span text:style-name="Strong_20_Emphasis"><text:span text:style-name="T45">programação orientada a objetos (POO)</text:span></text:span><text:span text:style-name="T45">. Uso do </text:span><text:span text:style-name="Strong_20_Emphasis"><text:span text:style-name="T45">Zend Engine 2.0</text:span></text:span><text:span text:style-name="T45">. Suporte para </text:span><text:span text:style-name="Strong_20_Emphasis"><text:span text:style-name="T45">XML</text:span></text:span><text:span text:style-name="T45">, melhorias em segurança e extensões como </text:span><text:span text:style-name="Strong_20_Emphasis"><text:span text:style-name="T45">PDO (PHP Data Objects)</text:span></text:span><text:span text:style-name="T45"> para acesso a bancos de dados.</text:span></text:p>
        </text:list-item>
        <text:list-item>
          <text:p text:style-name="P270"><text:span text:style-name="Strong_20_Emphasis"><text:span text:style-name="T45">2015 – PHP 7.0</text:span></text:span><text:span text:style-name="T45">: Uma grande evolução com o </text:span><text:span text:style-name="Strong_20_Emphasis"><text:span text:style-name="T45">Zend Engine 3</text:span></text:span><text:span text:style-name="T45">, que trouxe:</text:span></text:p>
          <text:list>
            <text:list-item>
              <text:p text:style-name="P271">Desempenho até duas vezes mais rápido.</text:p>
            </text:list-item>
            <text:list-item>
              <text:p text:style-name="P270"><text:span text:style-name="T45">Suporte a </text:span><text:span text:style-name="Strong_20_Emphasis"><text:span text:style-name="T45">type hints</text:span></text:span><text:span text:style-name="T45"> e retorno com tipos declarados.</text:span></text:p>
            </text:list-item>
            <text:list-item>
              <text:p text:style-name="P271">Melhor gerenciamento de memória.</text:p>
            </text:list-item>
          </text:list>
        </text:list-item>
        <text:list-item>
          <text:p text:style-name="P270"><text:span text:style-name="Strong_20_Emphasis"><text:span text:style-name="T45">2020 – PHP 8.0</text:span></text:span><text:span text:style-name="T45">: Introdução de funcionalidades modernas como:</text:span></text:p>
          <text:list>
            <text:list-item>
              <text:p text:style-name="P270"><text:span text:style-name="Strong_20_Emphasis"><text:span text:style-name="T45">JIT (Just-In-Time Compilation)</text:span></text:span><text:span text:style-name="T45">, melhorando ainda mais o desempenho.</text:span></text:p>
            </text:list-item>
            <text:list-item>
              <text:p text:style-name="P270"><text:span text:style-name="Strong_20_Emphasis"><text:span text:style-name="T45">Union Types</text:span></text:span><text:span text:style-name="T45">, </text:span><text:span text:style-name="Strong_20_Emphasis"><text:span text:style-name="T45">match expressions</text:span></text:span><text:span text:style-name="T45">, e mais.</text:span></text:p>
            </text:list-item>
            <text:list-item>
              <text:p text:style-name="P271">Foco em segurança, performance e recursos para desenvolvedores.</text:p>
            </text:list-item>
          </text:list>
        </text:list-item>
      </text:list>
      <text:p text:style-name="P50"/>
      <text:h text:style-name="P237" text:outline-level="1"/>
      <text:h text:style-name="P247" text:outline-level="1"><text:span text:style-name="T78">F</text:span><text:span text:style-name="T77">uncionamento</text:span></text:h>
      <text:p text:style-name="P4"/>
      <text:p text:style-name="P103"><text:span text:style-name="T45">Em termos simplificados, o </text:span><text:span text:style-name="T50">PHP</text:span><text:span text:style-name="T45">: </text:span><text:span text:style-name="Strong_20_Emphasis"><text:span text:style-name="T45">interpreta, compila e executa</text:span></text:span><text:span text:style-name="T45">.<text:line-break/></text:span><text:span text:style-name="T50">Quando um</text:span><text:span text:style-name="T240"> arquivo </text:span><text:span text:style-name="Source_20_Text"><text:span text:style-name="T378">.php</text:span></text:span><text:span text:style-name="T240"> é interpretado pel</text:span><text:span text:style-name="T241">o</text:span><text:span text:style-name="T240"> Zend Engine, o mecanismo principal do PHP, </text:span><text:span text:style-name="T242">e</text:span><text:span text:style-name="T240">le transforma o código em </text:span><text:span text:style-name="Strong_20_Emphasis"><text:span text:style-name="T254">OpCodes</text:span></text:span><text:span text:style-name="T240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2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4"><text:span text:style-name="T526">Type Juggling</text:span><text:span text:style-name="T51"> (ou "manipulação de tipos") é o nome do processo pelo qual o PHP </text:span><text:span text:style-name="T45">realiza conversões </text:span><text:span text:style-name="T51">automaticamente</text:span><text:span text:style-name="T45"> de tipos de dados quando é necessário para realizar uma operação. </text:span><text:span text:style-name="T51">É por esse motivo que o PHP é considerado como uma linguagem </text:span><text:span text:style-name="Strong_20_Emphasis"><text:span text:style-name="T51">fracamente tipada</text:span></text:span><text:span text:style-name="T51">, o que significa que as variáveis não precisam ter um tipo explicitamente definido e o interpretador decide qual tipo usar em cada situação. </text:span></text:p>
      <text:h text:style-name="P238" text:outline-level="1">Aula 02 - <text:span text:style-name="T1">Instalação</text:span></text:h>
      <text:p text:style-name="P51"/>
      <text:p text:style-name="P51">Para <text:span text:style-name="T557">simular um servidor web em uma máquina doméstica</text:span>, serão precisos 3 programas:</text:p>
      <text:list text:style-name="L2">
        <text:list-item>
          <text:p text:style-name="P281"><text:span text:style-name="T8">Apache:</text:span><text:span text:style-name="T3"> </text:span><text:span text:style-name="T4">HTTP server, </text:span><text:span text:style-name="T22">é o </text:span><text:span text:style-name="Strong_20_Emphasis"><text:span text:style-name="T30">"entregador"</text:span></text:span><text:span text:style-name="T30"> </text:span><text:span text:style-name="T22">das páginas web. </text:span></text:p>
        </text:list-item>
        <text:list-item>
          <text:p text:style-name="P272"><text:span text:style-name="T32">MySQL:</text:span><text:span text:style-name="T23"> </text:span><text:span text:style-name="T558">SGBD </text:span><text:span text:style-name="T559">(</text:span><text:span text:style-name="T23">ferramenta de banco de da</text:span><text:span text:style-name="T560">dos</text:span><text:span text:style-name="T559">)</text:span></text:p>
        </text:list-item>
        <text:list-item>
          <text:p text:style-name="P281"><text:span text:style-name="T562">PHP:</text:span><text:span text:style-name="T563"> interpretador </text:span><text:span text:style-name="T564">mais popular do back-end, </text:span><text:span text:style-name="T561">é </text:span><text:span text:style-name="T565">o </text:span><text:span text:style-name="Strong_20_Emphasis"><text:span text:style-name="T565">"gerador"</text:span></text:span><text:span text:style-name="T565"> de </text:span><text:span text:style-name="T561">conteúdo dinâmico.</text:span></text:p>
        </text:list-item>
      </text:list>
      <text:p text:style-name="P53"/>
      <text:p text:style-name="P7"><text:span text:style-name="T22">Não precisa usar mais XAMPP pois, a partir da versão 5.4, o PHP </text:span><text:span text:style-name="T24">já </text:span><text:span text:style-name="T22">contém </text:span><text:span text:style-name="T33">servidor embutido</text:span><text:span text:style-name="T30"> </text:span><text:span text:style-name="T31">para testes de desenvolvimento</text:span><text:span text:style-name="T22">. Para iniciá-lo, utilize o comando:</text:span><text:span text:style-name="T566"> </text:span><text:span text:style-name="T568">php -S localhost:</text:span><text:span text:style-name="T619">800</text:span><text:span text:style-name="T620">0</text:span><text:span text:style-name="T568"> -t </text:span><text:span text:style-name="T635">public</text:span><text:span text:style-name="T22"><text:tab/><text:line-break/></text:span><text:span text:style-name="T25">Explicando as partes do comando</text:span><text:span text:style-name="T22">: </text:span></text:p>
      <text:list text:style-name="L3">
        <text:list-item>
          <text:p text:style-name="P326"><text:span text:style-name="Strong_20_Emphasis"><text:span text:style-name="Source_20_Text"><text:span text:style-name="T4">php</text:span></text:span></text:span><text:span text:style-name="T4"> </text:span><text:span text:style-name="T45">Invoca o interpretador PHP instalado no sistema.</text:span></text:p>
        </text:list-item>
        <text:list-item>
          <text:p text:style-name="P326"><text:span text:style-name="Strong_20_Emphasis"><text:span text:style-name="Source_20_Text"><text:span text:style-name="T45">-S</text:span></text:span></text:span><text:span text:style-name="T45"> </text:span><text:span text:style-name="T52">s</text:span><text:span text:style-name="T45">ignifica "Start server". Usado para iniciar o servidor web embutido do PHP</text:span></text:p>
        </text:list-item>
        <text:list-item>
          <text:p text:style-name="P326"><text:span text:style-name="Strong_20_Emphasis"><text:span text:style-name="Source_20_Text"><text:span text:style-name="T45">localhost:800</text:span></text:span></text:span><text:span text:style-name="Strong_20_Emphasis"><text:span text:style-name="Source_20_Text"><text:span text:style-name="T53">0</text:span></text:span></text:span><text:span text:style-name="T45"> Define o endereço e a porta onde o servidor será acessado</text:span></text:p>
        </text:list-item>
        <text:list-item>
          <text:p text:style-name="P327"><text:span text:style-name="Strong_20_Emphasis"><text:span text:style-name="Source_20_Text"><text:span text:style-name="T45">-t</text:span></text:span></text:span><text:span text:style-name="T52"> </text:span><text:span text:style-name="T54">significa “target directory”. </text:span><text:span text:style-name="T52">Define </text:span><text:span text:style-name="T55">qual será </text:span><text:span text:style-name="T52">o diretório raiz do servidor (document root).</text:span></text:p>
        </text:list-item>
        <text:list-item>
          <text:p text:style-name="P328"><text:span text:style-name="Source_20_Text"><text:span text:style-name="Strong_20_Emphasis"><text:span text:style-name="T45">public</text:span></text:span></text:span><text:span text:style-name="T52"> Indica que os arquivos servidos pelo servidor estarão </text:span><text:span text:style-name="T55">somente </text:span><text:span text:style-name="T52">no diretório </text:span><text:span text:style-name="Source_20_Text"><text:span text:style-name="T647">public</text:span></text:span><text:span text:style-name="T52">.<text:line-break/></text:span><text:span text:style-name="T56">Nota: Por padrão, o servidor buscará pelo arquivo nomeado como “index”; se quiser inicializar por outro arquivo, adicione como próximo parâmetro o seu nome. Exemplo:<text:line-break/></text:span><text:span text:style-name="T569">php -S localhost:</text:span><text:span text:style-name="T621">800</text:span><text:span text:style-name="T622">0</text:span><text:span text:style-name="T569"> -t </text:span><text:span text:style-name="T636">public </text:span><text:span text:style-name="T674">form.html</text:span></text:p>
        </text:list-item>
      </text:list>
      <text:p text:style-name="P125"/>
      <text:p text:style-name="P126"><text:span text:style-name="T57">Document Root</text:span><text:span text:style-name="T45"> </text:span>é o<text:span text:style-name="T680"> </text:span><text:span text:style-name="Strong_20_Emphasis"><text:span text:style-name="T680">diretório no servidor web onde os arquivos públicos de um site são servidos aos navegadores</text:span></text:span><text:span text:style-name="T680">. É o pon</text:span>to de entrada visível da aplicação. <text:span text:style-name="T683">Esse diretório serve para:</text:span></text:p>
      <text:list text:style-name="L4">
        <text:list-item>
          <text:p text:style-name="P273"><text:span text:style-name="T685">P</text:span><text:span text:style-name="T684">roteger a lógica de back-end</text:span>: <text:span text:style-name="T699">s</text:span>omente os arquivos dentro do Document Root são acessíveis ao público. Outros arquivos do servidor, fora desse diretório, ficam protegidos.</text:p>
        </text:list-item>
        <text:list-item>
          <text:p text:style-name="P282"><text:span text:style-name="T61">Ajuda na organização:</text:span><text:span text:style-name="T63"> s</text:span><text:span text:style-name="T45">epara arquivos públicos (ex.: imagens, HTML, CSS, JavaScript) </text:span><text:span text:style-name="T55">d</text:span><text:span text:style-name="T45">e arquivos internos do projeto (</text:span>como controllers, services, configs, <text:span text:style-name="T683">bancos de dados, </text:span>etc <text:span text:style-name="T45">).</text:span></text:p>
        </text:list-item>
        <text:list-item>
          <text:p text:style-name="P273"><text:span text:style-name="T699">Na instalação padrão XAMPP, essa pasta é a </text:span><text:span text:style-name="T650">htdocs</text:span></text:p>
        </text:list-item>
      </text:list>
      <text:p text:style-name="P48"/>
      <text:p text:style-name="P127"/>
      <text:p text:style-name="P127"/>
      <text:p text:style-name="P127">Os <text:span text:style-name="T700">comentários</text:span> serão ignorados durante a interpretação do script e seguem o padrão:</text:p>
      <text:p text:style-name="P8"><text:span text:style-name="T527">//</text:span><text:span text:style-name="T711">este é um comentário inline </text:span><text:span text:style-name="T712">estilo C</text:span><text:span text:style-name="T718"> </text:span></text:p>
      <text:p text:style-name="P131">ou</text:p>
      <text:p text:style-name="P8"><text:span text:style-name="T527">#</text:span><text:span text:style-name="T711">este é um comentário inline </text:span><text:span text:style-name="T712">estilo shell</text:span></text:p>
      <text:p text:style-name="P127">ou</text:p>
      <text:p text:style-name="P9"><text:span text:style-name="T527">/* </text:span><text:span text:style-name="T713">este é um comentário em</text:span></text:p>
      <text:p text:style-name="P9"><text:span text:style-name="T714"><text:s/>mais linhas </text:span><text:span text:style-name="T527">*/</text:span></text:p>
      <text:h text:style-name="P239" text:outline-level="1"><text:span text:style-name="T808">A</text:span>ula 03 – <text:span text:style-name="T1">Guardando arquivos no localhost</text:span></text:h>
      <text:p text:style-name="P146"/>
      <text:p text:style-name="P134"><text:span text:style-name="T809">A linguagem PHP </text:span><text:span text:style-name="T406">é especialmente adequada para o </text:span><text:span text:style-name="T407">D</text:span><text:span text:style-name="T406">esenvolvimento </text:span><text:span text:style-name="T407">W</text:span><text:span text:style-name="T406">eb </text:span><text:span text:style-name="T408">pois</text:span><text:span text:style-name="T406"> pode ser embutida/</text:span><text:span text:style-name="T408">misturada</text:span><text:span text:style-name="T406"> dentro d</text:span><text:span text:style-name="T408">a linguagem</text:span><text:span text:style-name="T406"> HTML, </text:span><text:span text:style-name="T408">transformando qualquer site estático em uma página </text:span><text:span text:style-name="T413">dinâmica</text:span><text:span text:style-name="T408">, </text:span><text:span text:style-name="T409">permitindo</text:span><text:span text:style-name="T810"> até mesmo acessar banco de dados. Por ser uma linguagem back-end, toda parte do código PHP será processado/executado </text:span><text:span text:style-name="T686">no servidor</text:span><text:span text:style-name="T810"> para depois</text:span><text:span text:style-name="T812"> </text:span><text:span text:style-name="T687">enviar </text:span><text:span text:style-name="T688">somente</text:span><text:span text:style-name="T687"> HTML</text:span><text:span text:style-name="T821"> personalizado ao cliente. </text:span></text:p>
      <text:p text:style-name="P52"/>
      <text:p text:style-name="P147"><text:span text:style-name="T822">Outr</text:span>os exemplos de <text:span text:style-name="T684">tecnologias Server-Side</text:span> são:</text:p>
      <text:list text:style-name="L5">
        <text:list-item>
          <text:p text:style-name="P283"><text:span text:style-name="T79">Servlet/</text:span><text:span text:style-name="T80">JSP </text:span><text:span text:style-name="T81">(Java)</text:span></text:p>
        </text:list-item>
        <text:list-item>
          <text:p text:style-name="P283"><text:span text:style-name="T736">ASP.</text:span><text:span text:style-name="T737">NET</text:span><text:span text:style-name="T736"> (incorporada </text:span><text:span text:style-name="T737">à plataforma</text:span><text:span text:style-name="T736"> .NET </text:span><text:span text:style-name="T738">da Microsoft</text:span><text:span text:style-name="T736">)</text:span></text:p>
        </text:list-item>
      </text:list>
      <text:p text:style-name="P166"/>
      <text:p text:style-name="P166"><text:span text:style-name="T744">O </text:span><text:span text:style-name="Strong_20_Emphasis"><text:span text:style-name="T765">Apache HTTP Server</text:span></text:span><text:span text:style-name="T744"> (ou apenas </text:span><text:span text:style-name="Strong_20_Emphasis"><text:span text:style-name="T744">Apache</text:span></text:span><text:span text:style-name="T744">) é um </text:span><text:span text:style-name="Strong_20_Emphasis"><text:span text:style-name="T744">servidor web</text:span></text:span><text:span text:style-name="T744"> — ou seja, um software responsável por </text:span><text:span text:style-name="Strong_20_Emphasis"><text:span text:style-name="T744">receber requisições HTTP de navegadores (como Chrome, Firefox)</text:span></text:span><text:span text:style-name="T744"> e </text:span><text:span text:style-name="Strong_20_Emphasis"><text:span text:style-name="T744">responder com páginas da web</text:span></text:span><text:span text:style-name="T744"> (HTML, CSS, JavaScript, imagens, etc). </text:span>É um dos servidores web mais usados no mundo, especialmente em conjunto com o PHP. <text:span text:style-name="T823">Essa</text:span><text:span text:style-name="T243"> ferramenta </text:span><text:span text:style-name="T244">faz a</text:span><text:span text:style-name="T243"> </text:span><text:span text:style-name="T256">comunicação</text:span><text:span text:style-name="T243"> entre o servidor e o cliente, </text:span><text:span text:style-name="T244">servindo </text:span><text:span text:style-name="Strong_20_Emphasis"><text:span text:style-name="T292">como ponte</text:span></text:span><text:span text:style-name="T257"> entre o navegador e o PHP,</text:span><text:span text:style-name="T256"> </text:span><text:span text:style-name="T258">o</text:span><text:span text:style-name="T416"> Apache </text:span><text:span text:style-name="Strong_20_Emphasis"><text:span text:style-name="T415">serve</text:span></text:span><text:span text:style-name="T416"> </text:span><text:span text:style-name="T258">s</text:span><text:span text:style-name="T243">endo o </text:span><text:span text:style-name="T306">Servidor Web</text:span><text:span text:style-name="T243"> mais popular da internet, ele </text:span><text:span text:style-name="T307">interpreta</text:span><text:span text:style-name="T256"> arquivos</text:span><text:span text:style-name="T243"> de diferentes linguagens (como PHP, Java, Python)</text:span><text:span text:style-name="T256">, </text:span><text:span text:style-name="T259">processando/</text:span><text:span text:style-name="T256">transformando</text:span><text:span text:style-name="T243"> esses </text:span><text:span text:style-name="T256">arquivos</text:span><text:span text:style-name="T243"> </text:span><text:span text:style-name="T306">estáticos</text:span><text:span text:style-name="T243"> </text:span><text:span text:style-name="T256">em HTML </text:span><text:span text:style-name="T243">e </text:span><text:span text:style-name="T256">entregando-os ao Browser </text:span><text:span text:style-name="T243">do cliente.</text:span></text:p>
      <text:p text:style-name="P167"><text:span text:style-name="Source_20_Text"><text:span text:style-name="T529">i</text:span></text:span><text:span text:style-name="Source_20_Text"><text:span text:style-name="T530">ndex.php</text:span></text:span><text:span text:style-name="T83"> é, </text:span><text:span text:style-name="T84">p</text:span><text:span text:style-name="T85">or padrão, </text:span><text:span text:style-name="T83">sempre o arquivo raiz, </text:span><text:span text:style-name="T85">ou seja, o </text:span><text:span text:style-name="T126">arquivo da página principal</text:span><text:span text:style-name="T85"> de um site e o </text:span><text:span text:style-name="T159">primeiro a ser executado</text:span><text:span text:style-name="T85"> pelo servidor, </text:span><text:span text:style-name="T83">sendo </text:span><text:span text:style-name="T160">facultativo declará-lo</text:span><text:span text:style-name="T83"> na URL. </text:span><text:span text:style-name="T86">Sem esse arquivo no diretório raiz, o resultado pode ser catastrófico pois o servidor pode apresentar toda a estrutura do projeto, ou seja, o diretório raiz.</text:span></text:p>
      <text:p text:style-name="P148"/>
      <text:p text:style-name="P168"><text:span text:style-name="Source_20_Text"><text:span text:style-name="T530">.htaccess</text:span></text:span><text:span text:style-name="T83"> </text:span>(abreviação de <text:span text:style-name="Emphasis">hypertext</text:span><text:span text:style-name="Emphasis"><text:span text:style-name="T680"> access</text:span></text:span><text:span text:style-name="T680">) </text:span><text:span text:style-name="T176">é um </text:span><text:span text:style-name="Strong_20_Emphasis"><text:span text:style-name="T179">arquivo de configuração</text:span></text:span><text:span text:style-name="Strong_20_Emphasis"><text:span text:style-name="T176"> usado em servidores Apache</text:span></text:span><text:span text:style-name="T176"> para definir </text:span><text:span text:style-name="Strong_20_Emphasis"><text:span text:style-name="T176">regras e configurações específicas por diretório</text:span></text:span><text:span text:style-name="T176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83">). <text:line-break/>Ele só funciona se o Apache estiver configurado para permitir o uso de </text:span><text:span text:style-name="Source_20_Text"><text:span text:style-name="T5">.htaccess</text:span></text:span><text:span text:style-name="T83"> com </text:span><text:span text:style-name="Source_20_Text"><text:span text:style-name="T5">AllowOverride </text:span></text:span><text:span text:style-name="Source_20_Text"><text:span text:style-name="T9">All</text:span></text:span><text:span text:style-name="T83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68"/>
      <text:p text:style-name="P148"/>
      <text:p text:style-name="P149"/>
      <text:p text:style-name="P150">O <text:span text:style-name="T680">endereço de um servidor</text:span> local é <text:span text:style-name="T689">127.0.0.1</text:span><text:span text:style-name="T700"> </text:span>ou, em sua forma DNS: <text:span text:style-name="T824">localhost</text:span></text:p>
      <text:p text:style-name="P140"><text:span text:style-name="T410">A </text:span><text:span text:style-name="T417">porta 80</text:span><text:span text:style-name="T410"> </text:span><text:span text:style-name="T411">é a porta padrão dos Servidores Web </text:span><text:span text:style-name="T410">para compartilhar documentos </text:span><text:span text:style-name="T411">(como as páginas Web) </text:span><text:span text:style-name="T410">através do protocolo HTTP.</text:span></text:p>
      <text:p text:style-name="P140"><text:span text:style-name="T418">P</text:span><text:span text:style-name="T417">orta </text:span><text:span text:style-name="T410">é uma </text:span><text:span text:style-name="T414">conexão virtual</text:span><text:span text:style-name="T410">/lógica de dados que pode ser usada por programas para </text:span><text:span text:style-name="T414">trocar dados diretamente</text:span><text:span text:style-name="T410">, </text:span><text:span text:style-name="T412">em vez de</text:span><text:span text:style-name="T410"> passar por um arquivo ou outro local de armazenamento temporário. As mais comuns são as portas do tipo TCP e UDP.</text:span></text:p>
      <text:p text:style-name="P132"/>
      <text:p text:style-name="P142"><text:span text:style-name="T835">&lt;?php...?&gt;</text:span><text:span text:style-name="T681"> </text:span><text:span text:style-name="T682">é a</text:span><text:span text:style-name="T701"> </text:span><text:span text:style-name="T702">tag padrão </text:span><text:span text:style-name="T682">para inserir código PHP dentro do código HTML</text:span><text:span text:style-name="T837"> </text:span><text:span text:style-name="T838">e </text:span><text:span text:style-name="T839">t</text:span>udo <text:span text:style-name="T841">o</text:span> que estiver dentr<text:span text:style-name="T837">o d</text:span><text:span text:style-name="T838">ela </text:span><text:span text:style-name="T837">é considerado código PHP.</text:span></text:p>
      <text:p text:style-name="P142"><text:span text:style-name="T835">&lt;?...?&gt;</text:span><text:span text:style-name="T651"> </text:span><text:span text:style-name="T198">short open tag, é uma forma abreviada, para poder usá-la é preciso habilitá-la no nas configurações </text:span><text:span text:style-name="T652">php.ini</text:span><text:span text:style-name="T198"> do servidor</text:span></text:p>
      <text:p text:style-name="P142"><text:span text:style-name="T836">&lt;?=$variável?&gt;</text:span><text:span text:style-name="T842"> </text:span><text:span text:style-name="T198">utilizada para fazer uma </text:span><text:span text:style-name="T203">impressão rápida de uma variável</text:span><text:span text:style-name="T198"> ou expressão quando estiver debuggando, equivalente ao comando </text:span><text:span text:style-name="T652">echo</text:span></text:p>
      <text:p text:style-name="P142"><text:span text:style-name="T840">É importante que a extensão do arquivo seja </text:span><text:span text:style-name="T847">.php</text:span><text:span text:style-name="T840"> pois, se for </text:span><text:span text:style-name="T847">.</text:span><text:span text:style-name="T848">html</text:span><text:span text:style-name="T853">, o código PHP não será reconhecido e processado pelo servidor e, consequentemente</text:span><text:span text:style-name="T204">, não será interpretado </text:span><text:span text:style-name="T205">pelo</text:span><text:span text:style-name="T204"> </text:span><text:span text:style-name="T206">navegador</text:span><text:span text:style-name="T204">.</text:span></text:p>
      <text:p text:style-name="P169"><text:span text:style-name="T245">Um arquivo </text:span><text:span text:style-name="T387">HTML</text:span><text:span text:style-name="T245"> com extensão </text:span><text:span text:style-name="Source_20_Text"><text:span text:style-name="T388">.php</text:span></text:span><text:span text:style-name="T245"> vai se comportar </text:span><text:span text:style-name="Strong_20_Emphasis"><text:span text:style-name="T310">exatamente como HTML</text:span></text:span><text:span text:style-name="T245">. O interpretador PHP só entra em cena para o que estiver entre </text:span><text:span text:style-name="T246">as tags </text:span><text:span text:style-name="Source_20_Text"><text:span text:style-name="T379">&lt;?php… </text:span></text:span><text:span text:style-name="Source_20_Text"><text:span text:style-name="T380">e </text:span></text:span><text:span text:style-name="Source_20_Text"><text:span text:style-name="T379">?&gt;</text:span></text:span><text:span text:style-name="T245">. Nes</text:span><text:span text:style-name="T247">s</text:span><text:span text:style-name="T245">e contexto, o ideal é usar </text:span><text:span text:style-name="T246">todos os arquivos com </text:span><text:span text:style-name="T248">extensão</text:span><text:span text:style-name="T245"> </text:span><text:span text:style-name="Source_20_Text"><text:span text:style-name="T388">.php</text:span></text:span><text:span text:style-name="T245">.</text:span></text:p>
      <text:p text:style-name="P170"><text:a xlink:type="simple" xlink:href="https://www.php.net/manual/pt_BR/" text:style-name="Internet_20_link" text:visited-style-name="Visited_20_Internet_20_Link"><text:span text:style-name="T21">Link para a Documentação do PHP</text:span></text:a></text:p>
      <text:p text:style-name="P170"/>
      <text:p text:style-name="P170"/>
      <text:p text:style-name="P54"><text:span text:style-name="T854">Nota: </text:span><text:span text:style-name="T855">Para acessar um nível acima na árvore de </text:span><text:span text:style-name="T703">diretórios Linux</text:span><text:span text:style-name="T855">/servidor use </text:span><text:span text:style-name="T831">../</text:span></text:p>
      <text:h text:style-name="P239" text:outline-level="1">Aula 04 – <text:span text:style-name="T1">Declarando variáveis</text:span></text:h>
      <text:p text:style-name="P55"/>
      <text:p text:style-name="P57"><text:span text:style-name="T739">A</text:span><text:span text:style-name="T735"> declaração de variáveis no PHP</text:span><text:span text:style-name="T740"> </text:span><text:span text:style-name="T739">n</text:span><text:span text:style-name="T735">ão é obrigatóri</text:span><text:span text:style-name="T739">a</text:span><text:span text:style-name="T735">, entretanto, é uma boa prática declará-las</text:span></text:p>
      <text:p text:style-name="P133"/>
      <text:p text:style-name="P56"><text:span text:style-name="T740">-</text:span><text:span text:style-name="T826">echo, print</text:span><text:span text:style-name="T832"> </text:span><text:span text:style-name="T795">e</text:span><text:span text:style-name="T832"> </text:span><text:span text:style-name="T826">printf</text:span><text:span text:style-name="T827">()</text:span><text:span text:style-name="T849"> </text:span><text:span text:style-name="T856">são comandos que servem para </text:span><text:span text:style-name="T690">gerar saída</text:span><text:span text:style-name="T684"> na tela</text:span><text:span text:style-name="T857"> (tanto na função </text:span><text:span text:style-name="T653">echo</text:span><text:span text:style-name="T857"> quanto na função </text:span><text:span text:style-name="T653">print</text:span><text:span text:style-name="T857"> são opcionais os parênteses). </text:span></text:p>
      <text:p text:style-name="P58">-Tags HTML podem ser inseridas dentro das aspas <text:span text:style-name="T841">duplas </text:span>como a <text:span text:style-name="T858">tag</text:span> <text:span text:style-name="T846">&lt;br&gt;</text:span> para pular linha.</text:p>
      <text:p text:style-name="P61">-Não é possível colocar <text:span text:style-name="T684">aspas duplas</text:span> dentro de aspas duplas. <text:span text:style-name="T859">(use aspas simples)</text:span></text:p>
      <text:p text:style-name="P59">-Toda variável <text:span text:style-name="T860">deve </text:span>começa<text:span text:style-name="T860">r</text:span> com o cifrão (<text:span text:style-name="T830">$</text:span>), <text:span text:style-name="T861">seguida de letra ou underline, ou seja, não pode começar o nome com número</text:span></text:p>
      <text:p text:style-name="P60"/>
      <text:p text:style-name="P62">Diferente do Java que é Case-Sensitive para tudo, no PHP:</text:p>
      <text:p text:style-name="P62">São Case-<text:span text:style-name="T862">S</text:span>ensitive:</text:p>
      <text:list xml:id="list173729830" text:style-name="L6">
        <text:list-item>
          <text:p text:style-name="P284"><text:span text:style-name="T700">$</text:span>variáveis</text:p>
        </text:list-item>
        <text:list-item>
          <text:p text:style-name="P284">CONSTANTES (se declaradas com a palavra-chave <text:span text:style-name="T646">const</text:span>)</text:p>
        </text:list-item>
      </text:list>
      <text:p text:style-name="P62">Não são Case-Sensitive <text:span text:style-name="T863">(ou seja, posso escrevê-las em maiúsculo)</text:span>:</text:p>
      <text:list xml:id="list233555989413015" text:continue-numbering="true" text:style-name="L6">
        <text:list-item>
          <text:p text:style-name="P284">palavras-<text:span text:style-name="T862">chave (reservadas)</text:span></text:p>
        </text:list-item>
        <text:list-item>
          <text:p text:style-name="P284">classes</text:p>
        </text:list-item>
        <text:list-item>
          <text:p text:style-name="P284">funções (até mesmo aquelas definidas pelo usuário)</text:p>
        </text:list-item>
      </text:list>
      <text:p text:style-name="P63"/>
      <text:p text:style-name="P172"><text:span text:style-name="Source_20_Text"><text:span text:style-name="T864">Para criar constantes, use a função </text:span></text:span><text:span text:style-name="Source_20_Text"><text:span text:style-name="T655">define()</text:span></text:span><text:span text:style-name="Source_20_Text"><text:span text:style-name="T864">. Exemplo:<text:line-break/></text:span></text:span><text:span text:style-name="Source_20_Text"><text:span text:style-name="T676">define(</text:span></text:span><text:span text:style-name="Source_20_Text"><text:span text:style-name="T843">“CONSTANTE”),27</text:span></text:span><text:span text:style-name="Source_20_Text"><text:span text:style-name="T676">)</text:span></text:span><text:span text:style-name="Source_20_Text"><text:span text:style-name="T843">;</text:span></text:span><text:span text:style-name="Source_20_Text"><text:span text:style-name="T844"><text:line-break/></text:span></text:span><text:span text:style-name="Source_20_Text"><text:span text:style-name="T87">Outra maneira de declarar constante</text:span></text:span><text:span text:style-name="Source_20_Text"><text:span text:style-name="T88">s</text:span></text:span><text:span text:style-name="Source_20_Text"><text:span text:style-name="T87"> é com a palavra-chave </text:span></text:span><text:span text:style-name="Source_20_Text"><text:span text:style-name="T533">const</text:span></text:span></text:p>
      <text:p text:style-name="P151"/>
      <text:p text:style-name="P64"><text:span text:style-name="T882">Porque </text:span><text:span text:style-name="T814">não declarar </text:span><text:span text:style-name="T813">variáveis com acentos ou símbolos</text:span>?</text:p>
      <text:p text:style-name="P65"><text:span text:style-name="T882">A acentuação é permitida porém não é uma boa prática. </text:span>Todos os computadores interpretam o encoding <text:span text:style-name="T882">(codificação)</text:span> ASCII igual mas, quando se trata de ASCII <text:span text:style-name="T882">estendidos</text:span>, pode ser gerado um problema porque nem todo computador os interpreta igualmente. Não é garantia que em outros idiomas, além do inglês, a interpretação seja igual.<text:tab/><text:tab/><text:span text:style-name="T862">($variável → $vari?vel)</text:span></text:p>
      <text:p text:style-name="P65"/>
      <text:p text:style-name="P181"><text:span text:style-name="T293">N</text:span><text:span text:style-name="T294">ão existe a </text:span><text:span text:style-name="T295">obrigação</text:span><text:span text:style-name="T294"> de declarar </text:span><text:span text:style-name="T296">tipagem das </text:span><text:span text:style-name="T294">variáveis</text:span><text:span text:style-name="T260">. Os tipos serão atribuídos automaticamente de acordo com o valor que a variável receber, ou seja, </text:span><text:span text:style-name="T261">a linguagem inicializa a variável e</text:span><text:span text:style-name="T260"> modifica </text:span><text:span text:style-name="T261">seu tipo</text:span><text:span text:style-name="T260"> de acordo com a atribuição. </text:span><text:span text:style-name="T319">Esse processo é conhecido como coerção ou </text:span><text:span text:style-name="Emphasis"><text:span text:style-name="T319">type juggling </text:span></text:span><text:span text:style-name="T319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536">declare(strict_types=1)</text:span></text:span><text:span text:style-name="Source_20_Text"><text:span text:style-name="T319"> força o PHP a seguir os type hints </text:span></text:span><text:span text:style-name="Source_20_Text"><text:span text:style-name="T320">(tipagem </text:span></text:span><text:span text:style-name="Source_20_Text"><text:span text:style-name="T321">forte</text:span></text:span><text:span text:style-name="Source_20_Text"><text:span text:style-name="T320">) </text:span></text:span><text:span text:style-name="Source_20_Text"><text:span text:style-name="T319">de forma mais rígida, sem conversões implícitas de tipos </text:span></text:span><text:span text:style-name="Source_20_Text"><text:span text:style-name="T320">(type juggling), lançando</text:span></text:span><text:span text:style-name="Source_20_Text"><text:span text:style-name="T319"> um erro do tipo </text:span></text:span><text:span text:style-name="Source_20_Text"><text:span text:style-name="T394">TypeError</text:span></text:span><text:span text:style-name="Source_20_Text"><text:span text:style-name="T319"> quando </text:span></text:span><text:span text:style-name="Source_20_Text"><text:span text:style-name="T320">for passado </text:span></text:span><text:span text:style-name="Source_20_Text"><text:span text:style-name="T319">um tipo diferente do esperado.</text:span></text:span></text:p>
      <text:p text:style-name="P181"><text:span text:style-name="Source_20_Text"/></text:p>
      <text:p text:style-name="P143">O <text:span text:style-name="T704">operador</text:span><text:span text:style-name="T700"> de atribuição</text:span> é <text:span text:style-name="T883">um</text:span> sinal de <text:span text:style-name="T833">igual</text:span> (<text:span text:style-name="T830">=</text:span>)</text:p>
      <text:p text:style-name="P144">Exemplo de atribuição de variáveis simultaneamente: $a = $b = $c = 10;</text:p>
      <text:p text:style-name="P10"><text:span text:style-name="T796">Esse operador tem low priority sobre os operadores lógicos </text:span><text:span text:style-name="T537">AND</text:span><text:span text:style-name="T796"> e </text:span><text:span text:style-name="T537">OR</text:span><text:span text:style-name="T796">, porém os operadores </text:span><text:span text:style-name="T527">&amp;&amp;</text:span><text:span text:style-name="T796"> e </text:span><text:span text:style-name="T527">||</text:span><text:span text:style-name="T796"> têm higher priority sobre todos. Exemplo:</text:span></text:p>
      <text:p text:style-name="P145"><text:span text:style-name="T845">$c = $a </text:span><text:span text:style-name="T675">and</text:span><text:span text:style-name="T845"> $b</text:span><text:tab/>→ <text:s text:c="4"/>A precedência dessa operação é <text:span text:style-name="T845">$c = $a</text:span></text:p>
      <text:p text:style-name="P144"/>
      <text:p text:style-name="P55"><text:soft-page-break/><text:span text:style-name="T691">É</text:span><text:span text:style-name="T684"> necessário</text:span> o ponto-e-vírgula (<text:span text:style-name="T825">;</text:span>) para indicar o fim do comando</text:p>
      <text:p text:style-name="P96"/>
      <text:p text:style-name="P11"><text:span text:style-name="T35">Não é necessário aquele </text:span><text:span text:style-name="T527">f</text:span><text:span text:style-name="T35"> acompanhando números decimais (</text:span><text:span text:style-name="T527">float</text:span><text:span text:style-name="T35">) </text:span><text:span text:style-name="T36">como no Java</text:span></text:p>
      <text:p text:style-name="P141"/>
      <text:p text:style-name="P11"><text:span text:style-name="T35">O PHP aceita </text:span><text:span text:style-name="T40">typecast</text:span><text:span text:style-name="T35"> </text:span><text:span text:style-name="T37">para</text:span><text:span text:style-name="T35"> </text:span><text:span text:style-name="T38">forçar a conversão de</text:span><text:span text:style-name="T35"> uma variável </text:span><text:span text:style-name="T38">para </text:span><text:span text:style-name="T37">outro</text:span><text:span text:style-name="T35"> determinado tipo:</text:span></text:p>
      <text:list text:style-name="L7">
        <text:list-item>
          <text:p text:style-name="P274"><text:span text:style-name="T38">Inteiro: </text:span><text:span text:style-name="T538">int</text:span><text:span text:style-name="T38"> </text:span><text:span text:style-name="T39">ou </text:span><text:span text:style-name="T538">integer</text:span></text:p>
        </text:list-item>
        <text:list-item>
          <text:p text:style-name="P286">Real <text:span text:style-name="T884">(ponto flutuante)</text:span>: <text:span text:style-name="T539">real</text:span>, <text:span text:style-name="T539">float</text:span>, <text:span text:style-name="T539">double</text:span></text:p>
        </text:list-item>
        <text:list-item>
          <text:p text:style-name="P286">Caractere<text:span text:style-name="T884">s</text:span>: <text:span text:style-name="T539">string</text:span></text:p>
        </text:list-item>
        <text:list-item>
          <text:p text:style-name="P275"><text:span text:style-name="T37">Booleano (l</text:span><text:span text:style-name="T38">ógico</text:span><text:span text:style-name="T37">)</text:span><text:span text:style-name="T38">: </text:span><text:span text:style-name="T538">boolean</text:span><text:span text:style-name="T786"> </text:span><text:span text:style-name="T787">V</text:span><text:span text:style-name="T786">alores </text:span><text:span text:style-name="T787">booleanos </text:span><text:span text:style-name="T786">são convertidos conforme as seguintes regras:</text:span></text:p>
          <text:list>
            <text:list-item>
              <text:p text:style-name="P287"><text:span text:style-name="Strong_20_Emphasis"><text:span text:style-name="T62">Falsos</text:span></text:span><text:span text:style-name="T45">: </text:span><text:span text:style-name="Source_20_Text"><text:span text:style-name="T419">0</text:span></text:span><text:span text:style-name="T45">, </text:span><text:span text:style-name="Source_20_Text"><text:span text:style-name="T419">0.0</text:span></text:span><text:span text:style-name="T45">, </text:span><text:span text:style-name="T270">string vazia </text:span><text:span text:style-name="T419">“”</text:span><text:span text:style-name="T270"> ou </text:span><text:span text:style-name="T419">“0”</text:span><text:span text:style-name="Source_20_Text"><text:span text:style-name="T45">‘’</text:span></text:span><text:span text:style-name="T45">, </text:span><text:span text:style-name="T270">vetor vazio </text:span><text:span text:style-name="T419">[]</text:span><text:span text:style-name="T45">, </text:span><text:span text:style-name="T270">objetos vazios (</text:span><text:span text:style-name="Source_20_Text"><text:span text:style-name="T419">new stdClass()</text:span></text:span><text:span text:style-name="T270"> sem propriedades)</text:span><text:span text:style-name="T45"> e </text:span><text:span text:style-name="T271">valor</text:span><text:span text:style-name="T423"> </text:span><text:span text:style-name="T420">null</text:span><text:span text:style-name="T45">.</text:span></text:p>
            </text:list-item>
            <text:list-item>
              <text:p text:style-name="P288"><text:span text:style-name="Strong_20_Emphasis"><text:span text:style-name="T62">Verdadeiros</text:span></text:span><text:span text:style-name="T45">: Qualquer outro valor. </text:span><text:span text:style-name="T64">P</text:span><text:span text:style-name="T65">ermit</text:span><text:span text:style-name="T64">indo</text:span><text:span text:style-name="T65"> inferir, </text:span><text:span text:style-name="T64">por exemplo: </text:span><text:span text:style-name="T665">if (299)</text:span><text:span text:style-name="T65"> retorna </text:span><text:span text:style-name="T665">true</text:span></text:p>
            </text:list-item>
          </text:list>
        </text:list-item>
      </text:list>
      <text:p text:style-name="P183"/>
      <text:p text:style-name="P183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182"><text:span text:style-name="Strong_20_Emphasis"><text:span text:style-name="T10">typ</text:span></text:span><text:span text:style-name="Strong_20_Emphasis"><text:span text:style-name="T12">e hints</text:span></text:span><text:span text:style-name="T260"> (ou “sugestões de tipo”) são declarações que especificam o tipo esperado de um argumento, retorno de uma função ou propriedade de classe. </text:span><text:span text:style-name="T262">Na prática, só existe</text:span><text:span text:style-name="T263">m</text:span><text:span text:style-name="T262"> para </text:span><text:span text:style-name="T308">facilitar a leitura</text:span><text:span text:style-name="T262">. </text:span><text:span text:style-name="T264">Exemplos:</text:span></text:p>
      <text:p text:style-name="P201"><text:span text:style-name="T634">function</text:span><text:span text:style-name="T567"> </text:span><text:span text:style-name="T885">addNumbers</text:span><text:span text:style-name="T567">(</text:span><text:span text:style-name="T634">int</text:span><text:span text:style-name="T567"> </text:span><text:span text:style-name="T919">$a</text:span><text:span text:style-name="T567">, </text:span><text:span text:style-name="T634">int</text:span><text:span text:style-name="T567"> </text:span><text:span text:style-name="T919">$b</text:span><text:span text:style-name="T567">): </text:span><text:span text:style-name="T634">int</text:span><text:span text:style-name="T567"> {} </text:span><text:span text:style-name="T952">//type hint tanto nos parâmetros, quanto no retorno da função</text:span></text:p>
      <text:p text:style-name="P201"><text:span text:style-name="T634">function</text:span><text:span text:style-name="T567"> </text:span><text:span text:style-name="T885">processUser</text:span><text:span text:style-name="T567">(</text:span><text:span text:style-name="T967">User</text:span><text:span text:style-name="T567"> </text:span><text:span text:style-name="T919">$user</text:span><text:span text:style-name="T567">) {} </text:span><text:span text:style-name="T952">//objeto                            </text:span></text:p>
      <text:p text:style-name="P201"><text:span text:style-name="T634">function</text:span><text:span text:style-name="T567"> </text:span><text:span text:style-name="T885">setAge</text:span><text:span text:style-name="T567">(?</text:span><text:span text:style-name="T634">int</text:span><text:span text:style-name="T567"> </text:span><text:span text:style-name="T919">$age</text:span><text:span text:style-name="T567">) {} </text:span><text:span text:style-name="T952">// </text:span><text:span text:style-name="T673">null safety</text:span><text:span text:style-name="T952">: O </text:span><text:span text:style-name="T673">operador ?</text:span><text:span text:style-name="T952"> permite que o tipo seja nulo ou do tipo especificado.                                            </text:span></text:p>
      <text:p text:style-name="P201"><text:span text:style-name="T634">function</text:span><text:span text:style-name="T567"> </text:span><text:span text:style-name="T885">calculate</text:span><text:span text:style-name="T567">(</text:span><text:span text:style-name="T634">int</text:span><text:span text:style-name="T567">|</text:span><text:span text:style-name="T634">float</text:span><text:span text:style-name="T567"> </text:span><text:span text:style-name="T919">$value</text:span><text:span text:style-name="T567">): </text:span><text:span text:style-name="T634">int</text:span><text:span text:style-name="T567">|</text:span><text:span text:style-name="T634">float</text:span><text:span text:style-name="T567"> {} </text:span><text:span text:style-name="T952">// múltiplos tipos para um argumento ou retorno.                                                 </text:span></text:p>
      <text:p text:style-name="P201"><text:span text:style-name="T634">function</text:span><text:span text:style-name="T567"> </text:span><text:span text:style-name="T885">process</text:span><text:span text:style-name="T567">(</text:span><text:span text:style-name="T967">LoggerInterface</text:span><text:span text:style-name="T567">&amp;</text:span><text:span text:style-name="T967">Cacheable</text:span><text:span text:style-name="T567"> </text:span><text:span text:style-name="T919">$item</text:span><text:span text:style-name="T567">) {} </text:span><text:span text:style-name="T952">//Permite exigir que o valor implemente múltiplas interfaces.</text:span></text:p>
      <text:p text:style-name="P13"/>
      <text:p text:style-name="P12"><text:span text:style-name="T322">A </text:span><text:span text:style-name="T430">concatenação</text:span><text:span text:style-name="T322"> em PHP é realizada pelo operador </text:span><text:span text:style-name="T421">ponto</text:span><text:span text:style-name="T322"> (</text:span><text:span text:style-name="T437">.</text:span><text:span text:style-name="T322">)</text:span><text:span text:style-name="T773"> </text:span><text:span text:style-name="T774">Exemplo:</text:span></text:p>
      <text:p text:style-name="P66"><text:span text:style-name="T438">echo</text:span><text:span text:style-name="T452"> </text:span><text:span text:style-name="T467">"&lt;br&gt;Concatenando: " </text:span><text:span text:style-name="T479">. </text:span><text:span text:style-name="T483">$no</text:span><text:span text:style-name="T484">me </text:span><text:span text:style-name="T479">. </text:span><text:span text:style-name="T467">" tem " </text:span><text:span text:style-name="T479">. </text:span><text:span text:style-name="T483">$idade </text:span><text:span text:style-name="T479">. </text:span><text:span text:style-name="T467">" anos"</text:span><text:span text:style-name="T452">;</text:span></text:p>
      <text:p text:style-name="P64">Diferente do Javascript onde a concatenação tem preferência sobre a adição numérica; no PHP, o <text:span text:style-name="T543">operador (+)</text:span> serve apenas para somar valores porque o operador de concatenação é o ponto (.) <text:span text:style-name="T976">Exemplo:</text:span><text:span text:style-name="T705"> [javascript: ‘1’+1=11]<text:tab/>[php: ‘1’+1=2]</text:span></text:p>
      <text:p text:style-name="P64"/>
      <text:p text:style-name="P67"><text:span text:style-name="T358">A </text:span><text:span text:style-name="T370">interpolação de strings</text:span><text:span text:style-name="T371"> </text:span><text:span text:style-name="T366">é</text:span><text:span text:style-name="T372"> </text:span><text:span text:style-name="T359">u</text:span><text:span text:style-name="T367">ma alternativa à concatenação</text:span><text:span text:style-name="T372"> </text:span><text:span text:style-name="T360">(</text:span><text:span text:style-name="T358">só funciona se a variável estiver em uma string de</text:span><text:span text:style-name="T361"> </text:span><text:span text:style-name="T360">aspas duplas), </text:span><text:span text:style-name="T362">desse modo não será preciso utilizar o operador ponto(.)</text:span><text:span text:style-name="T360">: </text:span><text:span text:style-name="T439">echo</text:span><text:span text:style-name="T453"> </text:span><text:span text:style-name="T468">"</text:span><text:span text:style-name="T469">Usando</text:span><text:span text:style-name="T468"> </text:span><text:span text:style-name="T470">interpolação</text:span><text:span text:style-name="T468">: </text:span><text:span text:style-name="T485">$nome</text:span><text:span text:style-name="T468"> tem </text:span><text:span text:style-name="T485">$idade</text:span><text:span text:style-name="T468"> anos!"</text:span></text:p>
      <text:p text:style-name="P184"><text:s/><text:span text:style-name="T977">Note que não foi preciso as chaves{}, como no Javascript.</text:span></text:p>
      <text:p text:style-name="P185"/>
      <text:p text:style-name="P105"><text:span text:style-name="T270">Em PHP, </text:span><text:span text:style-name="Strong_20_Emphasis"><text:span text:style-name="Source_20_Text"><text:span text:style-name="T424">$argv</text:span></text:span></text:span><text:span text:style-name="T270"> é uma variável superglobal que armazena os argumentos passados para um script PHP executado na </text:span><text:span text:style-name="Strong_20_Emphasis"><text:span text:style-name="T304">linha de comando</text:span></text:span><text:span text:style-name="T270"> (CLI - Command Line Interface).<text:line-break/></text:span><text:span text:style-name="Strong_20_Emphasis"><text:span text:style-name="Source_20_Text"><text:span text:style-name="T45">$argv</text:span></text:span></text:span><text:span text:style-name="T45"> é um array onde:</text:span></text:p>
      <text:list text:style-name="L8">
        <text:list-item>
          <text:p text:style-name="P329"><text:span text:style-name="Strong_20_Emphasis"><text:span text:style-name="Source_20_Text"><text:span text:style-name="T45">$argv[0]</text:span></text:span></text:span><text:span text:style-name="T45"> contém o nome do script sendo executado.</text:span></text:p>
        </text:list-item>
        <text:list-item>
          <text:p text:style-name="P329"><text:span text:style-name="Strong_20_Emphasis"><text:span text:style-name="Source_20_Text"><text:span text:style-name="T45">$argv[1]</text:span></text:span></text:span><text:span text:style-name="T45"> (e seguintes) contém os argumentos fornecidos ao script.</text:span></text:p>
        </text:list-item>
      </text:list>
      <text:p text:style-name="P106"><text:span text:style-name="T272">Já o </text:span><text:span text:style-name="Source_20_Text"><text:span text:style-name="T425">$argc </text:span></text:span><text:span text:style-name="T272">contém o número de parâmetros passados na linha de comando</text:span></text:p>
      <text:h text:style-name="P239" text:outline-level="1">Aula 05 – <text:span text:style-name="T978">Funções Matemáticas</text:span></text:h>
      <text:p text:style-name="P5"/>
      <text:p text:style-name="P68"><draw:frame draw:style-name="fr3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70"><text:span text:style-name="T362">Em PHP, dividindo dois números </text:span><text:span text:style-name="T363">do tipo inteiro</text:span><text:span text:style-name="T362">, o retorno pode ser </text:span><text:span text:style-name="T363">do tipo</text:span><text:span text:style-name="T362"> </text:span><text:span text:style-name="T376">float</text:span><text:span text:style-name="T362">.</text:span></text:p>
      <text:p text:style-name="P71"><draw:frame draw:style-name="fr3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26">Funç</text:span><text:span text:style-name="T27">ões para </text:span><text:span text:style-name="T34">operação com números</text:span><text:span text:style-name="T27">:</text:span></text:p>
      <text:list text:style-name="L9">
        <text:list-item>
          <text:p text:style-name="P364"><text:span text:style-name="T886">number_format</text:span><text:span text:style-name="T570">(</text:span><text:span text:style-name="T920">$v1</text:span><text:span text:style-name="T570">, </text:span><text:span text:style-name="T623">2</text:span><text:span text:style-name="T570">, </text:span><text:span text:style-name="T980">''</text:span><text:span text:style-name="T570">, </text:span><text:span text:style-name="T980">''</text:span><text:span text:style-name="T570">, </text:span><text:span text:style-name="T980">'.'</text:span><text:span text:style-name="T570">)</text:span><text:span text:style-name="T184">: </text:span><text:span text:style-name="T776">1º parâmetro é o valor, 2º</text:span><text:span text:style-name="T778"> parâmetro é a</text:span><text:span text:style-name="T776"> </text:span><text:span text:style-name="T782">quantidade de casa</text:span><text:span text:style-name="T783">s</text:span><text:span text:style-name="T782"> decimais</text:span><text:span text:style-name="T776">, </text:span><text:span text:style-name="T778">3º parâmetro é o </text:span><text:span text:style-name="T782">separador decimal</text:span><text:span text:style-name="T776">, </text:span><text:span text:style-name="T778">4º parâmetro é o </text:span><text:span text:style-name="T782">separador de milha</text:span><text:span text:style-name="T784">r</text:span><text:span text:style-name="T777">.</text:span></text:p>
        </text:list-item>
        <text:list-item>
          <text:p text:style-name="P364"><text:span text:style-name="T886">ceil()</text:span><text:span text:style-name="T779">: arredondamento para cima</text:span></text:p>
        </text:list-item>
        <text:list-item>
          <text:p text:style-name="P364"><text:span text:style-name="T886">floor()</text:span><text:span text:style-name="T779">: arredondamento para baixo</text:span></text:p>
        </text:list-item>
      </text:list>
      <text:h text:style-name="P236" text:outline-level="1" text:is-list-header="true"/>
      <text:h text:style-name="P239" text:outline-level="1">Aula 06 – <text:span text:style-name="T978">Operadores</text:span></text:h>
      <text:p text:style-name="P5"/>
      <text:p text:style-name="P128"><draw:frame draw:style-name="fr3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8"><text:span text:style-name="T741">Observações quanto às operações com Módulos:</text:span><text:span text:style-name="T1004"><text:line-break/></text:span><text:span text:style-name="T927">$</text:span><text:span text:style-name="T928">a</text:span><text:span text:style-name="T577"> = </text:span><text:span text:style-name="T625">1</text:span><text:span text:style-name="T577"> % </text:span><text:span text:style-name="T625">2</text:span><text:span text:style-name="T577">; </text:span><text:span text:style-name="T953">//retorna '1'<text:line-break/></text:span><text:span text:style-name="T927">$</text:span><text:span text:style-name="T928">a</text:span><text:span text:style-name="T577"> = </text:span><text:span text:style-name="T625">0</text:span><text:span text:style-name="T577"> % </text:span><text:span text:style-name="T625">3</text:span><text:span text:style-name="T577">; </text:span><text:span text:style-name="T953">//retorna '0' </text:span></text:p>
      <text:p text:style-name="P129"/>
      <text:p text:style-name="P130"><draw:frame draw:style-name="fr3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30"><text:span text:style-name="T779">Atenção!<text:line-break/>O PÓS incremento/decremento utiliza a variável primeiro para </text:span><text:span text:style-name="T785">depois</text:span><text:span text:style-name="T779"> decrementar, </text:span><text:span text:style-name="T780">ou seja, <text:line-break/></text:span><text:span text:style-name="T886">++a</text:span><text:span text:style-name="T346"> </text:span><text:span text:style-name="T347">é</text:span><text:span text:style-name="T346"> executado </text:span><text:span text:style-name="T352">imediatamente</text:span><text:span text:style-name="T346"><text:line-break/></text:span><text:span text:style-name="T887">a+</text:span><text:span text:style-name="T886">+</text:span><text:span text:style-name="T346"> </text:span><text:span text:style-name="T347">é</text:span><text:span text:style-name="T346"> executado na </text:span><text:span text:style-name="T352">próxima linha</text:span></text:p>
      <text:p text:style-name="P129"/>
      <text:p text:style-name="P234"/>
      <text:p text:style-name="P72"><draw:frame draw:style-name="fr9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12"><text:span text:style-name="T265">Colocar um caractere </text:span><text:span text:style-name="Source_20_Text"><text:span text:style-name="T528">&amp;</text:span></text:span><text:span text:style-name="T265"> </text:span><text:span text:style-name="T266">antes</text:span><text:span text:style-name="T265"> de uma variável </text:span><text:span text:style-name="T297">cria um ponteiro</text:span><text:span text:style-name="T265">. El</text:span><text:span text:style-name="T267">e</text:span><text:span text:style-name="T265"> não será uma variável de fato </text:span><text:span text:style-name="T268">mas guardará o </text:span><text:span text:style-name="T298">endereço</text:span><text:span text:style-name="T268"> dela, ou seja,</text:span><text:span text:style-name="T265"> será uma referência à variável original. Com isso, cria-se uma relação entre as variáveis. </text:span><text:span text:style-name="T269">Se alterar uma, também altera a outra.</text:span></text:p>
      <text:p text:style-name="P37"><text:span text:style-name="T323">No exemplo acima, ao utilizar o operador </text:span><text:span text:style-name="T431">&amp;</text:span><text:span text:style-name="T323">, </text:span><text:span text:style-name="T326">a</text:span><text:span text:style-name="T323"> variável </text:span><text:span text:style-name="T392">`</text:span><text:span text:style-name="T393">a</text:span><text:span text:style-name="T392">`</text:span><text:span text:style-name="T324"> </text:span><text:span text:style-name="T323">fará referência à variável </text:span><text:span text:style-name="T392">`</text:span><text:span text:style-name="T395">b</text:span><text:span text:style-name="T396">`</text:span><text:span text:style-name="T323">. Assim, se a variável </text:span><text:span text:style-name="T392">`</text:span><text:span text:style-name="T395">a</text:span><text:span text:style-name="T396">`</text:span><text:span text:style-name="T323"> valer </text:span><text:span text:style-name="T326">8</text:span><text:span text:style-name="T323">, então </text:span><text:span text:style-name="T392">`</text:span><text:span text:style-name="T395">b</text:span><text:span text:style-name="T396">`</text:span><text:span text:style-name="T323"> valerá </text:span><text:span text:style-name="T326">8 + 5 = 13</text:span><text:span text:style-name="T323">, mudando o valor da variável </text:span><text:span text:style-name="T392">`</text:span><text:span text:style-name="T395">a</text:span><text:span text:style-name="T396">`</text:span><text:span text:style-name="T323"> também para </text:span><text:span text:style-name="T326">13 </text:span><text:span text:style-name="T323">e</text:span><text:span text:style-name="T398"> </text:span><text:span text:style-name="T399">ficando </text:span><text:span text:style-name="T400">ambas</text:span><text:span text:style-name="T399"> com o mesmo valor</text:span></text:p>
      <text:p text:style-name="P198"/>
      <text:p text:style-name="P198"><draw:frame draw:style-name="fr4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38"><text:span text:style-name="T323">Colocar um </text:span><text:span text:style-name="T341">segundo </text:span><text:span text:style-name="T431">$</text:span><text:span text:style-name="T323"> na frente de uma variável</text:span><text:span text:style-name="T775"> </text:span><text:span text:style-name="T323">cria uma </text:span><text:span text:style-name="T341">variável din</text:span><text:span text:style-name="T342">â</text:span><text:span text:style-name="T341">mica</text:span><text:span text:style-name="T323">, dependen</text:span><text:span text:style-name="T325">te</text:span><text:span text:style-name="T323"> do conteúdo da variável original.</text:span><text:span text:style-name="T775"> Basicamente, o cifrão duplo instrui a criação de uma variável dentro da memória do servidor considerando o conteúdo da variável</text:span><text:span text:style-name="T797"> </text:span><text:span text:style-name="T803">$site</text:span><text:span text:style-name="T797">. </text:span><text:span text:style-name="T775">Logo, a recém-criada variável</text:span><text:span text:style-name="T797"> </text:span><text:span text:style-name="T803">$cursoemvideo</text:span><text:span text:style-name="T797"> recebe o valor </text:span><text:span text:style-name="T803">“cursoPHP”.</text:span><text:span text:style-name="T775"> Sendo assi</text:span><text:span text:style-name="T187">m, teremos 2 variáveis.</text:span></text:p>
      <text:h text:style-name="P239" text:outline-level="1"><text:span text:style-name="T208">A</text:span><text:span text:style-name="T207">ula 07 – </text:span><text:span text:style-name="T209">Operador</text:span><text:span text:style-name="T210">es</text:span><text:span text:style-name="T209"> Relaciona</text:span><text:span text:style-name="T210">is</text:span><text:span text:style-name="T209">, Ternário</text:span><text:span text:style-name="T210">s</text:span><text:span text:style-name="T209"> </text:span><text:span text:style-name="T210">e</text:span><text:span text:style-name="T209"> Lógico</text:span><text:span text:style-name="T210">s</text:span></text:h>
      <text:p text:style-name="P157"><draw:frame draw:style-name="fr3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165"/>
      <text:p text:style-name="P164"><text:span text:style-name="T815"><draw:frame draw:style-name="fr8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815"><text:line-break/>Cuidado! O operador ternário </text:span><text:span text:style-name="T692">apenas retorna valor ou expressão</text:span><text:span text:style-name="T815">, ele NÃO executa declarações, </text:span><text:span text:style-name="T816">funções, </text:span><text:span text:style-name="T815">comandos </text:span><text:span text:style-name="T816">que não </text:span><text:span text:style-name="T817">retornam valor</text:span><text:span text:style-name="T815">. Exemplo de código que </text:span><text:span text:style-name="T692">NÃO</text:span><text:span text:style-name="T815"> compila:<text:line-break/></text:span><text:span text:style-name="T608">(a==b) ? </text:span><text:span text:style-name="T909">echo</text:span><text:span text:style-name="T608"> </text:span><text:span text:style-name="T1000">'sim'</text:span><text:span text:style-name="T608">: </text:span><text:span text:style-name="T909">echo</text:span><text:span text:style-name="T608"> </text:span><text:span text:style-name="T1000">'não'</text:span><text:span text:style-name="T608"> </text:span><text:span text:style-name="T961">//não compila porque echo não retorna valor</text:span></text:p>
      <text:p text:style-name="P180"><text:span text:style-name="T138">Operador Elvis (</text:span><text:span text:style-name="Source_20_Text"><text:span text:style-name="T11">?:</text:span></text:span><text:span text:style-name="T138">): </text:span><text:span text:style-name="T815">é uma </text:span><text:span text:style-name="Strong_20_Emphasis"><text:span text:style-name="T815">forma reduzida do operador ternário tradicional</text:span></text:span><text:span text:style-name="T815">. </text:span><text:span text:style-name="T138">, tornando o código mais curto e legível. </text:span><text:span text:style-name="T139">Veja a comparação entre Ternário tradicional x Ternário com operador Elvis:<text:line-break/></text:span><text:span text:style-name="T949">$variable</text:span><text:span text:style-name="T609"> = </text:span><text:span text:style-name="T949">$foo</text:span><text:span text:style-name="T609"> ? </text:span><text:span text:style-name="T949">$foo</text:span><text:span text:style-name="T609"> : </text:span><text:span text:style-name="T1001">'bar'</text:span><text:span text:style-name="T609">; </text:span><text:span text:style-name="T962">é o mesmo que </text:span><text:span text:style-name="T950">$variable</text:span><text:span text:style-name="T610"> = </text:span><text:span text:style-name="T950">$foo</text:span><text:span text:style-name="T610"> ?: </text:span><text:span text:style-name="T1002">'bar'</text:span><text:span text:style-name="T610">;</text:span></text:p>
      <text:p text:style-name="P180"/>
      <text:p text:style-name="P161"><draw:frame draw:style-name="fr3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p>
      <text:h text:style-name="P239" text:outline-level="1">Aula 08 - <text:span text:style-name="T1005">Formulários</text:span></text:h>
      <text:p text:style-name="P73"/>
      <text:p text:style-name="P74"><text:span text:style-name="T211">É possível interligar formulários HTML com scripts PHP através da cláusula </text:span><text:span text:style-name="T1006">$_GET</text:span><text:span text:style-name="T1007">[“”]</text:span><text:span text:style-name="T212"> <text:line-break/></text:span><text:span text:style-name="T213">(</text:span><text:span text:style-name="T212">Lembr</text:span><text:span text:style-name="T211">ando </text:span><text:span text:style-name="T212">que é </text:span><text:span text:style-name="T211">escrito</text:span><text:span text:style-name="T212"> todo em letras maiúsculas</text:span><text:span text:style-name="T213">)</text:span></text:p>
      <text:p text:style-name="P158"><draw:frame draw:style-name="fr7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7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5"><text:span text:style-name="T214">O parâmetro </text:span><text:span text:style-name="T1009">m</text:span><text:span text:style-name="T1010">e</text:span><text:span text:style-name="T1009">tod=”get”</text:span><text:span text:style-name="T214"> envia os dados pela URL (mais rápido) </text:span><text:span text:style-name="T215">e utiliza o comando</text:span><text:span text:style-name="T850"> </text:span><text:span text:style-name="T1011">$_GET[“”]</text:span></text:p>
      <text:p text:style-name="P76"><text:span text:style-name="T215">Já </text:span><text:span text:style-name="T207">o </text:span><text:span text:style-name="T212">parâmetro</text:span><text:span text:style-name="T207"> </text:span><text:span text:style-name="T1008">metod=”post”</text:span><text:span text:style-name="T207"> envia por pacotes (mais seguro) </text:span><text:span text:style-name="T215">e utiliza o comando</text:span><text:span text:style-name="T850"> </text:span><text:span text:style-name="T1011">$_POST[“”]</text:span></text:p>
      <text:p text:style-name="P77"><text:span text:style-name="T207">O parâmetro </text:span><text:span text:style-name="T1008">action=”dados.php</text:span><text:span text:style-name="T1013">”</text:span><text:span text:style-name="T207"> indica para </text:span><text:span text:style-name="T216">qual arquivo</text:span><text:span text:style-name="T207"> os dados devem ser enviados </text:span><text:span text:style-name="T217">para agir.</text:span></text:p>
      <text:p text:style-name="P78"><text:span text:style-name="T207">A tag </text:span><text:span text:style-name="T1016">&lt;form&gt;</text:span><text:span text:style-name="T207"> cria formulários</text:span></text:p>
      <text:p text:style-name="P77"><text:span text:style-name="T207">A tag </text:span><text:span text:style-name="T1016">&lt;input&gt;</text:span><text:span text:style-name="T207"> serve para criar uma série de controles, como caixa de textos, </text:span><text:span text:style-name="T212">botões,</text:span><text:span text:style-name="T207"> etc</text:span></text:p>
      <text:p text:style-name="P79"><text:span text:style-name="T218">O o</text:span><text:span text:style-name="T207">bjeto </text:span><text:span text:style-name="T851">input</text:span><text:span text:style-name="T219"> </text:span><text:span text:style-name="T220">d</text:span><text:span text:style-name="T221">e tipo </text:span><text:span text:style-name="T1008">submit</text:span><text:span text:style-name="T207"> </text:span><text:span text:style-name="T212">envia </text:span><text:span text:style-name="T216">os </text:span><text:span text:style-name="T212">dados </text:span><text:span text:style-name="T216">do </text:span><text:span text:style-name="T217">formulário</text:span><text:span text:style-name="T216"> </text:span><text:span text:style-name="T212">para o </text:span><text:span text:style-name="T216">arquivo </text:span><text:span text:style-name="T212">estipulado n</text:span><text:span text:style-name="T216">o parâmetro </text:span><text:span text:style-name="T1012">action</text:span><text:span text:style-name="T212"> </text:span><text:span text:style-name="T216">d</text:span><text:span text:style-name="T212">a primeira linha.</text:span></text:p>
      <text:p text:style-name="P80"><text:span text:style-name="T357">A </text:span><text:span text:style-name="T375">integração</text:span><text:span text:style-name="T357"> </text:span><text:span text:style-name="T368">entre</text:span><text:span text:style-name="T357"> qualquer controle de formulário </text:span><text:span text:style-name="T368">HTML e seu script PHP</text:span><text:span text:style-name="T357"> pode ser feita através do </text:span><text:span text:style-name="T369">parâmetro</text:span><text:span text:style-name="T374"> </text:span><text:span text:style-name="T497">name</text:span></text:p>
      <text:h text:style-name="P266" text:outline-level="3"><draw:frame draw:style-name="fr6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199">Ao atribuir valores às variáveis, os dados são inseridos na URL para serem passados como parâmetros.</text:p>
      <text:h text:style-name="P239" text:outline-level="1">Aula 09 – <text:span text:style-name="T978">Condicional Composta</text:span></text:h>
      <text:p text:style-name="P81"><text:span text:style-name="T225">O PHP permite a condicional </text:span><text:span text:style-name="T540">elseif</text:span><text:span text:style-name="T200">,</text:span><text:span text:style-name="T227"> </text:span><text:span text:style-name="T222">o que reduz a quantidade de blocos</text:span></text:p>
      <text:p text:style-name="P156"><draw:frame draw:style-name="fr3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56"><draw:frame draw:style-name="fr3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59"/>
      <text:p text:style-name="P152"><text:span text:style-name="T818">Se por acaso as chaves</text:span><text:span text:style-name="T666">{}</text:span><text:span text:style-name="T818"> forem </text:span><text:span text:style-name="T693">esquecidas</text:span><text:span text:style-name="T818">, mesmo assim os comandos executarão, porém de maneira </text:span><text:span text:style-name="T693">independente</text:span><text:span text:style-name="T818">. Exemplo:<text:tab/></text:span><text:span text:style-name="T1018">if</text:span><text:span text:style-name="T586"> (</text:span><text:span text:style-name="T934">$x</text:span><text:span text:style-name="T586"> == </text:span><text:span text:style-name="T934">$y</text:span><text:span text:style-name="T586">)   </text:span><text:span text:style-name="T893">echo</text:span><text:span text:style-name="T586"> </text:span><text:span text:style-name="T985">"&lt;hr&gt;comando1"</text:span><text:span text:style-name="T586">;</text:span></text:p>
      <text:h text:style-name="P239" text:outline-level="1">Aula 10 – <text:span text:style-name="T1025">Condicional Switch</text:span></text:h>
      <text:p text:style-name="P39"/>
      <text:p text:style-name="P162"><draw:frame draw:style-name="fr3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9"><text:span text:style-name="T201">Não esqueça do comando </text:span><text:span text:style-name="T228">break</text:span></text:p>
      <text:p text:style-name="P153">Exemplo de Condicional Switch com múltiplos <text:span text:style-name="T684">valores:</text:span></text:p>
      <text:p text:style-name="P99"><draw:frame draw:style-name="fr3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100"/>
      <text:p text:style-name="P82"><text:span text:style-name="T706">ATENÇ</text:span><text:span text:style-name="T707">Ã</text:span><text:span text:style-name="T706">O: </text:span><text:span text:style-name="T700">Limpe o cache</text:span>! Seu código não carrega? Editou e não aparece? Limpe <text:span text:style-name="T1026">a</text:span> cache do navegador!</text:p>
      <text:h text:style-name="P248" text:outline-level="1">Match Expression</text:h>
      <text:p text:style-name="P5"/>
      <text:p text:style-name="P107"><text:span text:style-name="T230">Introduzida na versão</text:span><text:span text:style-name="T231"> </text:span><text:span text:style-name="Strong_20_Emphasis"><text:span text:style-name="T231">PHP 8.0</text:span></text:span><text:span text:style-name="T230">, é uma construção mais legível para realizar comparações de valores, com funcionamento semelhante ao </text:span><text:span text:style-name="Source_20_Text"><text:span text:style-name="T648">switch</text:span></text:span><text:span text:style-name="Source_20_Text"><text:span text:style-name="T230"> porém menos propenso a erros e mais seguro. Dentre suas características:</text:span></text:span></text:p>
      <text:list text:style-name="L10">
        <text:list-item>
          <text:p text:style-name="P330"><text:span text:style-name="Source_20_Text"><text:span text:style-name="T232">S</text:span></text:span><text:span text:style-name="Source_20_Text"><text:span text:style-name="T230">empre retorna um valor, enquanto o </text:span></text:span><text:span text:style-name="Source_20_Text"><text:span text:style-name="T648">switch</text:span></text:span><text:span text:style-name="Source_20_Text"><text:span text:style-name="T230"> não retorna nada diretamente. </text:span></text:span></text:p>
        </text:list-item>
        <text:list-item>
          <text:p text:style-name="P330"><text:span text:style-name="Source_20_Text"><text:span text:style-name="T232">U</text:span></text:span><text:span text:style-name="Source_20_Text"><text:span text:style-name="T230">sa </text:span></text:span><text:span text:style-name="Source_20_Text"><text:span text:style-name="Strong_20_Emphasis"><text:span text:style-name="T230">comparação estrita</text:span></text:span></text:span><text:span text:style-name="Source_20_Text"><text:span text:style-name="T230"> </text:span></text:span><text:span text:style-name="Source_20_Text"><text:span text:style-name="T232">(===, ou seja, </text:span></text:span><text:span text:style-name="Source_20_Text"><text:span text:style-name="T230">tipo e valor devem ser iguais) enquanto que o</text:span></text:span><text:span text:style-name="T230"> </text:span><text:span text:style-name="Source_20_Text"><text:span text:style-name="T648">switch</text:span></text:span><text:span text:style-name="T230"> usa comparação frouxa (não verifica tipos). </text:span></text:p>
        </text:list-item>
        <text:list-item>
          <text:p text:style-name="P330"><text:span text:style-name="T230">Sem "fallthrough": No </text:span><text:span text:style-name="Source_20_Text"><text:span text:style-name="T648">match</text:span></text:span><text:span text:style-name="T230">, cada caso é avaliado isoladamente (não ocorre "queda" para o próximo). Já no </text:span><text:span text:style-name="Source_20_Text"><text:span text:style-name="T648">switch</text:span></text:span><text:span text:style-name="T230">, sem </text:span><text:span text:style-name="Source_20_Text"><text:span text:style-name="T230">break</text:span></text:span><text:span text:style-name="T230">, o código continua executando os próximos casos. </text:span></text:p>
        </text:list-item>
      </text:list>
      <text:p text:style-name="P40"><text:span text:style-name="T235">E</text:span><text:span text:style-name="T77">xemplos:</text:span></text:p>
      <text:p text:style-name="P203"><text:span text:style-name="T936">$cor</text:span><text:span text:style-name="T588"> = </text:span><text:span text:style-name="T992">'azul'</text:span><text:span text:style-name="T588">;<text:tab/><text:tab/><text:tab/><text:tab/><text:tab/><text:tab/><text:tab/></text:span></text:p>
      <text:p text:style-name="P204"><text:span text:style-name="T919">$resultado</text:span><text:span text:style-name="T567"> = </text:span><text:span text:style-name="T1017">match</text:span><text:span text:style-name="T567"> (</text:span><text:span text:style-name="T919">$cor</text:span><text:span text:style-name="T567">) {<text:tab/><text:tab/><text:tab/><text:tab/></text:span></text:p>
      <text:p text:style-name="P204"><text:span text:style-name="T979"><text:s text:c="2"/>'vermelho'</text:span><text:span text:style-name="T567"> </text:span><text:span text:style-name="T634">=&gt;</text:span><text:span text:style-name="T567"> </text:span><text:span text:style-name="T979">'Cor escolhida foi vermelho'</text:span><text:span text:style-name="T567">,<text:tab/></text:span></text:p>
      <text:p text:style-name="P204"><text:span text:style-name="T979"><text:s text:c="2"/>'azul'</text:span><text:span text:style-name="T567"> </text:span><text:span text:style-name="T634">=&gt;</text:span><text:span text:style-name="T567"> </text:span><text:span text:style-name="T979">'Cor escolhida foi azul'</text:span><text:span text:style-name="T567">,<text:tab/><text:tab/></text:span></text:p>
      <text:p text:style-name="P204"><text:span text:style-name="T979"><text:s text:c="2"/>'verde'</text:span><text:span text:style-name="T567"> </text:span><text:span text:style-name="T634">=&gt;</text:span><text:span text:style-name="T567"> </text:span><text:span text:style-name="T979">'Cor escolhida foi verde'</text:span><text:span text:style-name="T567">,<text:tab/><text:tab/></text:span></text:p>
      <text:p text:style-name="P204"><text:span text:style-name="T1017"><text:s text:c="2"/>default</text:span><text:span text:style-name="T567"> </text:span><text:span text:style-name="T634">=&gt;</text:span><text:span text:style-name="T567"> </text:span><text:span text:style-name="T979">'Cor desconhecida'<text:tab/><text:tab/><text:tab/></text:span></text:p>
      <text:p text:style-name="P213">};<text:tab/><text:tab/><text:tab/><text:tab/><text:tab/><text:tab/><text:tab/><text:tab/></text:p>
      <text:p text:style-name="P15"><text:span text:style-name="T895">echo</text:span><text:span text:style-name="T577"> </text:span><text:span text:style-name="T927">$resultado</text:span><text:span text:style-name="T577">; </text:span><text:span text:style-name="T953">// Saída: Cor escolhida foi azul</text:span></text:p>
      <text:p text:style-name="P15"><text:tab/><text:tab/></text:p>
      <text:p text:style-name="P204"><text:span text:style-name="T919">$idade</text:span><text:span text:style-name="T567"> = </text:span><text:span text:style-name="T618">25</text:span><text:span text:style-name="T567">;<text:tab/><text:tab/><text:tab/><text:tab/><text:tab/><text:tab/><text:tab/></text:span></text:p>
      <text:p text:style-name="P204"><text:span text:style-name="T919">$faixaEtaria</text:span><text:span text:style-name="T567"> = </text:span><text:span text:style-name="T1017">match</text:span><text:span text:style-name="T567"> (</text:span><text:span text:style-name="T634">true</text:span><text:span text:style-name="T567">) {<text:tab/><text:tab/><text:tab/><text:tab/></text:span></text:p>
      <text:p text:style-name="P204"><text:span text:style-name="T919"><text:s text:c="2"/>$idade</text:span><text:span text:style-name="T567"> &lt; </text:span><text:span text:style-name="T618">13</text:span><text:span text:style-name="T567"> </text:span><text:span text:style-name="T634">=&gt;</text:span><text:span text:style-name="T567"> </text:span><text:span text:style-name="T979">'Criança'</text:span><text:span text:style-name="T567">,<text:tab/><text:tab/><text:tab/><text:tab/></text:span></text:p>
      <text:p text:style-name="P204"><text:span text:style-name="T919"><text:s text:c="2"/>$idade</text:span><text:span text:style-name="T567"> &gt;= </text:span><text:span text:style-name="T618">13</text:span><text:span text:style-name="T567"> &amp;&amp; </text:span><text:span text:style-name="T919">$idade</text:span><text:span text:style-name="T567"> &lt;= </text:span><text:span text:style-name="T618">19</text:span><text:span text:style-name="T567"> </text:span><text:span text:style-name="T634">=&gt;</text:span><text:span text:style-name="T567"> </text:span><text:span text:style-name="T979">'Adolescente'</text:span><text:span text:style-name="T567">,<text:tab/></text:span></text:p>
      <text:p text:style-name="P204"><text:span text:style-name="T919"><text:s text:c="2"/>$idade</text:span><text:span text:style-name="T567"> &gt;= </text:span><text:span text:style-name="T618">20</text:span><text:span text:style-name="T567"> &amp;&amp; </text:span><text:span text:style-name="T919">$idade</text:span><text:span text:style-name="T567"> &lt;= </text:span><text:span text:style-name="T618">64</text:span><text:span text:style-name="T567"> </text:span><text:span text:style-name="T634">=&gt;</text:span><text:span text:style-name="T567"> </text:span><text:span text:style-name="T979">'Adulto'</text:span><text:span text:style-name="T567">,<text:tab/></text:span></text:p>
      <text:p text:style-name="P204"><text:span text:style-name="T919"><text:s text:c="2"/>$idade</text:span><text:span text:style-name="T567"> &gt;= </text:span><text:span text:style-name="T618">65</text:span><text:span text:style-name="T567"> </text:span><text:span text:style-name="T634">=&gt;</text:span><text:span text:style-name="T567"> </text:span><text:span text:style-name="T979">'Idoso'</text:span><text:span text:style-name="T567">,<text:tab/><text:tab/><text:tab/><text:tab/></text:span></text:p>
      <text:p text:style-name="P213">};<text:tab/><text:tab/><text:tab/><text:tab/><text:tab/><text:tab/><text:tab/><text:tab/></text:p>
      <text:p text:style-name="P204"><text:span text:style-name="T885">echo</text:span><text:span text:style-name="T567"> </text:span><text:span text:style-name="T919">$faixaEtaria</text:span><text:span text:style-name="T567">; </text:span><text:span text:style-name="T952">// Saída: Adulto<text:tab/><text:tab/><text:tab/></text:span></text:p>
      <text:p text:style-name="P40"/>
      <text:h text:style-name="P239" text:outline-level="1">Aula 11- Iteração While</text:h>
      <text:p text:style-name="P73"/>
      <text:p text:style-name="P135"><draw:frame draw:style-name="fr2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35">No<text:span text:style-name="T1027">te que é preciso </text:span><text:span text:style-name="T694">atribuir valor à variável $</text:span><text:span text:style-name="T667">c</text:span><text:span text:style-name="T1027"> antes de construir o loop.</text:span></text:p>
      <text:p text:style-name="P136"/>
      <text:p text:style-name="P136"/>
      <text:p text:style-name="P137">Para <text:span text:style-name="T700">criar código HTML</text:span> <text:span text:style-name="T813">dinamicamente</text:span>, dentro <text:span text:style-name="T1028">de uma extensão </text:span><text:span text:style-name="T852">.php</text:span>, <text:span text:style-name="T1029">utilize</text:span> o comando <text:span text:style-name="T545">echo</text:span></text:p>
      <text:p text:style-name="P138"/>
      <text:p text:style-name="P138"/>
      <text:p text:style-name="P139"><draw:frame draw:style-name="fr3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197"/>
      <text:p text:style-name="P171"><text:span text:style-name="T348">Dentro dos laços de repetição, o comando </text:span><text:span text:style-name="Source_20_Text"><text:span text:style-name="T428">break</text:span></text:span><text:span text:style-name="T348"> quebra o fluxo d</text:span><text:span text:style-name="T349">a</text:span><text:span text:style-name="T348"> iteração e manda a execução para fora da estrutura. </text:span><text:span text:style-name="T349">Já o coman</text:span><text:span text:style-name="T348">do</text:span><text:span text:style-name="T350"> </text:span><text:span text:style-name="Source_20_Text"><text:span text:style-name="T428">continue</text:span></text:span><text:span text:style-name="Source_20_Text"><text:span text:style-name="T350">, volta para o início da iteração mesmo sem </text:span></text:span><text:span text:style-name="Source_20_Text"><text:span text:style-name="T351">ter chegado</text:span></text:span><text:span text:style-name="Source_20_Text"><text:span text:style-name="T350"> lá embaixo da estrutura.</text:span></text:span></text:p>
      <text:h text:style-name="P249" text:outline-level="1"><text:span text:style-name="Source_20_Text"><text:span text:style-name="T876">Aula 12 – Repetição Do-While</text:span></text:span></text:h>
      <text:p text:style-name="Text_20_body"><text:span text:style-name="Source_20_Text"/></text:p>
      <text:p text:style-name="P219"><text:span text:style-name="Source_20_Text"><text:span text:style-name="T45"><draw:frame draw:style-name="fr3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876">Aula 13 – Iteração For</text:span></text:span></text:h>
      <text:p text:style-name="P235"><text:span text:style-name="Source_20_Text"/></text:p>
      <text:p text:style-name="P220"><text:span text:style-name="Source_20_Text"><text:span text:style-name="T45"><draw:frame draw:style-name="fr3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73"><text:span text:style-name="Source_20_Text"><text:span text:style-name="T89">Na iteração </text:span></text:span><text:span text:style-name="Source_20_Text"><text:span text:style-name="T534">for</text:span></text:span><text:span text:style-name="Source_20_Text"><text:span text:style-name="T89">, a variável já é declarada dentro da estrutura, </text:span></text:span><text:span text:style-name="Source_20_Text"><text:span text:style-name="T90">a</text:span></text:span><text:span text:style-name="Source_20_Text"><text:span text:style-name="T91"> semântica do segundo parâmetro equivale </text:span></text:span><text:span text:style-name="Source_20_Text"><text:span text:style-name="T90">a </text:span></text:span><text:span text:style-name="Source_20_Text"><text:span text:style-name="T91">“enquanto” </text:span></text:span><text:span text:style-name="Source_20_Text"><text:span text:style-name="T90">e o</text:span></text:span><text:span text:style-name="Source_20_Text"><text:span text:style-name="T92">s parâmetros são separados por ponto-e-vírgula.</text:span></text:span></text:p>
      <text:h text:style-name="P249" text:outline-level="1"><text:span text:style-name="Source_20_Text"><text:span text:style-name="T876">Aula 14 – Rotinas</text:span></text:span></text:h>
      <text:p text:style-name="P108"><text:span text:style-name="Source_20_Text"/></text:p>
      <text:p text:style-name="P222"><text:span text:style-name="Source_20_Text"><text:span text:style-name="T180">Rotinas</text:span></text:span><text:span text:style-name="Source_20_Text"><text:span text:style-name="T91"> são </text:span></text:span><text:span text:style-name="Source_20_Text"><text:span text:style-name="T161">funções</text:span></text:span><text:span text:style-name="Source_20_Text"><text:span text:style-name="T91"> </text:span></text:span><text:span text:style-name="Source_20_Text"><text:span text:style-name="T93">ou</text:span></text:span><text:span text:style-name="Source_20_Text"><text:span text:style-name="T91"> </text:span></text:span><text:span text:style-name="Source_20_Text"><text:span text:style-name="T161">procedimentos</text:span></text:span><text:span text:style-name="Source_20_Text"><text:span text:style-name="T91">, </text:span></text:span><text:span text:style-name="Source_20_Text"><text:span text:style-name="T93">porém o PHP considera ambas operações como funções, distinguindo-se apenas </text:span></text:span><text:span text:style-name="Source_20_Text"><text:span text:style-name="T92">quanto a</text:span></text:span><text:span text:style-name="Source_20_Text"><text:span text:style-name="T93">o seu </text:span></text:span><text:span text:style-name="Source_20_Text"><text:span text:style-name="T94">valor de retorno, </text:span></text:span><text:span text:style-name="Source_20_Text"><text:span text:style-name="T95">se é vazio</text:span></text:span><text:span text:style-name="Source_20_Text"><text:span text:style-name="T96"> </text:span></text:span><text:span text:style-name="Source_20_Text"><text:span text:style-name="T93">ou</text:span></text:span><text:span text:style-name="Source_20_Text"><text:span text:style-name="T96"> não.</text:span></text:span></text:p>
      <text:p text:style-name="P219"><draw:frame draw:style-name="fr4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19"><text:span text:style-name="Source_20_Text"/></text:p>
      <text:p text:style-name="P219"><text:span text:style-name="Source_20_Text"/></text:p>
      <text:p text:style-name="P219"><text:span text:style-name="Source_20_Text"/></text:p>
      <text:p text:style-name="P219"><text:span text:style-name="Source_20_Text"/></text:p>
      <text:p text:style-name="P219"><text:span text:style-name="Source_20_Text"/></text:p>
      <text:p text:style-name="P221"><text:span text:style-name="Source_20_Text"/></text:p>
      <text:p text:style-name="P174"><text:span text:style-name="Source_20_Text"><text:span text:style-name="T229">Nas funções, não é preciso declarar antes as variáveis locais (internas na estrutura). </text:span></text:span><text:span text:style-name="Source_20_Text"><text:span text:style-name="T233">Já n</text:span></text:span><text:span text:style-name="Source_20_Text"><text:span text:style-name="T97">as f</text:span></text:span><text:span text:style-name="Source_20_Text"><text:span text:style-name="T98">unções para criar </text:span></text:span><text:span text:style-name="Source_20_Text"><text:span text:style-name="T99">Rotinas com Múltiplos Parâmetros em PHP, </text:span></text:span><text:span text:style-name="Source_20_Text"><text:span text:style-name="T98">ou seja,</text:span></text:span><text:span text:style-name="Source_20_Text"><text:span text:style-name="T99"> </text:span></text:span><text:span text:style-name="Source_20_Text"><text:span text:style-name="T181">Parâmetros Variáveis</text:span></text:span><text:span text:style-name="Source_20_Text"><text:span text:style-name="T99"> </text:span></text:span><text:span text:style-name="Source_20_Text"><text:span text:style-name="T100">não é preciso especificar os parâmetros pois </text:span></text:span><text:span text:style-name="Source_20_Text"><text:span text:style-name="T97">existem</text:span></text:span><text:span text:style-name="Source_20_Text"><text:span text:style-name="T100"> funç</text:span></text:span><text:span text:style-name="Source_20_Text"><text:span text:style-name="T97">ões</text:span></text:span><text:span text:style-name="Source_20_Text"><text:span text:style-name="T100"> interna</text:span></text:span><text:span text:style-name="Source_20_Text"><text:span text:style-name="T97">s</text:span></text:span><text:span text:style-name="Source_20_Text"><text:span text:style-name="T100"> para pegá-los </text:span></text:span><text:span text:style-name="Source_20_Text"><text:span text:style-name="T101">automaticamente</text:span></text:span><text:span text:style-name="Source_20_Text"><text:span text:style-name="T100">:</text:span></text:span></text:p>
      <text:list text:style-name="L11">
        <text:list-item>
          <text:p text:style-name="P373"><text:span text:style-name="Source_20_Text"><text:span text:style-name="T829">func_get_args()</text:span></text:span><text:span text:style-name="Source_20_Text"><text:span text:style-name="T865">: </text:span></text:span><text:span text:style-name="Source_20_Text"><text:span text:style-name="T867">pega todos os argumentos</text:span></text:span><text:span text:style-name="Source_20_Text"><text:span text:style-name="T865"> e coloca dentro de um </text:span></text:span><text:span text:style-name="Source_20_Text"><text:span text:style-name="T870">vetor</text:span></text:span><text:span text:style-name="Source_20_Text"><text:span text:style-name="T875">.</text:span></text:span></text:p>
        </text:list-item>
        <text:list-item>
          <text:p text:style-name="P374"><text:span text:style-name="Source_20_Text"><text:span text:style-name="T829">func_num_args()</text:span></text:span><text:span text:style-name="Source_20_Text"><text:span text:style-name="T866">: </text:span></text:span><text:span text:style-name="Source_20_Text"><text:span text:style-name="T868">retorna</text:span></text:span><text:span text:style-name="Source_20_Text"><text:span text:style-name="T869"> </text:span></text:span><text:span text:style-name="Source_20_Text"><text:span text:style-name="T868">a quantidade</text:span></text:span><text:span text:style-name="Source_20_Text"><text:span text:style-name="T866"> de argumentos passados.</text:span></text:span></text:p>
        </text:list-item>
      </text:list>
      <text:p text:style-name="P224"><draw:frame draw:style-name="fr4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49" text:outline-level="1"><text:span text:style-name="Source_20_Text"><text:span text:style-name="T804">Passagem de parâmetros: por </text:span></text:span><text:span text:style-name="Source_20_Text"><text:span text:style-name="T1030">valor</text:span></text:span><text:span text:style-name="Source_20_Text"><text:span text:style-name="T804"> ou por </text:span></text:span><text:span text:style-name="Source_20_Text"><text:span text:style-name="T1030">referência</text:span></text:span><text:span text:style-name="Source_20_Text"><text:span text:style-name="T804">?</text:span></text:span></text:h>
      <text:h text:style-name="P376" text:outline-level="1"><draw:frame draw:style-name="fr4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102"><text:line-break/>Na </text:span></text:span><text:span text:style-name="Source_20_Text"><text:span text:style-name="T127">passagem por valor</text:span></text:span><text:span text:style-name="Source_20_Text"><text:span text:style-name="T102">, o valor da variável </text:span></text:span><text:span text:style-name="Source_20_Text"><text:span text:style-name="T103">externa </text:span></text:span><text:span text:style-name="Source_20_Text"><text:span text:style-name="T102">é </text:span></text:span><text:span text:style-name="Source_20_Text"><text:span text:style-name="T162">copiado</text:span></text:span><text:span text:style-name="Source_20_Text"><text:span text:style-name="T104"> para</text:span></text:span><text:span text:style-name="Source_20_Text"><text:span text:style-name="T102"> o parâmetro da função e, qualquer mudança nesse parâmetro, </text:span></text:span><text:span text:style-name="Source_20_Text"><text:span text:style-name="T163">não altera o valor da variável. </text:span></text:span><text:span text:style-name="Source_20_Text"><text:span text:style-name="T131">Já na </text:span></text:span><text:span text:style-name="Source_20_Text"><text:span text:style-name="T128">passagem por referência</text:span></text:span><text:span text:style-name="Source_20_Text"><text:span text:style-name="T131">, é adicionado um </text:span></text:span><text:span text:style-name="Source_20_Text"><text:span text:style-name="T549">&amp;</text:span></text:span><text:span text:style-name="Source_20_Text"><text:span text:style-name="T131"> (“ê comercial”) </text:span></text:span><text:span text:style-name="Source_20_Text"><text:span text:style-name="T132">na frente</text:span></text:span><text:span text:style-name="Source_20_Text"><text:span text:style-name="T131"> do parâmetro. Desse modo, o que vai para esse parâmetro não é um valor, mas sim </text:span></text:span><text:span text:style-name="Source_20_Text"><text:span text:style-name="T132">o </text:span></text:span><text:span text:style-name="Source_20_Text"><text:span text:style-name="T164">endereço</text:span></text:span><text:span text:style-name="Source_20_Text"><text:span text:style-name="T132"> </text:span></text:span><text:span text:style-name="Source_20_Text"><text:span text:style-name="T133">de</text:span></text:span><text:span text:style-name="Source_20_Text"><text:span text:style-name="T132"> memória </text:span></text:span><text:span text:style-name="Source_20_Text"><text:span text:style-name="T133">(</text:span></text:span><text:span text:style-name="Source_20_Text"><text:span text:style-name="T132">ponteiro</text:span></text:span><text:span text:style-name="Source_20_Text"><text:span text:style-name="T133">)</text:span></text:span><text:span text:style-name="Source_20_Text"><text:span text:style-name="T132"> </text:span></text:span><text:span text:style-name="Source_20_Text"><text:span text:style-name="T133">da</text:span></text:span><text:span text:style-name="Source_20_Text"><text:span text:style-name="T131"> variável</text:span></text:span><text:span text:style-name="Source_20_Text"><text:span text:style-name="T132"> </text:span></text:span><text:span text:style-name="Source_20_Text"><text:span text:style-name="T131">que foi passada e, assim, qualquer alteração feita n</text:span></text:span><text:span text:style-name="Source_20_Text"><text:span text:style-name="T134">esse</text:span></text:span><text:span text:style-name="Source_20_Text"><text:span text:style-name="T131"> parâmetro também </text:span></text:span><text:span text:style-name="Source_20_Text"><text:span text:style-name="T165">altera o valor da variável</text:span></text:span><text:span text:style-name="Source_20_Text"><text:span text:style-name="T131"> </text:span></text:span><text:span text:style-name="Source_20_Text"><text:span text:style-name="T134">externa</text:span></text:span><text:span text:style-name="Source_20_Text"><text:span text:style-name="T131">.</text:span></text:span></text:h>
      <text:h text:style-name="P376" text:outline-level="1"><text:span text:style-name="Source_20_Text"/></text:h>
      <text:h text:style-name="P376" text:outline-level="1"><text:span text:style-name="Source_20_Text"><text:span text:style-name="T131">A partir do </text:span></text:span><text:span text:style-name="Source_20_Text"><text:span text:style-name="Strong_20_Emphasis"><text:span text:style-name="T140">PHP 8.0</text:span></text:span></text:span><text:span text:style-name="Source_20_Text"><text:span text:style-name="T131">, é possível usar </text:span></text:span><text:span text:style-name="Source_20_Text"><text:span text:style-name="Strong_20_Emphasis"><text:span text:style-name="T1031">parâmetros nomeados</text:span></text:span></text:span><text:span text:style-name="Source_20_Text"><text:span text:style-name="T131"> ao chamar funções, </text:span></text:span><text:span text:style-name="Source_20_Text"><text:span text:style-name="T135">permitindo especificar</text:span></text:span><text:span text:style-name="Source_20_Text"><text:span text:style-name="T131"> os argumentos de uma função usando os </text:span></text:span><text:soft-page-break/><text:span text:style-name="Source_20_Text"><text:span text:style-name="T131">nomes dos parâmetros, em vez de apenas suas posições. </text:span></text:span><text:span text:style-name="Source_20_Text"><text:span text:style-name="T135">Sendo assim, ordem dos argumentos não importa, desde que sejam passados os nomes corretos. </text:span></text:span><text:span text:style-name="Source_20_Text"><text:span text:style-name="T136">A</text:span></text:span><text:span text:style-name="Source_20_Text"><text:span text:style-name="T135">rgumentos nomeados devem vir </text:span></text:span><text:span text:style-name="Source_20_Text"><text:span text:style-name="Strong_20_Emphasis"><text:span text:style-name="T169">depois</text:span></text:span></text:span><text:span text:style-name="Source_20_Text"><text:span text:style-name="T135"> dos posicionais. </text:span></text:span></text:h>
      <text:p text:style-name="P206"><text:span text:style-name="T634">function</text:span><text:span text:style-name="T567"> </text:span><text:span text:style-name="T885">criarUsuario</text:span><text:span text:style-name="T567">(</text:span><text:span text:style-name="T634">string</text:span><text:span text:style-name="T567"> </text:span><text:span text:style-name="T919">$nome</text:span><text:span text:style-name="T567">, </text:span><text:span text:style-name="T634">int</text:span><text:span text:style-name="T567"> </text:span><text:span text:style-name="T919">$idade</text:span><text:span text:style-name="T567">, </text:span><text:span text:style-name="T634">string</text:span><text:span text:style-name="T567"> </text:span><text:span text:style-name="T919">$email</text:span><text:span text:style-name="T567"> = </text:span><text:span text:style-name="T979">"sem@email.com"</text:span><text:span text:style-name="T567">) {<text:tab/></text:span></text:p>
      <text:p text:style-name="P206"><text:span text:style-name="T1017">return</text:span><text:span text:style-name="T567"> </text:span><text:span text:style-name="T979">"Nome: </text:span><text:span text:style-name="T919">$nome</text:span><text:span text:style-name="T979">, Idade: </text:span><text:span text:style-name="T919">$idade</text:span><text:span text:style-name="T979">, Email: </text:span><text:span text:style-name="T919">$email</text:span><text:span text:style-name="T979">"</text:span><text:span text:style-name="T567">;<text:tab/><text:tab/><text:tab/><text:tab/><text:tab/><text:tab/></text:span></text:p>
      <text:p text:style-name="P215">}<text:tab/><text:tab/><text:tab/><text:tab/><text:tab/><text:tab/><text:tab/><text:tab/><text:tab/><text:tab/><text:tab/><text:tab/><text:tab/><text:tab/></text:p>
      <text:p text:style-name="P215"><text:tab/><text:tab/><text:tab/><text:tab/><text:tab/><text:tab/><text:tab/><text:tab/><text:tab/><text:tab/><text:tab/><text:tab/><text:tab/><text:tab/></text:p>
      <text:p text:style-name="P225">// Usando parâmetros nomeados (ordem não importa)<text:tab/><text:tab/><text:tab/><text:tab/><text:tab/><text:tab/><text:tab/></text:p>
      <text:p text:style-name="P41"><text:span text:style-name="T895">echo</text:span><text:span text:style-name="T577"> </text:span><text:span text:style-name="T895">criarUsuario</text:span><text:span text:style-name="T577">(</text:span><text:span text:style-name="T677">idade</text:span><text:span text:style-name="T577">: </text:span><text:span text:style-name="T625">30</text:span><text:span text:style-name="T577">, </text:span><text:span text:style-name="T677">nome</text:span><text:span text:style-name="T577">: </text:span><text:span text:style-name="T987">"João"</text:span><text:span text:style-name="T577">, </text:span><text:span text:style-name="T677">email</text:span><text:span text:style-name="T577">: </text:span><text:span text:style-name="T987">"joao</text:span><text:span text:style-name="T988">@</text:span><text:span text:style-name="T987">email.com"</text:span><text:span text:style-name="T577">);<text:tab/><text:tab/><text:tab/></text:span></text:p>
      <text:p text:style-name="P215"><text:tab/><text:tab/><text:tab/><text:tab/><text:tab/><text:tab/><text:tab/><text:tab/><text:tab/><text:tab/><text:tab/><text:tab/><text:tab/><text:tab/></text:p>
      <text:p text:style-name="P225">// Saída: Nome: João, Idade: 30, Email: joao@email.com<text:tab/><text:tab/><text:tab/><text:tab/><text:tab/><text:tab/></text:p>
      <text:h text:style-name="P370" text:outline-level="1"/>
      <text:h text:style-name="P249" text:outline-level="1"><text:span text:style-name="Source_20_Text"><text:span text:style-name="T876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/></text:p>
      <text:p text:style-name="P223"><text:span text:style-name="Source_20_Text"><text:span text:style-name="T141"><text:line-break/></text:span></text:span><text:span text:style-name="Source_20_Text"><text:span text:style-name="T229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34">bibliotecas</text:span></text:span><text:span text:style-name="Source_20_Text"><text:span text:style-name="T229">). A grande vantagem é que qualquer alteração dentro dessa função vai afetar também o funcionamento de todos os scripts que a utilizarem.</text:span></text:span></text:p>
      <text:p text:style-name="P175"><text:span text:style-name="Source_20_Text"><text:span text:style-name="T229">Para isso, usamos o comando</text:span></text:span><text:span text:style-name="Source_20_Text"><text:span text:style-name="T871"> </text:span></text:span><text:span text:style-name="Source_20_Text"><text:span text:style-name="T546">include</text:span></text:span><text:span text:style-name="Source_20_Text"><text:span text:style-name="T141">, que </text:span></text:span><text:span text:style-name="Source_20_Text"><text:span text:style-name="T142">permite incluir outros arquivos. </text:span></text:span><text:span text:style-name="Source_20_Text"><text:span text:style-name="T143">C</text:span></text:span><text:span text:style-name="Source_20_Text"><text:span text:style-name="T144">aso o arquivo não esteja disponível, </text:span></text:span><text:span text:style-name="Source_20_Text"><text:span text:style-name="T170">continua o programa</text:span></text:span><text:span text:style-name="Source_20_Text"><text:span text:style-name="T143">, </text:span></text:span><text:span text:style-name="Source_20_Text"><text:span text:style-name="T144">acusa</text:span></text:span><text:span text:style-name="Source_20_Text"><text:span text:style-name="T143">ndo</text:span></text:span><text:span text:style-name="Source_20_Text"><text:span text:style-name="T144"> apenas um [Warning]</text:span></text:span><text:span text:style-name="Source_20_Text"><text:span text:style-name="T145">.</text:span></text:span></text:p>
      <text:p text:style-name="P175"><text:span text:style-name="Source_20_Text"><text:span text:style-name="T142">Existe também o comando </text:span></text:span><text:span text:style-name="Source_20_Text"><text:span text:style-name="T546">require</text:span></text:span><text:span text:style-name="Source_20_Text"><text:span text:style-name="T142"> que tem funcionalidade semelhante porém </text:span></text:span><text:span text:style-name="Source_20_Text"><text:span text:style-name="T171">torna o arquivo obrigatório</text:span></text:span><text:span text:style-name="Source_20_Text"><text:span text:style-name="T146">, ou seja</text:span></text:span><text:span text:style-name="Source_20_Text"><text:span text:style-name="T142">, caso o arquivo requerido não seja encontrado ou esteja corrompido, </text:span></text:span><text:span text:style-name="Source_20_Text"><text:span text:style-name="T172">interrompe</text:span></text:span><text:span text:style-name="Source_20_Text"><text:span text:style-name="T170"> o programa</text:span></text:span><text:span text:style-name="Source_20_Text"><text:span text:style-name="T146"> exatamente nessa linha e </text:span></text:span><text:span text:style-name="Source_20_Text"><text:span text:style-name="T144">apresenta um</text:span></text:span><text:span text:style-name="Source_20_Text"><text:span text:style-name="T146"> [ERRO FATAL], não </text:span></text:span><text:span text:style-name="Source_20_Text"><text:span text:style-name="T147">apresentando</text:span></text:span><text:span text:style-name="Source_20_Text"><text:span text:style-name="T146"> nenhum resultado.</text:span></text:span></text:p>
      <text:p text:style-name="P176"><text:span text:style-name="Source_20_Text"><text:span text:style-name="T148">Existem também as variações </text:span></text:span><text:span text:style-name="Source_20_Text"><text:span text:style-name="T546">include_once</text:span></text:span><text:span text:style-name="Source_20_Text"><text:span text:style-name="T872"> e </text:span></text:span><text:span text:style-name="Source_20_Text"><text:span text:style-name="T546">require_once</text:span></text:span><text:span text:style-name="Source_20_Text"><text:span text:style-name="T148"> que previnem que o mesmo arquivo seja carregado de novo, </text:span></text:span><text:span text:style-name="Source_20_Text"><text:span text:style-name="T143">e sim</text:span></text:span><text:span text:style-name="Source_20_Text"><text:span text:style-name="T148"> apenas uma vez.</text:span></text:span></text:p>
      <text:list text:style-name="L12">
        <text:list-item>
          <text:p text:style-name="P331"><text:span text:style-name="Source_20_Text"><text:span text:style-name="T148">Use </text:span></text:span><text:span text:style-name="Source_20_Text"><text:span text:style-name="T546">include</text:span></text:span><text:span text:style-name="Source_20_Text"><text:span text:style-name="T148"> quando: </text:span></text:span>Vo<text:span text:style-name="T680">cê está </text:span><text:span text:style-name="Strong_20_Emphasis"><text:span text:style-name="T680">carregando uma view</text:span></text:span><text:span text:style-name="T680"> (HTML/PHP) que pode ser renderizada várias vezes sem problema. (apenas imprime conteúdo). </text:span></text:p>
        </text:list-item>
        <text:list-item>
          <text:p text:style-name="P331"><text:span text:style-name="T680">Use </text:span><text:span text:style-name="Source_20_Text"><text:span text:style-name="T546">include_once</text:span></text:span><text:span text:style-name="T680"> quando: O arquivo define </text:span><text:span text:style-name="Strong_20_Emphasis"><text:span text:style-name="T680">funções, classes ou constantes</text:span></text:span><text:span text:style-name="T680"> (e uma segunda inclusão causaria erro de redefinição). Você está incluindo </text:span><text:span text:style-name="Strong_20_Emphasis"><text:span text:style-name="T680">helpers, config, bootstrap, autoload</text:span></text:span><text:span text:style-name="T680"> </text:span></text:p>
        </text:list-item>
      </text:list>
      <text:p text:style-name="P177"><text:span text:style-name="Strong_20_Emphasis"><text:span text:style-name="Source_20_Text"><text:span text:style-name="T531">__DIR__</text:span></text:span></text:span><text:span text:style-name="Source_20_Text"><text:span text:style-name="T148"> é uma </text:span></text:span><text:span text:style-name="Source_20_Text"><text:span text:style-name="Strong_20_Emphasis"><text:span text:style-name="T137">constante mágica</text:span></text:span></text:span><text:span text:style-name="Source_20_Text"><text:span text:style-name="T148"> que retorna o caminho </text:span></text:span><text:span text:style-name="Source_20_Text"><text:span text:style-name="T173">absoluto</text:span></text:span><text:span text:style-name="Source_20_Text"><text:span text:style-name="T148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48"> resolve o problema fornecendo o caminho absoluto </text:span></text:span><text:span text:style-name="Source_20_Text"><text:span text:style-name="T149">do arquivo</text:span></text:span><text:span text:style-name="Source_20_Text"><text:span text:style-name="T148">. </text:span></text:span><text:span text:style-name="Source_20_Text"><text:span text:style-name="T149">Facilita a organização de arquivos em diferentes subdiretórios sem depender de configurações externas. Exemplo:<text:line-break/></text:span></text:span><text:span text:style-name="Source_20_Text"><text:span text:style-name="T1019">require</text:span></text:span><text:span text:style-name="Source_20_Text"><text:span text:style-name="T579"> </text:span></text:span><text:span text:style-name="Source_20_Text"><text:span text:style-name="T637">__DIR__</text:span></text:span><text:span text:style-name="Source_20_Text"><text:span text:style-name="T579"> . </text:span></text:span><text:span text:style-name="Source_20_Text"><text:span text:style-name="T990">"/funcoes.php"</text:span></text:span><text:span text:style-name="Source_20_Text"><text:span text:style-name="T579">;</text:span></text:span></text:p>
      <text:h text:style-name="P249" text:outline-level="1"><text:span text:style-name="Source_20_Text"><text:span text:style-name="T876">Aula 16 e 17 – Funções para Strings</text:span></text:span></text:h>
      <text:p text:style-name="P229"><text:span text:style-name="Source_20_Text"><text:span text:style-name="T150">No PHP, t</text:span></text:span><text:span text:style-name="Source_20_Text"><text:span text:style-name="T142">udo que está entre aspas </text:span></text:span><text:span text:style-name="Source_20_Text"><text:span text:style-name="T150">é</text:span></text:span><text:span text:style-name="Source_20_Text"><text:span text:style-name="T142"> considera</text:span></text:span><text:span text:style-name="Source_20_Text"><text:span text:style-name="T150">do</text:span></text:span><text:span text:style-name="Source_20_Text"><text:span text:style-name="T142"> como tipo string, </text:span></text:span><text:span text:style-name="Source_20_Text"><text:span text:style-name="T150">porém a </text:span></text:span><text:span text:style-name="Source_20_Text"><text:span text:style-name="T129">aspa simples</text:span></text:span><text:span text:style-name="Source_20_Text"><text:span text:style-name="T150"> não é interpretativa, é apenas uma string e tudo será tratado como </text:span></text:span><text:span text:style-name="Source_20_Text"><text:span text:style-name="T174">texto</text:span></text:span><text:span text:style-name="Source_20_Text"><text:span text:style-name="T150">. Já a </text:span></text:span><text:span text:style-name="Source_20_Text"><text:span text:style-name="T129">aspa dupla</text:span></text:span><text:span text:style-name="Source_20_Text"><text:span text:style-name="T150"> é </text:span></text:span><text:span text:style-name="Source_20_Text"><text:span text:style-name="T174">processada</text:span></text:span><text:span text:style-name="Source_20_Text"><text:span text:style-name="T150">, reconhecendo variáveis no conteúdo ou caracteres de escape como </text:span></text:span><text:span text:style-name="Source_20_Text"><text:span text:style-name="T662">\n \t \r</text:span></text:span><text:span text:style-name="Source_20_Text"><text:span text:style-name="T873"> </text:span></text:span><text:span text:style-name="Source_20_Text"><text:span text:style-name="T150">que serão </text:span></text:span><text:span text:style-name="Source_20_Text"><text:span text:style-name="T151">consideradas</text:span></text:span><text:span text:style-name="Source_20_Text"><text:span text:style-name="T150"> na hora de executar a string.</text:span></text:span></text:p>
      <text:p text:style-name="P229"><text:span text:style-name="Source_20_Text"><text:span text:style-name="T150">Um caractere de uma string pode ser acessado como se fosse um índice de um array. </text:span></text:span><text:span text:style-name="Source_20_Text"><text:span text:style-name="T152">Exemplo: </text:span></text:span><text:span text:style-name="Source_20_Text"><text:span text:style-name="T930">$string</text:span></text:span><text:span text:style-name="Source_20_Text"><text:span text:style-name="T580">[</text:span></text:span><text:span text:style-name="Source_20_Text"><text:span text:style-name="T627">1</text:span></text:span><text:span text:style-name="Source_20_Text"><text:span text:style-name="T580">]</text:span></text:span></text:p>
      <text:p text:style-name="P229"><text:span text:style-name="Source_20_Text"><text:span text:style-name="T150">O </text:span></text:span><text:span text:style-name="Source_20_Text"><text:span text:style-name="T142">valor </text:span></text:span><text:span text:style-name="Source_20_Text"><text:span text:style-name="T715">verdadeiro</text:span></text:span><text:span text:style-name="Source_20_Text"><text:span text:style-name="T142"> é impresso como ‘</text:span></text:span><text:span text:style-name="Source_20_Text"><text:span text:style-name="T716">1</text:span></text:span><text:span text:style-name="Source_20_Text"><text:span text:style-name="T142">’ e o valor </text:span></text:span><text:span text:style-name="Source_20_Text"><text:span text:style-name="T1032">falso</text:span></text:span><text:span text:style-name="Source_20_Text"><text:span text:style-name="T142"> é impresso como vazio </text:span></text:span><text:span text:style-name="Source_20_Text"><text:span text:style-name="T1033">““</text:span></text:span><text:span text:style-name="Source_20_Text"><text:span text:style-name="T874">.<text:line-break/></text:span></text:span><text:span text:style-name="Source_20_Text"><text:span text:style-name="T150">Logo, </text:span></text:span><text:span text:style-name="Source_20_Text"><text:span text:style-name="T595"> </text:span></text:span><text:span text:style-name="Source_20_Text"><text:span text:style-name="T922">$c</text:span></text:span><text:span text:style-name="Source_20_Text"><text:span text:style-name="T572"> = (</text:span></text:span><text:span text:style-name="Source_20_Text"><text:span text:style-name="T922">10</text:span></text:span><text:span text:style-name="Source_20_Text"><text:span text:style-name="T572"> &gt; </text:span></text:span><text:span text:style-name="Source_20_Text"><text:span text:style-name="T922">5</text:span></text:span><text:span text:style-name="Source_20_Text"><text:span text:style-name="T572">) ? </text:span></text:span><text:span text:style-name="Source_20_Text"><text:span text:style-name="T643">true</text:span></text:span><text:span text:style-name="Source_20_Text"><text:span text:style-name="T572"> : </text:span></text:span><text:span text:style-name="Source_20_Text"><text:span text:style-name="T643">false</text:span></text:span><text:span text:style-name="Source_20_Text"><text:span text:style-name="T572">;</text:span></text:span><text:span text:style-name="Source_20_Text"><text:span text:style-name="T589"> </text:span></text:span><text:span text:style-name="Source_20_Text"><text:span text:style-name="T153">retorna o valor ‘1’</text:span></text:span></text:p>
      <text:p text:style-name="P115"><text:span text:style-name="Source_20_Text"><text:span text:style-name="T150">Usar </text:span></text:span><text:span text:style-name="Source_20_Text"><text:span text:style-name="T129">funções multibyte </text:span></text:span><text:span text:style-name="Source_20_Text"><text:span text:style-name="T150">(mb_*) proporciona</text:span></text:span><text:span text:style-name="Source_20_Text"><text:span text:style-name="T152">m</text:span></text:span><text:span text:style-name="Source_20_Text"><text:span text:style-name="T150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719">mb_strtolower()</text:span></text:span><text:span text:style-name="Source_20_Text"><text:span text:style-name="T767"> </text:span></text:span><text:span text:style-name="Source_20_Text"><text:span text:style-name="T150">em vez de </text:span></text:span><text:span text:style-name="Source_20_Text"><text:span text:style-name="T719">strtolower()</text:span></text:span></text:p>
      <text:p text:style-name="P115"><text:span text:style-name="Source_20_Text"/></text:p>
      <text:list xml:id="list1903096633" text:style-name="L13">
        <text:list-item>
          <text:p text:style-name="P332"><text:span text:style-name="Source_20_Text"><text:span text:style-name="T656">print</text:span></text:span><text:span text:style-name="Source_20_Text"><text:span text:style-name="T834">f</text:span></text:span><text:span text:style-name="Source_20_Text"><text:span text:style-name="T657">()</text:span></text:span><text:span text:style-name="Source_20_Text"><text:span text:style-name="T105">: </text:span></text:span><text:span text:style-name="Source_20_Text"><text:span text:style-name="T106">permite exibir uma string com itens </text:span></text:span><text:span text:style-name="Source_20_Text"><text:span text:style-name="T166">formatados</text:span></text:span><text:span text:style-name="Source_20_Text"><text:span text:style-name="T105">. Exemplo:</text:span></text:span><text:span text:style-name="Source_20_Text"><text:span text:style-name="T897">printf</text:span></text:span><text:span text:style-name="Source_20_Text"><text:span text:style-name="T596">(</text:span></text:span><text:span text:style-name="Source_20_Text"><text:span text:style-name="T993">"O </text:span></text:span><text:span text:style-name="Source_20_Text"><text:span text:style-name="T678">%</text:span></text:span><text:span text:style-name="Source_20_Text"><text:span text:style-name="T993">s está custando R$ </text:span></text:span><text:span text:style-name="Source_20_Text"><text:span text:style-name="T678">%</text:span></text:span><text:span text:style-name="Source_20_Text"><text:span text:style-name="T993">.2</text:span></text:span><text:span text:style-name="Source_20_Text"><text:span text:style-name="T678">f</text:span></text:span><text:span text:style-name="Source_20_Text"><text:span text:style-name="T993">"</text:span></text:span><text:span text:style-name="Source_20_Text"><text:span text:style-name="T596">, </text:span></text:span><text:span text:style-name="Source_20_Text"><text:span text:style-name="T937">$produto</text:span></text:span><text:span text:style-name="Source_20_Text"><text:span text:style-name="T596">, </text:span></text:span><text:span text:style-name="Source_20_Text"><text:span text:style-name="T937">$preco</text:span></text:span><text:span text:style-name="Source_20_Text"><text:span text:style-name="T596">);</text:span></text:span><text:span text:style-name="Source_20_Text"><text:span text:style-name="T590"><text:line-break/><text:line-break/></text:span></text:span><text:span text:style-name="Source_20_Text"><text:span text:style-name="T82">O símbolo </text:span></text:span><text:span text:style-name="Source_20_Text"><text:span text:style-name="T107">de </text:span></text:span><text:span text:style-name="Source_20_Text"><text:span text:style-name="T82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50"><text:span text:style-name="Source_20_Text"><text:span text:style-name="T551">%</text:span></text:span><text:span text:style-name="Source_20_Text"><text:span text:style-name="T535">d</text:span></text:span><text:span text:style-name="Source_20_Text"><text:span text:style-name="T108">: valor </text:span></text:span><text:span text:style-name="Source_20_Text"><text:span text:style-name="T167">inteiro</text:span></text:span><text:span text:style-name="Source_20_Text"><text:span text:style-name="T108"> (positivo ou negativo)</text:span></text:span></text:p>
            </text:list-item>
            <text:list-item>
              <text:p text:style-name="P350"><text:span text:style-name="Source_20_Text"><text:span text:style-name="T552">%</text:span></text:span><text:span text:style-name="Source_20_Text"><text:span text:style-name="T535">f</text:span></text:span><text:span text:style-name="Source_20_Text"><text:span text:style-name="T108">: valor real, </text:span></text:span><text:span text:style-name="Source_20_Text"><text:span text:style-name="T109">float</text:span></text:span></text:p>
            </text:list-item>
            <text:list-item>
              <text:p text:style-name="P351"><text:span text:style-name="Source_20_Text"><text:span text:style-name="T552">%</text:span></text:span><text:span text:style-name="Source_20_Text"><text:span text:style-name="T535">s</text:span></text:span><text:span text:style-name="Source_20_Text"><text:span text:style-name="T108">: string</text:span></text:span></text:p>
            </text:list-item>
            <text:list-item>
              <text:p text:style-name="P351"><text:span text:style-name="Source_20_Text"><text:span text:style-name="T552">%</text:span></text:span><text:span text:style-name="Source_20_Text"><text:span text:style-name="T535">c</text:span></text:span><text:span text:style-name="Source_20_Text"><text:span text:style-name="T110">: caractere</text:span></text:span></text:p>
            </text:list-item>
            <text:list-item>
              <text:p text:style-name="P350"><text:span text:style-name="Source_20_Text"><text:span text:style-name="T552">%</text:span></text:span><text:span text:style-name="Source_20_Text"><text:span text:style-name="T535">i</text:span></text:span><text:span text:style-name="Source_20_Text"><text:span text:style-name="T108">: permite a notação hexadecimal ou octal na função fscanf()</text:span></text:span><text:span text:style-name="Source_20_Text"><text:span text:style-name="T82"><text:line-break/></text:span></text:span></text:p>
            </text:list-item>
          </text:list>
        </text:list-item>
      </text:list>
      <text:list xml:id="list233554468492364" text:continue-list="list1903096633" text:style-name="L13">
        <text:list-item>
          <text:p text:style-name="P333"><text:span text:style-name="Source_20_Text"><text:span text:style-name="T656">print_r()</text:span></text:span><text:span text:style-name="Source_20_Text"><text:span text:style-name="T108">: </text:span></text:span><text:span text:style-name="Source_20_Text"><text:span text:style-name="T249">Exibe </text:span></text:span><text:span text:style-name="Source_20_Text"><text:span text:style-name="T309">coleções</text:span></text:span><text:span text:style-name="Source_20_Text"><text:span text:style-name="T249">, objetos e variáveis compostas (vetores e matrizes) de maneira organizada.</text:span></text:span><text:span text:style-name="Source_20_Text"><text:span text:style-name="T766"> </text:span></text:span><text:span text:style-name="Source_20_Text"><text:span text:style-name="T108">Exemplo:<text:line-break/></text:span></text:span><text:span text:style-name="Source_20_Text"><text:span text:style-name="T897">print_r</text:span></text:span><text:span text:style-name="Source_20_Text"><text:span text:style-name="T596">(</text:span></text:span><text:span text:style-name="Source_20_Text"><text:span text:style-name="T937">$vetor</text:span></text:span><text:span text:style-name="Source_20_Text"><text:span text:style-name="T596">); </text:span></text:span><text:span text:style-name="Source_20_Text"><text:span text:style-name="T959">//imprime "Array ( [0] =&gt; 4 [1] =&gt; 8 [2] =&gt; 9 )"</text:span></text:span><text:span text:style-name="Source_20_Text"><text:span text:style-name="T963"><text:line-break/></text:span></text:span><text:span text:style-name="Source_20_Text"><text:span text:style-name="T82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52"><text:span text:style-name="Source_20_Text"><text:span text:style-name="T897">var_dump</text:span></text:span><text:span text:style-name="Source_20_Text"><text:span text:style-name="T596">(</text:span></text:span><text:span text:style-name="Source_20_Text"><text:span text:style-name="T937">$vetor</text:span></text:span><text:span text:style-name="Source_20_Text"><text:span text:style-name="T596">)</text:span></text:span></text:p>
            </text:list-item>
            <text:list-item>
              <text:p text:style-name="P352"><text:span text:style-name="Source_20_Text"><text:span text:style-name="T897">var_export</text:span></text:span><text:span text:style-name="Source_20_Text"><text:span text:style-name="T596">(</text:span></text:span><text:span text:style-name="Source_20_Text"><text:span text:style-name="T937">$vetor</text:span></text:span><text:span text:style-name="Source_20_Text"><text:span text:style-name="T596">)</text:span></text:span><text:span text:style-name="Source_20_Text"><text:span text:style-name="T590"><text:line-break/></text:span></text:span></text:p>
            </text:list-item>
          </text:list>
        </text:list-item>
      </text:list>
      <text:list xml:id="list233555981021413" text:continue-list="list233554468492364" text:style-name="L13">
        <text:list-item>
          <text:p text:style-name="P336"><text:span text:style-name="Source_20_Text"><text:span text:style-name="T658">wordwrap()</text:span></text:span><text:span text:style-name="Source_20_Text"><text:span text:style-name="T111">: cria quebras de linha para textos muito longos </text:span></text:span><text:span text:style-name="Source_20_Text"><text:span text:style-name="T106">e em um </text:span></text:span><text:span text:style-name="Source_20_Text"><text:span text:style-name="T166">tamanho especificado</text:span></text:span><text:span text:style-name="Source_20_Text"><text:span text:style-name="T111">. <text:line-break/>Exemplo:</text:span></text:span><text:span text:style-name="Source_20_Text"><text:span text:style-name="T937">$result</text:span></text:span><text:span text:style-name="Source_20_Text"><text:span text:style-name="T596"> = </text:span></text:span><text:span text:style-name="Source_20_Text"><text:span text:style-name="T897">wordwrap</text:span></text:span><text:span text:style-name="Source_20_Text"><text:span text:style-name="T596">(</text:span></text:span><text:span text:style-name="Source_20_Text"><text:span text:style-name="T937">$txt</text:span></text:span><text:span text:style-name="Source_20_Text"><text:span text:style-name="T596">, </text:span></text:span><text:span text:style-name="Source_20_Text"><text:span text:style-name="T630">9</text:span></text:span><text:span text:style-name="Source_20_Text"><text:span text:style-name="T596">, </text:span></text:span><text:span text:style-name="Source_20_Text"><text:span text:style-name="T993">"&lt;br&gt;</text:span></text:span><text:span text:style-name="Source_20_Text"><text:span text:style-name="T1034">\n</text:span></text:span><text:span text:style-name="Source_20_Text"><text:span text:style-name="T993">"</text:span></text:span><text:span text:style-name="Source_20_Text"><text:span text:style-name="T596">, </text:span></text:span><text:span text:style-name="Source_20_Text"><text:span text:style-name="T645">true</text:span></text:span><text:span text:style-name="Source_20_Text"><text:span text:style-name="T596">);</text:span></text:span><text:span text:style-name="Source_20_Text"><text:span text:style-name="T590"><text:line-break/></text:span></text:span></text:p>
        </text:list-item>
        <text:list-item>
          <text:p text:style-name="P337"><text:span text:style-name="Source_20_Text"><text:span text:style-name="T659">strlen()</text:span></text:span><text:span text:style-name="Source_20_Text"><text:span text:style-name="T112">: string lenght - </text:span></text:span><text:span text:style-name="Source_20_Text"><text:span text:style-name="T106">retorna</text:span></text:span><text:span text:style-name="Source_20_Text"><text:span text:style-name="T112"> </text:span></text:span><text:span text:style-name="Source_20_Text"><text:span text:style-name="T113">o </text:span></text:span><text:span text:style-name="Source_20_Text"><text:span text:style-name="T168">tamanho</text:span></text:span><text:span text:style-name="Source_20_Text"><text:span text:style-name="T113"> de uma string </text:span></text:span><text:span text:style-name="Source_20_Text"><text:span text:style-name="T182">em</text:span></text:span><text:span text:style-name="Source_20_Text"><text:span text:style-name="T113"> </text:span></text:span><text:span text:style-name="Source_20_Text"><text:span text:style-name="T182">bytes</text:span></text:span><text:span text:style-name="Source_20_Text"><text:span text:style-name="T177"> </text:span></text:span><text:span text:style-name="Source_20_Text"><text:span text:style-name="T178">e não a quantidade de caracteres </text:span></text:span><text:span text:style-name="Source_20_Text"><text:span text:style-name="T177">(cuidado! caracteres especiais ocupam mais de 1 byte)</text:span></text:span><text:span text:style-name="Source_20_Text"><text:span text:style-name="T112">. Exemplo:</text:span></text:span><text:span text:style-name="Source_20_Text"><text:span text:style-name="T937">$tamanho</text:span></text:span><text:span text:style-name="Source_20_Text"><text:span text:style-name="T596"> = </text:span></text:span><text:span text:style-name="Source_20_Text"><text:span text:style-name="T897">strlen</text:span></text:span><text:span text:style-name="Source_20_Text"><text:span text:style-name="T596">(</text:span></text:span><text:span text:style-name="Source_20_Text"><text:span text:style-name="T937">$txt</text:span></text:span><text:span text:style-name="Source_20_Text"><text:span text:style-name="T596">);</text:span></text:span><text:span text:style-name="Source_20_Text"><text:span text:style-name="T590"><text:line-break/></text:span></text:span></text:p>
        </text:list-item>
        <text:list-item>
          <text:p text:style-name="P338"><text:soft-page-break/><text:span text:style-name="Source_20_Text"><text:span text:style-name="T659">trim()</text:span></text:span><text:span text:style-name="Source_20_Text"><text:span text:style-name="T112">: </text:span></text:span><text:span text:style-name="Source_20_Text"><text:span text:style-name="T114">Por padrão, </text:span></text:span><text:span text:style-name="Source_20_Text"><text:span text:style-name="T115">r</text:span></text:span><text:span text:style-name="Source_20_Text"><text:span text:style-name="T114">etira espaços (ou outros caracteres) do início e do final de uma string, porém, se f</text:span></text:span><text:span text:style-name="Source_20_Text"><text:span text:style-name="T499">or passado um segundo parâmetro, elimina da string principal o que foi repassado na substring. </text:span></text:span><text:span text:style-name="Source_20_Text"><text:span text:style-name="T112">Exemplo:<text:line-break/></text:span></text:span><text:span text:style-name="Source_20_Text"><text:span text:style-name="T937">$nome_sem_espacos</text:span></text:span><text:span text:style-name="Source_20_Text"><text:span text:style-name="T596"> = </text:span></text:span><text:span text:style-name="Source_20_Text"><text:span text:style-name="T897">trim</text:span></text:span><text:span text:style-name="Source_20_Text"><text:span text:style-name="T596">(</text:span></text:span><text:span text:style-name="Source_20_Text"><text:span text:style-name="T937">$nome</text:span></text:span><text:span text:style-name="Source_20_Text"><text:span text:style-name="T596">);<text:line-break/></text:span></text:span><text:span text:style-name="Source_20_Text"><text:span text:style-name="T923">$csvSemVirgula</text:span></text:span><text:span text:style-name="Source_20_Text"><text:span text:style-name="T573"> = </text:span></text:span><text:span text:style-name="Source_20_Text"><text:span text:style-name="T889">trim</text:span></text:span><text:span text:style-name="Source_20_Text"><text:span text:style-name="T573">(</text:span></text:span><text:span text:style-name="Source_20_Text"><text:span text:style-name="T923">$arquivoCsv</text:span></text:span><text:span text:style-name="Source_20_Text"><text:span text:style-name="T573">, </text:span></text:span><text:span text:style-name="Source_20_Text"><text:span text:style-name="T982">','</text:span></text:span><text:span text:style-name="Source_20_Text"><text:span text:style-name="T573">);</text:span></text:span><text:span text:style-name="Source_20_Text"><text:span text:style-name="T590"><text:line-break/></text:span></text:span></text:p>
        </text:list-item>
        <text:list-item>
          <text:p text:style-name="P334"><text:span text:style-name="Source_20_Text"><text:span text:style-name="T654">ltrim()</text:span></text:span><text:span text:style-name="Source_20_Text"><text:span text:style-name="T82">: </text:span></text:span><text:span text:style-name="Source_20_Text"><text:span text:style-name="T106">Elimina</text:span></text:span><text:span text:style-name="Source_20_Text"><text:span text:style-name="T82"> espaços</text:span></text:span><text:span text:style-name="Source_20_Text"><text:span text:style-name="T500"> em branco</text:span></text:span><text:span text:style-name="Source_20_Text"><text:span text:style-name="T82"> no início, à esquerda.<text:line-break/></text:span></text:span><text:span text:style-name="Source_20_Text"><text:span text:style-name="T937">$sem_espacos_inicio</text:span></text:span><text:span text:style-name="Source_20_Text"><text:span text:style-name="T596"> = </text:span></text:span><text:span text:style-name="Source_20_Text"><text:span text:style-name="T897">ltrim</text:span></text:span><text:span text:style-name="Source_20_Text"><text:span text:style-name="T596">(</text:span></text:span><text:span text:style-name="Source_20_Text"><text:span text:style-name="T937">$nome</text:span></text:span><text:span text:style-name="Source_20_Text"><text:span text:style-name="T596">);</text:span></text:span><text:span text:style-name="Source_20_Text"><text:span text:style-name="T82"><text:line-break/></text:span></text:span></text:p>
        </text:list-item>
        <text:list-item>
          <text:p text:style-name="P335"><text:span text:style-name="Source_20_Text"><text:span text:style-name="T660">r</text:span></text:span><text:span text:style-name="Source_20_Text"><text:span text:style-name="T654">trim()</text:span></text:span><text:span text:style-name="Source_20_Text"><text:span text:style-name="T82">: </text:span></text:span><text:span text:style-name="Source_20_Text"><text:span text:style-name="T106">Elimina</text:span></text:span><text:span text:style-name="Source_20_Text"><text:span text:style-name="T82"> espaços</text:span></text:span><text:span text:style-name="Source_20_Text"><text:span text:style-name="T500"> em branco</text:span></text:span><text:span text:style-name="Source_20_Text"><text:span text:style-name="T82"> no fi</text:span></text:span><text:span text:style-name="Source_20_Text"><text:span text:style-name="T106">nal,</text:span></text:span><text:span text:style-name="Source_20_Text"><text:span text:style-name="T82"> à direita.<text:line-break/></text:span></text:span><text:span text:style-name="Source_20_Text"><text:span text:style-name="T937">$sem_espacos_fim</text:span></text:span><text:span text:style-name="Source_20_Text"><text:span text:style-name="T596"> = </text:span></text:span><text:span text:style-name="Source_20_Text"><text:span text:style-name="T897">rtrim</text:span></text:span><text:span text:style-name="Source_20_Text"><text:span text:style-name="T596">(</text:span></text:span><text:span text:style-name="Source_20_Text"><text:span text:style-name="T937">$nome</text:span></text:span><text:span text:style-name="Source_20_Text"><text:span text:style-name="T596">);</text:span></text:span><text:span text:style-name="Source_20_Text"><text:span text:style-name="T590"><text:line-break/></text:span></text:span></text:p>
        </text:list-item>
        <text:list-item>
          <text:p text:style-name="P339"><text:span text:style-name="Source_20_Text"><text:span text:style-name="T661">str_word_count()</text:span></text:span><text:span text:style-name="Source_20_Text"><text:span text:style-name="T116">: </text:span></text:span><text:span text:style-name="Source_20_Text"><text:span text:style-name="T117">dependendo do parâmetro, retorna a quantidade de palavras ou cria um vetor com a string</text:span></text:span><text:span text:style-name="Source_20_Text"><text:span text:style-name="T116">. Exemplo:<text:line-break/></text:span></text:span><text:span text:style-name="Source_20_Text"><text:span text:style-name="T938">$frase</text:span></text:span><text:span text:style-name="Source_20_Text"><text:span text:style-name="T597"> = </text:span></text:span><text:span text:style-name="Source_20_Text"><text:span text:style-name="T994">"Eu vou estudar PHP"</text:span></text:span><text:span text:style-name="Source_20_Text"><text:span text:style-name="T597">; </text:span></text:span><text:span text:style-name="Source_20_Text"><text:span text:style-name="T937">$contador</text:span></text:span><text:span text:style-name="Source_20_Text"><text:span text:style-name="T596"> = </text:span></text:span><text:span text:style-name="Source_20_Text"><text:span text:style-name="T897">str_word_count</text:span></text:span><text:span text:style-name="Source_20_Text"><text:span text:style-name="T596">(</text:span></text:span><text:span text:style-name="Source_20_Text"><text:span text:style-name="T937">$frase</text:span></text:span><text:span text:style-name="Source_20_Text"><text:span text:style-name="T596">, </text:span></text:span><text:span text:style-name="Source_20_Text"><text:span text:style-name="T630">2</text:span></text:span><text:span text:style-name="Source_20_Text"><text:span text:style-name="T596">);</text:span></text:span><text:span text:style-name="Source_20_Text"><text:span text:style-name="T590"><text:line-break/></text:span></text:span><text:span text:style-name="Source_20_Text"><text:span text:style-name="T501">Array ( [0] =&gt; Eu [3] =&gt; vou [7] =&gt; estudar [15] =&gt; PHP )</text:span></text:span><text:span text:style-name="Source_20_Text"><text:span text:style-name="T590"><text:line-break/></text:span></text:span></text:p>
        </text:list-item>
        <text:list-item>
          <text:p text:style-name="P339"><text:span text:style-name="Source_20_Text"><text:span text:style-name="T720">str_split(</text:span></text:span><text:span text:style-name="Source_20_Text"><text:span text:style-name="T769">)</text:span></text:span><text:span text:style-name="Source_20_Text"><text:span text:style-name="T745">: coloca cada letra </text:span></text:span><text:span text:style-name="Source_20_Text"><text:span text:style-name="T746">de uma string em uma posição do</text:span></text:span><text:span text:style-name="Source_20_Text"><text:span text:style-name="T745"> vetor. Exemplo:</text:span></text:span><text:span text:style-name="Source_20_Text"><text:span text:style-name="T941">$nome</text:span></text:span><text:span text:style-name="Source_20_Text"><text:span text:style-name="T601"> = </text:span></text:span><text:span text:style-name="Source_20_Text"><text:span text:style-name="T997">"Jonatas"</text:span></text:span><text:span text:style-name="Source_20_Text"><text:span text:style-name="T601">;</text:span></text:span><text:span text:style-name="Source_20_Text"><text:span text:style-name="T726"><text:tab/></text:span></text:span><text:span text:style-name="Source_20_Text"><text:span text:style-name="T941">$vetor</text:span></text:span><text:span text:style-name="Source_20_Text"><text:span text:style-name="T601"> = </text:span></text:span><text:span text:style-name="Source_20_Text"><text:span text:style-name="T902">str_split</text:span></text:span><text:span text:style-name="Source_20_Text"><text:span text:style-name="T601">(</text:span></text:span><text:span text:style-name="Source_20_Text"><text:span text:style-name="T941">$nome</text:span></text:span><text:span text:style-name="Source_20_Text"><text:span text:style-name="T601">);</text:span></text:span><text:span text:style-name="Source_20_Text"><text:span text:style-name="T593"><text:line-break/></text:span></text:span><text:span text:style-name="Source_20_Text"><text:span text:style-name="T503">Array ( [0] =&gt; J [1] =&gt; o [2] =&gt; n [3] =&gt; a [4] =&gt; t [5] =&gt; a [6] =&gt; s )</text:span></text:span></text:p>
        </text:list-item>
        <text:list-item>
          <text:p text:style-name="P339"><text:span text:style-name="Source_20_Text"><text:span text:style-name="T720">explode()</text:span></text:span><text:span text:style-name="Source_20_Text"><text:span text:style-name="T751">: </text:span></text:span><text:span text:style-name="Source_20_Text"><text:span text:style-name="T752">Captura</text:span></text:span><text:span text:style-name="Source_20_Text"><text:span text:style-name="T751"> cada palavra </text:span></text:span><text:span text:style-name="Source_20_Text"><text:span text:style-name="T752">(ou substrings)</text:span></text:span><text:span text:style-name="Source_20_Text"><text:span text:style-name="T751"> e </text:span></text:span><text:span text:style-name="Source_20_Text"><text:span text:style-name="T752">coloca</text:span></text:span><text:span text:style-name="Source_20_Text"><text:span text:style-name="T751"> num índice de </text:span></text:span><text:span text:style-name="Source_20_Text"><text:span text:style-name="T771">vetor</text:span></text:span><text:span text:style-name="Source_20_Text"><text:span text:style-name="T751">. É uma versão mais nova da str_word_count, ela procura pelos caracteres </text:span></text:span><text:span text:style-name="Source_20_Text"><text:span text:style-name="T753">especificados no parâmetro</text:span></text:span><text:span text:style-name="Source_20_Text"><text:span text:style-name="T751"> </text:span></text:span><text:span text:style-name="Source_20_Text"><text:span text:style-name="T753">(</text:span></text:span><text:span text:style-name="Source_20_Text"><text:span text:style-name="T754">como </text:span></text:span><text:span text:style-name="Source_20_Text"><text:span text:style-name="T755">exemplo, um</text:span></text:span><text:span text:style-name="Source_20_Text"><text:span text:style-name="T754"> </text:span></text:span><text:span text:style-name="Source_20_Text"><text:span text:style-name="T753">espaço em branco </text:span></text:span><text:span text:style-name="Source_20_Text"><text:span text:style-name="T755">ou ponto-e-vírgula</text:span></text:span><text:span text:style-name="Source_20_Text"><text:span text:style-name="T753">)</text:span></text:span><text:span text:style-name="Source_20_Text"><text:span text:style-name="T751">, </text:span></text:span><text:span text:style-name="Source_20_Text"><text:span text:style-name="T756">quebra</text:span></text:span><text:span text:style-name="Source_20_Text"><text:span text:style-name="T751"> a string e </text:span></text:span><text:span text:style-name="Source_20_Text"><text:span text:style-name="T756">coloca os itens</text:span></text:span><text:span text:style-name="Source_20_Text"><text:span text:style-name="T751"> </text:span></text:span><text:span text:style-name="Source_20_Text"><text:span text:style-name="T756">em</text:span></text:span><text:span text:style-name="Source_20_Text"><text:span text:style-name="T751"> um vetor. </text:span></text:span><text:span text:style-name="Source_20_Text"><text:span text:style-name="T757">Muito utilizado em operações de arquivos .csv</text:span></text:span><text:span text:style-name="Source_20_Text"><text:span text:style-name="T751"><text:line-break/>Exemplo:</text:span></text:span><text:span text:style-name="Source_20_Text"><text:span text:style-name="T938">$site</text:span></text:span><text:span text:style-name="Source_20_Text"><text:span text:style-name="T597"> = </text:span></text:span><text:span text:style-name="Source_20_Text"><text:span text:style-name="T994">"Curso em Video"</text:span></text:span><text:span text:style-name="Source_20_Text"><text:span text:style-name="T597">;</text:span></text:span><text:span text:style-name="Source_20_Text"><text:span text:style-name="T728"><text:tab/></text:span></text:span><text:span text:style-name="Source_20_Text"><text:span text:style-name="T939">$vetor</text:span></text:span><text:span text:style-name="Source_20_Text"><text:span text:style-name="T598"> = </text:span></text:span><text:span text:style-name="Source_20_Text"><text:span text:style-name="T898">explode</text:span></text:span><text:span text:style-name="Source_20_Text"><text:span text:style-name="T598">(</text:span></text:span><text:span text:style-name="Source_20_Text"><text:span text:style-name="T995">" "</text:span></text:span><text:span text:style-name="Source_20_Text"><text:span text:style-name="T598">,</text:span></text:span><text:span text:style-name="Source_20_Text"><text:span text:style-name="T939">$site</text:span></text:span><text:span text:style-name="Source_20_Text"><text:span text:style-name="T598">);</text:span></text:span><text:span text:style-name="Source_20_Text"><text:span text:style-name="T591"><text:line-break/></text:span></text:span><text:span text:style-name="Source_20_Text"><text:span text:style-name="T502">Array ( [0] =&gt; Curso [1] =&gt; em [2] =&gt; Video )</text:span></text:span><text:span text:style-name="Source_20_Text"><text:span text:style-name="T592"><text:line-break/></text:span></text:span></text:p>
        </text:list-item>
        <text:list-item>
          <text:p text:style-name="P340"><text:span text:style-name="Source_20_Text"><text:span text:style-name="T720">implode()</text:span></text:span><text:span text:style-name="Source_20_Text"><text:span text:style-name="T769"> </text:span></text:span><text:span text:style-name="Source_20_Text"><text:span text:style-name="T763">ou</text:span></text:span><text:span text:style-name="Source_20_Text"><text:span text:style-name="T770"> </text:span></text:span><text:span text:style-name="Source_20_Text"><text:span text:style-name="T721">join()</text:span></text:span><text:span text:style-name="Source_20_Text"><text:span text:style-name="T751">: </text:span></text:span><text:span text:style-name="Source_20_Text"><text:span text:style-name="T753">Transforma um vetor inteiro em uma </text:span></text:span><text:span text:style-name="Source_20_Text"><text:span text:style-name="T751">string. Exemplo:</text:span></text:span><text:span text:style-name="Source_20_Text"><text:span text:style-name="T758"><text:line-break/></text:span></text:span><text:span text:style-name="Source_20_Text"><text:span text:style-name="T940">$vet</text:span></text:span><text:span text:style-name="Source_20_Text"><text:span text:style-name="T599">[</text:span></text:span><text:span text:style-name="Source_20_Text"><text:span text:style-name="T631">0</text:span></text:span><text:span text:style-name="Source_20_Text"><text:span text:style-name="T599">] = </text:span></text:span><text:span text:style-name="Source_20_Text"><text:span text:style-name="T996">"curso"</text:span></text:span><text:span text:style-name="Source_20_Text"><text:span text:style-name="T599">;<text:line-break/></text:span></text:span><text:span text:style-name="T937">$vet</text:span><text:span text:style-name="T596">[</text:span><text:span text:style-name="T630">1</text:span><text:span text:style-name="T596">] = </text:span><text:span text:style-name="T993">"em"</text:span><text:span text:style-name="T596">;<text:line-break/></text:span><text:span text:style-name="T937">$vet</text:span><text:span text:style-name="T596">[</text:span><text:span text:style-name="T630">2</text:span><text:span text:style-name="T596">] = </text:span><text:span text:style-name="T993">"video"</text:span><text:span text:style-name="T596">;<text:line-break/></text:span><text:span text:style-name="T937">$texto</text:span><text:span text:style-name="T596"> = </text:span><text:span text:style-name="T897">implode</text:span><text:span text:style-name="T596">(</text:span><text:span text:style-name="T993">"_"</text:span><text:span text:style-name="T596">, </text:span><text:span text:style-name="T937">$vet</text:span><text:span text:style-name="T596">);</text:span><text:span text:style-name="T590"><text:line-break/></text:span><text:span text:style-name="T501">curso_em_video</text:span><text:span text:style-name="T717"> </text:span><text:span text:style-name="T590"><text:line-break/></text:span></text:p>
        </text:list-item>
        <text:list-item>
          <text:p text:style-name="P341"><text:span text:style-name="Source_20_Text"><text:span text:style-name="T720">chr()</text:span></text:span><text:span text:style-name="Source_20_Text"><text:span text:style-name="T751">: </text:span></text:span><text:span text:style-name="Source_20_Text"><text:span text:style-name="T251">Retorna um caractere de acordo com seu código ASCII passado como parâmetro.</text:span></text:span><text:span text:style-name="Source_20_Text"><text:span text:style-name="T751"> Exemplo:</text:span></text:span><text:span text:style-name="T937">$letra</text:span><text:span text:style-name="T596"> = </text:span><text:span text:style-name="T897">chr</text:span><text:span text:style-name="T596">(</text:span><text:span text:style-name="T630">67</text:span><text:span text:style-name="T596">);</text:span><text:span text:style-name="T590"><text:line-break/></text:span></text:p>
        </text:list-item>
        <text:list-item>
          <text:p text:style-name="P341"><text:span text:style-name="Source_20_Text"><text:span text:style-name="T720">ord()</text:span></text:span><text:span text:style-name="Source_20_Text"><text:span text:style-name="T769">:</text:span></text:span><text:span text:style-name="Source_20_Text"><text:span text:style-name="T504"> </text:span></text:span><text:span text:style-name="Source_20_Text"><text:span text:style-name="T252">Retorna o código ASCII de um caractere passado como parâmetro. </text:span></text:span><text:span text:style-name="Source_20_Text"><text:span text:style-name="T251">Exemp</text:span></text:span><text:span text:style-name="Source_20_Text"><text:span text:style-name="T751">lo:</text:span></text:span><text:span text:style-name="T937">$cod</text:span><text:span text:style-name="T596"> = </text:span><text:span text:style-name="T897">ord</text:span><text:span text:style-name="T596">(</text:span><text:span text:style-name="T937">$letra</text:span><text:span text:style-name="T596">);</text:span><text:span text:style-name="T590"><text:line-break/></text:span></text:p>
        </text:list-item>
        <text:list-item>
          <text:p text:style-name="P341"><text:span text:style-name="Source_20_Text"><text:span text:style-name="T720">mb_convert_case()</text:span></text:span><text:span text:style-name="Source_20_Text"><text:span text:style-name="T252">: usada para converter o formato de caixa (maiúsculas/minúsculas) de uma string, levando em conta caracteres </text:span></text:span><text:span text:style-name="Source_20_Text"><text:span text:style-name="T312">multibyte</text:span></text:span><text:span text:style-name="Source_20_Text"><text:span text:style-name="T252"> (como acentos e caracteres de outros alfabetos). </text:span></text:span><text:span text:style-name="Source_20_Text"><text:span text:style-name="T253">Permite 3 modos de conversão: MB_CASE_UPPER, MB_CASE_LOWER, </text:span></text:span><text:soft-page-break/><text:span text:style-name="Source_20_Text"><text:span text:style-name="T253">MB_CASE_TITLE<text:line-break/></text:span></text:span><text:span text:style-name="Source_20_Text"><text:span text:style-name="T440">mb_convert_case</text:span></text:span><text:span text:style-name="Source_20_Text"><text:span text:style-name="T454">(</text:span></text:span><text:span text:style-name="Source_20_Text"><text:span text:style-name="T505">string</text:span></text:span><text:span text:style-name="Source_20_Text"><text:span text:style-name="T454"> </text:span></text:span><text:span text:style-name="Source_20_Text"><text:span text:style-name="T486">$string</text:span></text:span><text:span text:style-name="Source_20_Text"><text:span text:style-name="T454">, </text:span></text:span><text:span text:style-name="Source_20_Text"><text:span text:style-name="T505">int</text:span></text:span><text:span text:style-name="Source_20_Text"><text:span text:style-name="T454"> </text:span></text:span><text:span text:style-name="Source_20_Text"><text:span text:style-name="T486">$mode</text:span></text:span><text:span text:style-name="Source_20_Text"><text:span text:style-name="T454">, ?</text:span></text:span><text:span text:style-name="Source_20_Text"><text:span text:style-name="T506">string</text:span></text:span><text:span text:style-name="Source_20_Text"><text:span text:style-name="T455"> </text:span></text:span><text:span text:style-name="Source_20_Text"><text:span text:style-name="T487">$encoding</text:span></text:span><text:span text:style-name="Source_20_Text"><text:span text:style-name="T455"> = </text:span></text:span><text:span text:style-name="Source_20_Text"><text:span text:style-name="T506">null</text:span></text:span><text:span text:style-name="Source_20_Text"><text:span text:style-name="T455">): </text:span></text:span><text:span text:style-name="Source_20_Text"><text:span text:style-name="T506">string</text:span></text:span></text:p>
        </text:list-item>
        <text:list-item>
          <text:p text:style-name="P342"><text:span text:style-name="Source_20_Text"><text:span text:style-name="T720">strtolower()</text:span></text:span><text:span text:style-name="Source_20_Text"><text:span text:style-name="T751">: converte todas as letras para minúsculo. Exemplo:</text:span></text:span><text:span text:style-name="Source_20_Text"><text:span text:style-name="T118"><text:line-break/></text:span></text:span><text:span text:style-name="Source_20_Text"><text:span text:style-name="T897">print</text:span></text:span><text:span text:style-name="Source_20_Text"><text:span text:style-name="T596">(</text:span></text:span><text:span text:style-name="Source_20_Text"><text:span text:style-name="T993">"Seu nome em minúsculo é "</text:span></text:span><text:span text:style-name="Source_20_Text"><text:span text:style-name="T596"> . </text:span></text:span><text:span text:style-name="Source_20_Text"><text:span text:style-name="T897">strtolower</text:span></text:span><text:span text:style-name="Source_20_Text"><text:span text:style-name="T596">(</text:span></text:span><text:span text:style-name="Source_20_Text"><text:span text:style-name="T937">$nome</text:span></text:span><text:span text:style-name="Source_20_Text"><text:span text:style-name="T596">));</text:span></text:span><text:span text:style-name="Source_20_Text"><text:span text:style-name="T590"><text:line-break/></text:span></text:span></text:p>
        </text:list-item>
        <text:list-item>
          <text:p text:style-name="P343"><text:span text:style-name="Source_20_Text"><text:span text:style-name="T720">strtoupper()</text:span></text:span><text:span text:style-name="Source_20_Text"><text:span text:style-name="T751">: converte para maiúsculo. Exemplo:</text:span></text:span><text:span text:style-name="T119"><text:line-break/></text:span><text:span text:style-name="T897">print</text:span><text:span text:style-name="T596">(</text:span><text:span text:style-name="T993">"Seu nome em MAIÚSCULO é "</text:span><text:span text:style-name="T596"> . </text:span><text:span text:style-name="T897">strtoupper</text:span><text:span text:style-name="T596">(</text:span><text:span text:style-name="T937">$nome</text:span><text:span text:style-name="T596">));</text:span><text:span text:style-name="T119"><text:line-break/></text:span></text:p>
        </text:list-item>
        <text:list-item>
          <text:p text:style-name="P365"><text:span text:style-name="Source_20_Text"><text:span text:style-name="T730">ucfirst()</text:span></text:span><text:span text:style-name="Source_20_Text"><text:span text:style-name="T781">: converte e primeira letra para maiúsculo (uppercase). Exemplo:</text:span></text:span><text:span text:style-name="T185"><text:line-break/></text:span><text:span text:style-name="T904">print</text:span><text:span text:style-name="T603">(</text:span><text:span text:style-name="T998">"Seu nome, com uppercase, é "</text:span><text:span text:style-name="T603">.</text:span><text:span text:style-name="T904">ucfirst</text:span><text:span text:style-name="T603">(</text:span><text:span text:style-name="T904">strtolower</text:span><text:span text:style-name="T603">(</text:span><text:span text:style-name="T943">$nome</text:span><text:span text:style-name="T603">)));</text:span><text:span text:style-name="T185"><text:line-break/></text:span></text:p>
        </text:list-item>
        <text:list-item>
          <text:p text:style-name="P377"><text:span text:style-name="Source_20_Text"><text:span text:style-name="T731">ucwords()</text:span></text:span><text:span text:style-name="Source_20_Text"><text:span text:style-name="T742">: converte a primeira letra de </text:span></text:span><text:span text:style-name="Source_20_Text"><text:span text:style-name="T788">cada palavra</text:span></text:span><text:span text:style-name="Source_20_Text"><text:span text:style-name="T742"> para maiúsculo. Exemplo:</text:span></text:span><text:span text:style-name="T905">print</text:span><text:span text:style-name="T604">(</text:span><text:span text:style-name="T999">"&lt;br&gt;função ucwords(): "</text:span><text:span text:style-name="T604">.</text:span><text:span text:style-name="T905">ucwords</text:span><text:span text:style-name="T604">(</text:span><text:span text:style-name="T905">strtolower</text:span><text:span text:style-name="T604">(</text:span><text:span text:style-name="T944">$nome</text:span><text:span text:style-name="T604">)));</text:span><text:span text:style-name="T594"><text:line-break/></text:span></text:p>
        </text:list-item>
        <text:list-item>
          <text:p text:style-name="P344"><text:span text:style-name="Source_20_Text"><text:span text:style-name="T720">strrev()</text:span></text:span><text:span text:style-name="Source_20_Text"><text:span text:style-name="T751">: reverte a ordem dos caracteres. Exemplo:</text:span></text:span><text:span text:style-name="T120"><text:line-break/></text:span><text:span text:style-name="T897">print</text:span><text:span text:style-name="T596">(</text:span><text:span text:style-name="T897">strrev</text:span><text:span text:style-name="T596">(</text:span><text:span text:style-name="T897">strtoupper</text:span><text:span text:style-name="T596">(</text:span><text:span text:style-name="T937">$nome</text:span><text:span text:style-name="T596">)));</text:span><text:span text:style-name="T501">SEUGIRDOR SATANOJ</text:span><text:span text:style-name="T590"><text:line-break/></text:span></text:p>
        </text:list-item>
        <text:list-item>
          <text:p text:style-name="P345"><text:span text:style-name="Source_20_Text"><text:span text:style-name="T722">str_contains()</text:span></text:span><text:span text:style-name="Source_20_Text"><text:span text:style-name="T751">: verifica se uma string </text:span></text:span><text:span text:style-name="Source_20_Text"><text:span text:style-name="T771">contém</text:span></text:span><text:span text:style-name="Source_20_Text"><text:span text:style-name="T751"> </text:span></text:span><text:span text:style-name="Source_20_Text"><text:span text:style-name="T759">outra string</text:span></text:span><text:span text:style-name="Source_20_Text"><text:span text:style-name="T751"> e retorna </text:span></text:span><text:span text:style-name="Source_20_Text"><text:span text:style-name="T728">true</text:span></text:span><text:span text:style-name="Source_20_Text"><text:span text:style-name="T751"> ou </text:span></text:span><text:span text:style-name="Source_20_Text"><text:span text:style-name="T728">false</text:span></text:span><text:span text:style-name="Source_20_Text"><text:span text:style-name="T751">.</text:span></text:span></text:p>
        </text:list-item>
        <text:list-item>
          <text:p text:style-name="P346"><text:span text:style-name="Source_20_Text"><text:span text:style-name="T732">str_</text:span></text:span><text:span text:style-name="Source_20_Text"><text:span text:style-name="T733">starts_with</text:span></text:span><text:span text:style-name="Source_20_Text"><text:span text:style-name="T732">()</text:span></text:span><text:span text:style-name="Source_20_Text"><text:span text:style-name="T789">: verifica se uma string </text:span></text:span><text:span text:style-name="Source_20_Text"><text:span text:style-name="T792">começa</text:span></text:span><text:span text:style-name="Source_20_Text"><text:span text:style-name="T790"> com</text:span></text:span><text:span text:style-name="Source_20_Text"><text:span text:style-name="T791"> </text:span></text:span><text:span text:style-name="Source_20_Text"><text:span text:style-name="T790">determinada </text:span></text:span><text:span text:style-name="Source_20_Text"><text:span text:style-name="T791">string</text:span></text:span><text:span text:style-name="Source_20_Text"><text:span text:style-name="T789"> e retorna </text:span></text:span><text:span text:style-name="Source_20_Text"><text:span text:style-name="T734">true</text:span></text:span><text:span text:style-name="Source_20_Text"><text:span text:style-name="T789"> ou </text:span></text:span><text:span text:style-name="Source_20_Text"><text:span text:style-name="T734">false</text:span></text:span><text:span text:style-name="Source_20_Text"><text:span text:style-name="T789">.</text:span></text:span></text:p>
        </text:list-item>
        <text:list-item>
          <text:p text:style-name="P346"><text:span text:style-name="Source_20_Text"><text:span text:style-name="T722">str_</text:span></text:span><text:span text:style-name="Source_20_Text"><text:span text:style-name="T723">ends_with</text:span></text:span><text:span text:style-name="Source_20_Text"><text:span text:style-name="T722">()</text:span></text:span><text:span text:style-name="Source_20_Text"><text:span text:style-name="T745">: verifica se uma string </text:span></text:span><text:span text:style-name="Source_20_Text"><text:span text:style-name="T772">termina</text:span></text:span><text:span text:style-name="Source_20_Text"><text:span text:style-name="T747"> com</text:span></text:span><text:span text:style-name="Source_20_Text"><text:span text:style-name="T748"> </text:span></text:span><text:span text:style-name="Source_20_Text"><text:span text:style-name="T747">determinada </text:span></text:span><text:span text:style-name="Source_20_Text"><text:span text:style-name="T748">string</text:span></text:span><text:span text:style-name="Source_20_Text"><text:span text:style-name="T745"> e retorna </text:span></text:span><text:span text:style-name="Source_20_Text"><text:span text:style-name="T727">true</text:span></text:span><text:span text:style-name="Source_20_Text"><text:span text:style-name="T745"> ou </text:span></text:span><text:span text:style-name="Source_20_Text"><text:span text:style-name="T727">false</text:span></text:span><text:span text:style-name="Source_20_Text"><text:span text:style-name="T745">.</text:span></text:span></text:p>
        </text:list-item>
        <text:list-item>
          <text:p text:style-name="P378"><text:span text:style-name="Source_20_Text"><text:span text:style-name="T731">strpos()</text:span></text:span><text:span text:style-name="Source_20_Text"><text:span text:style-name="T742">: retorna a posição da palavra na string. Exemplo:</text:span></text:span><text:span text:style-name="T236"><text:line-break/></text:span><text:span text:style-name="T944">$frase</text:span><text:span text:style-name="T604"> = </text:span><text:span text:style-name="T999">"Estou aprendendo PHP"</text:span><text:span text:style-name="T604">;<text:tab/></text:span><text:span text:style-name="T944">$pos</text:span><text:span text:style-name="T604"> = </text:span><text:span text:style-name="T905">strpos</text:span><text:span text:style-name="T604">(</text:span><text:span text:style-name="T944">$frase</text:span><text:span text:style-name="T604">, </text:span><text:span text:style-name="T999">"PHP"</text:span><text:span text:style-name="T604">);</text:span><text:span text:style-name="T594"><text:line-break/></text:span></text:p>
        </text:list-item>
        <text:list-item>
          <text:p text:style-name="P379"><text:span text:style-name="Source_20_Text"><text:span text:style-name="T731">stripos()</text:span></text:span><text:span text:style-name="Source_20_Text"><text:span text:style-name="T742">: string-</text:span></text:span><text:span text:style-name="Source_20_Text"><text:span text:style-name="T793">ignore</text:span></text:span><text:span text:style-name="Source_20_Text"><text:span text:style-name="T742">-position, ou seja, retorna a posição da palavra/caractere na string </text:span></text:span><text:span text:style-name="Source_20_Text"><text:span text:style-name="T788">ignorando</text:span></text:span><text:span text:style-name="Source_20_Text"><text:span text:style-name="T742"> se é maiúsculo ou não. Exemplo:</text:span></text:span><text:span text:style-name="T944">$pos</text:span><text:span text:style-name="T604"> = </text:span><text:span text:style-name="T905">stripos</text:span><text:span text:style-name="T604">(</text:span><text:span text:style-name="T944">$frase</text:span><text:span text:style-name="T604">, </text:span><text:span text:style-name="T999">"php"</text:span><text:span text:style-name="T604">);</text:span><text:span text:style-name="T594"><text:line-break/></text:span></text:p>
        </text:list-item>
        <text:list-item>
          <text:p text:style-name="P379"><text:span text:style-name="Source_20_Text"><text:span text:style-name="T731">substr_count()</text:span></text:span><text:span text:style-name="Source_20_Text"><text:span text:style-name="T742">: retorna a quantidade de vezes que </text:span></text:span><text:span text:style-name="Source_20_Text"><text:span text:style-name="T743">um</text:span></text:span><text:span text:style-name="Source_20_Text"><text:span text:style-name="T742">a palavra apareceu na string. Exemplo:</text:span></text:span><text:span text:style-name="T237"><text:line-break/></text:span><text:span text:style-name="T944">$cont</text:span><text:span text:style-name="T604"> = </text:span><text:span text:style-name="T905">substr_count</text:span><text:span text:style-name="T604">(</text:span><text:span text:style-name="T944">$frase</text:span><text:span text:style-name="T604">, </text:span><text:span text:style-name="T999">"PHP"</text:span><text:span text:style-name="T604">);</text:span><text:span text:style-name="T594"><text:line-break/></text:span></text:p>
        </text:list-item>
        <text:list-item>
          <text:p text:style-name="P346"><text:span text:style-name="Source_20_Text"><text:span text:style-name="T720">substr()</text:span></text:span><text:span text:style-name="Source_20_Text"><text:span text:style-name="T745">: </text:span></text:span><text:span text:style-name="Strong_20_Emphasis"><text:span text:style-name="T764">retorna</text:span></text:span><text:span text:style-name="Source_20_Text"><text:span text:style-name="T745"> um pedaço de uma string com base na posição inicial e no comprimento especificado. O 1º </text:span></text:span><text:span text:style-name="Source_20_Text"><text:span text:style-name="T748">parâmetro </text:span></text:span><text:span text:style-name="Source_20_Text"><text:span text:style-name="T745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749"><text:line-break/></text:span></text:span><text:span text:style-name="Source_20_Text"><text:span text:style-name="T942">$sub</text:span></text:span><text:span text:style-name="Source_20_Text"><text:span text:style-name="T602"> = </text:span></text:span><text:span text:style-name="Source_20_Text"><text:span text:style-name="T903">substr</text:span></text:span><text:span text:style-name="Source_20_Text"><text:span text:style-name="T602">(</text:span></text:span><text:span text:style-name="Source_20_Text"><text:span text:style-name="T942">$site</text:span></text:span><text:span text:style-name="Source_20_Text"><text:span text:style-name="T602">, </text:span></text:span><text:span text:style-name="Source_20_Text"><text:span text:style-name="T632">0</text:span></text:span><text:span text:style-name="Source_20_Text"><text:span text:style-name="T602">, </text:span></text:span><text:span text:style-name="Source_20_Text"><text:span text:style-name="T632">5</text:span></text:span><text:span text:style-name="Source_20_Text"><text:span text:style-name="T602">);</text:span></text:span></text:p>
        </text:list-item>
        <text:list-item>
          <text:p text:style-name="P346"><text:span text:style-name="Source_20_Text"><text:span text:style-name="T720">strstr()</text:span></text:span><text:span text:style-name="Source_20_Text"><text:span text:style-name="T748">: procura a primeira ocorrência de uma substring dentro de outra string. </text:span></text:span><text:span text:style-name="Source_20_Text"><text:span text:style-name="T750">Exemplo:<text:line-break/></text:span></text:span><text:span text:style-name="Source_20_Text"><text:span text:style-name="T925">$usuario</text:span></text:span><text:span text:style-name="Source_20_Text"><text:span text:style-name="T575"> = </text:span></text:span><text:span text:style-name="Source_20_Text"><text:span text:style-name="T891">strstr</text:span></text:span><text:span text:style-name="Source_20_Text"><text:span text:style-name="T575">(</text:span></text:span><text:span text:style-name="Source_20_Text"><text:span text:style-name="T984">"usuario@example.com"</text:span></text:span><text:span text:style-name="Source_20_Text"><text:span text:style-name="T575">, </text:span></text:span><text:span text:style-name="Source_20_Text"><text:span text:style-name="T984">"@"</text:span></text:span><text:span text:style-name="Source_20_Text"><text:span text:style-name="T575">, </text:span></text:span><text:span text:style-name="Source_20_Text"><text:span text:style-name="T644">true</text:span></text:span><text:span text:style-name="Source_20_Text"><text:span text:style-name="T575">); </text:span></text:span><text:span text:style-name="Source_20_Text"><text:span text:style-name="T956">// Saída: usuario</text:span></text:span></text:p>
        </text:list-item>
        <text:list-item>
          <text:p text:style-name="P347"><text:soft-page-break/><text:span text:style-name="Source_20_Text"><text:span text:style-name="T720">str_pad()</text:span></text:span><text:span text:style-name="Source_20_Text"><text:span text:style-name="T751">: faz a string caber em determinado espaço (útil para alinhamentos). Exemplo:</text:span></text:span><text:span text:style-name="T121"><text:line-break/></text:span><text:span text:style-name="T937">$novo</text:span><text:span text:style-name="T596"> = </text:span><text:span text:style-name="T897">str_pad</text:span><text:span text:style-name="T596">(</text:span><text:span text:style-name="T937">$nome</text:span><text:span text:style-name="T596">, </text:span><text:span text:style-name="T630">25</text:span><text:span text:style-name="T596">, </text:span><text:span text:style-name="T993">"."</text:span><text:span text:style-name="T596">, STR_PAD_BOTH);</text:span><text:span text:style-name="T590"><text:line-break/></text:span><text:span text:style-name="Source_20_Text"><text:span text:style-name="T751">Seus 4 parâmetros indicam, respectivamente: variável, tamanho, caractere separador, orientação da posição (Left, Both, Center)</text:span></text:span></text:p>
        </text:list-item>
        <text:list-item>
          <text:p text:style-name="P347"><text:span text:style-name="Source_20_Text"><text:span text:style-name="T723">str_repeat()</text:span></text:span><text:span text:style-name="Source_20_Text"><text:span text:style-name="T751">: repete os caracteres estipulados </text:span></text:span><text:span text:style-name="Source_20_Text"><text:span text:style-name="T760">nos</text:span></text:span><text:span text:style-name="Source_20_Text"><text:span text:style-name="T751"> parâmetros. Exemplo:</text:span></text:span><text:span text:style-name="T122"><text:line-break/></text:span><text:span text:style-name="T897">print</text:span><text:span text:style-name="T596">(</text:span><text:span text:style-name="T897">str_repeat</text:span><text:span text:style-name="T596">(</text:span><text:span text:style-name="T993">"-"</text:span><text:span text:style-name="T596">, </text:span><text:span text:style-name="T630">30</text:span><text:span text:style-name="T596">)); </text:span><text:span text:style-name="T959">//gera 30 sinais de menos</text:span></text:p>
        </text:list-item>
        <text:list-item>
          <text:p text:style-name="P348"><text:span text:style-name="Source_20_Text"><text:span text:style-name="T724">strtotime():</text:span></text:span><text:span text:style-name="Source_20_Text"><text:span text:style-name="T761"> converte a data para um Timestamp Unix. Útil para calcular intervalos entre datas. Exemplo:<text:line-break/></text:span></text:span><text:span text:style-name="Source_20_Text"><text:span text:style-name="T924">$entrada</text:span></text:span><text:span text:style-name="Source_20_Text"><text:span text:style-name="T574"> = </text:span></text:span><text:span text:style-name="Source_20_Text"><text:span text:style-name="T890">strtotime</text:span></text:span><text:span text:style-name="Source_20_Text"><text:span text:style-name="T574">(</text:span></text:span><text:span text:style-name="Source_20_Text"><text:span text:style-name="T983">'2024-08-01 23:30'</text:span></text:span><text:span text:style-name="Source_20_Text"><text:span text:style-name="T574">);<text:line-break/></text:span></text:span><text:span text:style-name="T923">$saida</text:span><text:span text:style-name="T573">   = </text:span><text:span text:style-name="T889">strtotime</text:span><text:span text:style-name="T573">(</text:span><text:span text:style-name="T982">'2024-08-02 11:15'</text:span><text:span text:style-name="T573">);<text:line-break/></text:span><text:span text:style-name="T923">$diferenca</text:span><text:span text:style-name="T573"> = </text:span><text:span text:style-name="T923">$saida</text:span><text:span text:style-name="T573"> - </text:span><text:span text:style-name="T923">$entrada</text:span><text:span text:style-name="T573">;<text:line-break/></text:span><text:span text:style-name="T889">printf</text:span><text:span text:style-name="T573">(</text:span><text:span text:style-name="T982">'%d:%d'</text:span><text:span text:style-name="T573">, </text:span><text:span text:style-name="T923">$diferenca</text:span><text:span text:style-name="T573"> / </text:span><text:span text:style-name="T624">3600</text:span><text:span text:style-name="T573">, </text:span><text:span text:style-name="T923">$diferenca</text:span><text:span text:style-name="T573"> / </text:span><text:span text:style-name="T624">60</text:span><text:span text:style-name="T573"> % </text:span><text:span text:style-name="T624">60</text:span><text:span text:style-name="T573">);</text:span></text:p>
        </text:list-item>
        <text:list-item>
          <text:p text:style-name="P348"><text:span text:style-name="Source_20_Text"><text:span text:style-name="T723">json_encode()</text:span></text:span><text:span text:style-name="Source_20_Text"><text:span text:style-name="T761"> converte uma estrutura de dados (arrays ou objetos) em uma string JSON.</text:span></text:span></text:p>
        </text:list-item>
        <text:list-item>
          <text:p text:style-name="P348"><text:span text:style-name="Source_20_Text"><text:span text:style-name="T724">json_decode() </text:span></text:span><text:span text:style-name="Source_20_Text"><text:span text:style-name="T761">converte uma string JSON para uma estrutura de dados (array ou objeto).<text:line-break/>O 2º parâmetro é opcional, </text:span></text:span><text:span text:style-name="Source_20_Text"><text:span text:style-name="T762">s</text:span></text:span><text:span text:style-name="Source_20_Text"><text:span text:style-name="T761">e </text:span></text:span><text:span text:style-name="Source_20_Text"><text:span text:style-name="T729">true</text:span></text:span><text:span text:style-name="Source_20_Text"><text:span text:style-name="T761">, retorna </text:span></text:span><text:span text:style-name="Source_20_Text"><text:span text:style-name="T768">arrays associativos</text:span></text:span><text:span text:style-name="Source_20_Text"><text:span text:style-name="T761">; se </text:span></text:span><text:span text:style-name="Source_20_Text"><text:span text:style-name="T729">false</text:span></text:span><text:span text:style-name="Source_20_Text"><text:span text:style-name="T761"> (padrão), retorna objetos. </text:span></text:span></text:p>
        </text:list-item>
        <text:list-item>
          <text:p text:style-name="P348"><text:span text:style-name="Source_20_Text"><text:span text:style-name="T724">addslashes() </text:span></text:span><text:span text:style-name="Source_20_Text"><text:span text:style-name="T761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49"><text:span text:style-name="Source_20_Text"><text:span text:style-name="T725">h</text:span></text:span><text:span text:style-name="Source_20_Text"><text:span text:style-name="T724">tmlentities ()</text:span></text:span><text:span text:style-name="Source_20_Text"><text:span text:style-name="T314"> converte todos os caracteres que têm representação em HTML, incluindo </text:span></text:span><text:span text:style-name="Source_20_Text"><text:span text:style-name="T317">acentos</text:span></text:span><text:span text:style-name="Source_20_Text"><text:span text:style-name="T314"> e símbolos.<text:line-break/></text:span></text:span><text:span text:style-name="Source_20_Text"><text:span text:style-name="T389">h</text:span></text:span><text:span text:style-name="Source_20_Text"><text:span text:style-name="T390">tml</text:span></text:span><text:span text:style-name="Source_20_Text"><text:span text:style-name="T389">specialchars</text:span></text:span><text:span text:style-name="Source_20_Text"><text:span text:style-name="T390"> ()</text:span></text:span><text:span text:style-name="Source_20_Text"><text:span text:style-name="T314"> converte apenas caracteres essenciais (</text:span></text:span><text:span text:style-name="Source_20_Text"><text:span text:style-name="T383">&lt;</text:span></text:span><text:span text:style-name="Source_20_Text"><text:span text:style-name="T314">, </text:span></text:span><text:span text:style-name="Source_20_Text"><text:span text:style-name="T383">&gt;</text:span></text:span><text:span text:style-name="Source_20_Text"><text:span text:style-name="T314">, </text:span></text:span><text:span text:style-name="Source_20_Text"><text:span text:style-name="T383">"</text:span></text:span><text:span text:style-name="Source_20_Text"><text:span text:style-name="T314">, </text:span></text:span><text:span text:style-name="Source_20_Text"><text:span text:style-name="T383">'</text:span></text:span><text:span text:style-name="Source_20_Text"><text:span text:style-name="T314">, </text:span></text:span><text:span text:style-name="Source_20_Text"><text:span text:style-name="T383">&amp;</text:span></text:span><text:span text:style-name="Source_20_Text"><text:span text:style-name="T314"> ), ou seja, aqueles que podem quebrar o HTML</text:span></text:span></text:p>
        </text:list-item>
        <text:list-item>
          <text:p text:style-name="P349"><text:span text:style-name="Source_20_Text"><text:span text:style-name="T389">str_replace()</text:span></text:span><text:span text:style-name="Source_20_Text"><text:span text:style-name="T315">: substitui uma string por outra. Exemplo:</text:span></text:span><text:span text:style-name="Source_20_Text"><text:span text:style-name="T316"><text:line-break/></text:span></text:span><text:span text:style-name="Source_20_Text"><text:span text:style-name="T491">$frase</text:span></text:span><text:span text:style-name="Source_20_Text"><text:span text:style-name="T460"> = </text:span></text:span><text:span text:style-name="Source_20_Text"><text:span text:style-name="T475">"Gosto de estudar Matemática!"</text:span></text:span><text:span text:style-name="Source_20_Text"><text:span text:style-name="T460">;<text:line-break/></text:span></text:span><text:span text:style-name="Source_20_Text"><text:span text:style-name="T491">$novafrase</text:span></text:span><text:span text:style-name="Source_20_Text"><text:span text:style-name="T460"> = </text:span></text:span><text:span text:style-name="Source_20_Text"><text:span text:style-name="T444">str_replace</text:span></text:span><text:span text:style-name="Source_20_Text"><text:span text:style-name="T460">(</text:span></text:span><text:span text:style-name="Source_20_Text"><text:span text:style-name="T475">"Matemática"</text:span></text:span><text:span text:style-name="Source_20_Text"><text:span text:style-name="T460">, </text:span></text:span><text:span text:style-name="Source_20_Text"><text:span text:style-name="T475">"PHP"</text:span></text:span><text:span text:style-name="Source_20_Text"><text:span text:style-name="T460">, </text:span></text:span><text:span text:style-name="Source_20_Text"><text:span text:style-name="T491">$frase</text:span></text:span><text:span text:style-name="Source_20_Text"><text:span text:style-name="T460">);<text:line-break/></text:span></text:span><text:span text:style-name="Source_20_Text"><text:span text:style-name="T512">//imprime "Gosto de estudar PHP"</text:span></text:span><text:span text:style-name="Source_20_Text"><text:span text:style-name="T513"><text:line-break/></text:span></text:span><text:span text:style-name="Source_20_Text"><text:span text:style-name="T315">A função </text:span></text:span><text:span text:style-name="Source_20_Text"><text:span text:style-name="T391">str_ireplace()</text:span></text:span><text:span text:style-name="Source_20_Text"><text:span text:style-name="T315"> ignora caixa alta (maiúsculas).</text:span></text:span></text:p>
        </text:list-item>
        <text:list-item>
          <text:p text:style-name="P366"><text:span text:style-name="T668">preg_match()</text:span>Encontra apenas a primeira correspondência de um padr<text:span text:style-name="T1035">ão. Os delimitadores são obrigatórios para regex em funções preg_*(). </text:span><text:span text:style-name="T1036">Entre os permitidos: / (mais comum), #, ~, %, !, {}, @</text:span></text:p>
        </text:list-item>
        <text:list-item>
          <text:p text:style-name="P366"><text:span text:style-name="T668">preg_match_all()</text:span>Encontra todas as correspondências de um padrão na string.</text:p>
        </text:list-item>
        <text:list-item>
          <text:p text:style-name="P349"><text:span text:style-name="T649">preg_replace()</text:span><text:span text:style-name="T45">Substitui partes da string com base em um padrão regex. </text:span><text:span text:style-name="T66">Exemplo:<text:line-break/></text:span><text:span text:style-name="T921">$data</text:span><text:span text:style-name="T571"> = </text:span><text:span text:style-name="T981">"2022-06-08"</text:span><text:span text:style-name="T571">;<text:line-break/></text:span><text:span text:style-name="T921">$dataFormatada</text:span><text:span text:style-name="T571"> = </text:span><text:span text:style-name="T888">preg_replace</text:span><text:span text:style-name="T571">(</text:span><text:span text:style-name="T1037">'/</text:span><text:span text:style-name="T571">^</text:span><text:span text:style-name="T1037">([0-9]{4})-([0-9]{2})-([0-9]{2})/'</text:span><text:span text:style-name="T571">, </text:span><text:span text:style-name="T981">'\3/\2/\1'</text:span><text:span text:style-name="T571">, </text:span><text:span text:style-name="T921">$data</text:span><text:span text:style-name="T571">);</text:span></text:p>
        </text:list-item>
        <text:list-item>
          <text:p text:style-name="P366"><text:span text:style-name="T668">preg_replace_callback()</text:span>Substitui com base em uma função de callback.</text:p>
        </text:list-item>
        <text:list-item>
          <text:p text:style-name="P366"><text:span text:style-name="T668">preg_split()</text:span>Divide uma string usando uma regex como delimitador.</text:p>
        </text:list-item>
        <text:list-item>
          <text:p text:style-name="P366"><text:span text:style-name="T668">preg_grep()</text:span>Filtra um array, retornando apenas os elementos que correspondem à regex.</text:p>
        </text:list-item>
        <text:list-item>
          <text:p text:style-name="P366"><text:span text:style-name="T668">preg_last_error()</text:span>Retorna o último erro de regex, útil para debugging.</text:p>
        </text:list-item>
      </text:list>
      <text:h text:style-name="P250" text:outline-level="1"><text:span text:style-name="Source_20_Text"><text:span text:style-name="T877">HEREDOC e NOWDOC</text:span></text:span></text:h>
      <text:p text:style-name="P116"><text:span text:style-name="Source_20_Text"><text:span text:style-name="T154">S</text:span></text:span><text:span text:style-name="Source_20_Text"><text:span text:style-name="T148">ão sintaxes especiais para definir strings de múltiplas linhas no PHP, tornando o código mais legível e evitando a necessidade de concatenar várias strings ou usar quebras de linha \n </text:span></text:span></text:p>
      <text:p text:style-name="P117"><text:span text:style-name="Source_20_Text"><text:span text:style-name="T550">HEREDOC</text:span></text:span><text:span text:style-name="Source_20_Text"><text:span text:style-name="T148"> </text:span></text:span><text:span text:style-name="Source_20_Text"><text:span text:style-name="T154">p</text:span></text:span><text:span text:style-name="Source_20_Text"><text:span text:style-name="T148">ermite interpolação de variáveis e expressões dentro da string, assim como aspas </text:span></text:span><text:span text:style-name="Source_20_Text"><text:span text:style-name="T130">duplas</text:span></text:span><text:span text:style-name="Source_20_Text"><text:span text:style-name="T148"> </text:span></text:span><text:span text:style-name="Source_20_Text"><text:span text:style-name="T663">""</text:span></text:span><text:span text:style-name="Source_20_Text"><text:span text:style-name="T148"> </text:span></text:span></text:p>
      <text:p text:style-name="P116"><text:span text:style-name="Source_20_Text"><text:span text:style-name="T148">Regras do HEREDOC:</text:span></text:span></text:p>
      <text:list text:style-name="L16">
        <text:list-item>
          <text:p text:style-name="P353"><text:span text:style-name="Source_20_Text"><text:span text:style-name="T148">O identificador de início (&lt;&lt;&lt;</text:span></text:span><text:span text:style-name="Source_20_Text"><text:span text:style-name="T154">IDENTIFICADOR</text:span></text:span><text:span text:style-name="Source_20_Text"><text:span text:style-name="T148">) pode ter qualquer nome válido, mas não pode começar com números ou ter espaços.</text:span></text:span></text:p>
        </text:list-item>
        <text:list-item>
          <text:p text:style-name="P353"><text:span text:style-name="Source_20_Text"><text:span text:style-name="T148">A string pode conter variáveis e escape sequences (\n, \t, etc.).</text:span></text:span></text:p>
        </text:list-item>
        <text:list-item>
          <text:p text:style-name="P353"><text:span text:style-name="Source_20_Text"><text:span text:style-name="T148">Atenção! antes da versão PHP 7.3, o identificador de fim (</text:span></text:span><text:span text:style-name="Source_20_Text"><text:span text:style-name="T154">IDENTIFICADOR</text:span></text:span><text:span text:style-name="Source_20_Text"><text:span text:style-name="T148">;) </text:span></text:span><text:span text:style-name="Source_20_Text"><text:span text:style-name="T154">precisa</text:span></text:span><text:span text:style-name="Source_20_Text"><text:span text:style-name="T148"> estar sozinho na linha, sem espaços/tabs antes ou depois. </text:span></text:span></text:p>
        </text:list-item>
      </text:list>
      <text:p text:style-name="P116"><text:span text:style-name="Source_20_Text"><text:span text:style-name="T148">Quando usar HEREDOC? Textos longos formatados, como:</text:span></text:span></text:p>
      <text:list text:style-name="L17">
        <text:list-item>
          <text:p text:style-name="P354"><text:span text:style-name="Source_20_Text"><text:span text:style-name="T148">HTML com variáveis</text:span></text:span></text:p>
        </text:list-item>
        <text:list-item>
          <text:p text:style-name="P354"><text:span text:style-name="Source_20_Text"><text:span text:style-name="T148">Documentação gerada dinamicamente</text:span></text:span></text:p>
        </text:list-item>
        <text:list-item>
          <text:p text:style-name="P354"><text:span text:style-name="Source_20_Text"><text:span text:style-name="T148">Queries SQL em PHP</text:span></text:span></text:p>
        </text:list-item>
        <text:list-item>
          <text:p text:style-name="P354"><text:span text:style-name="Source_20_Text"><text:span text:style-name="T148">Strings multilinhas em geral</text:span></text:span></text:p>
        </text:list-item>
      </text:list>
      <text:p text:style-name="P116"><text:span text:style-name="Source_20_Text"><text:span text:style-name="T154">Exemplo:</text:span></text:span></text:p>
      <text:p text:style-name="P118"><text:span text:style-name="Source_20_Text"><text:span text:style-name="T931">$usuario</text:span></text:span><text:span text:style-name="Source_20_Text"><text:span text:style-name="T581"> = </text:span></text:span><text:span text:style-name="Source_20_Text"><text:span text:style-name="T991">"Magnífico Jhonny"</text:span></text:span><text:span text:style-name="Source_20_Text"><text:span text:style-name="T581">;<text:tab/><text:tab/><text:tab/></text:span></text:span></text:p>
      <text:p text:style-name="P210"><text:span text:style-name="T926">$html</text:span><text:span text:style-name="T576"> = </text:span><text:span text:style-name="T640">&lt;&lt;&lt;</text:span><text:span text:style-name="T576">HTML<text:tab/><text:tab/><text:tab/><text:tab/><text:tab/><text:line-break/></text:span><text:span text:style-name="T1039">&lt;</text:span><text:span text:style-name="T640">div</text:span><text:span text:style-name="T1039">&gt;<text:tab/><text:tab/><text:tab/><text:tab/><text:tab/><text:tab/><text:tab/><text:line-break/></text:span><text:span text:style-name="T576"> <text:s text:c="3"/></text:span><text:span text:style-name="T1039">&lt;</text:span><text:span text:style-name="T640">h1</text:span><text:span text:style-name="T1039">&gt;</text:span><text:span text:style-name="T576">Bem-vindo, </text:span><text:span text:style-name="T926">$usuario</text:span><text:span text:style-name="T576">!</text:span><text:span text:style-name="T1039">&lt;/</text:span><text:span text:style-name="T640">h1</text:span><text:span text:style-name="T1039">&gt;<text:tab/><text:tab/><text:line-break/></text:span><text:span text:style-name="T576"> <text:s text:c="3"/></text:span><text:span text:style-name="T1039">&lt;</text:span><text:span text:style-name="T640">p</text:span><text:span text:style-name="T1039">&gt;</text:span><text:span text:style-name="T576">Estamos felizes em tê-lo aqui.</text:span><text:span text:style-name="T1039">&lt;/</text:span><text:span text:style-name="T640">p</text:span><text:span text:style-name="T1039">&gt;<text:tab/></text:span></text:p>
      <text:p text:style-name="P204"><text:span text:style-name="T1038">&lt;/</text:span><text:span text:style-name="T634">div</text:span><text:span text:style-name="T1038">&gt;<text:tab/><text:tab/><text:tab/><text:tab/><text:tab/><text:tab/><text:tab/></text:span></text:p>
      <text:p text:style-name="P214">HTML;<text:tab/><text:tab/><text:tab/><text:tab/><text:tab/><text:tab/><text:tab/></text:p>
      <text:p text:style-name="P16"><text:span text:style-name="T895">echo</text:span><text:span text:style-name="T577"> </text:span><text:span text:style-name="T927">$html</text:span><text:span text:style-name="T577">;<text:tab/><text:tab/><text:tab/><text:tab/><text:tab/><text:tab/></text:span></text:p>
      <text:p text:style-name="P116"><text:span text:style-name="Source_20_Text"/></text:p>
      <text:p text:style-name="P116"><text:span text:style-name="Source_20_Text"><text:span text:style-name="T550">NOWDOC</text:span></text:span><text:span text:style-name="Source_20_Text"><text:span text:style-name="T148"> </text:span></text:span><text:span text:style-name="Source_20_Text"><text:span text:style-name="T154">é</text:span></text:span><text:span text:style-name="Source_20_Text"><text:span text:style-name="T148"> como HEREDOC, mas sem interpolação de variáveis. Funciona como strings com aspas </text:span></text:span><text:span text:style-name="Source_20_Text"><text:span text:style-name="T130">simples</text:span></text:span><text:span text:style-name="Source_20_Text"><text:span text:style-name="T148"> </text:span></text:span><text:span text:style-name="Source_20_Text"><text:span text:style-name="T663">''</text:span></text:span></text:p>
      <text:p text:style-name="P108"><text:span text:style-name="Source_20_Text"><text:span text:style-name="T148">Regras do NOWDOC:</text:span></text:span></text:p>
      <text:list text:style-name="L18">
        <text:list-item>
          <text:p text:style-name="P355"><text:span text:style-name="Source_20_Text"><text:span text:style-name="T148">O identificador de início deve estar entre aspas simples ('IDENTIFICADOR'). </text:span></text:span></text:p>
        </text:list-item>
        <text:list-item>
          <text:p text:style-name="P355"><text:span text:style-name="Source_20_Text"><text:span text:style-name="T148">Não há interpolação de variáveis ou escape sequences.</text:span></text:span></text:p>
        </text:list-item>
      </text:list>
      <text:p text:style-name="P108"><text:span text:style-name="Source_20_Text"><text:span text:style-name="T148">Quando usar NOWDOC? Textos fixos, como:</text:span></text:span></text:p>
      <text:list text:style-name="L19">
        <text:list-item>
          <text:p text:style-name="P356"><text:span text:style-name="Source_20_Text"><text:span text:style-name="T148">Códigos-fonte dentro de strings (ex: armazenar um trecho de código em uma variável) </text:span></text:span></text:p>
        </text:list-item>
        <text:list-item>
          <text:p text:style-name="P356"><text:span text:style-name="Source_20_Text"><text:span text:style-name="T148">Documentação interna sem necessidade de processamento</text:span></text:span></text:p>
        </text:list-item>
      </text:list>
      <text:p text:style-name="P108"><text:span text:style-name="Source_20_Text"/></text:p>
      <text:h text:style-name="P239" text:outline-level="1">Aula 18 e 19 – Vetores e Matrizes <text:span text:style-name="T1040">(arrays)</text:span></text:h>
      <text:p text:style-name="P217"/>
      <text:p text:style-name="P21"><text:span text:style-name="Source_20_Text"><text:span text:style-name="T191">O </text:span></text:span><text:span text:style-name="Source_20_Text"><text:span text:style-name="T192">índice</text:span></text:span><text:span text:style-name="Source_20_Text"><text:span text:style-name="T191"> de variáveis composta começa em </text:span></text:span><text:span text:style-name="Source_20_Text"><text:span text:style-name="T193">zero</text:span></text:span><text:span text:style-name="Source_20_Text"><text:span text:style-name="T191"> (0).</text:span></text:span></text:p>
      <text:p text:style-name="P42"><text:span text:style-name="Source_20_Text"><text:span text:style-name="T191">No PHP:</text:span></text:span></text:p>
      <text:list text:style-name="L20">
        <text:list-item>
          <text:p text:style-name="P357"><text:span text:style-name="Source_20_Text"><text:span text:style-name="T148">não </text:span></text:span><text:span text:style-name="Source_20_Text"><text:span text:style-name="T155">é obrigatório a </text:span></text:span><text:span text:style-name="Source_20_Text"><text:span text:style-name="T148">declaração do tipo da variável, sejam elas simples ou compostas </text:span></text:span><text:span text:style-name="Source_20_Text"><text:span text:style-name="T156">(vetores)</text:span></text:span><text:span text:style-name="Source_20_Text"><text:span text:style-name="T148"> </text:span></text:span><text:span text:style-name="Source_20_Text"><text:span text:style-name="T147">pois a linguagem é din</text:span></text:span><text:span text:style-name="Source_20_Text"><text:span text:style-name="T155">a</text:span></text:span><text:span text:style-name="Source_20_Text"><text:span text:style-name="T147">mica</text:span></text:span><text:span text:style-name="Source_20_Text"><text:span text:style-name="T157">mente tipada</text:span></text:span><text:span text:style-name="Source_20_Text"><text:span text:style-name="T147">.</text:span></text:span></text:p>
        </text:list-item>
        <text:list-item>
          <text:p text:style-name="P357"><text:span text:style-name="Source_20_Text"><text:span text:style-name="T148">os </text:span></text:span><text:span text:style-name="Source_20_Text"><text:span text:style-name="T173">vetores são dinâmicos</text:span></text:span><text:span text:style-name="Source_20_Text"><text:span text:style-name="T148">, ou seja, alocam apenas o espaço de memória necessário para abrigar os dados pois um novo índice é criado a cada nova variável, portanto </text:span></text:span><text:span text:style-name="Source_20_Text"><text:span text:style-name="T173">não há necessidade de declarar o tamanho do vetor</text:span></text:span><text:span text:style-name="Source_20_Text"><text:span text:style-name="T148">, </text:span></text:span><text:span text:style-name="Source_20_Text"><text:span text:style-name="T158">diferente do Java</text:span></text:span><text:span text:style-name="Source_20_Text"><text:span text:style-name="T148">.</text:span></text:span></text:p>
        </text:list-item>
        <text:list-item>
          <text:p text:style-name="P357"><text:span text:style-name="Source_20_Text"><text:span text:style-name="T148">as variáveis compostas são </text:span></text:span><text:span text:style-name="Source_20_Text"><text:span text:style-name="T175">heterogêneas</text:span></text:span><text:span text:style-name="Source_20_Text"><text:span text:style-name="T148">, isto é, um mesmo vetor aceita tipos diferentes de variáveis.</text:span></text:span></text:p>
        </text:list-item>
        <text:list-item>
          <text:p text:style-name="P357"><text:span text:style-name="Source_20_Text"><text:span text:style-name="T148">O tipo </text:span></text:span><text:span text:style-name="Source_20_Text"><text:span text:style-name="T663">array</text:span></text:span><text:span text:style-name="Source_20_Text"><text:span text:style-name="T148"> é um tipo composto extremamente flexível e pode ser considerado um </text:span></text:span><text:span text:style-name="Source_20_Text"><text:span text:style-name="T663">HashMap</text:span></text:span><text:span text:style-name="Source_20_Text"><text:span text:style-name="T148"> e também é um tipo </text:span></text:span><text:span text:style-name="Source_20_Text"><text:span text:style-name="T663">iterable</text:span></text:span><text:span text:style-name="Source_20_Text"><text:span text:style-name="T148"> <text:line-break/></text:span></text:span></text:p>
        </text:list-item>
      </text:list>
      <text:p text:style-name="P43"><text:span text:style-name="Source_20_Text"><text:span text:style-name="T191">$</text:span></text:span><text:span text:style-name="Source_20_Text"><text:span text:style-name="T664">vetor[] = 7;</text:span></text:span><text:span text:style-name="Source_20_Text"><text:span text:style-name="T191"><text:tab/>cria uma nova posição, </text:span></text:span><text:span text:style-name="Source_20_Text"><text:span text:style-name="T193">no final do vetor</text:span></text:span><text:span text:style-name="Source_20_Text"><text:span text:style-name="T191">, com o valor 7.</text:span></text:span></text:p>
      <text:p text:style-name="P120"><text:span text:style-name="Source_20_Text"><text:span text:style-name="T148">A função </text:span></text:span><text:span text:style-name="T899">count</text:span><text:span text:style-name="T600">()</text:span><text:span text:style-name="T123"> </text:span><text:span text:style-name="Source_20_Text"><text:span text:style-name="T148">calcula a quantidade de elementos.</text:span></text:span></text:p>
      <text:h text:style-name="P267" text:outline-level="3"><text:span text:style-name="T82">Criando vetores:</text:span><text:span text:style-name="Source_20_Text"><text:span text:style-name="T148"> utilize a palavra reservada </text:span></text:span><text:span text:style-name="Source_20_Text"><text:span text:style-name="T547">array</text:span></text:span><text:span text:style-name="Source_20_Text"><text:span text:style-name="T548">()</text:span></text:span></text:h>
      <text:p text:style-name="P83"><draw:frame draw:style-name="fr3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3"><draw:frame draw:style-name="fr3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28"><draw:frame draw:style-name="fr5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5"/>
      <text:p text:style-name="P83"><draw:frame draw:style-name="fr3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1041">Não confundir com </text:span><text:span text:style-name="T1042">função flecha</text:span><text:span text:style-name="T1041"> do Javascript</text:span></text:p>
      <text:p text:style-name="P86"><text:span text:style-name="T794">Iteração</text:span><text:span text:style-name="T825"> foreach()</text:span><text:span text:style-name="T828">{}</text:span>: <text:span text:style-name="T1043">percorre todos os elementos do vetor. Exemplo:</text:span></text:p>
      <text:p text:style-name="P22"><text:span text:style-name="T1022">foreach</text:span><text:span text:style-name="T605"> (</text:span><text:span text:style-name="T945">$c</text:span><text:span text:style-name="T605"> as </text:span><text:span text:style-name="T945">$valor</text:span><text:span text:style-name="T605">) { </text:span><text:span text:style-name="T960">//"Para cada elemento do vetor </text:span><text:span text:style-name="T679">$c</text:span><text:span text:style-name="T960"><text:tab/><text:line-break/>tratado como </text:span><text:span text:style-name="T679">$valor</text:span><text:span text:style-name="T960">, faça:"</text:span></text:p>
      <text:p text:style-name="P17"><text:span text:style-name="T960"><text:line-break/></text:span><text:span text:style-name="T28"><draw:frame draw:style-name="fr3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7">Explicando o foreach:<text:span text:style-name="T1044">“Para cada elemento do vetor </text:span><text:span text:style-name="T669">`$cad`</text:span><text:span text:style-name="T1044">, nomeado como </text:span><text:span text:style-name="T669">`$campo`</text:span><text:span text:style-name="T1044">, associado ao conteúdo </text:span><text:span text:style-name="T669">`$valor`</text:span><text:span text:style-name="T1044">, </text:span><text:span text:style-name="T1045">faça</text:span><text:span text:style-name="T1044">…”</text:span></text:p>
      <text:p text:style-name="P84"><draw:frame draw:style-name="fr3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1046">Tecnicamente, não existem matrizes dentro do PHP, mas dá para contornar isso, trabalhando com vetores dentro de vetores. </text:span><text:span text:style-name="T1047">(arrays multidimensionais)</text:span></text:p>
      <text:p text:style-name="P88"><text:span text:style-name="T199">Funç</text:span><text:span text:style-name="T202">ões</text:span><text:span text:style-name="T199"> para </text:span><text:span text:style-name="T226">ordenação de valores:</text:span></text:p>
      <text:p text:style-name="P154"><text:span text:style-name="T905">sort</text:span><text:span text:style-name="T604">(</text:span><text:span text:style-name="T944">$</text:span><text:span text:style-name="T946">arr</text:span><text:span text:style-name="T495">Dados</text:span><text:span text:style-name="T604">);</text:span> <text:span text:style-name="T1046">ordena crescente o vetor e, consequentemente, </text:span><text:span text:style-name="T695">troca</text:span><text:span text:style-name="T1048"> os índices dos valores.</text:span></text:p>
      <text:p text:style-name="P154"><text:span text:style-name="T906">rsort</text:span><text:span text:style-name="T606">(</text:span><text:span text:style-name="T947">$</text:span><text:span text:style-name="T946">arr</text:span><text:span text:style-name="T495">Dados</text:span><text:span text:style-name="T606">);</text:span><text:span text:style-name="T670"> </text:span><text:span text:style-name="T1048">ordena decrescente o vetor, ou seja, de forma </text:span><text:span text:style-name="T910">r</text:span><text:span text:style-name="T1049">eversa.</text:span></text:p>
      <text:p text:style-name="P154"><text:span text:style-name="T906">a</text:span><text:span text:style-name="T907">sort</text:span><text:span text:style-name="T607">(</text:span><text:span text:style-name="T948">$</text:span><text:span text:style-name="T946">arr</text:span><text:span text:style-name="T495">Dados</text:span><text:span text:style-name="T607">);</text:span><text:span text:style-name="T1046"> ordena de forma crescente e</text:span><text:span text:style-name="T819"> </text:span><text:span text:style-name="T696">mantém a </text:span><text:span text:style-name="T911">a</text:span><text:span text:style-name="T696">ssociação</text:span><text:span text:style-name="T819"> de chave:valor</text:span><text:span text:style-name="T1046">.</text:span></text:p>
      <text:p text:style-name="P154"><text:span text:style-name="T906">a</text:span><text:span text:style-name="T905">rsort</text:span><text:span text:style-name="T604">(</text:span><text:span text:style-name="T944">$</text:span><text:span text:style-name="T946">arr</text:span><text:span text:style-name="T495">Dados</text:span><text:span text:style-name="T604">);</text:span> <text:span text:style-name="T1046">ordena de forma </text:span><text:span text:style-name="T912">r</text:span><text:span text:style-name="T1046">eversa e </text:span><text:span text:style-name="T913">a</text:span><text:span text:style-name="T1048">ssociativa(decrescente).</text:span></text:p>
      <text:p text:style-name="P155"><text:span text:style-name="T906">k</text:span><text:span text:style-name="T907">sort</text:span><text:span text:style-name="T607">(</text:span><text:span text:style-name="T948">$</text:span><text:span text:style-name="T946">arr</text:span><text:span text:style-name="T495">Dados</text:span><text:span text:style-name="T607">);</text:span><text:span text:style-name="T1046"> ordena de forma crescente </text:span><text:span text:style-name="T820">pelo índice/chaves/</text:span><text:span text:style-name="T911">k</text:span><text:span text:style-name="T697">eys</text:span><text:span text:style-name="T1046">.</text:span></text:p>
      <text:p text:style-name="P89"><text:span text:style-name="T906">k</text:span><text:span text:style-name="T908">r</text:span><text:span text:style-name="T907">sort</text:span><text:span text:style-name="T607">(</text:span><text:span text:style-name="T948">$</text:span><text:span text:style-name="T946">arr</text:span><text:span text:style-name="T495">Dados</text:span><text:span text:style-name="T607">);</text:span><text:span text:style-name="T238"> ordena </text:span><text:span text:style-name="T223">de maneira </text:span><text:span text:style-name="T914">r</text:span><text:span text:style-name="T223">eversa</text:span><text:span text:style-name="T224"> </text:span><text:span text:style-name="T223">e </text:span><text:span text:style-name="T239">através das </text:span><text:span text:style-name="T915">k</text:span><text:span text:style-name="T223">eys.</text:span></text:p>
      <text:p text:style-name="P44"><text:span text:style-name="T448">u</text:span><text:span text:style-name="T449">sort</text:span><text:span text:style-name="T461">(</text:span><text:span text:style-name="T492">$</text:span><text:span text:style-name="T493">arrDados</text:span><text:span text:style-name="T492">, ‘</text:span><text:span text:style-name="T494">callback’</text:span><text:span text:style-name="T461">);</text:span><text:span text:style-name="T188"> </text:span><text:span text:style-name="T189">o</text:span><text:span text:style-name="T188">rdena pelos valores utilizando </text:span><text:span text:style-name="T190">callback</text:span><text:span text:style-name="T188"> de comparação definida pelo </text:span><text:span text:style-name="T916">u</text:span><text:span text:style-name="T188">suário.</text:span></text:p>
      <text:p text:style-name="P44"><text:span text:style-name="T448">u</text:span><text:span text:style-name="T450">k</text:span><text:span text:style-name="T449">sort</text:span><text:span text:style-name="T461">(</text:span><text:span text:style-name="T492">$</text:span><text:span text:style-name="T493">arrDados</text:span><text:span text:style-name="T492">, ‘</text:span><text:span text:style-name="T494">callback’</text:span><text:span text:style-name="T461">);</text:span><text:span text:style-name="T188"> Ordena </text:span><text:span text:style-name="T190">os í</text:span><text:span text:style-name="T188">ndices, </text:span><text:span text:style-name="T194">mantendo os valores associados</text:span><text:span text:style-name="T188">. </text:span></text:p>
      <text:p text:style-name="P160"/>
      <text:p text:style-name="P90"><draw:frame draw:style-name="fr4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><text:line-break/></text:p>
      <text:p text:style-name="P92">Na Ordenação Associativa, <text:span text:style-name="T684">altera a ordem dos índices</text:span><text:span text:style-name="T811">, </text:span><text:span text:style-name="T698">mantendo-os em</text:span><text:span text:style-name="T684"> suas chaves</text:span>.</text:p>
      <text:p text:style-name="P93"><draw:frame draw:style-name="fr4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3"/>
      <text:p text:style-name="P200"/>
      <text:p text:style-name="P186"/>
      <text:p text:style-name="P186"/>
      <text:p text:style-name="P186"/>
      <text:p text:style-name="P186"/>
      <text:p text:style-name="P186"/>
      <text:p text:style-name="P186"/>
      <text:p text:style-name="P189">Funções para <text:span text:style-name="T700">verificação de arrays</text:span>:</text:p>
      <text:list xml:id="list2874764177" text:style-name="L21">
        <text:list-item>
          <text:p text:style-name="P289"><text:span text:style-name="Strong_20_Emphasis"><text:span text:style-name="T445">array_key_exists</text:span></text:span><text:span text:style-name="Strong_20_Emphasis"><text:span text:style-name="T446">()</text:span></text:span><text:span text:style-name="T273">: verifica se a chave existe</text:span></text:p>
        </text:list-item>
        <text:list-item>
          <text:p text:style-name="P289"><text:span text:style-name="Strong_20_Emphasis"><text:span text:style-name="T445">isset</text:span></text:span><text:span text:style-name="Strong_20_Emphasis"><text:span text:style-name="T446">()</text:span></text:span><text:span text:style-name="T273">: verifica se a chave existe e não é nula</text:span></text:p>
        </text:list-item>
        <text:list-item>
          <text:p text:style-name="P289"><text:span text:style-name="Strong_20_Emphasis"><text:span text:style-name="T445">in_array</text:span></text:span><text:span text:style-name="Strong_20_Emphasis"><text:span text:style-name="T446">()</text:span></text:span><text:span text:style-name="T273">: verifica se o valor existe</text:span></text:p>
        </text:list-item>
        <text:list-item>
          <text:p text:style-name="P289"><text:span text:style-name="Strong_20_Emphasis"><text:span text:style-name="T445">array_search</text:span></text:span><text:span text:style-name="Strong_20_Emphasis"><text:span text:style-name="T446">()</text:span></text:span><text:span text:style-name="T273">: retorna a chave de um valor</text:span></text:p>
        </text:list-item>
      </text:list>
      <text:p text:style-name="P31"><text:span text:style-name="T327">Funções para </text:span><text:span text:style-name="T343">gerenciamento</text:span><text:span text:style-name="T327"> de arrays:</text:span></text:p>
      <text:p text:style-name="P94"><text:span text:style-name="T935">$vetor</text:span><text:span text:style-name="T587">[] = </text:span><text:span text:style-name="T629">7</text:span><text:span text:style-name="T587">;             <text:tab/><text:tab/><text:tab/><text:tab/><text:tab/><text:tab/></text:span><text:span text:style-name="T955"><text:tab/><text:tab/><text:tab/></text:span></text:p>
      <text:p text:style-name="P218"><text:span text:style-name="T892">array_push</text:span><text:span text:style-name="T1050">(</text:span><text:span text:style-name="T933">$vetor</text:span><text:span text:style-name="T1050">, </text:span><text:span text:style-name="T628">7</text:span><text:span text:style-name="T1050">);    </text:span><text:span text:style-name="T954">//adiciona elemento no final<text:tab/><text:tab/><text:tab/></text:span></text:p>
      <text:p text:style-name="P218"><text:span text:style-name="T892">array_unshift</text:span><text:span text:style-name="T1050">(</text:span><text:span text:style-name="T933">$vetor</text:span><text:span text:style-name="T1050">, </text:span><text:span text:style-name="T628">7</text:span><text:span text:style-name="T1050">); </text:span><text:span text:style-name="T954">//adiciona elemento no início<text:tab/><text:tab/><text:tab/></text:span></text:p>
      <text:p text:style-name="P218"><text:span text:style-name="T892">array_shift</text:span><text:span text:style-name="T1050">(</text:span><text:span text:style-name="T933">$vetor</text:span><text:span text:style-name="T1050">);      </text:span><text:span text:style-name="T954">//elimina elemento no início<text:tab/><text:tab/><text:tab/></text:span></text:p>
      <text:p text:style-name="P218"><text:span text:style-name="T892">array_pop</text:span><text:span text:style-name="T1050">(</text:span><text:span text:style-name="T933">$vetor</text:span><text:span text:style-name="T1050">);        </text:span><text:span text:style-name="T954">//elimina elemento no final<text:tab/><text:tab/><text:tab/><text:tab/></text:span></text:p>
      <text:p text:style-name="P218"><text:span text:style-name="T892">unset</text:span><text:span text:style-name="T1050">(</text:span><text:span text:style-name="T933">$vetor</text:span><text:span text:style-name="T1050">[</text:span><text:span text:style-name="T628">1</text:span><text:span text:style-name="T1050">]);         </text:span><text:span text:style-name="T954">//elimina elemento no índice especificado<text:tab/></text:span></text:p>
      <text:p text:style-name="P163"><draw:frame draw:style-name="fr3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189"/>
      <text:p text:style-name="P190">Funções para <text:span text:style-name="T708">manipulação</text:span><text:span text:style-name="T700"> de arrays</text:span>:</text:p>
      <text:list xml:id="list233554738076175" text:continue-numbering="true" text:style-name="L21">
        <text:list-item>
          <text:p text:style-name="P290"><text:span text:style-name="T900">array_diff</text:span><text:span text:style-name="T901">()</text:span><text:span text:style-name="T273">: </text:span><text:span text:style-name="Strong_20_Emphasis"><text:span text:style-name="T46">retorna os valores do primeiro array que não existem nos outros arrays</text:span></text:span><text:span text:style-name="T274">, porém leva em consideração </text:span><text:span text:style-name="T311">somente o valor</text:span><text:span text:style-name="T274"> (e não as chaves)</text:span></text:p>
        </text:list-item>
        <text:list-item>
          <text:p text:style-name="P290"><text:span text:style-name="T900">array_diff_assoc</text:span><text:span text:style-name="T901">()</text:span><text:span text:style-name="T273">: </text:span><text:span text:style-name="Strong_20_Emphasis"><text:span text:style-name="T274">retorna os valores do primeiro array que não existem nos outros arrays</text:span></text:span><text:span text:style-name="T274">, considerando </text:span><text:span text:style-name="T311">tanto chave quanto valor</text:span></text:p>
        </text:list-item>
        <text:list-item>
          <text:p text:style-name="P290"><text:span text:style-name="Strong_20_Emphasis"><text:span text:style-name="T900">array_keys</text:span></text:span><text:span text:style-name="Strong_20_Emphasis"><text:span text:style-name="T901">()</text:span></text:span><text:span text:style-name="Strong_20_Emphasis"><text:span text:style-name="T274">: </text:span></text:span><text:span text:style-name="Strong_20_Emphasis"><text:span text:style-name="T275">r</text:span></text:span><text:span text:style-name="Strong_20_Emphasis"><text:span text:style-name="T274">etorna todas as chaves ou, </text:span></text:span><text:span text:style-name="Strong_20_Emphasis"><text:span text:style-name="T276">se aplicado o parâmetro de filtro,</text:span></text:span><text:span text:style-name="Strong_20_Emphasis"><text:span text:style-name="T274"> uma parte das chaves de um array</text:span></text:span></text:p>
        </text:list-item>
        <text:list-item>
          <text:p text:style-name="P291"><text:span text:style-name="Strong_20_Emphasis"><text:span text:style-name="T900">array_combine</text:span></text:span><text:span text:style-name="Strong_20_Emphasis"><text:span text:style-name="T901">()</text:span></text:span><text:span text:style-name="Strong_20_Emphasis"><text:span text:style-name="T276">: cria um array usando um array para as chaves e outro array para os valores</text:span></text:span></text:p>
        </text:list-item>
        <text:list-item>
          <text:p text:style-name="P292"><text:span text:style-name="Strong_20_Emphasis"><text:span text:style-name="T900">array_values</text:span></text:span><text:span text:style-name="Strong_20_Emphasis"><text:span text:style-name="T901">()</text:span></text:span><text:span text:style-name="Strong_20_Emphasis"><text:span text:style-name="T276">: retorna todos os valores de um array e indexa o array numericamente</text:span></text:span></text:p>
        </text:list-item>
        <text:list-item>
          <text:p text:style-name="P292"><text:span text:style-name="Strong_20_Emphasis"><text:span text:style-name="T900">array_flip</text:span></text:span><text:span text:style-name="Strong_20_Emphasis"><text:span text:style-name="T901">()</text:span></text:span><text:span text:style-name="Strong_20_Emphasis"><text:span text:style-name="T276">: troca as chaves com os seus valores</text:span></text:span></text:p>
        </text:list-item>
        <text:list-item>
          <text:p text:style-name="P293"><text:span text:style-name="Strong_20_Emphasis"><text:span text:style-name="T900">array_merge</text:span></text:span><text:span text:style-name="Strong_20_Emphasis"><text:span text:style-name="T901">()</text:span></text:span><text:span text:style-name="Strong_20_Emphasis"><text:span text:style-name="T277">: funde arrays, incrementando ou sobrescrevendo valores. Tem 2 comportamentos:</text:span></text:span></text:p>
          <text:list>
            <text:list-item>
              <text:p text:style-name="P293"><text:span text:style-name="Strong_20_Emphasis"><text:span text:style-name="T277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93"><text:span text:style-name="Strong_20_Emphasis"><text:span text:style-name="T277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94"><text:span text:style-name="Strong_20_Emphasis"><text:span text:style-name="T900">list()</text:span></text:span><text:span text:style-name="Strong_20_Emphasis"><text:span text:style-name="T278">: atribui uma lista de variáveis em uma única operação. </text:span></text:span><text:span text:style-name="Strong_20_Emphasis"><text:span text:style-name="T279">Exemplo:<text:line-break/></text:span></text:span><text:span text:style-name="Strong_20_Emphasis"><text:span text:style-name="T488">$result</text:span></text:span><text:span text:style-name="Strong_20_Emphasis"><text:span text:style-name="T456"> = </text:span></text:span><text:span text:style-name="Strong_20_Emphasis"><text:span text:style-name="T488">$pdo</text:span></text:span><text:span text:style-name="Strong_20_Emphasis"><text:span text:style-name="T456">-&gt;</text:span></text:span><text:span text:style-name="Strong_20_Emphasis"><text:span text:style-name="T441">query</text:span></text:span><text:span text:style-name="Strong_20_Emphasis"><text:span text:style-name="T456">(</text:span></text:span><text:span text:style-name="Strong_20_Emphasis"><text:span text:style-name="T471">"</text:span></text:span><text:span text:style-name="Strong_20_Emphasis"><text:span text:style-name="T507">SELECT</text:span></text:span><text:span text:style-name="Strong_20_Emphasis"><text:span text:style-name="T471"> id, </text:span></text:span><text:span text:style-name="Strong_20_Emphasis"><text:span text:style-name="T507">name</text:span></text:span><text:span text:style-name="Strong_20_Emphasis"><text:span text:style-name="T471"> </text:span></text:span><text:span text:style-name="Strong_20_Emphasis"><text:span text:style-name="T507">FROM</text:span></text:span><text:span text:style-name="Strong_20_Emphasis"><text:span text:style-name="T471"> employees"</text:span></text:span><text:span text:style-name="Strong_20_Emphasis"><text:span text:style-name="T456">);<text:line-break/></text:span></text:span><text:span text:style-name="T896">list</text:span><text:span text:style-name="T582">(</text:span><text:span text:style-name="T932">$id</text:span><text:span text:style-name="T582">, </text:span><text:span text:style-name="T932">$name</text:span><text:span text:style-name="T582">) = </text:span><text:span text:style-name="T932">$result</text:span><text:span text:style-name="T582">→f</text:span><text:span text:style-name="T896">etch(</text:span><text:span text:style-name="T969">PD</text:span><text:span text:style-name="T968">O:</text:span><text:span text:style-name="T582">:FETCH_NUM);<text:line-break/></text:span><text:span text:style-name="Strong_20_Emphasis"><text:span text:style-name="T279">A partir do PHP 7.1, é possível usar a sintaxe mais resumida para </text:span></text:span><text:span text:style-name="Strong_20_Emphasis"><text:span text:style-name="T299">atribuição por array desestruturado</text:span></text:span><text:span text:style-name="Strong_20_Emphasis"><text:span text:style-name="T279">: </text:span></text:span><text:span text:style-name="Strong_20_Emphasis"><text:span text:style-name="T456">[</text:span></text:span><text:span text:style-name="Strong_20_Emphasis"><text:span text:style-name="T488">$id</text:span></text:span><text:span text:style-name="Strong_20_Emphasis"><text:span text:style-name="T456">, </text:span></text:span><text:span text:style-name="Strong_20_Emphasis"><text:span text:style-name="T488">$name</text:span></text:span><text:span text:style-name="Strong_20_Emphasis"><text:span text:style-name="T456">] = </text:span></text:span><text:span text:style-name="Strong_20_Emphasis"><text:span text:style-name="T488">$result</text:span></text:span><text:span text:style-name="Strong_20_Emphasis"><text:span text:style-name="T456">→f</text:span></text:span><text:span text:style-name="Strong_20_Emphasis"><text:span text:style-name="T441">etch(</text:span></text:span><text:span text:style-name="Strong_20_Emphasis"><text:span text:style-name="T514">PDO:</text:span></text:span><text:span text:style-name="Strong_20_Emphasis"><text:span text:style-name="T456">:FETCH_NUM);<text:line-break/></text:span></text:span></text:p>
        </text:list-item>
        <text:list-item>
          <text:p text:style-name="P295"><text:span text:style-name="Strong_20_Emphasis"><text:span text:style-name="T445">extract</text:span></text:span><text:span text:style-name="Strong_20_Emphasis"><text:span text:style-name="T447">()</text:span></text:span><text:span text:style-name="Strong_20_Emphasis"><text:span text:style-name="T278">: Cria variáveis a partir de um array associativo, </text:span></text:span><text:span text:style-name="Strong_20_Emphasis"><text:span text:style-name="T280">tranformando </text:span></text:span><text:span text:style-name="Strong_20_Emphasis"><text:span text:style-name="T278">as chaves do array em variáveis e atribui os valores correspondentes.</text:span></text:span></text:p>
        </text:list-item>
        <text:list-item>
          <text:p text:style-name="P295"><text:span text:style-name="Strong_20_Emphasis"><text:span text:style-name="T445">compact</text:span></text:span><text:span text:style-name="Strong_20_Emphasis"><text:span text:style-name="T447">()</text:span></text:span><text:span text:style-name="Strong_20_Emphasis"><text:span text:style-name="T278">: Cria um array associativo a partir de variáveis, pegando variáveis e formando um array com seus nomes como chaves.</text:span></text:span></text:p>
        </text:list-item>
      </text:list>
      <text:p text:style-name="P179"><text:span text:style-name="Strong_20_Emphasis"/></text:p>
      <text:h text:style-name="P240" text:outline-level="1">Objetos</text:h>
      <text:p text:style-name="P108"><text:span text:style-name="T67">P</text:span><text:span text:style-name="T68">ode ser criado normalmente como resultado de um type cast a partir de um array. Transformando as chaves do array em nomes de propriedades. Este tipo de cast vai resultar em um tipo </text:span><text:span text:style-name="Source_20_Text"><text:span text:style-name="T648">object(stdClass)</text:span></text:span><text:span text:style-name="T68">. </text:span></text:p>
      <text:p text:style-name="P205"><text:span text:style-name="T919">$obj</text:span><text:span text:style-name="T567"> = (</text:span><text:span text:style-name="T634">object</text:span><text:span text:style-name="T567">) [</text:span><text:span text:style-name="T979">'a'</text:span><text:span text:style-name="T567"> =&gt; </text:span><text:span text:style-name="T618">1</text:span><text:span text:style-name="T567">];<text:tab/></text:span></text:p>
      <text:p text:style-name="P226">// $obj é object(stdClass)<text:tab/></text:p>
      <text:p text:style-name="P226">// $obj-&gt;a é int(1)<text:tab/><text:tab/></text:p>
      <text:h text:style-name="P241" text:outline-level="1">S<text:span text:style-name="T1051">paceship</text:span> Operator</text:h>
      <text:p text:style-name="P121"><text:span text:style-name="T67">I</text:span><text:span text:style-name="T45">ntroduzido na versão </text:span><text:span text:style-name="Strong_20_Emphasis"><text:span text:style-name="T45">7.</text:span></text:span><text:span text:style-name="Strong_20_Emphasis"><text:span text:style-name="T69">0</text:span></text:span><text:span text:style-name="T45">, é representado por </text:span><text:span text:style-name="T541">&lt;=&gt;</text:span><text:span text:style-name="T45"> para comparar dois valores e retornar:</text:span></text:p>
      <text:list text:style-name="L22">
        <text:list-item>
          <text:p text:style-name="P358"><text:span text:style-name="Source_20_Text"><text:span text:style-name="T45">-1</text:span></text:span><text:span text:style-name="T45"> se o lado esquerdo for menor que o lado direito</text:span></text:p>
        </text:list-item>
        <text:list-item>
          <text:p text:style-name="P367"><text:span text:style-name="T1051">0</text:span> se ambos forem iguais</text:p>
        </text:list-item>
        <text:list-item>
          <text:p text:style-name="P358"><text:span text:style-name="Source_20_Text"><text:span text:style-name="T45">1</text:span></text:span><text:span text:style-name="T45"> se o lado esquerdo for maior que o lado direito </text:span></text:p>
        </text:list-item>
      </text:list>
      <text:p text:style-name="P45">Esse operador é útil para ordenações e comparações. <text:span text:style-name="T1051">Exemplo:</text:span></text:p>
      <text:p text:style-name="P23"><text:span text:style-name="T929">$numeros</text:span><text:span text:style-name="T578"> = [</text:span><text:span text:style-name="T626">3</text:span><text:span text:style-name="T578">, </text:span><text:span text:style-name="T626">1</text:span><text:span text:style-name="T578">, </text:span><text:span text:style-name="T626">4</text:span><text:span text:style-name="T578">, </text:span><text:span text:style-name="T626">1</text:span><text:span text:style-name="T578">, </text:span><text:span text:style-name="T626">5</text:span><text:span text:style-name="T578">, </text:span><text:span text:style-name="T626">9</text:span><text:span text:style-name="T578">];<text:tab/><text:tab/><text:tab/><text:tab/><text:tab/><text:tab/><text:tab/><text:tab/><text:tab/><text:tab/></text:span></text:p>
      <text:p text:style-name="P202"><text:span text:style-name="T885">usort</text:span><text:span text:style-name="T567">(</text:span><text:span text:style-name="T919">$numeros</text:span><text:span text:style-name="T567">, </text:span><text:span text:style-name="T634">fn</text:span><text:span text:style-name="T567">(</text:span><text:span text:style-name="T919">$a</text:span><text:span text:style-name="T567">, </text:span><text:span text:style-name="T919">$b</text:span><text:span text:style-name="T567">) =&gt; </text:span><text:span text:style-name="T919">$a</text:span><text:span text:style-name="T567"> &lt;=&gt; </text:span><text:span text:style-name="T919">$b</text:span><text:span text:style-name="T567">); </text:span><text:span text:style-name="T952">// Ordena em ordem crescente<text:tab/></text:span></text:p>
      <text:p text:style-name="P24"><text:span text:style-name="T888">print_r</text:span><text:span text:style-name="T571">(</text:span><text:span text:style-name="T921">$numeros</text:span><text:span text:style-name="T571">); </text:span><text:span text:style-name="T957">// Saída: [1, </text:span><text:span text:style-name="T958">1, 3, 4, 5, 9]<text:tab/><text:tab/><text:tab/><text:tab/><text:tab/><text:tab/></text:span></text:p>
      <text:h text:style-name="P242" text:outline-level="1"><text:span text:style-name="T880">Spread </text:span><text:span text:style-name="T881">(ou Splat)</text:span><text:span text:style-name="T880"> Operator </text:span><text:span text:style-name="T881">ou Argument unpacking</text:span></text:h>
      <text:p text:style-name="P108"><text:span text:style-name="T58">Unpacking</text:span><text:span text:style-name="T67"> é a capacidade de passar elementos de um array como argumentos individuais para uma função ou método. </text:span><text:span text:style-name="T70">Foi i</text:span><text:span text:style-name="T45">ntroduzido na versão </text:span><text:span text:style-name="Strong_20_Emphasis"><text:span text:style-name="T46">7.4</text:span></text:span><text:span text:style-name="T45">, é representado por três pontos </text:span><text:span text:style-name="Source_20_Text"><text:span text:style-name="T542">...</text:span></text:span><text:span text:style-name="T45"> <text:s/>para </text:span><text:span text:style-name="Strong_20_Emphasis"><text:span text:style-name="T45">expandir arrays ou objetos iteráveis (type iterable)</text:span></text:span><text:span text:style-name="Strong_20_Emphasis"><text:span text:style-name="T46">,</text:span></text:span><text:span text:style-name="T45"> simplificando operações de combinação, </text:span><text:span text:style-name="T60">desempacotamento</text:span><text:span text:style-name="T45"> e manipulação dinâmica de dados. </text:span></text:p>
      <text:list text:style-name="L23">
        <text:list-item>
          <text:p text:style-name="P368"><text:span text:style-name="T1035">P</text:span><text:span text:style-name="T1052">ermite </text:span><text:span text:style-name="T1035">passar um </text:span><text:span text:style-name="T709">número variável de argumentos para</text:span><text:span text:style-name="T700"> funções</text:span>:</text:p>
        </text:list-item>
      </text:list>
      <text:p text:style-name="P204"><text:span text:style-name="T634">function</text:span><text:span text:style-name="T567"> </text:span><text:span text:style-name="T885">soma</text:span><text:span text:style-name="T567">(</text:span><text:span text:style-name="T634">int</text:span><text:span text:style-name="T567"> </text:span><text:span text:style-name="T919">$a</text:span><text:span text:style-name="T567">, </text:span><text:span text:style-name="T634">int</text:span><text:span text:style-name="T567"> </text:span><text:span text:style-name="T919">$b</text:span><text:span text:style-name="T567">, </text:span><text:span text:style-name="T634">int</text:span><text:span text:style-name="T567"> </text:span><text:span text:style-name="T919">$c</text:span><text:span text:style-name="T567">): </text:span><text:span text:style-name="T634">int</text:span><text:span text:style-name="T567"> {<text:tab/></text:span></text:p>
      <text:p text:style-name="P204"><text:span text:style-name="T1017"><text:s text:c="2"/>return</text:span><text:span text:style-name="T567"> </text:span><text:span text:style-name="T919">$a</text:span><text:span text:style-name="T567"> + </text:span><text:span text:style-name="T919">$b</text:span><text:span text:style-name="T567"> + </text:span><text:span text:style-name="T919">$c</text:span><text:span text:style-name="T567">;<text:tab/><text:tab/><text:tab/><text:tab/><text:tab/></text:span></text:p>
      <text:p text:style-name="P213">}<text:tab/><text:tab/><text:tab/><text:tab/><text:tab/><text:tab/><text:tab/><text:tab/></text:p>
      <text:p text:style-name="P204"><text:span text:style-name="T919">$valores</text:span><text:span text:style-name="T567"> = [</text:span><text:span text:style-name="T618">1</text:span><text:span text:style-name="T567">, </text:span><text:span text:style-name="T618">2</text:span><text:span text:style-name="T567">, </text:span><text:span text:style-name="T618">3</text:span><text:span text:style-name="T567">];<text:tab/><text:tab/><text:tab/><text:tab/><text:tab/></text:span></text:p>
      <text:p text:style-name="P204"><text:span text:style-name="T885">echo</text:span><text:span text:style-name="T567"> </text:span><text:span text:style-name="T885">soma</text:span><text:span text:style-name="T567">(...</text:span><text:span text:style-name="T919">$valores</text:span><text:span text:style-name="T567">); </text:span><text:span text:style-name="T952">// Resultado: 6<text:tab/><text:tab/></text:span></text:p>
      <text:p text:style-name="P21"/>
      <text:list text:style-name="L24">
        <text:list-item>
          <text:p text:style-name="P369"><text:span text:style-name="T1053">T</text:span>ambém pode ser usado para <text:span text:style-name="T710">desempacotar array</text:span><text:span text:style-name="T1052"> em outro array</text:span>:</text:p>
        </text:list-item>
      </text:list>
      <text:p text:style-name="P204"><text:span text:style-name="T919">$array1</text:span><text:span text:style-name="T567"> = [</text:span><text:span text:style-name="T618">1</text:span><text:span text:style-name="T567">, </text:span><text:span text:style-name="T618">2</text:span><text:span text:style-name="T567">, </text:span><text:span text:style-name="T618">3</text:span><text:span text:style-name="T567">];<text:tab/><text:tab/><text:tab/><text:tab/><text:tab/></text:span></text:p>
      <text:p text:style-name="P18"><text:span text:style-name="T927">$array2</text:span><text:span text:style-name="T577"> = [</text:span><text:span text:style-name="T625">4</text:span><text:span text:style-name="T577">, </text:span><text:span text:style-name="T625">5</text:span><text:span text:style-name="T577">, ...</text:span><text:span text:style-name="T927">$array1</text:span><text:span text:style-name="T577">, </text:span><text:span text:style-name="T625">6</text:span><text:span text:style-name="T577">];<text:tab/><text:tab/><text:tab/></text:span></text:p>
      <text:p text:style-name="P204"><text:span text:style-name="T885">print_r</text:span><text:span text:style-name="T567">(</text:span><text:span text:style-name="T919">$array2</text:span><text:span text:style-name="T567">);<text:tab/><text:tab/><text:tab/><text:tab/><text:tab/><text:tab/></text:span></text:p>
      <text:p text:style-name="P226">/* Resultado:<text:tab/><text:tab/><text:tab/><text:tab/><text:tab/><text:tab/></text:p>
      <text:p text:style-name="P226">Array<text:tab/>(<text:tab/><text:tab/><text:tab/><text:tab/><text:tab/><text:tab/><text:tab/></text:p>
      <text:p text:style-name="P226"><text:s text:c="2"/>[0] =&gt; 4<text:tab/><text:tab/><text:tab/><text:tab/><text:tab/><text:tab/><text:tab/></text:p>
      <text:p text:style-name="P226"><text:s text:c="2"/>[1] =&gt; 5<text:tab/><text:tab/><text:tab/><text:tab/><text:tab/><text:tab/><text:tab/></text:p>
      <text:p text:style-name="P226"><text:s text:c="2"/>[2] =&gt; 1<text:tab/><text:tab/><text:tab/><text:tab/><text:tab/><text:tab/><text:tab/></text:p>
      <text:p text:style-name="P226"><text:s text:c="2"/>[3] =&gt; 2<text:tab/><text:tab/><text:tab/><text:tab/><text:tab/><text:tab/><text:tab/></text:p>
      <text:p text:style-name="P226"><text:s text:c="2"/>[4] =&gt; 3<text:tab/><text:tab/><text:tab/><text:tab/><text:tab/><text:tab/><text:tab/></text:p>
      <text:p text:style-name="P226"><text:s text:c="2"/>[5] =&gt; 6<text:tab/><text:tab/><text:tab/><text:tab/><text:tab/><text:tab/><text:tab/></text:p>
      <text:p text:style-name="P226">) */<text:tab/><text:tab/><text:tab/><text:tab/><text:tab/><text:tab/><text:tab/><text:tab/></text:p>
      <text:p text:style-name="P21"/>
      <text:h text:style-name="P250" text:outline-level="1"><text:span text:style-name="Strong_20_Emphasis"><text:span text:style-name="T877">Tipagem de Argumentos Variádicos</text:span></text:span></text:h>
      <text:p text:style-name="Text_20_body">Permite que uma <text:span text:style-name="T700">função aceite </text:span><text:span text:style-name="Strong_20_Emphasis"><text:span text:style-name="T700">um número indefinido de argumentos</text:span></text:span><text:span text:style-name="T700"> do </text:span><text:span text:style-name="Strong_20_Emphasis"><text:span text:style-name="T700">mesmo tipo</text:span></text:span><text:span text:style-name="T680">. Isso é feito com </text:span><text:span text:style-name="Source_20_Text"><text:span text:style-name="T539">...$variavel</text:span></text:span><text:span text:style-name="T680"> após a definição</text:span> de tipo. <text:span text:style-name="T1054">Exemplo:</text:span></text:p>
      <text:p text:style-name="P209"><text:span text:style-name="T634">function</text:span><text:span text:style-name="T567"> </text:span><text:span text:style-name="T885">adicionarProdutos</text:span><text:span text:style-name="T567">(</text:span><text:span text:style-name="T967">Produto</text:span><text:span text:style-name="T567"> ...</text:span><text:span text:style-name="T919">$produtos</text:span><text:span text:style-name="T567">) {                       <text:s/></text:span></text:p>
      <text:p text:style-name="P209"><text:span text:style-name="T1017"><text:tab/>foreach</text:span><text:span text:style-name="T567"> (</text:span><text:span text:style-name="T919">$produtos</text:span><text:span text:style-name="T567"> as </text:span><text:span text:style-name="T919">$produto</text:span><text:span text:style-name="T567">) {                                   </text:span></text:p>
      <text:p text:style-name="P227"><text:tab/><text:tab/>// Aqui você tem certeza de que cada item é um Produto       <text:s/></text:p>
      <text:p text:style-name="P227"><text:tab/><text:tab/>// O ...$produtos aceita N argumentos, todos do tipo Produto. </text:p>
      <text:p text:style-name="P216"><text:tab/>}                                                                   </text:p>
      <text:p text:style-name="P216">}                                                                       <text:s text:c="2"/></text:p>
      <text:p text:style-name="Text_20_body"/>
      <text:h text:style-name="P236" text:outline-level="1">Variáveis de Sessão</text:h>
      <text:p text:style-name="P3"/>
      <text:p text:style-name="P32"><text:span text:style-name="T328">A</text:span><text:span text:style-name="T329"> variável superglobal </text:span><text:span text:style-name="T429">$_SESSION</text:span><text:span text:style-name="T329"> é um array associativo que contém variáveis de sessão que ficam disponíveis para o script atual e para as próximas páginas acessadas por um usuário.</text:span></text:p>
      <text:p text:style-name="P187"/>
      <text:p text:style-name="P187"><text:span text:style-name="T684">Aplicação</text:span>: armazenar variável que se mantenha durante o acesso de várias páginas de um site.</text:p>
      <text:p text:style-name="P187"/>
      <text:p text:style-name="P33"><text:span text:style-name="T328">A</text:span><text:span text:style-name="T329">s variáveis de sessão correspondem a um dos possíveis itens das chamadas </text:span><text:span text:style-name="T353">variáveis superglobais</text:span><text:span text:style-name="T329">.</text:span></text:p>
      <text:p text:style-name="P33"/>
      <text:p text:style-name="P33"/>
      <text:h text:style-name="P243" text:outline-level="1">Variáveis <text:span text:style-name="T1055">Superglobais</text:span></text:h>
      <text:h text:style-name="P243" text:outline-level="1"><text:span text:style-name="T329"><text:line-break/></text:span><text:span text:style-name="T328">S</text:span><text:span text:style-name="T330">ão var</text:span><text:span text:style-name="T329">iáveis pré-definidas, promovidas pelo ambiente PHP, acessíveis em quaisquer pontos de aplicação, estruturadas em arrays associativos:</text:span></text:h>
      <text:list text:style-name="L25">
        <text:list-item>
          <text:p text:style-name="P299">$GLOBALS</text:p>
        </text:list-item>
        <text:list-item>
          <text:p text:style-name="P299">$_SERVER</text:p>
        </text:list-item>
        <text:list-item>
          <text:p text:style-name="P299">$_GET</text:p>
        </text:list-item>
        <text:list-item>
          <text:p text:style-name="P299">$_POST</text:p>
        </text:list-item>
        <text:list-item>
          <text:p text:style-name="P299">$_FILES</text:p>
        </text:list-item>
        <text:list-item>
          <text:p text:style-name="P299">$_COOKIE</text:p>
        </text:list-item>
        <text:list-item>
          <text:p text:style-name="P299">$_SESSION</text:p>
        </text:list-item>
        <text:list-item>
          <text:p text:style-name="P299">$_REQUEST</text:p>
        </text:list-item>
        <text:list-item>
          <text:p text:style-name="P299">$_ENV</text:p>
        </text:list-item>
      </text:list>
      <text:p text:style-name="P188"/>
      <text:h text:style-name="P244" text:outline-level="1">Web Storage</text:h>
      <text:p text:style-name="P95"><text:span text:style-name="T364">E</text:span><text:span text:style-name="T365">xistem dois tipos de </text:span><text:span text:style-name="T377">objetos</text:span><text:span text:style-name="T365"> que permitem o </text:span><text:span text:style-name="T373">armazenamento de dados localmente</text:span><text:span text:style-name="T365"> no cliente (memória cache):</text:span></text:p>
      <text:list text:style-name="L26">
        <text:list-item>
          <text:p text:style-name="P276"><text:span text:style-name="T432">localStorage</text:span><text:span text:style-name="T329">: fica armazenada no computador do cliente (não expira)</text:span></text:p>
        </text:list-item>
        <text:list-item>
          <text:p text:style-name="P276"><text:span text:style-name="T432">sessionStorage</text:span><text:span text:style-name="T329">: e</text:span><text:span text:style-name="T331">x</text:span><text:span text:style-name="T329">pira assim que a aba do navegador é fechada<text:line-break/></text:span></text:p>
        </text:list-item>
      </text:list>
      <text:h text:style-name="P251" text:outline-level="1"><text:span text:style-name="Source_20_Text"><text:span text:style-name="T1056">Fuso-Horários</text:span></text:span></text:h>
      <text:p text:style-name="P34"><text:span text:style-name="T332">Ao </text:span><text:span text:style-name="T330">inpecionar com</text:span><text:span text:style-name="T332"> </text:span><text:span text:style-name="T397">var_dump()</text:span><text:span text:style-name="T332"> um objeto da clas</text:span><text:span text:style-name="T333">s</text:span><text:span text:style-name="T332">e DateTime, podem ser apresentados </text:span><text:span text:style-name="T354">3 tipos</text:span><text:span text:style-name="T332"> diferentes de </text:span><text:span text:style-name="T344">timezones</text:span><text:span text:style-name="T332"> na propriedade </text:span><text:span text:style-name="T498">timezone_type</text:span><text:span text:style-name="T332">:</text:span></text:p>
      <text:list text:style-name="L27">
        <text:list-item>
          <text:p text:style-name="P296"><text:span text:style-name="T300">UTC</text:span><text:span text:style-name="T281"> (Coordinated Universal Time): Ao contrário do GMT, o UTC não se define pelo sol ou as estrelas, </text:span><text:span text:style-name="T282">pois é</text:span><text:span text:style-name="T281"> uma medida derivada do </text:span><text:a xlink:type="simple" xlink:href="https://pt.wikipedia.org/wiki/Tempo_Atômico_Internacional" text:style-name="Internet_20_link" text:visited-style-name="Visited_20_Internet_20_Link"><text:span text:style-name="T45">Tempo Atômico Internacional</text:span></text:a><text:span text:style-name="T401">.<text:line-break/></text:span><text:span text:style-name="T402">Exemplo: </text:span><text:span text:style-name="T509">new</text:span><text:span text:style-name="T462"> </text:span><text:span text:style-name="T516">DateTime</text:span><text:span text:style-name="T462">(</text:span><text:span text:style-name="T476">"17 July 2013 </text:span><text:span text:style-name="T480">-0300</text:span><text:span text:style-name="T476">"</text:span><text:span text:style-name="T462">);<text:line-break/></text:span><text:span text:style-name="T462"><draw:frame draw:style-name="fr2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300"><text:line-break/></text:span></text:p>
        </text:list-item>
        <text:list-item>
          <text:p text:style-name="P277"><text:span text:style-name="T344">GMT</text:span><text:span text:style-name="T332">(Greenwich Mean Time ou Tempo Médio de Greenwich)<text:line-break/></text:span><text:span text:style-name="T334">Exemplo: </text:span><text:span text:style-name="T510">new</text:span><text:span text:style-name="T463"> </text:span><text:span text:style-name="T517">DateTime</text:span><text:span text:style-name="T463">(</text:span><text:span text:style-name="T477">"17 July 2013 </text:span><text:span text:style-name="T481">GMT</text:span><text:span text:style-name="T477">"</text:span><text:span text:style-name="T463">);</text:span><text:span text:style-name="T337"> </text:span><text:span text:style-name="T338">ou </text:span><text:span text:style-name="T510">new</text:span><text:span text:style-name="T463"> </text:span><text:span text:style-name="T517">DateTime</text:span><text:span text:style-name="T463">(</text:span><text:span text:style-name="T477">"17 July 2013 </text:span><text:span text:style-name="T482">Z</text:span><text:span text:style-name="T477">"</text:span><text:span text:style-name="T463">);</text:span><text:span text:style-name="T464"> </text:span><text:span text:style-name="T334"><draw:frame draw:style-name="fr2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34"><draw:frame draw:style-name="fr2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300"/>
        </text:list-item>
        <text:list-item>
          <text:p text:style-name="P278"><text:span text:style-name="T334">Identificador do</text:span><text:span text:style-name="T332"> </text:span><text:span text:style-name="T344">Fuso horário</text:span><text:span text:style-name="T332">:<text:line-break/></text:span><text:span text:style-name="T334">Exemplo: </text:span><text:span text:style-name="T510">new</text:span><text:span text:style-name="T463"> </text:span><text:span text:style-name="T517">DateTime</text:span><text:span text:style-name="T463">( </text:span><text:span text:style-name="T477">"17 July 2013"</text:span><text:span text:style-name="T463">, </text:span><text:span text:style-name="T510">new</text:span><text:span text:style-name="T463"> </text:span><text:span text:style-name="T517">DateTimeZone</text:span><text:span text:style-name="T463">(</text:span><text:span text:style-name="T477">"</text:span><text:span text:style-name="T481">Europe/London</text:span><text:span text:style-name="T477">"</text:span><text:span text:style-name="T463">));</text:span><text:span text:style-name="T332"><draw:frame draw:style-name="fr2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91"/>
      <text:p text:style-name="P35"><text:span text:style-name="T332">N</text:span><text:span text:style-name="T335">ota: Quando uma data for apresentada com as letras T e Z, </text:span><text:span text:style-name="T336">e</text:span><text:span text:style-name="T335">xemplo: </text:span><text:span text:style-name="T477">2023-01-31</text:span><text:span text:style-name="T481">T</text:span><text:span text:style-name="T477">16:42:59</text:span><text:span text:style-name="T481">Z</text:span><text:span text:style-name="T335">, </text:span><text:span text:style-name="T336">s</text:span><text:span text:style-name="T335">ignifica que ela está adequada à norma ISO 8601 (padrão UTC). A letra </text:span><text:span text:style-name="T345">Z</text:span><text:span text:style-name="T335"> é o designador de zona para o deslocamento </text:span><text:span text:style-name="T355">zero</text:span><text:span text:style-name="T335"> do UTC </text:span><text:span text:style-name="T336">(</text:span><text:span text:style-name="T335">meridiano de Greenwich</text:span><text:span text:style-name="T336">)</text:span><text:span text:style-name="T335">, ou seja, </text:span><text:span text:style-name="T336">o fuso horário zero</text:span><text:span text:style-name="T335">, também conhecido como "</text:span><text:span text:style-name="T356">Zulu time</text:span><text:span text:style-name="T335">" </text:span><text:span text:style-name="T336">pelos militares</text:span><text:span text:style-name="T335">.<text:line-break/></text:span></text:p>
      <text:p text:style-name="P195">Modificar timezone para padrão ISO8601:</text:p>
      <text:p text:style-name="P230"><text:span text:style-name="Source_20_Text"><text:span text:style-name="T489">$date</text:span></text:span><text:span text:style-name="Source_20_Text"><text:span text:style-name="T457">-&gt;</text:span></text:span><text:span text:style-name="Source_20_Text"><text:span text:style-name="T442">setTimezone</text:span></text:span><text:span text:style-name="Source_20_Text"><text:span text:style-name="T457">(</text:span></text:span><text:span text:style-name="Source_20_Text"><text:span text:style-name="T508">new</text:span></text:span><text:span text:style-name="Source_20_Text"><text:span text:style-name="T457"> </text:span></text:span><text:span text:style-name="Source_20_Text"><text:span text:style-name="T515">DateTimeZone</text:span></text:span><text:span text:style-name="Source_20_Text"><text:span text:style-name="T457">(</text:span></text:span><text:span text:style-name="Source_20_Text"><text:span text:style-name="T472">'</text:span></text:span><text:span text:style-name="Source_20_Text"><text:span text:style-name="T474">UTC</text:span></text:span><text:span text:style-name="Source_20_Text"><text:span text:style-name="T472">'</text:span></text:span><text:span text:style-name="Source_20_Text"><text:span text:style-name="T457">));</text:span></text:span></text:p>
      <text:p text:style-name="P231"><text:span text:style-name="Source_20_Text"/></text:p>
      <text:p text:style-name="P231"><text:span text:style-name="Source_20_Text"><text:span text:style-name="T301">Modificar timezone para </text:span></text:span><text:span text:style-name="Source_20_Text"><text:span text:style-name="T302">nossa</text:span></text:span><text:span text:style-name="Source_20_Text"><text:span text:style-name="T301"> região:</text:span></text:span></text:p>
      <text:p text:style-name="P208"><text:span text:style-name="T496">$date</text:span><text:span text:style-name="T465">-&gt;</text:span><text:span text:style-name="T451">setTimezone</text:span><text:span text:style-name="T465">(</text:span><text:span text:style-name="T511">new</text:span><text:span text:style-name="T465"> </text:span><text:span text:style-name="T518">DateTimeZone</text:span><text:span text:style-name="T465">(</text:span><text:span text:style-name="T478">'America/Sao_Paulo'</text:span><text:span text:style-name="T465">));</text:span></text:p>
      <text:p text:style-name="P192"/>
      <text:p text:style-name="P196">Converter data UTC para fuso horário brasileiro:</text:p>
      <text:p text:style-name="P207"><text:span text:style-name="T919">$objData</text:span><text:span text:style-name="T567"> = </text:span><text:span text:style-name="T634">new</text:span><text:span text:style-name="T567"> </text:span><text:span text:style-name="T967">DateTime</text:span><text:span text:style-name="T567">(</text:span><text:span text:style-name="T979">"2023-05-18 14:00:00"</text:span><text:span text:style-name="T567">, </text:span><text:span text:style-name="T634">new</text:span><text:span text:style-name="T567"> </text:span><text:span text:style-name="T967">DateTimeZone</text:span><text:span text:style-name="T567">(</text:span><text:span text:style-name="T979">'UTC'</text:span><text:span text:style-name="T567">));<text:tab/></text:span></text:p>
      <text:p text:style-name="P207"><text:span text:style-name="T885">date_default_timezone_set</text:span><text:span text:style-name="T567">(</text:span><text:span text:style-name="T979">'America/Sao_Paulo'</text:span><text:span text:style-name="T567">);<text:tab/><text:tab/><text:tab/><text:tab/><text:tab/></text:span></text:p>
      <text:p text:style-name="P211"><text:span text:style-name="T926">$objData</text:span><text:span text:style-name="T576">-&gt;</text:span><text:span text:style-name="T894">setTimezone</text:span><text:span text:style-name="T576">(</text:span><text:span text:style-name="T640">new</text:span><text:span text:style-name="T576"> </text:span><text:span text:style-name="T972">DateTimeZone</text:span><text:span text:style-name="T576">(</text:span><text:span text:style-name="T894">date_default_timezone_get</text:span><text:span text:style-name="T576">()));<text:tab/></text:span></text:p>
      <text:h text:style-name="P250" text:outline-level="1"><text:span text:style-name="Source_20_Text"><text:span text:style-name="T1056">PRG</text:span></text:span></text:h>
      <text:p text:style-name="P36"/>
      <text:p text:style-name="P178"><text:span text:style-name="T283">O padrão </text:span><text:span text:style-name="Source_20_Text"><text:span text:style-name="T426">POST/Redirect/GET (PRG)</text:span></text:span><text:span text:style-name="T283"> é uma prática comum no desenvolvimento web para evitar problemas ao recarregar ou navegar de volta em páginas que processam formulários via </text:span><text:span text:style-name="Strong_20_Emphasis"><text:span text:style-name="T283">POST</text:span></text:span><text:span text:style-name="T283">. </text:span></text:p>
      <text:p text:style-name="P178"><text:span text:style-name="Strong_20_Emphasis"><text:span text:style-name="T305">Por usar?</text:span></text:span></text:p>
      <text:list text:style-name="L28">
        <text:list-item>
          <text:p text:style-name="P297"><text:span text:style-name="Strong_20_Emphasis"><text:span text:style-name="T45">Evitar o "Reenvio de Formulário"</text:span></text:span></text:p>
        </text:list-item>
      </text:list>
      <text:list text:style-name="L29">
        <text:list-item>
          <text:list>
            <text:list-item>
              <text:p text:style-name="P298"><text:span text:style-name="T45">Quando um usuário atualiza a página ou usa o botão "Voltar", o navegador tenta reenviar os dados do formulário enviado via </text:span><text:span text:style-name="Strong_20_Emphasis"><text:span text:style-name="T46">POST</text:span></text:span><text:span text:style-name="T45">, o que pode causar problemas como duplicação de dados (ex.: compras ou registros duplicados).</text:span></text:p>
            </text:list-item>
            <text:list-item>
              <text:p text:style-name="P298"><text:span text:style-name="T45">Com o PRG, o navegador só refaz a última requisição, que será uma </text:span><text:span text:style-name="Strong_20_Emphasis"><text:span text:style-name="T46">GET</text:span></text:span><text:span text:style-name="T45">, não um </text:span><text:span text:style-name="Strong_20_Emphasis"><text:span text:style-name="T46">POST</text:span></text:span><text:span text:style-name="T45">.</text:span></text:p>
            </text:list-item>
          </text:list>
        </text:list-item>
        <text:list-item>
          <text:p text:style-name="P298"><text:span text:style-name="Strong_20_Emphasis"><text:span text:style-name="T45">Melhorar a Experiência do Usuário (UX)</text:span></text:span></text:p>
          <text:list>
            <text:list-item>
              <text:p text:style-name="P279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8"><text:span text:style-name="Strong_20_Emphasis"><text:span text:style-name="T45">URLs Limpas e Compartilháveis</text:span></text:span></text:p>
          <text:list>
            <text:list-item>
              <text:p text:style-name="P298"><text:span text:style-name="T45">A URL resultante da requisição </text:span><text:span text:style-name="Strong_20_Emphasis"><text:span text:style-name="T46">GET</text:span></text:span><text:span text:style-name="T45"> pode ser compartilhada ou acessada diretamente, o que não é possível com uma URL de </text:span><text:span text:style-name="Strong_20_Emphasis"><text:span text:style-name="T46">POST</text:span></text:span><text:span text:style-name="T45">.</text:span></text:p>
            </text:list-item>
          </text:list>
        </text:list-item>
      </text:list>
      <text:p text:style-name="P193"/>
      <text:h text:style-name="P252" text:outline-level="1"><text:span text:style-name="Source_20_Text"><text:span text:style-name="T1056">file_get_contents x cURL</text:span></text:span></text:h>
      <text:p text:style-name="P193"/>
      <text:p text:style-name="P109"><text:span text:style-name="T283">Tanto </text:span><text:span text:style-name="Source_20_Text"><text:span text:style-name="T426">file_get_contents</text:span></text:span><text:span text:style-name="Source_20_Text"><text:span text:style-name="T427">()</text:span></text:span><text:span text:style-name="T283"> quanto </text:span><text:span text:style-name="Source_20_Text"><text:span text:style-name="T426">cURL</text:span></text:span><text:span text:style-name="T283"> são métodos em PHP usados para fazer requisições HTTP, mas têm diferenças importantes em termos de funcionalidade, flexibilidade e uso.</text:span></text:p>
      <text:p text:style-name="P27"/>
      <text:p text:style-name="P109"><text:span text:style-name="Strong_20_Emphasis"><text:span text:style-name="T283">Resumindo: </text:span></text:span><text:span text:style-name="T283">Use </text:span><text:span text:style-name="Source_20_Text"><text:span text:style-name="T283">file_get_contents</text:span></text:span><text:span text:style-name="T283"> para tarefas simples e rápidas. Use </text:span><text:span text:style-name="Strong_20_Emphasis"><text:span text:style-name="T283">cURL</text:span></text:span><text:span text:style-name="T283"> quando precisar de maior controle, flexibilidade e suporte a operações HTTP avançadas.<text:line-break/><text:line-break/></text:span><text:span text:style-name="Strong_20_Emphasis"><text:span text:style-name="T283">Quando usar </text:span></text:span><text:span text:style-name="Strong_20_Emphasis"><text:span text:style-name="Source_20_Text"><text:span text:style-name="T283">file_get_contents</text:span></text:span></text:span><text:span text:style-name="Strong_20_Emphasis"><text:span text:style-name="T283">? </text:span></text:span><text:span text:style-name="T283">Para tarefas simples, como:</text:span></text:p>
      <text:list text:style-name="L30">
        <text:list-item>
          <text:p text:style-name="P381">Buscar o conteúdo de uma URL.</text:p>
        </text:list-item>
        <text:list-item>
          <text:p text:style-name="P381">Ler arquivos locais ou remotos.</text:p>
        </text:list-item>
      </text:list>
      <text:p text:style-name="P19"><text:span text:style-name="T927">$url</text:span><text:span text:style-name="T577"> = </text:span><text:span text:style-name="T987">"https://api.example.com/data"</text:span><text:span text:style-name="T577">;<text:tab/></text:span></text:p>
      <text:p text:style-name="P204"><text:span text:style-name="T919">$response</text:span><text:span text:style-name="T567"> = </text:span><text:span text:style-name="T885">file_get_contents</text:span><text:span text:style-name="T567">(</text:span><text:span text:style-name="T919">$url</text:span><text:span text:style-name="T567">);<text:tab/><text:tab/></text:span></text:p>
      <text:p text:style-name="P20"><text:span text:style-name="T895">echo</text:span><text:span text:style-name="T577"> </text:span><text:span text:style-name="T927">$response</text:span><text:span text:style-name="T577">;<text:tab/><text:tab/><text:tab/><text:tab/><text:tab/></text:span></text:p>
      <text:p text:style-name="P25"/>
      <text:p text:style-name="P111"><text:span text:style-name="Strong_20_Emphasis"><text:span text:style-name="T47">Quando usar cURL? </text:span></text:span><text:span text:style-name="T47">P</text:span><text:span text:style-name="T68">ara tarefa</text:span><text:span text:style-name="T45">s complexas, como:</text:span></text:p>
      <text:list text:style-name="L31">
        <text:list-item>
          <text:p text:style-name="P280">Trabalhar com APIs RESTful que exigem autenticação, cabeçalhos personalizados, ou métodos HTTP avançados.</text:p>
        </text:list-item>
        <text:list-item>
          <text:p text:style-name="P280">Gerenciar cookies e sessões.</text:p>
        </text:list-item>
        <text:list-item>
          <text:p text:style-name="P280">Controlar redirecionamentos e timeouts.</text:p>
        </text:list-item>
        <text:list-item>
          <text:p text:style-name="P280">Upload de arquivos.</text:p>
        </text:list-item>
      </text:list>
      <text:p text:style-name="P119"><text:span text:style-name="Strong_20_Emphasis"><text:span text:style-name="T490">$ch</text:span></text:span><text:span text:style-name="Strong_20_Emphasis"><text:span text:style-name="T458"> = </text:span></text:span><text:span text:style-name="Strong_20_Emphasis"><text:span text:style-name="T443">curl_init</text:span></text:span><text:span text:style-name="Strong_20_Emphasis"><text:span text:style-name="T458">(</text:span></text:span><text:span text:style-name="Strong_20_Emphasis"><text:span text:style-name="T473">"https://api.example.com/data"</text:span></text:span><text:span text:style-name="Strong_20_Emphasis"><text:span text:style-name="T458">);<text:tab/></text:span></text:span></text:p>
      <text:p text:style-name="P204"><text:span text:style-name="T885">curl_setopt</text:span><text:span text:style-name="T567">(</text:span><text:span text:style-name="T919">$ch</text:span><text:span text:style-name="T567">, CURLOPT_RETURNTRANSFER, </text:span><text:span text:style-name="T634">true</text:span><text:span text:style-name="T567">);<text:tab/></text:span></text:p>
      <text:p text:style-name="P204"><text:span text:style-name="T885">curl_setopt</text:span><text:span text:style-name="T567">(</text:span><text:span text:style-name="T919">$ch</text:span><text:span text:style-name="T567">, CURLOPT_HTTPHEADER, [<text:tab/><text:tab/></text:span></text:p>
      <text:p text:style-name="P232"><text:s text:c="2"/>"Authorization: Bearer your_token_here"<text:tab/><text:tab/></text:p>
      <text:p text:style-name="P213">]);<text:tab/><text:tab/><text:tab/><text:tab/><text:tab/><text:tab/><text:tab/><text:tab/></text:p>
      <text:p text:style-name="P204"><text:span text:style-name="T919">$response</text:span><text:span text:style-name="T567"> = </text:span><text:span text:style-name="T885">curl_exec</text:span><text:span text:style-name="T567">(</text:span><text:span text:style-name="T919">$ch</text:span><text:span text:style-name="T567">);<text:tab/><text:tab/><text:tab/><text:tab/></text:span></text:p>
      <text:p text:style-name="P204"><text:span text:style-name="T885">curl_close</text:span><text:span text:style-name="T567">(</text:span><text:span text:style-name="T919">$ch</text:span><text:span text:style-name="T567">);<text:tab/><text:tab/><text:tab/><text:tab/><text:tab/><text:tab/></text:span></text:p>
      <text:p text:style-name="P204"><text:span text:style-name="T885">echo</text:span><text:span text:style-name="T567"> </text:span><text:span text:style-name="T919">$response</text:span><text:span text:style-name="T567">;<text:tab/><text:tab/><text:tab/><text:tab/><text:tab/><text:tab/></text:span></text:p>
      <text:h text:style-name="P252" text:outline-level="1"><text:soft-page-break/><text:span text:style-name="Source_20_Text"><text:span text:style-name="T1056">Modo estrito de tipagem</text:span></text:span></text:h>
      <text:p text:style-name="P194"><text:span text:style-name="T1058">O</text:span> <text:span text:style-name="T1058">PHP</text:span> lida com tipos <text:span text:style-name="T1058">de duas formas:</text:span> Uma delas é chamada "Coercive Type Mode" <text:span text:style-name="T1059">(ou Type Juggling) </text:span>onde acontece todo aquele malabarismo e adivinhações de tipos. A outra é o <text:span text:style-name="T543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82">Quando ativado, o PHP <text:span text:style-name="Strong_20_Emphasis"><text:span text:style-name="T680">não fará conversões automáticas de tipo</text:span></text:span> (coerção de tipo),</text:p>
        </text:list-item>
        <text:list-item>
          <text:p text:style-name="P382">É útil para criar códigos mais seguros e previsíveis,</text:p>
        </text:list-item>
        <text:list-item>
          <text:p text:style-name="P382">Se os tipos não forem compatíveis, o PHP lançará um erro <text:span text:style-name="Strong_20_Emphasis"><text:span text:style-name="T680">TypeError,</text:span></text:span></text:p>
        </text:list-item>
        <text:list-item>
          <text:p text:style-name="P382"><text:span text:style-name="T1060">A </text:span><text:span text:style-name="T1061">diretiva </text:span><text:span text:style-name="T671">declare</text:span><text:span text:style-name="T1061"> agirá</text:span> somente <text:span text:style-name="T1061">n</text:span>o arquivo onde foi declarado,</text:p>
        </text:list-item>
        <text:list-item>
          <text:p text:style-name="P382">Deve ser a <text:span text:style-name="Strong_20_Emphasis"><text:span text:style-name="T680">primeira linha do arquivo</text:span></text:span>, logo após a abertura <text:span text:style-name="T646">&lt;?</text:span><text:span text:style-name="T672">php</text:span></text:p>
        </text:list-item>
      </text:list>
      <text:p text:style-name="P322"><text:span text:style-name="T435">&lt;?php</text:span><text:span text:style-name="T466"><text:tab/><text:tab/><text:tab/><text:tab/></text:span></text:p>
      <text:p text:style-name="P301"><text:span text:style-name="T1017">declare</text:span><text:span text:style-name="T567">(strict_types=</text:span><text:span text:style-name="T618">1</text:span><text:span text:style-name="T567">);<text:tab/></text:span></text:p>
      <text:p text:style-name="P301"/>
      <text:h text:style-name="Heading_20_1" text:outline-level="1" text:is-list-header="true"><text:span text:style-name="Emphasis">Hierarquia de Erros e Exceções</text:span></text:h>
      <text:p text:style-name="P397"><draw:frame draw:style-name="fr1" draw:name="Figura43" text:anchor-type="as-char" svg:width="7.964cm" svg:height="4.233cm" draw:z-index="42"><draw:image xlink:href="Pictures/100000000000012D000000A89DEFD17F6B6BBBCC.png" xlink:type="simple" xlink:show="embed" xlink:actuate="onLoad" draw:mime-type="image/png"/></draw:frame></text:p>
      <text:p text:style-name="P398"><text:span text:style-name="Emphasis"><text:span text:style-name="T15">I</text:span></text:span><text:span text:style-name="Emphasis"><text:span text:style-name="T14">ntroduzida no PHP 7, o tratamento de exceções e erros é baseado na interface interna </text:span></text:span><text:span text:style-name="Emphasis"><text:span text:style-name="T806">Throwable</text:span></text:span></text:p>
      <text:p text:style-name="P398"><text:span text:style-name="Emphasis"><text:span text:style-name="T798">Interface Throwable:</text:span></text:span></text:p>
      <text:p text:style-name="P403"><text:span text:style-name="Emphasis"><text:span text:style-name="T14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46">
        <text:list-item>
          <text:p text:style-name="P404"><text:span text:style-name="Emphasis"><text:span text:style-name="T532">Error</text:span></text:span><text:span text:style-name="Emphasis"><text:span text:style-name="T19">: </text:span></text:span><text:span text:style-name="Emphasis"><text:span text:style-name="T14">Classe base para erros gerados pela engine do PHP (Zend Engine). </text:span></text:span><text:span text:style-name="Emphasis"><text:span text:style-name="T20">Representa erros fatais e problemas internos que antes causavam falhas irrecuperáveis.</text:span></text:span></text:p>
        </text:list-item>
        <text:list-item>
          <text:p text:style-name="P404"><text:span text:style-name="Emphasis"><text:span text:style-name="T532">Exception</text:span></text:span><text:span text:style-name="Emphasis"><text:span text:style-name="T14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638">class</text:span></text:span><text:span text:style-name="Emphasis"><text:span text:style-name="T583"> </text:span></text:span><text:span text:style-name="Emphasis"><text:span text:style-name="T970">MinhaExcecao</text:span></text:span><text:span text:style-name="Emphasis"><text:span text:style-name="T583"> </text:span></text:span><text:span text:style-name="Emphasis"><text:span text:style-name="T638">extends</text:span></text:span><text:span text:style-name="Emphasis"><text:span text:style-name="T583"> </text:span></text:span><text:span text:style-name="Emphasis"><text:span text:style-name="T970">Exception</text:span></text:span><text:span text:style-name="Emphasis"><text:span text:style-name="T583"> {} <text:line-break/></text:span></text:span><text:span text:style-name="T1021">throw</text:span><text:span text:style-name="T577"> </text:span><text:span text:style-name="T641">new</text:span><text:span text:style-name="T577"> </text:span><text:span text:style-name="T973">MinhaExcecao</text:span><text:span text:style-name="T577">(</text:span><text:span text:style-name="T987">"Falha de negócio"</text:span><text:span text:style-name="T577">);<text:tab/></text:span></text:p>
        </text:list-item>
      </text:list>
      <text:p text:style-name="P399"><text:span text:style-name="Emphasis"><text:span text:style-name="T16">E</text:span></text:span><text:span text:style-name="Emphasis"><text:span text:style-name="T14">ntretanto, </text:span></text:span><text:span text:style-name="Emphasis"><text:span text:style-name="T16">p</text:span></text:span><text:span text:style-name="Emphasis"><text:span text:style-name="T14">odemos ser mais genéricos </text:span></text:span><text:span text:style-name="Emphasis"><text:span text:style-name="T16">ao</text:span></text:span><text:span text:style-name="Emphasis"><text:span text:style-name="T14"> </text:span></text:span><text:span text:style-name="Emphasis"><text:span text:style-name="T16">lançar</text:span></text:span><text:span text:style-name="Emphasis"><text:span text:style-name="T14">, em vez de uma </text:span></text:span><text:span text:style-name="Emphasis"><text:span text:style-name="T1068">Exception</text:span></text:span><text:span text:style-name="Emphasis"><text:span text:style-name="T14"> </text:span></text:span><text:span text:style-name="Emphasis"><text:span text:style-name="T16">ou </text:span></text:span><text:span text:style-name="Emphasis"><text:span text:style-name="T1068">Error</text:span></text:span><text:span text:style-name="Emphasis"><text:span text:style-name="T14">, somente um </text:span></text:span><text:span text:style-name="Emphasis"><text:span text:style-name="T556">Throwable</text:span></text:span><text:span text:style-name="Emphasis"><text:span text:style-name="T14">. Com isso, conseguiremos receber qualquer classe que possa ser lançada, seja ela uma exceção </text:span></text:span><text:span text:style-name="Emphasis"><text:span text:style-name="T16">ou</text:span></text:span><text:span text:style-name="Emphasis"><text:span text:style-name="T14"> um erro.</text:span></text:span></text:p>
      <text:list xml:id="list870803597" text:style-name="WWNum1">
        <text:list-item>
          <text:h text:style-name="P261" text:outline-level="1"><text:soft-page-break/><text:span text:style-name="Source_20_Text"><text:span text:style-name="T1057">Erros </text:span></text:span></text:h>
        </text:list-item>
      </text:list>
      <text:p text:style-name="P108"><text:span text:style-name="Strong_20_Emphasis"><text:span text:style-name="T195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553">error_reporting()</text:span></text:span><text:span text:style-name="Strong_20_Emphasis"><text:span text:style-name="T195">. Como parâmetros dessa função, sã</text:span></text:span><text:span text:style-name="T196">o passadas constantes p</text:span><text:span text:style-name="Strong_20_Emphasis"><text:span text:style-name="T195">redefinidas que representam cada tipo de erro no PHP. As principais são:</text:span></text:span></text:p>
      <text:list text:style-name="WWNum2">
        <text:list-item>
          <text:p text:style-name="P386"><text:span text:style-name="Source_20_Text"><text:span text:style-name="T29">E_ERROR: </text:span></text:span><text:span text:style-name="T196">Erros fatais em tempo de execução. </text:span><text:span text:style-name="T183">Indicam falhas críticas que impedem a continuidade da execução do script (ex: chamada de função inexistente, erros de alocação de memória). </text:span><text:span text:style-name="Strong_20_Emphasis"><text:span text:style-name="T183">A execução é interrompida.</text:span></text:span></text:p>
        </text:list-item>
        <text:list-item>
          <text:p text:style-name="P386"><text:span text:style-name="Source_20_Text"><text:span text:style-name="T21">E_WARNING: </text:span></text:span><text:span text:style-name="T183">Alertas em tempo de execução. Sinalizam problemas não fatais (ex: inclusão de arquivo falhou com </text:span><text:span text:style-name="Source_20_Text"><text:span text:style-name="T21">include</text:span></text:span><text:span text:style-name="T183">). </text:span><text:span text:style-name="Strong_20_Emphasis"><text:span text:style-name="T183">A execução continua.</text:span></text:span></text:p>
        </text:list-item>
        <text:list-item>
          <text:p text:style-name="P386"><text:span text:style-name="Source_20_Text"><text:span text:style-name="T21">E_NOTICE: </text:span></text:span><text:span text:style-name="T183">Notificações sobre comportamentos potencialmente incorretos. Geralmente indicam boas práticas negligenciadas (ex: uso de variável não inicializada). </text:span><text:span text:style-name="Strong_20_Emphasis"><text:span text:style-name="T183">A execução continua normalmente.</text:span></text:span></text:p>
        </text:list-item>
        <text:list-item>
          <text:p text:style-name="P386"><text:span text:style-name="Source_20_Text"><text:span text:style-name="T21">E_DEPRECATED: </text:span></text:span><text:span text:style-name="T183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86"><text:span text:style-name="Source_20_Text"><text:span text:style-name="T21">E_ALL: </text:span></text:span><text:span text:style-name="T183">Reporta </text:span><text:span text:style-name="Strong_20_Emphasis"><text:span text:style-name="T183">todos</text:span></text:span><text:span text:style-name="T183"> os tipos de erros, alertas e avisos. É recomendado em ambientes de desenvolvimento para facilitar a detecção de falhas.</text:span></text:p>
        </text:list-item>
      </text:list>
      <text:p text:style-name="P268">Em um ambiente de <text:span text:style-name="T700">desenvolvimento</text:span>:</text:p>
      <text:list text:style-name="WWNum3">
        <text:list-item>
          <text:p text:style-name="P387"><text:span text:style-name="T183">A diretiva </text:span><text:span text:style-name="Source_20_Text"><text:span text:style-name="T21">error_reporting</text:span></text:span><text:span text:style-name="T183"> deve ser definida como </text:span><text:span text:style-name="Source_20_Text"><text:span text:style-name="T21">E_ALL</text:span></text:span><text:span text:style-name="T183">, para exibir </text:span><text:span text:style-name="Strong_20_Emphasis"><text:span text:style-name="T183">todos os erros, avisos e alertas</text:span></text:span><text:span text:style-name="T183"> emitidos pelo PHP.</text:span></text:p>
        </text:list-item>
        <text:list-item>
          <text:p text:style-name="P387"><text:span text:style-name="T183">A diretiva </text:span><text:span text:style-name="Source_20_Text"><text:span text:style-name="T21">display_errors</text:span></text:span><text:span text:style-name="T183"> deve estar </text:span><text:span text:style-name="Strong_20_Emphasis"><text:span text:style-name="T183">ativada (</text:span></text:span><text:span text:style-name="Source_20_Text"><text:span text:style-name="T21">On</text:span></text:span><text:span text:style-name="Strong_20_Emphasis"><text:span text:style-name="T183">)</text:span></text:span><text:span text:style-name="T183">, permitindo que os erros sejam exibidos diretamente no navegador ou terminal, facilitando a </text:span><text:span text:style-name="Strong_20_Emphasis"><text:span text:style-name="T183">detecção e correção imediata</text:span></text:span><text:span text:style-name="T183"> de problemas.</text:span></text:p>
        </text:list-item>
      </text:list>
      <text:p text:style-name="P268">Em um ambiente de <text:span text:style-name="T700">produção</text:span>:</text:p>
      <text:list text:style-name="WWNum4">
        <text:list-item>
          <text:p text:style-name="P388"><text:span text:style-name="T183">A diretiva </text:span><text:span text:style-name="Source_20_Text"><text:span text:style-name="T21">display_errors</text:span></text:span><text:span text:style-name="T183"> deve estar </text:span><text:span text:style-name="Strong_20_Emphasis"><text:span text:style-name="T183">desativada (</text:span></text:span><text:span text:style-name="Source_20_Text"><text:span text:style-name="T21">Off</text:span></text:span><text:span text:style-name="Strong_20_Emphasis"><text:span text:style-name="T183">)</text:span></text:span><text:span text:style-name="T183">, pois mensagens de erro podem revelar informações sensíveis (como caminhos internos, queries SQL ou senhas). </text:span></text:p>
        </text:list-item>
        <text:list-item>
          <text:p text:style-name="P389"><text:span text:style-name="T183">Em vez disso, utilize a diretiva </text:span><text:span text:style-name="Source_20_Text"><text:span text:style-name="T21">log_errors</text:span></text:span><text:span text:style-name="T183"> para registrar os erros silenciosamente em um arquivo de log seguro:</text:span></text:p>
        </text:list-item>
      </text:list>
      <text:p text:style-name="P363"><text:span text:style-name="T77"><text:line-break/></text:span><text:span text:style-name="T917">ini_set</text:span><text:span text:style-name="T611">(</text:span><text:span text:style-name="T1003">'display_errors'</text:span><text:span text:style-name="T611">, </text:span><text:span text:style-name="T633">0</text:span><text:span text:style-name="T611">);<text:tab/><text:tab/><text:tab/><text:tab/><text:tab/><text:line-break/></text:span><text:span text:style-name="T917">ini_set</text:span><text:span text:style-name="T611">(</text:span><text:span text:style-name="T1003">'log_errors'</text:span><text:span text:style-name="T611">, </text:span><text:span text:style-name="T633">1</text:span><text:span text:style-name="T611">);<text:tab/><text:tab/><text:tab/><text:tab/><text:tab/><text:line-break/></text:span><text:span text:style-name="T917">ini_set</text:span><text:span text:style-name="T611">(</text:span><text:span text:style-name="T1003">'error_log'</text:span><text:span text:style-name="T611">, </text:span><text:span text:style-name="T1003">'/caminho/para/arquivo.log'</text:span><text:span text:style-name="T611">);<text:tab/></text:span><text:span text:style-name="T77"/></text:p>
      <text:p text:style-name="P383"/>
      <text:p text:style-name="P375"><text:span text:style-name="T77">Desde o PHP 7, muitos erros fatais passaram a ser representados por objetos da classe </text:span><text:span text:style-name="Source_20_Text"><text:span text:style-name="T544">Error</text:span></text:span><text:span text:style-name="T77">, o que permite capturá-los com </text:span><text:span text:style-name="Source_20_Text"><text:span text:style-name="T1064">try/catch</text:span></text:span><text:span text:style-name="T77">, assim como exceções.<text:line-break/></text:span><text:span text:style-name="Strong_20_Emphasis"><text:span text:style-name="T77">Importante</text:span></text:span><text:span text:style-name="T77">: a classe </text:span><text:span text:style-name="Source_20_Text"><text:span text:style-name="T1064">Error</text:span></text:span><text:span text:style-name="T77"> </text:span><text:span text:style-name="Strong_20_Emphasis"><text:span text:style-name="T77">não herda</text:span></text:span><text:span text:style-name="T77"> de </text:span><text:span text:style-name="Source_20_Text"><text:span text:style-name="T1064">Exception</text:span></text:span><text:span text:style-name="T77">.</text:span><text:span text:style-name="T77"/></text:p>
      <text:p text:style-name="P384">A partir da versão 8 do PHP, <text:span text:style-name="T700">todos os erros serão exibidos por padrão</text:span>, o que evita os casos de erros passarem despercebidos por problemas de configuração. </text:p>
      <text:list xml:id="list233555996381585" text:continue-list="list870803597" text:style-name="WWNum1">
        <text:list-item>
          <text:h text:style-name="P260" text:outline-level="1"><text:span text:style-name="Strong_20_Emphasis">Exceções</text:span><text:span text:style-name="T45"/></text:h>
        </text:list-item>
      </text:list>
      <text:p text:style-name="P323"><text:span text:style-name="Emphasis"><text:span text:style-name="T250">Em PHP, </text:span></text:span><text:span text:style-name="Strong_20_Emphasis"><text:span text:style-name="T255">exceptions</text:span></text:span><text:span text:style-name="Emphasis"><text:span text:style-name="T250"> (exceções) são um mecanismo para lidar com </text:span></text:span><text:span text:style-name="Strong_20_Emphasis"><text:span text:style-name="T255">erros ou situações inesperadas</text:span></text:span><text:span text:style-name="Emphasis"><text:span text:style-name="T250"> durante a execução do código, de forma estruturada e controlada. Em vez de o script quebrar silenciosamente ou exibir um erro genérico, você pode </text:span></text:span><text:span text:style-name="Strong_20_Emphasis"><text:span text:style-name="T255">"lançar" uma exceção</text:span></text:span><text:span text:style-name="Emphasis"><text:span text:style-name="T250"> e depois </text:span></text:span><text:span text:style-name="Strong_20_Emphasis"><text:span text:style-name="T255">"capturá-la" (catch)</text:span></text:span><text:span text:style-name="Emphasis"><text:span text:style-name="T250"> para tratar o problema com mais controle e clareza.</text:span></text:span></text:p>
      <text:p text:style-name="P390"><text:span text:style-name="Emphasis"><text:span text:style-name="T250"/></text:span></text:p>
      <text:p text:style-name="P390"><text:span text:style-name="Emphasis"><text:span text:style-name="T313">Conceito Básico:</text:span></text:span><text:span text:style-name="Emphasis"><text:span text:style-name="T250"> Uma exceção representa um </text:span></text:span><text:span text:style-name="Strong_20_Emphasis"><text:span text:style-name="T255">objeto</text:span></text:span><text:span text:style-name="Emphasis"><text:span text:style-name="T250"> que descreve um erro ocorrido. Quando algo dá errado, você </text:span></text:span><text:span text:style-name="Strong_20_Emphasis"><text:span text:style-name="T255">lança (</text:span></text:span><text:span text:style-name="Source_20_Text"><text:span text:style-name="T381">throw</text:span></text:span><text:span text:style-name="Strong_20_Emphasis"><text:span text:style-name="T255">) uma exceção</text:span></text:span><text:span text:style-name="Emphasis"><text:span text:style-name="T250">, e depois </text:span></text:span><text:span text:style-name="Emphasis"><text:span text:style-name="T313">pega</text:span></text:span><text:span text:style-name="Strong_20_Emphasis"><text:span text:style-name="T255"> (</text:span></text:span><text:span text:style-name="Source_20_Text"><text:span text:style-name="T381">catch</text:span></text:span><text:span text:style-name="Strong_20_Emphasis"><text:span text:style-name="T255">)</text:span></text:span><text:span text:style-name="Emphasis"><text:span text:style-name="T250"> essa exceção. </text:span></text:span></text:p>
      <text:p text:style-name="P390"><text:span text:style-name="Emphasis"><text:span text:style-name="T250"/></text:span></text:p>
      <text:p text:style-name="P306"><text:span text:style-name="Emphasis"><text:span text:style-name="T384">Dica: </text:span></text:span><text:span text:style-name="Emphasis"><text:span text:style-name="T385">lance </text:span></text:span><text:span text:style-name="Emphasis"><text:span text:style-name="T386">exceções na implementação</text:span></text:span><text:span text:style-name="Emphasis"><text:span text:style-name="T385"> das funções e lance </text:span></text:span><text:span text:style-name="Emphasis"><text:span text:style-name="T386">blocos try/catch nas chamadas</text:span></text:span><text:span text:style-name="Emphasis"><text:span text:style-name="T385"> dessas funções</text:span></text:span></text:p>
      <text:h text:style-name="P263" text:outline-level="2" text:is-list-header="true"><text:span text:style-name="Emphasis"><text:span text:style-name="T21">Explicação da estrutura </text:span></text:span><text:span text:style-name="Emphasis"><text:span text:style-name="T436">try/catch</text:span></text:span><text:span text:style-name="Emphasis"><text:span text:style-name="T382">:</text:span></text:span></text:h>
      <text:p text:style-name="P394"><text:span text:style-name="Source_20_Text"><text:span text:style-name="T554">throw new Exception(</text:span></text:span><text:span text:style-name="Source_20_Text"><text:span text:style-name="T1014">"mensagem"</text:span></text:span><text:span text:style-name="Source_20_Text"><text:span text:style-name="T554">)</text:span></text:span><text:span text:style-name="Source_20_Text"><text:span text:style-name="T183">: </text:span></text:span><text:span text:style-name="Source_20_Text"><text:span text:style-name="T197">Lança</text:span></text:span><text:span text:style-name="Source_20_Text"><text:span text:style-name="T183"> uma nova exceção com uma mensagem.<text:line-break/></text:span></text:span><text:span text:style-name="Source_20_Text"><text:span text:style-name="T555">try { </text:span></text:span><text:span text:style-name="Source_20_Text"><text:span text:style-name="T1015">...</text:span></text:span><text:span text:style-name="Source_20_Text"><text:span text:style-name="T555"> }</text:span></text:span><text:span text:style-name="T183">: Bloco onde coloca o código que </text:span><text:span text:style-name="Strong_20_Emphasis"><text:span text:style-name="T183">pode gerar uma exceção</text:span></text:span><text:span text:style-name="T183">.<text:line-break/></text:span><text:span text:style-name="Source_20_Text"><text:span text:style-name="T555">catch (Exception </text:span></text:span><text:span text:style-name="Source_20_Text"><text:span text:style-name="T1015">$e</text:span></text:span><text:span text:style-name="Source_20_Text"><text:span text:style-name="T555">) { </text:span></text:span><text:span text:style-name="Source_20_Text"><text:span text:style-name="T1015">...</text:span></text:span><text:span text:style-name="Source_20_Text"><text:span text:style-name="T555"> }</text:span></text:span><text:span text:style-name="T183">: Bloco que </text:span><text:span text:style-name="Strong_20_Emphasis"><text:span text:style-name="T183">captura</text:span></text:span><text:span text:style-name="T183"> a exceção.</text:span></text:p>
      <text:p text:style-name="P402"><text:span text:style-name="T183">Exemplo:</text:span></text:p>
      <text:p text:style-name="P314"><text:span text:style-name="T1024">try </text:span><text:span text:style-name="T617">{<text:tab/><text:tab/><text:tab/><text:tab/><text:tab/><text:tab/><text:tab/><text:tab/><text:tab/><text:tab/><text:line-break/><text:tab/></text:span><text:span text:style-name="T1017">if</text:span><text:span text:style-name="T567"> (!</text:span><text:span text:style-name="T885">file_exists</text:span><text:span text:style-name="T567">(</text:span><text:span text:style-name="T979">'dados.txt'</text:span><text:span text:style-name="T567">)) {<text:tab/><text:tab/><text:tab/><text:tab/></text:span></text:p>
      <text:p text:style-name="P315"><text:span text:style-name="T1017"><text:tab/><text:tab/>throw</text:span><text:span text:style-name="T567"> </text:span><text:span text:style-name="T634">new</text:span><text:span text:style-name="T567"> </text:span><text:span text:style-name="T967">Exception</text:span><text:span text:style-name="T567">(</text:span><text:span text:style-name="T979">"Arquivo não encontrado!"</text:span><text:span text:style-name="T567">);<text:tab/></text:span></text:p>
      <text:p text:style-name="P304"><text:tab/>}<text:tab/><text:tab/><text:tab/><text:tab/><text:tab/><text:tab/><text:tab/><text:tab/><text:tab/></text:p>
      <text:p text:style-name="P315"><text:span text:style-name="T919"><text:tab/>$conteudo</text:span><text:span text:style-name="T567"> = </text:span><text:span text:style-name="T885">file_get_contents</text:span><text:span text:style-name="T567">(</text:span><text:span text:style-name="T979">'dados.txt'</text:span><text:span text:style-name="T567">);<text:tab/><text:tab/></text:span></text:p>
      <text:p text:style-name="P315"><text:span text:style-name="T567">} </text:span><text:span text:style-name="T1017">catch</text:span><text:span text:style-name="T567"> (</text:span><text:span text:style-name="T967">Exception</text:span><text:span text:style-name="T567"> </text:span><text:span text:style-name="T919">$e</text:span><text:span text:style-name="T567">) {<text:tab/><text:tab/><text:tab/><text:tab/><text:tab/><text:tab/><text:tab/></text:span></text:p>
      <text:p text:style-name="P315"><text:span text:style-name="T885"><text:tab/>echo</text:span><text:span text:style-name="T567"> </text:span><text:span text:style-name="T979">"Erro: "</text:span><text:span text:style-name="T567"> . </text:span><text:span text:style-name="T919">$e→getMessage();</text:span><text:span text:style-name="T567"><text:tab/><text:tab/><text:tab/><text:tab/></text:span></text:p>
      <text:p text:style-name="P304">}<text:tab/><text:tab/><text:tab/><text:tab/><text:tab/><text:tab/><text:tab/><text:tab/><text:tab/><text:tab/></text:p>
      <text:p text:style-name="P320"/>
      <text:h text:style-name="P262" text:outline-level="2" text:is-list-header="true">O objeto da exceção possui métodos como:</text:h>
      <text:p text:style-name="P312"><text:span text:style-name="T951">$e</text:span><text:span text:style-name="T614">-&gt;</text:span><text:span text:style-name="T918">getMessage</text:span><text:span text:style-name="T614">(); </text:span><text:span text:style-name="T966">//exibe a mensagem do throw<text:tab/><text:tab/></text:span></text:p>
      <text:p text:style-name="P310"><text:span text:style-name="T919">$e</text:span><text:span text:style-name="T567">-&gt;</text:span><text:span text:style-name="T885">getCode</text:span><text:span text:style-name="T567">(); </text:span><text:span text:style-name="T952">//exibe o código                   <text:tab/><text:tab/></text:span></text:p>
      <text:p text:style-name="P310"><text:span text:style-name="T919">$e</text:span><text:span text:style-name="T567">-&gt;</text:span><text:span text:style-name="T885">getLine</text:span><text:span text:style-name="T567">(); </text:span><text:span text:style-name="T952">//exibe a linha                     <text:tab/><text:tab/></text:span></text:p>
      <text:p text:style-name="P310"><text:span text:style-name="T919">$e</text:span><text:span text:style-name="T567">-&gt;</text:span><text:span text:style-name="T885">getFile</text:span><text:span text:style-name="T567">(); </text:span><text:span text:style-name="T952">//exibe o caminho do arquivo<text:tab/><text:tab/><text:tab/></text:span></text:p>
      <text:p text:style-name="P310"><text:span text:style-name="T919">$e</text:span><text:span text:style-name="T567">-&gt;</text:span><text:span text:style-name="T885">getTraceAsString</text:span><text:span text:style-name="T567">(): </text:span><text:span text:style-name="T952">//Stack trace como string.<text:tab/><text:tab/></text:span></text:p>
      <text:p text:style-name="P307"><text:span text:style-name="T964"/></text:p>
      <text:p text:style-name="P380">A <text:span text:style-name="Strong_20_Emphasis">Zend Engine</text:span> do PHP mantém, <text:span text:style-name="T1066">d</text:span>urante a execução <text:span text:style-name="T1066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5">Quais funções/métodos foram chamados.</text:p>
        </text:list-item>
        <text:list-item>
          <text:p text:style-name="P395">Em que ordem foram chamadas.</text:p>
        </text:list-item>
        <text:list-item>
          <text:p text:style-name="P395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646">Throwable</text:span></text:span>, permitindo rastrear <text:span text:style-name="Strong_20_Emphasis">exatamente onde e como o erro ocorreu</text:span>. O método <text:span text:style-name="Source_20_Text"><text:span text:style-name="T646">getTraceAsString()</text:span></text:span> fornece essa informação formatada como texto.</text:p>
      <text:p text:style-name="P108"><text:span text:style-name="T68"/></text:p>
      <text:p text:style-name="P396"><text:span text:style-name="T68">Toda exceção em PHP possui um nome que a identifica.<text:line-break/></text:span><text:span text:style-name="T76">U</text:span><text:span text:style-name="T68">ma exceção nada mais é do que uma classe, logo, podemos instanciar exceções.<text:line-break/>Para lançar uma exceção, além de instanciá-la, é necessário lançá-la através do </text:span><text:span text:style-name="Source_20_Text"><text:span text:style-name="T68">throw<text:line-break/></text:span></text:span><text:span text:style-name="T68">Podemos atribuir uma mensagem a uma exceção.<text:line-break/></text:span><text:span text:style-name="T75">A partir do PHP 8, a variável de erro </text:span><text:span text:style-name="Source_20_Text"><text:span text:style-name="T1015">$e</text:span></text:span><text:span text:style-name="T75"> é opcional.</text:span></text:p>
      <text:h text:style-name="P263" text:outline-level="2" text:is-list-header="true"><text:span text:style-name="T21">Finally</text:span></text:h>
      <text:p text:style-name="P401"><text:span text:style-name="T186">Use</text:span><text:span text:style-name="T183"> </text:span><text:span text:style-name="Source_20_Text"><text:span text:style-name="T554">finally</text:span></text:span><text:span text:style-name="T183"> para executar algo </text:span><text:span text:style-name="Strong_20_Emphasis"><text:span text:style-name="T183">independentemente</text:span></text:span><text:span text:style-name="T183"> de o</text:span><text:span text:style-name="T124">correr erro ou </text:span><text:span text:style-name="T125">in</text:span><text:span text:style-name="T124">strução </text:span><text:span text:style-name="Source_20_Text"><text:span text:style-name="T1069">return</text:span></text:span><text:span text:style-name="T124">:</text:span></text:p>
      <text:p text:style-name="P311"><text:span text:style-name="T919">$arquivo</text:span><text:span text:style-name="T567"> = </text:span><text:span text:style-name="T885">fopen</text:span><text:span text:style-name="T567">(</text:span><text:span text:style-name="T979">'temp.txt'</text:span><text:span text:style-name="T567">, </text:span><text:span text:style-name="T979">'w'</text:span><text:span text:style-name="T567">);<text:tab/><text:tab/><text:tab/><text:tab/></text:span></text:p>
      <text:p text:style-name="P311"><text:span text:style-name="T1017">try</text:span><text:span text:style-name="T567">  {<text:tab/><text:tab/><text:tab/><text:tab/><text:tab/><text:tab/><text:tab/><text:tab/><text:tab/></text:span></text:p>
      <text:p text:style-name="P318"><text:span text:style-name="T576"><text:s text:c="2"/></text:span><text:span text:style-name="T894">fwrite</text:span><text:span text:style-name="T576">(</text:span><text:span text:style-name="T926">$arquivo</text:span><text:span text:style-name="T576">, </text:span><text:span text:style-name="T986">'Qualquer coisa'</text:span><text:span text:style-name="T576">);<text:tab/><text:tab/><text:tab/></text:span></text:p>
      <text:p text:style-name="P318"><text:span text:style-name="T576"><text:s text:c="2"/></text:span><text:span text:style-name="T1020">throw</text:span><text:span text:style-name="T576"> </text:span><text:span text:style-name="T640">new</text:span><text:span text:style-name="T576"> </text:span><text:span text:style-name="T972">Exception</text:span><text:span text:style-name="T576">(</text:span><text:span text:style-name="T986">'Erro ao escrever no arquivo'</text:span><text:span text:style-name="T576">);<text:tab/></text:span></text:p>
      <text:p text:style-name="P311"><text:span text:style-name="T567">} </text:span><text:span text:style-name="T1017">catch</text:span><text:span text:style-name="T567"> (</text:span><text:span text:style-name="T967">Throwable</text:span><text:span text:style-name="T567"> </text:span><text:span text:style-name="T919">$e</text:span><text:span text:style-name="T567">) {<text:tab/><text:tab/><text:tab/><text:tab/><text:tab/><text:tab/></text:span></text:p>
      <text:p text:style-name="P318"><text:span text:style-name="T576"><text:s text:c="2"/></text:span><text:span text:style-name="T926">$e</text:span><text:span text:style-name="T576">-&gt;</text:span><text:span text:style-name="T894">getMessage</text:span><text:span text:style-name="T576">() . PHP_EOL;<text:tab/><text:tab/><text:tab/><text:tab/><text:tab/></text:span></text:p>
      <text:p text:style-name="P311"><text:span text:style-name="T567">} </text:span><text:span text:style-name="T1017">finally</text:span><text:span text:style-name="T567"> {<text:tab/><text:tab/><text:tab/><text:tab/><text:tab/><text:tab/><text:tab/><text:tab/></text:span></text:p>
      <text:p text:style-name="P318"><text:span text:style-name="T576"><text:s text:c="2"/></text:span><text:span text:style-name="T894">echo</text:span><text:span text:style-name="T576"> </text:span><text:span text:style-name="T986">"Fechando arquivo..."</text:span><text:span text:style-name="T576"> . PHP_EOL;<text:tab/><text:tab/><text:tab/></text:span></text:p>
      <text:p text:style-name="P318"><text:span text:style-name="T576"><text:s text:c="2"/></text:span><text:span text:style-name="T894">fclose</text:span><text:span text:style-name="T576">(</text:span><text:span text:style-name="T926">$arquivo</text:span><text:span text:style-name="T576">);<text:tab/><text:tab/><text:tab/><text:tab/><text:tab/><text:tab/></text:span></text:p>
      <text:p text:style-name="P302">}<text:tab/><text:tab/><text:tab/><text:tab/><text:tab/><text:tab/><text:tab/><text:tab/><text:tab/></text:p>
      <text:h text:style-name="P264" text:outline-level="2" text:is-list-header="true"><text:span text:style-name="Emphasis"><text:span text:style-name="T43">M</text:span></text:span><text:span text:style-name="Emphasis"><text:span text:style-name="T41">ulti-catch</text:span></text:span><text:span text:style-name="Emphasis"><text:span text:style-name="T519"> </text:span></text:span></text:h>
      <text:p text:style-name="P306"><text:span text:style-name="Emphasis"><text:span text:style-name="T42">C</text:span></text:span><text:span text:style-name="Emphasis"><text:span text:style-name="T42">om o operador</text:span></text:span><text:span text:style-name="Source_20_Text"><text:span text:style-name="T555">|</text:span></text:span><text:span text:style-name="Emphasis"><text:span text:style-name="T41">(pipe) na cláusula </text:span></text:span><text:span text:style-name="Source_20_Text"><text:span text:style-name="T555">catch</text:span></text:span><text:span text:style-name="Emphasis"><text:span text:style-name="T41">, é possível capturar </text:span></text:span><text:span text:style-name="Emphasis"><text:span text:style-name="T44">múltiplas exceções em </text:span></text:span><text:span text:style-name="Emphasis"><text:span text:style-name="T41">um único bloco.</text:span></text:span></text:p>
      <text:p text:style-name="P285"><text:span text:style-name="Source_20_Text"><text:span text:style-name="T521">Try</text:span></text:span><text:span text:style-name="Source_20_Text"><text:span text:style-name="T459"> {<text:tab/><text:tab/><text:tab/><text:tab/><text:tab/><text:tab/><text:tab/><text:tab/><text:tab/><text:tab/></text:span></text:span></text:p>
      <text:p text:style-name="P311"><text:span text:style-name="T885"><text:tab/>echo</text:span><text:span text:style-name="T567"> </text:span><text:span text:style-name="T885">intdiv</text:span><text:span text:style-name="T567">(</text:span><text:span text:style-name="T618">1</text:span><text:span text:style-name="T567">, </text:span><text:span text:style-name="T618">0</text:span><text:span text:style-name="T567">);<text:tab/><text:tab/><text:tab/><text:tab/><text:tab/><text:tab/><text:tab/></text:span></text:p>
      <text:p text:style-name="P311"><text:span text:style-name="T567">} </text:span><text:span text:style-name="T1017">catch</text:span><text:span text:style-name="T567">(</text:span><text:span text:style-name="T967">DivisionByZeroError</text:span><text:span text:style-name="T567"> | </text:span><text:span text:style-name="T967">RuntimeException</text:span><text:span text:style-name="T567"> </text:span><text:span text:style-name="T919">$problema</text:span><text:span text:style-name="T567">) {<text:tab/></text:span></text:p>
      <text:p text:style-name="P311"><text:span text:style-name="T885"><text:tab/>echo</text:span><text:span text:style-name="T567"> </text:span><text:span text:style-name="T919">$problema→getTraceAsString();</text:span><text:span text:style-name="T567"><text:tab/><text:tab/><text:tab/><text:tab/></text:span></text:p>
      <text:p text:style-name="P302">}<text:tab/><text:tab/><text:tab/><text:tab/><text:tab/><text:tab/><text:tab/><text:tab/><text:tab/><text:tab/></text:p>
      <text:p text:style-name="P302"/>
      <text:h text:style-name="Heading_20_2" text:outline-level="2" text:is-list-header="true"><text:span text:style-name="Emphasis"><text:span text:style-name="T403">Criando exceç</text:span></text:span><text:span text:style-name="Emphasis"><text:span text:style-name="T404">ões</text:span></text:span><text:span text:style-name="Emphasis"><text:span text:style-name="T800"> </text:span></text:span></text:h>
      <text:p text:style-name="P391"><text:span text:style-name="Emphasis"><text:span text:style-name="T800">Para que uma classe possa ser lançada como uma exceção, é necessário estender de </text:span></text:span><text:span text:style-name="Emphasis"><text:span text:style-name="T805">Exception</text:span></text:span><text:span text:style-name="Emphasis"><text:span text:style-name="T800">, a exceção mais genér</text:span></text:span><text:span text:style-name="Emphasis"><text:span text:style-name="T17">ica que existe, ou de outra mais específica.<text:line-break/></text:span></text:span><text:span text:style-name="Emphasis"><text:span text:style-name="T18">Exemplo:</text:span></text:span></text:p>
      <text:p text:style-name="P309"><text:span text:style-name="Emphasis"><text:span text:style-name="T642">namespace</text:span></text:span><text:span text:style-name="Emphasis"><text:span text:style-name="T585"> </text:span></text:span><text:span text:style-name="Emphasis"><text:span text:style-name="T974">App\Domain\Repositories</text:span></text:span><text:span text:style-name="Emphasis"><text:span text:style-name="T585">;<text:tab/><text:tab/><text:tab/><text:tab/><text:tab/><text:tab/><text:tab/><text:tab/><text:tab/></text:span></text:span></text:p>
      <text:p text:style-name="P317"><text:span text:style-name="T634">use</text:span><text:span text:style-name="T567"> </text:span><text:span text:style-name="T975">\I</text:span><text:span text:style-name="T967">nvalidArgumentException</text:span><text:span text:style-name="T567">;<text:tab/><text:tab/><text:tab/><text:tab/><text:tab/><text:tab/><text:tab/><text:tab/><text:tab/><text:tab/></text:span></text:p>
      <text:p text:style-name="P317"><text:span text:style-name="T634">use</text:span><text:span text:style-name="T567"> App\Domain\Exceptions\</text:span><text:span text:style-name="T967">UsuarioNaoEncontradoException</text:span><text:span text:style-name="T567">;<text:tab/><text:tab/><text:tab/><text:tab/><text:tab/></text:span></text:p>
      <text:p text:style-name="P317"><text:span text:style-name="T634">class</text:span><text:span text:style-name="T567"> </text:span><text:span text:style-name="T967">UsuarioRepository</text:span><text:span text:style-name="T567"> {<text:tab/><text:tab/><text:tab/><text:tab/><text:tab/><text:tab/><text:tab/><text:tab/><text:tab/><text:tab/></text:span></text:p>
      <text:p text:style-name="P317"><text:span text:style-name="T634"><text:s text:c="2"/>public</text:span><text:span text:style-name="T567"> </text:span><text:span text:style-name="T634">function</text:span><text:span text:style-name="T567"> </text:span><text:span text:style-name="T885">buscarPorId</text:span><text:span text:style-name="T567">(</text:span><text:span text:style-name="T634">int</text:span><text:span text:style-name="T567"> </text:span><text:span text:style-name="T919">$id</text:span><text:span text:style-name="T567">): </text:span><text:span text:style-name="T967">Usuario</text:span><text:span text:style-name="T567"> {<text:tab/><text:tab/><text:tab/><text:tab/><text:tab/><text:tab/><text:tab/></text:span></text:p>
      <text:p text:style-name="P319"><text:span text:style-name="T576"><text:s text:c="4"/></text:span><text:span text:style-name="T1020">if</text:span><text:span text:style-name="T576"> (!</text:span><text:span text:style-name="T894">is_int</text:span><text:span text:style-name="T576">(</text:span><text:span text:style-name="T926">$id</text:span><text:span text:style-name="T576">)) </text:span><text:span text:style-name="T1020">throw</text:span><text:span text:style-name="T576"> </text:span><text:span text:style-name="T640">new</text:span><text:span text:style-name="T576"> </text:span><text:span text:style-name="T972">InvalidArgumentException</text:span><text:span text:style-name="T576">(</text:span><text:span text:style-name="T986">"ID deve ser um inteiro"</text:span><text:span text:style-name="T576">);<text:tab/></text:span></text:p>
      <text:p text:style-name="P319"><text:span text:style-name="T576"><text:s text:c="4"/></text:span><text:span text:style-name="T1020">if</text:span><text:span text:style-name="T576"> (!</text:span><text:span text:style-name="T926">$usuario</text:span><text:span text:style-name="T576">) </text:span><text:span text:style-name="T1020">throw</text:span><text:span text:style-name="T576"> </text:span><text:span text:style-name="T640">new</text:span><text:span text:style-name="T576"> </text:span><text:span text:style-name="T972">UsuarioNaoEncontradoException</text:span><text:span text:style-name="T576">(</text:span><text:span text:style-name="T986">"</text:span><text:span text:style-name="T989">ID</text:span><text:span text:style-name="T986"> </text:span><text:span text:style-name="T926">$id</text:span><text:span text:style-name="T986"> não encontrado"</text:span><text:span text:style-name="T576">);<text:tab/></text:span></text:p>
      <text:p text:style-name="P319"><text:span text:style-name="T576"><text:s text:c="4"/></text:span><text:span text:style-name="T1020">return</text:span><text:span text:style-name="T576"> </text:span><text:span text:style-name="T926">$usuario</text:span><text:span text:style-name="T576">;<text:tab/><text:tab/><text:tab/><text:tab/><text:tab/><text:tab/><text:tab/><text:tab/><text:tab/><text:tab/><text:tab/></text:span></text:p>
      <text:p text:style-name="P305"><text:s text:c="2"/>}<text:tab/><text:tab/><text:tab/><text:tab/><text:tab/><text:tab/><text:tab/><text:tab/><text:tab/><text:tab/><text:tab/><text:tab/><text:tab/><text:tab/></text:p>
      <text:p text:style-name="P303"><text:span text:style-name="Emphasis"><text:span text:style-name="T74">}<text:tab/><text:tab/><text:tab/><text:tab/><text:tab/><text:tab/><text:tab/><text:tab/><text:tab/><text:tab/><text:tab/><text:tab/><text:tab/><text:tab/></text:span></text:span></text:p>
      <text:p text:style-name="P400"><text:span text:style-name="Emphasis"><text:span text:style-name="T1065">Outro exemplo:</text:span></text:span></text:p>
      <text:p text:style-name="P308"><text:span text:style-name="Emphasis"><text:span text:style-name="T639">class</text:span></text:span><text:span text:style-name="Emphasis"><text:span text:style-name="T584"> </text:span></text:span><text:span text:style-name="Emphasis"><text:span text:style-name="T971">SaldoInsuficienteException</text:span></text:span><text:span text:style-name="Emphasis"><text:span text:style-name="T584"> </text:span></text:span><text:span text:style-name="Emphasis"><text:span text:style-name="T639">extends</text:span></text:span><text:span text:style-name="Emphasis"><text:span text:style-name="T584"> </text:span></text:span><text:span text:style-name="Emphasis"><text:span text:style-name="T971">\DomainException </text:span></text:span><text:span text:style-name="T577">{<text:tab/><text:tab/><text:tab/><text:tab/><text:tab/></text:span></text:p>
      <text:p text:style-name="P313"><text:span text:style-name="T634"><text:tab/>public</text:span><text:span text:style-name="T567"> </text:span><text:span text:style-name="T634">function</text:span><text:span text:style-name="T567"> </text:span><text:span text:style-name="T885">__construct</text:span><text:span text:style-name="T567">(</text:span><text:span text:style-name="T634">float</text:span><text:span text:style-name="T567"> </text:span><text:span text:style-name="T919">$valorSaque</text:span><text:span text:style-name="T567">, </text:span><text:span text:style-name="T634">float</text:span><text:span text:style-name="T567"> </text:span><text:span text:style-name="T919">$saldoAtual</text:span><text:span text:style-name="T567">) {<text:tab/><text:tab/><text:tab/></text:span></text:p>
      <text:p text:style-name="P313"><text:span text:style-name="T919">$mensagem</text:span><text:span text:style-name="T567"> = </text:span><text:span text:style-name="T979">"Você tentou sacar </text:span><text:span text:style-name="T919">$valorSaque</text:span><text:span text:style-name="T979">, mas tem apenas </text:span><text:span text:style-name="T919">$saldoAtual</text:span><text:span text:style-name="T979"> em conta."</text:span><text:span text:style-name="T567">;<text:tab/></text:span></text:p>
      <text:p text:style-name="P313"><text:span text:style-name="T634"><text:tab/><text:tab/>parent</text:span><text:span text:style-name="T567">::</text:span><text:span text:style-name="T885">__construct</text:span><text:span text:style-name="T567">(</text:span><text:span text:style-name="T919">$mensagem</text:span><text:span text:style-name="T567">);<text:tab/><text:tab/><text:tab/><text:tab/><text:tab/><text:tab/><text:tab/></text:span></text:p>
      <text:p text:style-name="P303"><text:tab/>}<text:tab/><text:tab/><text:tab/><text:tab/><text:tab/><text:tab/><text:tab/><text:tab/><text:tab/><text:tab/><text:tab/><text:tab/><text:tab/></text:p>
      <text:p text:style-name="P303">}<text:tab/><text:tab/><text:tab/><text:tab/><text:tab/><text:tab/><text:tab/><text:tab/><text:tab/><text:tab/><text:tab/><text:tab/><text:tab/><text:tab/></text:p>
      <text:h text:style-name="P265" text:outline-level="2" text:is-list-header="true"><text:span text:style-name="Emphasis"><text:span text:style-name="T405">SPL (Standard PHP Library)</text:span></text:span></text:h>
      <text:p text:style-name="P392"><text:span text:style-name="Emphasis"><text:span text:style-name="T801">Essa extensão vem habilitada por padrão, sendo </text:span></text:span><text:span text:style-name="Emphasis"><text:span text:style-name="T800">uma coleção de interfaces e classes que se destinam a resolver problemas comuns. </text:span></text:span><text:span text:style-name="Emphasis"><text:span text:style-name="T801">Ela </text:span></text:span><text:span text:style-name="Emphasis"><text:span text:style-name="T800">fornece diversas </text:span></text:span><text:span text:style-name="Emphasis"><text:span text:style-name="Strong_20_Emphasis"><text:span text:style-name="T800">exceções específicas</text:span></text:span></text:span><text:span text:style-name="Emphasis"><text:span text:style-name="T800"> que ajudam a aplicar boas práticas de orientação a objetos </text:span></text:span><text:span text:style-name="Emphasis"><text:span text:style-name="T801">pois:</text:span></text:span></text:p>
      <text:list text:style-name="L47">
        <text:list-item>
          <text:p text:style-name="P393"><text:span text:style-name="Emphasis"><text:span text:style-name="T800">Capturam</text:span></text:span><text:span text:style-name="Emphasis"><text:span text:style-name="T801"> </text:span></text:span><text:span text:style-name="Emphasis"><text:span text:style-name="T800">erros com maior granularidade, </text:span></text:span></text:p>
        </text:list-item>
        <text:list-item>
          <text:p text:style-name="P393"><text:span text:style-name="Emphasis"><text:span text:style-name="Strong_20_Emphasis"><text:span text:style-name="T802">Documentam melhor a intenção do erro</text:span></text:span></text:span><text:span text:style-name="Emphasis"><text:span text:style-name="T802">.</text:span></text:span><text:span text:style-name="Emphasis"><text:span text:style-name="T800"> </text:span></text:span></text:p>
        </text:list-item>
        <text:list-item>
          <text:p text:style-name="P393"><text:span text:style-name="Emphasis"><text:span text:style-name="T800">Facilitam o uso de </text:span></text:span><text:span text:style-name="Emphasis"><text:span text:style-name="Source_20_Text"><text:span text:style-name="T807">catch</text:span></text:span></text:span><text:span text:style-name="Emphasis"><text:span text:style-name="T800"> específicos (por tipo). </text:span></text:span></text:p>
        </text:list-item>
        <text:list-item>
          <text:p text:style-name="P393"><text:span text:style-name="Emphasis"><text:span text:style-name="T800">Melhoram o controle de fluxo com base na causa do erro.</text:span></text:span></text:p>
        </text:list-item>
      </text:list>
      <text:p text:style-name="P392"><text:span text:style-name="Emphasis"><text:span text:style-name="T800">Abaixo, as </text:span></text:span><text:span text:style-name="Emphasis"><text:span text:style-name="T799">exceções SPL mais utilizadas</text:span></text:span><text:span text:style-name="Emphasis"><text:span text:style-name="T800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325"><text:span text:style-name="Strong_20_Emphasis"><text:span text:style-name="Source_20_Text"><text:span text:style-name="T525">LogicException</text:span>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325"><text:span text:style-name="Source_20_Text"><text:span text:style-name="T525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325"><text:span text:style-name="Source_20_Text"><text:span text:style-name="T525">InvalidArgument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3.A1" office:value-type="string">
            <text:p text:style-name="Table_20_Contents"><text:span text:style-name="T700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325"><text:span text:style-name="Source_20_Text"><text:span text:style-name="T525">LengthException</text:span></text:span></text:p>
          </table:table-cell>
          <table:table-cell table:style-name="Tabela3.A1" office:value-type="string">
            <text:p text:style-name="Table_20_Contents">Um valor tem <text:span text:style-name="T700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325"><text:span text:style-name="Source_20_Text"><text:span text:style-name="T525">OutOfRange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3.A1" office:value-type="string">
            <text:p text:style-name="Table_20_Contents">Índice ou valor<text:span text:style-name="T700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392"><text:span text:style-name="Emphasis"><text:span text:style-name="T800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325"><text:span text:style-name="Strong_20_Emphasis"><text:span text:style-name="Source_20_Text"><text:span text:style-name="T525">RuntimeException</text:span>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325"><text:span text:style-name="Source_20_Text"><text:span text:style-name="T525">OutOfBounds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4.A1" office:value-type="string">
            <text:p text:style-name="Table_20_Contents">Acesso a <text:span text:style-name="T700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73">ArrayObject['chave_invalida']</text:span></text:span></text:p>
          </table:table-cell>
        </table:table-row>
        <table:table-row>
          <table:table-cell table:style-name="Tabela4.A1" office:value-type="string">
            <text:p text:style-name="P325"><text:span text:style-name="Source_20_Text"><text:span text:style-name="T525">Overflow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4.A1" office:value-type="string">
            <text:p text:style-name="Table_20_Contents">Adição a estrutura que <text:span text:style-name="T700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325"><text:span text:style-name="Source_20_Text"><text:span text:style-name="T525">Underflow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325"><text:span text:style-name="Source_20_Text"><text:span text:style-name="T525">UnexpectedValue</text:span></text:span><text:span text:style-name="Source_20_Text"><text:line-break/></text:span><text:span text:style-name="Source_20_Text"><text:span text:style-name="T525">Exception</text:span></text:span></text:p>
          </table:table-cell>
          <table:table-cell table:style-name="Tabela4.A1" office:value-type="string">
            <text:p text:style-name="P324"><text:span text:style-name="T1072">N</text:span>ão é <text:span text:style-name="T1072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257" text:outline-level="1" text:is-list-header="true"><text:span text:style-name="Emphasis"><text:span text:style-name="T800"/></text:span></text:h>
      <text:h text:style-name="P256" text:outline-level="1"><text:span text:style-name="T73">Extensões PHP</text:span></text:h>
      <text:p text:style-name="P112"><text:span text:style-name="T283">PHP é uma linguagem de programação que roda em uma máquina virtual chamada </text:span><text:span text:style-name="Emphasis"><text:span text:style-name="T283">Zend Engine</text:span></text:span><text:span text:style-name="T283">. Essa máquina virtual é escrita em C e permite que nós escrevamos código em C para embutir funcionalidades no PHP. Assim funcionam as extensões do PHP.</text:span></text:p>
      <text:p text:style-name="P194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194">Quem usa PHP no dia-a-dia com certeza usa alguma extensão. Alguns exemplos de extensões PHP bem comuns: PDO, Sessions, JSON, cURL, <text:span text:style-name="T1062">etc</text:span></text:p>
      <text:p text:style-name="P26"><text:span text:style-name="T339">As extensões podem ser categorizadas, </text:span><text:span text:style-name="T340">dentre as principais estão</text:span><text:span text:style-name="T339">: </text:span></text:p>
      <text:p text:style-name="P113"><text:span text:style-name="Emphasis"><text:span text:style-name="T303">Core</text:span></text:span><text:span text:style-name="Emphasis"><text:span text:style-name="T284">: </text:span></text:span><text:span text:style-name="Emphasis"><text:span text:style-name="T285">Essencias. Exemplo: </text:span></text:span><text:span text:style-name="Emphasis"><text:span text:style-name="T284">Arrays, Classes/Objects, Date/Time, JSON, OPCache etc. </text:span></text:span></text:p>
      <text:p text:style-name="P113"><text:span text:style-name="Emphasis"><text:span text:style-name="T303">Bundled</text:span></text:span><text:span text:style-name="Emphasis"><text:span text:style-name="T284">: </text:span></text:span><text:span text:style-name="Emphasis"><text:span text:style-name="T285">já vem empacotadas no PHP, mas é possível desabilitá-las. </text:span></text:span><text:span text:style-name="Emphasis"><text:span text:style-name="T284">PDO, GD, FFI, intl, Sessions etc. </text:span></text:span></text:p>
      <text:p text:style-name="P113"><text:span text:style-name="Emphasis"><text:span text:style-name="T303">External</text:span></text:span><text:span text:style-name="Emphasis"><text:span text:style-name="T284">: </text:span></text:span><text:span text:style-name="Emphasis"><text:span text:style-name="T285">possuem dependências externas. Exemplo: </text:span></text:span><text:span text:style-name="Emphasis"><text:span text:style-name="T284">cURL, DOM, OpenSSL, Sodium, Zip etc. </text:span></text:span></text:p>
      <text:p text:style-name="P113"><text:span text:style-name="Emphasis"><text:span text:style-name="T303">PECL</text:span></text:span><text:span text:style-name="Emphasis"><text:span text:style-name="T284">: mantidas por terceiros. </text:span></text:span><text:span text:style-name="Emphasis"><text:span text:style-name="T285">Exemplo: </text:span></text:span><text:span text:style-name="Emphasis"><text:span text:style-name="T286">OCI8</text:span></text:span><text:span text:style-name="Emphasis"><text:span text:style-name="T284">, Parallel, Swoole</text:span></text:span><text:span text:style-name="Emphasis"><text:span text:style-name="T286">, </text:span></text:span><text:span text:style-name="Emphasis"><text:span text:style-name="T287">Yaml, </text:span></text:span><text:span text:style-name="Emphasis"><text:span text:style-name="T318">D</text:span></text:span><text:span text:style-name="Emphasis"><text:span text:style-name="T284">S (Data Structures), EV, Memcached etc. </text:span></text:span></text:p>
      <text:h text:style-name="P253" text:outline-level="1" text:is-list-header="true"><text:span text:style-name="Strong_20_Emphasis"><text:span text:style-name="T878">WebSocket</text:span></text:span></text:h>
      <text:p text:style-name="P114"><text:span text:style-name="Emphasis"><text:span text:style-name="T288">É </text:span></text:span><text:span text:style-name="Emphasis"><text:span text:style-name="T283">um protocolo de comunicação que permite a </text:span></text:span><text:span text:style-name="Strong_20_Emphasis"><text:span text:style-name="T305">troca de dados em tempo real. </text:span></text:span><text:span text:style-name="Emphasis"><text:span text:style-name="T283">Diferentemente do HTTP tradicional, que funciona no modelo de requisição/resposta, os WebSockets estabelecem uma </text:span></text:span><text:span text:style-name="Strong_20_Emphasis"><text:span text:style-name="T305">conexão bidirecional persistente</text:span></text:span><text:span text:style-name="Emphasis"><text:span text:style-name="T283">, onde tanto o cliente quanto o servidor podem enviar e receber mensagens a qualquer momento. </text:span></text:span><text:span text:style-name="Strong_20_Emphasis"><text:span text:style-name="T433">Sw</text:span></text:span><text:span text:style-name="Strong_20_Emphasis"><text:span text:style-name="T434">oole</text:span></text:span><text:span text:style-name="Strong_20_Emphasis"><text:span text:style-name="T283"> </text:span></text:span><text:span text:style-name="Strong_20_Emphasis"><text:span text:style-name="T289">é u</text:span></text:span><text:span text:style-name="Emphasis"><text:span text:style-name="T284">ma extensão </text:span></text:span><text:span text:style-name="Emphasis"><text:span text:style-name="T285">PECL </text:span></text:span><text:span text:style-name="Emphasis"><text:span text:style-name="T284">do PHP que permite implementar servidores WebSocket de alto desempenho. Ideal para aplicações que precisam de alta concorrência e desempenho.</text:span></text:span></text:p>
      <text:h text:style-name="P254" text:outline-level="1" text:is-list-header="true"><text:span text:style-name="Strong_20_Emphasis"><text:span text:style-name="T878">Manipulação de XML com PHP</text:span></text:span></text:h>
      <text:p text:style-name="P10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253" text:outline-level="1" text:is-list-header="true"><text:span text:style-name="Strong_20_Emphasis"><text:span text:style-name="T878">Extensão DOM e recursos relacionados</text:span></text:span></text:h>
      <text:p text:style-name="P10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0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0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0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0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4"><text:span text:style-name="Emphasis"/></text:p>
      <text:p text:style-name="P114"><text:span text:style-name="Emphasis"/></text:p>
      <text:h text:style-name="P245" text:outline-level="1">FastCGI</text:h>
      <text:p text:style-name="P29"/>
      <text:p text:style-name="P110"><text:span text:style-name="T290">O </text:span><text:span text:style-name="T291">protocolo </text:span><text:span text:style-name="T422">FastCGI</text:span><text:span text:style-name="T291"> <text:s/>mantém processos prontos para reutilização, ao contrário do </text:span><text:span text:style-name="T290">tradicional</text:span><text:span text:style-name="T291"> mod_php, que precisa inicializar o PHP a cada solicitação. </text:span><text:span text:style-name="T290">Para extrair o máximo d</text:span><text:span text:style-name="T291">esse</text:span><text:span text:style-name="T290"> protocolo, foi desenvolvido o </text:span><text:span text:style-name="Strong_20_Emphasis"><text:span text:style-name="T422">PHP-FPM</text:span></text:span><text:span text:style-name="T29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08"><text:span text:style-name="T4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62">não possui um mecanismo embutido para receber diretamente conexões HTTP</text:span></text:span><text:span text:style-name="T62">;</text:span><text:span text:style-name="T45"> essa função é delegada a um servidor web, como o Apache ou o Nginx.</text:span></text:p>
      <text:p text:style-name="P46">Funções do PHP-FPM como “Servidor de Aplicação”:</text:p>
      <text:list text:style-name="L33">
        <text:list-item>
          <text:p text:style-name="P371">Executa scripts PHP.</text:p>
        </text:list-item>
        <text:list-item>
          <text:p text:style-name="P371">Processa requisições encaminhadas por servidores web (Apache, Nginx, etc.).</text:p>
        </text:list-item>
        <text:list-item>
          <text:p text:style-name="P371">Gerencia o ciclo de vida dos processos que executam os scripts PHP.</text:p>
        </text:list-item>
      </text:list>
      <text:p text:style-name="P46"/>
      <text:p text:style-name="P46">Como ocorre a interação entre PHP-FPM e Apache:</text:p>
      <text:list text:style-name="L34">
        <text:list-item>
          <text:p text:style-name="P359"><text:span text:style-name="Strong_20_Emphasis"><text:span text:style-name="T68">Solicitação do Cliente</text:span></text:span><text:span text:style-name="T68">: O navegador do cliente envia uma solicitação HTTP para o Apache.</text:span></text:p>
        </text:list-item>
        <text:list-item>
          <text:p text:style-name="P359"><text:span text:style-name="Strong_20_Emphasis"><text:span text:style-name="T68">Encaminhamento para o PHP-FPM</text:span></text:span><text:span text:style-name="T68">: O Apache, por meio do módulo </text:span><text:span text:style-name="Source_20_Text"><text:span text:style-name="T68">mod_proxy_fcgi</text:span></text:span><text:span text:style-name="T68">, encaminha a solicitação para o PHP-FPM.</text:span></text:p>
        </text:list-item>
        <text:list-item>
          <text:p text:style-name="P359"><text:span text:style-name="Strong_20_Emphasis"><text:span text:style-name="T68">Processamento do Script</text:span></text:span><text:span text:style-name="T68">: O PHP-FPM executa o script PHP solicitado.</text:span></text:p>
        </text:list-item>
        <text:list-item>
          <text:p text:style-name="P359"><text:span text:style-name="Strong_20_Emphasis"><text:span text:style-name="T68">Resposta ao Cliente</text:span></text:span><text:span text:style-name="T68">: O resultado gerado pelo PHP-FPM é retornado ao Apache, que o envia de volta ao cliente.</text:span></text:p>
        </text:list-item>
      </text:list>
      <text:p text:style-name="P21"/>
      <text:p text:style-name="P108"><text:span text:style-name="T68">É importante lembrar que o </text:span><text:span text:style-name="Strong_20_Emphasis"><text:span text:style-name="T68">PHP-FPM não é um servidor web</text:span></text:span><text:span text:style-name="T68">. Portanto:</text:span></text:p>
      <text:list text:style-name="L35">
        <text:list-item>
          <text:p text:style-name="P360"><text:span text:style-name="T68">Ele </text:span><text:span text:style-name="Strong_20_Emphasis"><text:span text:style-name="T68">não recebe solicitações HTTP diretamente dos navegadores</text:span></text:span><text:span text:style-name="T68">.</text:span></text:p>
        </text:list-item>
        <text:list-item>
          <text:p text:style-name="P372">Depende de um servidor web (como Apache ou Nginx) para intermediar as solicitações e as respostas.</text:p>
        </text:list-item>
      </text:list>
      <text:p text:style-name="P46"/>
      <text:h text:style-name="P255" text:outline-level="1"><text:span text:style-name="Strong_20_Emphasis"/></text:h>
      <text:h text:style-name="P246" text:outline-level="1">RFC</text:h>
      <text:p text:style-name="P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258" text:outline-level="1"><text:span text:style-name="Strong_20_Emphasis"><text:span text:style-name="T879">PHP-FIG</text:span></text:span></text:h>
      <text:p text:style-name="P122"><text:span text:style-name="T45">PHP Framework Interop G</text:span><text:span text:style-name="T68">roup é um grupo de desenvolvedores e representantes dos principais frameworks e bibliotecas PHP (como CakePHP, Doctrine e Zend), que tem como objetivo criar padrões de código (</text:span><text:span text:style-name="T59">PSRs</text:span><text:span text:style-name="T6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258" text:outline-level="1"><text:span text:style-name="Strong_20_Emphasis"><text:span text:style-name="T879">PSRs</text:span></text:span></text:h>
      <text:p text:style-name="P233"><text:span text:style-name="T45">As </text:span><text:span text:style-name="Strong_20_Emphasis"><text:span text:style-name="T45">PSRs - PHP Standards Recommendations</text:span></text:span><text:span text:style-name="T45"> são documentos que definem boas práticas e padrões. </text:span></text:p>
      <text:p text:style-name="P47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23">PSR</text:p>
            </table:table-cell>
            <table:table-cell table:style-name="Tabela1.A1" office:value-type="string">
              <text:p text:style-name="P123">Nome</text:p>
            </table:table-cell>
            <table:table-cell table:style-name="Tabela1.A1" office:value-type="string">
              <text:p text:style-name="P123">Objetivo</text:p>
            </table:table-cell>
          </table:table-row>
        </table:table-header-rows>
        <table:table-row>
          <table:table-cell table:style-name="Tabela1.A1" office:value-type="string">
            <text:p text:style-name="P124">PSR-1</text:p>
          </table:table-cell>
          <table:table-cell table:style-name="Tabela1.A1" office:value-type="string">
            <text:p text:style-name="P124">Basic Coding Standard</text:p>
          </table:table-cell>
          <table:table-cell table:style-name="Tabela1.A1" office:value-type="string">
            <text:p text:style-name="P124">Regras básicas de codificação.</text:p>
          </table:table-cell>
        </table:table-row>
        <table:table-row>
          <table:table-cell table:style-name="Tabela1.A1" office:value-type="string">
            <text:p text:style-name="P124">PSR-<text:span text:style-name="T1063">1</text:span>2</text:p>
          </table:table-cell>
          <table:table-cell table:style-name="Tabela1.A1" office:value-type="string">
            <text:p text:style-name="P124"><text:span text:style-name="T1063">Extended </text:span>Coding Style Guide</text:p>
          </table:table-cell>
          <table:table-cell table:style-name="Tabela1.A1" office:value-type="string">
            <text:p text:style-name="P124">Guia de estilo para escrita de código PHP</text:p>
          </table:table-cell>
        </table:table-row>
        <table:table-row>
          <table:table-cell table:style-name="Tabela1.A1" office:value-type="string">
            <text:p text:style-name="P124">PSR-3</text:p>
          </table:table-cell>
          <table:table-cell table:style-name="Tabela1.A1" office:value-type="string">
            <text:p text:style-name="P124">Logger Interface</text:p>
          </table:table-cell>
          <table:table-cell table:style-name="Tabela1.A1" office:value-type="string">
            <text:p text:style-name="P124">Interface padrão para sistemas de log.</text:p>
          </table:table-cell>
        </table:table-row>
        <table:table-row>
          <table:table-cell table:style-name="Tabela1.A1" office:value-type="string">
            <text:p text:style-name="P124">PSR-4</text:p>
          </table:table-cell>
          <table:table-cell table:style-name="Tabela1.A1" office:value-type="string">
            <text:p text:style-name="P124">Autoloading Standard</text:p>
          </table:table-cell>
          <table:table-cell table:style-name="Tabela1.A1" office:value-type="string">
            <text:p text:style-name="P124">Padrão para autoload de classes via namespaces.</text:p>
          </table:table-cell>
        </table:table-row>
        <table:table-row>
          <table:table-cell table:style-name="Tabela1.A1" office:value-type="string">
            <text:p text:style-name="P124">PSR-7</text:p>
          </table:table-cell>
          <table:table-cell table:style-name="Tabela1.A1" office:value-type="string">
            <text:p text:style-name="P124">HTTP Message Interface</text:p>
          </table:table-cell>
          <table:table-cell table:style-name="Tabela1.A1" office:value-type="string">
            <text:p text:style-name="P124">Interface para requisições e respostas HTTP (usada em APIs RESTful, por exemplo).</text:p>
          </table:table-cell>
        </table:table-row>
      </table:table>
      <text:p text:style-name="P122"/>
      <text:p text:style-name="P47">Benefícios na prática:</text:p>
      <text:list text:style-name="L36">
        <text:list-item>
          <text:p text:style-name="P361"><text:span text:style-name="Strong_20_Emphasis"><text:span text:style-name="T71">Compatibilidade entre frameworks</text:span></text:span><text:span text:style-name="T71">: por exemplo, Symfony e Laravel podem usar as mesmas bibliotecas de log que implementam a PSR-3.</text:span></text:p>
        </text:list-item>
      </text:list>
      <text:list text:style-name="L37">
        <text:list-item>
          <text:p text:style-name="P362"><text:span text:style-name="Strong_20_Emphasis"><text:span text:style-name="T71">Facilidade para criar pacotes reutilizáveis</text:span></text:span><text:span text:style-name="T71">.</text:span></text:p>
        </text:list-item>
        <text:list-item>
          <text:p text:style-name="P362"><text:span text:style-name="Strong_20_Emphasis"><text:span text:style-name="T71">Uniformização do código</text:span></text:span><text:span text:style-name="T71"> em equipes e comunidades.</text:span></text:p>
        </text:list-item>
      </text:list>
      <text:p text:style-name="P47"/>
      <text:h text:style-name="P259" text:outline-level="1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 Mono" svg:font-family="Mono" style:font-pitch="fixed"/>
    <style:font-face style:name=" Mono1" svg:font-family="Mono" style:font-family-generic="system" style:font-pitch="variable"/>
    <style:font-face style:name="Arial" svg:font-family="Arial" style:font-family-generic="system" style:font-pitch="variable"/>
    <style:font-face style:name="Arial1" svg:font-family="Arial, sans-serif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editing-duration>P3DT6H1M1S</meta:editing-duration>
    <meta:editing-cycles>248</meta:editing-cycles>
    <dc:date>2025-07-03T23:35:53.506000000</dc:date>
    <meta:document-statistic meta:table-count="4" meta:image-count="43" meta:object-count="0" meta:page-count="44" meta:paragraph-count="667" meta:word-count="9045" meta:character-count="59655" meta:non-whitespace-character-count="50189"/>
  </office:meta>
</office:document-meta>
</file>